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4/meta.xml" manifest:media-type="text/xml"/>
  <manifest:file-entry manifest:full-path="Object 34/content.xml" manifest:media-type="text/xml"/>
  <manifest:file-entry manifest:full-path="Object 34/styles.xml" manifest:media-type="text/xml"/>
  <manifest:file-entry manifest:full-path="Object 34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33/meta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33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31/meta.xml" manifest:media-type="text/xml"/>
  <manifest:file-entry manifest:full-path="Object 31/content.xml" manifest:media-type="text/xml"/>
  <manifest:file-entry manifest:full-path="Object 31/styles.xml" manifest:media-type="text/xml"/>
  <manifest:file-entry manifest:full-path="Object 31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28/meta.xml" manifest:media-type="text/xml"/>
  <manifest:file-entry manifest:full-path="Object 28/content.xml" manifest:media-type="text/xml"/>
  <manifest:file-entry manifest:full-path="Object 28/styles.xml" manifest:media-type="text/xml"/>
  <manifest:file-entry manifest:full-path="Object 28/" manifest:media-type="application/vnd.oasis.opendocument.chart"/>
  <manifest:file-entry manifest:full-path="Object 36/meta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35/meta.xml" manifest:media-type="text/xml"/>
  <manifest:file-entry manifest:full-path="Object 35/content.xml" manifest:media-type="text/xml"/>
  <manifest:file-entry manifest:full-path="Object 35/styles.xml" manifest:media-type="text/xml"/>
  <manifest:file-entry manifest:full-path="Object 35/" manifest:media-type="application/vnd.oasis.opendocument.chart"/>
  <manifest:file-entry manifest:full-path="Object 29/meta.xml" manifest:media-type="text/xml"/>
  <manifest:file-entry manifest:full-path="Object 29/content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Thumbnails/thumbnail.png" manifest:media-type="image/png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30/meta.xml" manifest:media-type="text/xml"/>
  <manifest:file-entry manifest:full-path="Object 30/content.xml" manifest:media-type="text/xml"/>
  <manifest:file-entry manifest:full-path="Object 30/styles.xml" manifest:media-type="text/xml"/>
  <manifest:file-entry manifest:full-path="Object 30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311in"/>
    </style:style>
    <style:style style:name="co2" style:family="table-column">
      <style:table-column-properties fo:break-before="auto" style:column-width="2.0835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7646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5472in"/>
    </style:style>
    <style:style style:name="co8" style:family="table-column">
      <style:table-column-properties fo:break-before="auto" style:column-width="1.0646in"/>
    </style:style>
    <style:style style:name="co9" style:family="table-column">
      <style:table-column-properties fo:break-before="auto" style:column-width="0.5071in"/>
    </style:style>
    <style:style style:name="co10" style:family="table-column">
      <style:table-column-properties fo:break-before="auto" style:column-width="0.4965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3508in"/>
    </style:style>
    <style:style style:name="co13" style:family="table-column">
      <style:table-column-properties fo:break-before="auto" style:column-width="1.3075in"/>
    </style:style>
    <style:style style:name="co14" style:family="table-column">
      <style:table-column-properties fo:break-before="auto" style:column-width="1.6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9" calcext:value-type="float">
            <text:p>39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7" calcext:value-type="float">
            <text:p>4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7" calcext:value-type="float">
            <text:p>5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7" calcext:value-type="float">
            <text:p>6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7" calcext:value-type="float">
            <text:p>7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7" calcext:value-type="float">
            <text:p>8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3" calcext:value-type="float">
            <text:p>199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05" calcext:value-type="float">
            <text:p>31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05" calcext:value-type="float">
            <text:p>4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09" calcext:value-type="float">
            <text:p>56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09" calcext:value-type="float">
            <text:p>69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09" calcext:value-type="float">
            <text:p>82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09" calcext:value-type="float">
            <text:p>95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17" calcext:value-type="float">
            <text:p>109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17" calcext:value-type="float">
            <text:p>123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233" calcext:value-type="float">
            <text:p>267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7233" calcext:value-type="float">
            <text:p>417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.85" calcext:value-type="float">
            <text:p>1.8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574465" calcext:value-type="float">
            <text:p>574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734465" calcext:value-type="float">
            <text:p>734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.55" calcext:value-type="float">
            <text:p>2.5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894465" calcext:value-type="float">
            <text:p>894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.05" calcext:value-type="float">
            <text:p>3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058929" calcext:value-type="float">
            <text:p>105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3.4" calcext:value-type="float">
            <text:p>3.4</text:p>
          </table:table-cell>
          <table:table-cell office:value-type="float" office:value="0.489897948557" calcext:value-type="float">
            <text:p>0.489897948557</text:p>
          </table:table-cell>
          <table:table-cell office:value-type="float" office:value="1228929" calcext:value-type="float">
            <text:p>122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4.05" calcext:value-type="float">
            <text:p>4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398929" calcext:value-type="float">
            <text:p>139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1568929" calcext:value-type="float">
            <text:p>156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7" calcext:value-type="float">
            <text:p>4387</text:p>
          </table:table-cell>
          <table:table-cell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  <table:table-cell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6187" calcext:value-type="float">
            <text:p>6187</text:p>
          </table:table-cell>
          <table:table-cell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2.15" calcext:value-type="float">
            <text:p>2.1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2.4" calcext:value-type="float">
            <text:p>12.4</text:p>
          </table:table-cell>
          <table:table-cell office:value-type="float" office:value="0.916515138991" calcext:value-type="float">
            <text:p>0.916515138991</text:p>
          </table:table-cell>
          <table:table-cell office:value-type="float" office:value="17964" calcext:value-type="float">
            <text:p>17964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27.5" calcext:value-type="float">
            <text:p>27.5</text:p>
          </table:table-cell>
          <table:table-cell office:value-type="float" office:value="0.921954445729" calcext:value-type="float">
            <text:p>0.921954445729</text:p>
          </table:table-cell>
          <table:table-cell office:value-type="float" office:value="28917" calcext:value-type="float">
            <text:p>28917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49.7" calcext:value-type="float">
            <text:p>49.7</text:p>
          </table:table-cell>
          <table:table-cell office:value-type="float" office:value="1.486606874732" calcext:value-type="float">
            <text:p>1.486606874732</text:p>
          </table:table-cell>
          <table:table-cell office:value-type="float" office:value="39917" calcext:value-type="float">
            <text:p>39917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78.3" calcext:value-type="float">
            <text:p>78.3</text:p>
          </table:table-cell>
          <table:table-cell office:value-type="float" office:value="3.494281041931" calcext:value-type="float">
            <text:p>3.494281041931</text:p>
          </table:table-cell>
          <table:table-cell office:value-type="float" office:value="51822" calcext:value-type="float">
            <text:p>51822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21.2" calcext:value-type="float">
            <text:p>121.2</text:p>
          </table:table-cell>
          <table:table-cell office:value-type="float" office:value="7.691553809211" calcext:value-type="float">
            <text:p>7.691553809211</text:p>
          </table:table-cell>
          <table:table-cell office:value-type="float" office:value="63822" calcext:value-type="float">
            <text:p>63822</text:p>
          </table:table-cell>
          <table:table-cell office:value-type="float" office:value="0" calcext:value-type="float">
            <text:p>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64.15" calcext:value-type="float">
            <text:p>164.15</text:p>
          </table:table-cell>
          <table:table-cell office:value-type="float" office:value="12.658100173407" calcext:value-type="float">
            <text:p>12.658100173407</text:p>
          </table:table-cell>
          <table:table-cell office:value-type="float" office:value="75822" calcext:value-type="float">
            <text:p>75822</text:p>
          </table:table-cell>
          <table:table-cell office:value-type="float" office:value="0" calcext:value-type="float">
            <text:p>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00.85" calcext:value-type="float">
            <text:p>200.85</text:p>
          </table:table-cell>
          <table:table-cell office:value-type="float" office:value="7.329904501423" calcext:value-type="float">
            <text:p>7.329904501423</text:p>
          </table:table-cell>
          <table:table-cell office:value-type="float" office:value="87822" calcext:value-type="float">
            <text:p>87822</text:p>
          </table:table-cell>
          <table:table-cell office:value-type="float" office:value="0" calcext:value-type="float">
            <text:p>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256.4" calcext:value-type="float">
            <text:p>256.4</text:p>
          </table:table-cell>
          <table:table-cell office:value-type="float" office:value="9.906563480844" calcext:value-type="float">
            <text:p>9.906563480844</text:p>
          </table:table-cell>
          <table:table-cell office:value-type="float" office:value="100631" calcext:value-type="float">
            <text:p>100631</text:p>
          </table:table-cell>
          <table:table-cell office:value-type="float" office:value="0" calcext:value-type="float">
            <text:p>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316.15" calcext:value-type="float">
            <text:p>316.15</text:p>
          </table:table-cell>
          <table:table-cell office:value-type="float" office:value="11.407344125605" calcext:value-type="float">
            <text:p>11.407344125605</text:p>
          </table:table-cell>
          <table:table-cell office:value-type="float" office:value="113631" calcext:value-type="float">
            <text:p>113631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1286.9" calcext:value-type="float">
            <text:p>1286.9</text:p>
          </table:table-cell>
          <table:table-cell office:value-type="float" office:value="47.083861353968" calcext:value-type="float">
            <text:p>47.083861353968</text:p>
          </table:table-cell>
          <table:table-cell office:value-type="float" office:value="247248" calcext:value-type="float">
            <text:p>247248</text:p>
          </table:table-cell>
          <table:table-cell office:value-type="float" office:value="0" calcext:value-type="float">
            <text:p>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2963.5" calcext:value-type="float">
            <text:p>2963.5</text:p>
          </table:table-cell>
          <table:table-cell office:value-type="float" office:value="76.508496260236" calcext:value-type="float">
            <text:p>76.508496260236</text:p>
          </table:table-cell>
          <table:table-cell office:value-type="float" office:value="387248" calcext:value-type="float">
            <text:p>387248</text:p>
          </table:table-cell>
          <table:table-cell office:value-type="float" office:value="0" calcext:value-type="float">
            <text:p>0</text:p>
          </table:table-cell>
          <table:table-cell office:value-type="float" office:value="449985000" calcext:value-type="float">
            <text:p>44998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5414.95" calcext:value-type="float">
            <text:p>5414.95</text:p>
          </table:table-cell>
          <table:table-cell office:value-type="float" office:value="227.414703790213" calcext:value-type="float">
            <text:p>227.414703790213</text:p>
          </table:table-cell>
          <table:table-cell office:value-type="float" office:value="534481" calcext:value-type="float">
            <text:p>534481</text:p>
          </table:table-cell>
          <table:table-cell office:value-type="float" office:value="0" calcext:value-type="float">
            <text:p>0</text:p>
          </table:table-cell>
          <table:table-cell office:value-type="float" office:value="799980000" calcext:value-type="float">
            <text:p>7999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8376.7" calcext:value-type="float">
            <text:p>8376.7</text:p>
          </table:table-cell>
          <table:table-cell office:value-type="float" office:value="65.675794627758" calcext:value-type="float">
            <text:p>65.675794627758</text:p>
          </table:table-cell>
          <table:table-cell office:value-type="float" office:value="684481" calcext:value-type="float">
            <text:p>684481</text:p>
          </table:table-cell>
          <table:table-cell office:value-type="float" office:value="0" calcext:value-type="float">
            <text:p>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2087.35" calcext:value-type="float">
            <text:p>12087.35</text:p>
          </table:table-cell>
          <table:table-cell office:value-type="float" office:value="73.232694201046" calcext:value-type="float">
            <text:p>73.232694201046</text:p>
          </table:table-cell>
          <table:table-cell office:value-type="float" office:value="834481" calcext:value-type="float">
            <text:p>834481</text:p>
          </table:table-cell>
          <table:table-cell office:value-type="float" office:value="0" calcext:value-type="float">
            <text:p>0</text:p>
          </table:table-cell>
          <table:table-cell office:value-type="float" office:value="1799970000" calcext:value-type="float">
            <text:p>17999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6627.45" calcext:value-type="float">
            <text:p>16627.45</text:p>
          </table:table-cell>
          <table:table-cell office:value-type="float" office:value="188.344226086529" calcext:value-type="float">
            <text:p>188.344226086529</text:p>
          </table:table-cell>
          <table:table-cell office:value-type="float" office:value="988946" calcext:value-type="float">
            <text:p>988946</text:p>
          </table:table-cell>
          <table:table-cell office:value-type="float" office:value="0" calcext:value-type="float">
            <text:p>0</text:p>
          </table:table-cell>
          <table:table-cell office:value-type="float" office:value="2449965000" calcext:value-type="float">
            <text:p>24499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21640.25" calcext:value-type="float">
            <text:p>21640.25</text:p>
          </table:table-cell>
          <table:table-cell office:value-type="float" office:value="52.542244908264" calcext:value-type="float">
            <text:p>52.542244908264</text:p>
          </table:table-cell>
          <table:table-cell office:value-type="float" office:value="1148946" calcext:value-type="float">
            <text:p>1148946</text:p>
          </table:table-cell>
          <table:table-cell office:value-type="float" office:value="0" calcext:value-type="float">
            <text:p>0</text:p>
          </table:table-cell>
          <table:table-cell office:value-type="float" office:value="3199960000" calcext:value-type="float">
            <text:p>31999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7357.1" calcext:value-type="float">
            <text:p>27357.1</text:p>
          </table:table-cell>
          <table:table-cell office:value-type="float" office:value="424.278198826868" calcext:value-type="float">
            <text:p>424.278198826868</text:p>
          </table:table-cell>
          <table:table-cell office:value-type="float" office:value="1308946" calcext:value-type="float">
            <text:p>1308946</text:p>
          </table:table-cell>
          <table:table-cell office:value-type="float" office:value="0" calcext:value-type="float">
            <text:p>0</text:p>
          </table:table-cell>
          <table:table-cell office:value-type="float" office:value="4049955000" calcext:value-type="float">
            <text:p>404995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471.25" calcext:value-type="float">
            <text:p>33471.25</text:p>
          </table:table-cell>
          <table:table-cell office:value-type="float" office:value="33.954197083289" calcext:value-type="float">
            <text:p>33.954197083289</text:p>
          </table:table-cell>
          <table:table-cell office:value-type="float" office:value="1468946" calcext:value-type="float">
            <text:p>1468946</text:p>
          </table:table-cell>
          <table:table-cell office:value-type="float" office:value="0" calcext:value-type="float">
            <text:p>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1.374772708487" calcext:value-type="float">
            <text:p>1.374772708487</text:p>
          </table:table-cell>
          <table:table-cell office:value-type="float" office:value="95.35" calcext:value-type="float">
            <text:p>95.35</text:p>
          </table:table-cell>
          <table:table-cell office:value-type="float" office:value="19.706026996835" calcext:value-type="float">
            <text:p>19.7060269968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" calcext:value-type="float">
            <text:p>109.6</text:p>
          </table:table-cell>
          <table:table-cell office:value-type="float" office:value="2.353720459189" calcext:value-type="float">
            <text:p>2.353720459189</text:p>
          </table:table-cell>
          <table:table-cell office:value-type="float" office:value="222.2" calcext:value-type="float">
            <text:p>222.2</text:p>
          </table:table-cell>
          <table:table-cell office:value-type="float" office:value="21.749942528659" calcext:value-type="float">
            <text:p>21.7499425286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3" calcext:value-type="float">
            <text:p>161.3</text:p>
          </table:table-cell>
          <table:table-cell office:value-type="float" office:value="2.551470164434" calcext:value-type="float">
            <text:p>2.551470164434</text:p>
          </table:table-cell>
          <table:table-cell office:value-type="float" office:value="393.05" calcext:value-type="float">
            <text:p>393.05</text:p>
          </table:table-cell>
          <table:table-cell office:value-type="float" office:value="26.65609686357" calcext:value-type="float">
            <text:p>26.656096863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.569046515728" calcext:value-type="float">
            <text:p>2.569046515728</text:p>
          </table:table-cell>
          <table:table-cell office:value-type="float" office:value="598.35" calcext:value-type="float">
            <text:p>598.35</text:p>
          </table:table-cell>
          <table:table-cell office:value-type="float" office:value="55.248778267034" calcext:value-type="float">
            <text:p>55.24877826703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05" calcext:value-type="float">
            <text:p>275.05</text:p>
          </table:table-cell>
          <table:table-cell office:value-type="float" office:value="3.185514087243" calcext:value-type="float">
            <text:p>3.185514087243</text:p>
          </table:table-cell>
          <table:table-cell office:value-type="float" office:value="899.3" calcext:value-type="float">
            <text:p>899.3</text:p>
          </table:table-cell>
          <table:table-cell office:value-type="float" office:value="64.815198834843" calcext:value-type="float">
            <text:p>64.8151988348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35" calcext:value-type="float">
            <text:p>336.35</text:p>
          </table:table-cell>
          <table:table-cell office:value-type="float" office:value="3.275286247029" calcext:value-type="float">
            <text:p>3.275286247029</text:p>
          </table:table-cell>
          <table:table-cell office:value-type="float" office:value="1194.85" calcext:value-type="float">
            <text:p>1194.85</text:p>
          </table:table-cell>
          <table:table-cell office:value-type="float" office:value="92.894173660136" calcext:value-type="float">
            <text:p>92.8941736601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1" calcext:value-type="float">
            <text:p>400.1</text:p>
          </table:table-cell>
          <table:table-cell office:value-type="float" office:value="3.360059523288" calcext:value-type="float">
            <text:p>3.360059523288</text:p>
          </table:table-cell>
          <table:table-cell office:value-type="float" office:value="1567.05" calcext:value-type="float">
            <text:p>1567.05</text:p>
          </table:table-cell>
          <table:table-cell office:value-type="float" office:value="103.004113995506" calcext:value-type="float">
            <text:p>103.00411399550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.45" calcext:value-type="float">
            <text:p>465.45</text:p>
          </table:table-cell>
          <table:table-cell office:value-type="float" office:value="4.116734142495" calcext:value-type="float">
            <text:p>4.116734142495</text:p>
          </table:table-cell>
          <table:table-cell office:value-type="float" office:value="2022.9" calcext:value-type="float">
            <text:p>2022.9</text:p>
          </table:table-cell>
          <table:table-cell office:value-type="float" office:value="137.299635833462" calcext:value-type="float">
            <text:p>137.2996358334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05" calcext:value-type="float">
            <text:p>531.05</text:p>
          </table:table-cell>
          <table:table-cell office:value-type="float" office:value="4.674130935262" calcext:value-type="float">
            <text:p>4.674130935262</text:p>
          </table:table-cell>
          <table:table-cell office:value-type="float" office:value="2507.55" calcext:value-type="float">
            <text:p>2507.55</text:p>
          </table:table-cell>
          <table:table-cell office:value-type="float" office:value="147.861244077012" calcext:value-type="float">
            <text:p>147.86124407701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7.1" calcext:value-type="float">
            <text:p>1257.1</text:p>
          </table:table-cell>
          <table:table-cell office:value-type="float" office:value="4.482186966238" calcext:value-type="float">
            <text:p>4.482186966238</text:p>
          </table:table-cell>
          <table:table-cell office:value-type="float" office:value="10034.3" calcext:value-type="float">
            <text:p>10034.3</text:p>
          </table:table-cell>
          <table:table-cell office:value-type="float" office:value="474.817554435425" calcext:value-type="float">
            <text:p>474.8175544354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7.4" calcext:value-type="float">
            <text:p>2057.4</text:p>
          </table:table-cell>
          <table:table-cell office:value-type="float" office:value="6.74091981871" calcext:value-type="float">
            <text:p>6.74091981871</text:p>
          </table:table-cell>
          <table:table-cell office:value-type="float" office:value="22506.2" calcext:value-type="float">
            <text:p>22506.2</text:p>
          </table:table-cell>
          <table:table-cell office:value-type="float" office:value="903.61416544895" calcext:value-type="float">
            <text:p>903.6141654489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9.35" calcext:value-type="float">
            <text:p>2909.35</text:p>
          </table:table-cell>
          <table:table-cell office:value-type="float" office:value="7.157338891024" calcext:value-type="float">
            <text:p>7.157338891024</text:p>
          </table:table-cell>
          <table:table-cell office:value-type="float" office:value="39409.2" calcext:value-type="float">
            <text:p>39409.2</text:p>
          </table:table-cell>
          <table:table-cell office:value-type="float" office:value="1241.28351314284" calcext:value-type="float">
            <text:p>1241.283513142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3.6" calcext:value-type="float">
            <text:p>3793.6</text:p>
          </table:table-cell>
          <table:table-cell office:value-type="float" office:value="10.933434958836" calcext:value-type="float">
            <text:p>10.933434958836</text:p>
          </table:table-cell>
          <table:table-cell office:value-type="float" office:value="62776.8" calcext:value-type="float">
            <text:p>62776.8</text:p>
          </table:table-cell>
          <table:table-cell office:value-type="float" office:value="1464.12091713763" calcext:value-type="float">
            <text:p>1464.120917137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5.65" calcext:value-type="float">
            <text:p>4705.65</text:p>
          </table:table-cell>
          <table:table-cell office:value-type="float" office:value="6.99481951096" calcext:value-type="float">
            <text:p>6.99481951096</text:p>
          </table:table-cell>
          <table:table-cell office:value-type="float" office:value="89936" calcext:value-type="float">
            <text:p>89936</text:p>
          </table:table-cell>
          <table:table-cell office:value-type="float" office:value="1948.95836281914" calcext:value-type="float">
            <text:p>1948.958362819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.65" calcext:value-type="float">
            <text:p>5649.65</text:p>
          </table:table-cell>
          <table:table-cell office:value-type="float" office:value="12.362342011299" calcext:value-type="float">
            <text:p>12.362342011299</text:p>
          </table:table-cell>
          <table:table-cell office:value-type="float" office:value="121634.4" calcext:value-type="float">
            <text:p>121634.4</text:p>
          </table:table-cell>
          <table:table-cell office:value-type="float" office:value="2634.25481683161" calcext:value-type="float">
            <text:p>2634.2548168316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3.55" calcext:value-type="float">
            <text:p>6613.55</text:p>
          </table:table-cell>
          <table:table-cell office:value-type="float" office:value="11.160085123761" calcext:value-type="float">
            <text:p>11.160085123761</text:p>
          </table:table-cell>
          <table:table-cell office:value-type="float" office:value="160318.35" calcext:value-type="float">
            <text:p>160318.35</text:p>
          </table:table-cell>
          <table:table-cell office:value-type="float" office:value="2520.67259426836" calcext:value-type="float">
            <text:p>2520.672594268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0.9" calcext:value-type="float">
            <text:p>7600.9</text:p>
          </table:table-cell>
          <table:table-cell office:value-type="float" office:value="13.71823603785" calcext:value-type="float">
            <text:p>13.71823603785</text:p>
          </table:table-cell>
          <table:table-cell office:value-type="float" office:value="201842.2" calcext:value-type="float">
            <text:p>201842.2</text:p>
          </table:table-cell>
          <table:table-cell office:value-type="float" office:value="3496.3986557596" calcext:value-type="float">
            <text:p>3496.39865575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0.5" calcext:value-type="float">
            <text:p>8590.5</text:p>
          </table:table-cell>
          <table:table-cell office:value-type="float" office:value="16.918924316129" calcext:value-type="float">
            <text:p>16.918924316129</text:p>
          </table:table-cell>
          <table:table-cell office:value-type="float" office:value="249878.7" calcext:value-type="float">
            <text:p>249878.7</text:p>
          </table:table-cell>
          <table:table-cell office:value-type="float" office:value="4755.93852041915" calcext:value-type="float">
            <text:p>4755.938520419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6.05" calcext:value-type="float">
            <text:p>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9165.25" calcext:value-type="float">
            <text:p>19165.25</text:p>
          </table:table-cell>
          <table:table-cell office:value-type="float" office:value="12.910751331367" calcext:value-type="float">
            <text:p>12.910751331367</text:p>
          </table:table-cell>
          <table:table-cell office:value-type="float" office:value="996742.35" calcext:value-type="float">
            <text:p>996742.35</text:p>
          </table:table-cell>
          <table:table-cell office:value-type="float" office:value="19155.5382338297" calcext:value-type="float">
            <text:p>19155.53823382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13.95" calcext:value-type="float">
            <text:p>13.95</text:p>
          </table:table-cell>
          <table:table-cell office:value-type="float" office:value="1.359227721907" calcext:value-type="float">
            <text:p>1.359227721907</text:p>
          </table:table-cell>
          <table:table-cell office:value-type="float" office:value="30510.45" calcext:value-type="float">
            <text:p>30510.45</text:p>
          </table:table-cell>
          <table:table-cell office:value-type="float" office:value="17.881484839408" calcext:value-type="float">
            <text:p>17.881484839408</text:p>
          </table:table-cell>
          <table:table-cell office:value-type="float" office:value="2243206.25" calcext:value-type="float">
            <text:p>2243206.25</text:p>
          </table:table-cell>
          <table:table-cell office:value-type="float" office:value="19150.7581726139" calcext:value-type="float">
            <text:p>19150.75817261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25.45" calcext:value-type="float">
            <text:p>25.45</text:p>
          </table:table-cell>
          <table:table-cell office:value-type="float" office:value="0.973396116697" calcext:value-type="float">
            <text:p>0.973396116697</text:p>
          </table:table-cell>
          <table:table-cell office:value-type="float" office:value="42317.9" calcext:value-type="float">
            <text:p>42317.9</text:p>
          </table:table-cell>
          <table:table-cell office:value-type="float" office:value="22.320170256869" calcext:value-type="float">
            <text:p>22.320170256869</text:p>
          </table:table-cell>
          <table:table-cell office:value-type="float" office:value="4002988.3" calcext:value-type="float">
            <text:p>4002988.3</text:p>
          </table:table-cell>
          <table:table-cell office:value-type="float" office:value="51041.0169511944" calcext:value-type="float">
            <text:p>51041.016951194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39.7" calcext:value-type="float">
            <text:p>39.7</text:p>
          </table:table-cell>
          <table:table-cell office:value-type="float" office:value="1.307669683062" calcext:value-type="float">
            <text:p>1.307669683062</text:p>
          </table:table-cell>
          <table:table-cell office:value-type="float" office:value="54499.7" calcext:value-type="float">
            <text:p>54499.7</text:p>
          </table:table-cell>
          <table:table-cell office:value-type="float" office:value="24.493060248247" calcext:value-type="float">
            <text:p>24.493060248247</text:p>
          </table:table-cell>
          <table:table-cell office:value-type="float" office:value="6258240.45" calcext:value-type="float">
            <text:p>6258240.45</text:p>
          </table:table-cell>
          <table:table-cell office:value-type="float" office:value="69040.9924229801" calcext:value-type="float">
            <text:p>69040.992422980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57.4" calcext:value-type="float">
            <text:p>57.4</text:p>
          </table:table-cell>
          <table:table-cell office:value-type="float" office:value="2.2" calcext:value-type="float">
            <text:p>2.2</text:p>
          </table:table-cell>
          <table:table-cell office:value-type="float" office:value="67010.1" calcext:value-type="float">
            <text:p>67010.1</text:p>
          </table:table-cell>
          <table:table-cell office:value-type="float" office:value="25.380898339776" calcext:value-type="float">
            <text:p>25.380898339776</text:p>
          </table:table-cell>
          <table:table-cell office:value-type="float" office:value="9021863.5" calcext:value-type="float">
            <text:p>9021863.5</text:p>
          </table:table-cell>
          <table:table-cell office:value-type="float" office:value="58669.0908916005" calcext:value-type="float">
            <text:p>58669.090891600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78.75" calcext:value-type="float">
            <text:p>78.75</text:p>
          </table:table-cell>
          <table:table-cell office:value-type="float" office:value="2.913331426391" calcext:value-type="float">
            <text:p>2.913331426391</text:p>
          </table:table-cell>
          <table:table-cell office:value-type="float" office:value="79743.1" calcext:value-type="float">
            <text:p>79743.1</text:p>
          </table:table-cell>
          <table:table-cell office:value-type="float" office:value="31.960757198865" calcext:value-type="float">
            <text:p>31.960757198865</text:p>
          </table:table-cell>
          <table:table-cell office:value-type="float" office:value="12283542" calcext:value-type="float">
            <text:p>12283542</text:p>
          </table:table-cell>
          <table:table-cell office:value-type="float" office:value="138113.25913279" calcext:value-type="float">
            <text:p>138113.259132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02.35" calcext:value-type="float">
            <text:p>102.35</text:p>
          </table:table-cell>
          <table:table-cell office:value-type="float" office:value="3.609362824655" calcext:value-type="float">
            <text:p>3.609362824655</text:p>
          </table:table-cell>
          <table:table-cell office:value-type="float" office:value="92634.8" calcext:value-type="float">
            <text:p>92634.8</text:p>
          </table:table-cell>
          <table:table-cell office:value-type="float" office:value="30.774339998235" calcext:value-type="float">
            <text:p>30.774339998235</text:p>
          </table:table-cell>
          <table:table-cell office:value-type="float" office:value="15989550.35" calcext:value-type="float">
            <text:p>15989550.35</text:p>
          </table:table-cell>
          <table:table-cell office:value-type="float" office:value="135431.998759179" calcext:value-type="float">
            <text:p>135431.9987591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31.7" calcext:value-type="float">
            <text:p>131.7</text:p>
          </table:table-cell>
          <table:table-cell office:value-type="float" office:value="8.983874442577" calcext:value-type="float">
            <text:p>8.983874442577</text:p>
          </table:table-cell>
          <table:table-cell office:value-type="float" office:value="105736.55" calcext:value-type="float">
            <text:p>105736.55</text:p>
          </table:table-cell>
          <table:table-cell office:value-type="float" office:value="28.111341220013" calcext:value-type="float">
            <text:p>28.111341220013</text:p>
          </table:table-cell>
          <table:table-cell office:value-type="float" office:value="20225176.95" calcext:value-type="float">
            <text:p>20225176.95</text:p>
          </table:table-cell>
          <table:table-cell office:value-type="float" office:value="170047.733216846" calcext:value-type="float">
            <text:p>170047.7332168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62.4" calcext:value-type="float">
            <text:p>162.4</text:p>
          </table:table-cell>
          <table:table-cell office:value-type="float" office:value="6.028266749241" calcext:value-type="float">
            <text:p>6.028266749241</text:p>
          </table:table-cell>
          <table:table-cell office:value-type="float" office:value="118998.85" calcext:value-type="float">
            <text:p>118998.85</text:p>
          </table:table-cell>
          <table:table-cell office:value-type="float" office:value="41.312558611253" calcext:value-type="float">
            <text:p>41.312558611253</text:p>
          </table:table-cell>
          <table:table-cell office:value-type="float" office:value="24996745.05" calcext:value-type="float">
            <text:p>24996745.05</text:p>
          </table:table-cell>
          <table:table-cell office:value-type="float" office:value="157348.619144322" calcext:value-type="float">
            <text:p>157348.6191443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730.85" calcext:value-type="float">
            <text:p>730.85</text:p>
          </table:table-cell>
          <table:table-cell office:value-type="float" office:value="57.828431588622" calcext:value-type="float">
            <text:p>57.828431588622</text:p>
          </table:table-cell>
          <table:table-cell office:value-type="float" office:value="258019.8" calcext:value-type="float">
            <text:p>258019.8</text:p>
          </table:table-cell>
          <table:table-cell office:value-type="float" office:value="44.528193511471" calcext:value-type="float">
            <text:p>44.528193511471</text:p>
          </table:table-cell>
          <table:table-cell office:value-type="float" office:value="99854928.2" calcext:value-type="float">
            <text:p>99854928.2</text:p>
          </table:table-cell>
          <table:table-cell office:value-type="float" office:value="474314.40952811" calcext:value-type="float">
            <text:p>474314.409528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1777.45" calcext:value-type="float">
            <text:p>1777.45</text:p>
          </table:table-cell>
          <table:table-cell office:value-type="float" office:value="153.131471291828" calcext:value-type="float">
            <text:p>153.131471291828</text:p>
          </table:table-cell>
          <table:table-cell office:value-type="float" office:value="404728.65" calcext:value-type="float">
            <text:p>404728.65</text:p>
          </table:table-cell>
          <table:table-cell office:value-type="float" office:value="77.647456509801" calcext:value-type="float">
            <text:p>77.647456509801</text:p>
          </table:table-cell>
          <table:table-cell office:value-type="float" office:value="225022606.1" calcext:value-type="float">
            <text:p>225022606.1</text:p>
          </table:table-cell>
          <table:table-cell office:value-type="float" office:value="736412.378266417" calcext:value-type="float">
            <text:p>736412.3782664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3301.35" calcext:value-type="float">
            <text:p>3301.35</text:p>
          </table:table-cell>
          <table:table-cell office:value-type="float" office:value="278.507499899012" calcext:value-type="float">
            <text:p>278.507499899012</text:p>
          </table:table-cell>
          <table:table-cell office:value-type="float" office:value="555990.4" calcext:value-type="float">
            <text:p>555990.4</text:p>
          </table:table-cell>
          <table:table-cell office:value-type="float" office:value="84.159016458544" calcext:value-type="float">
            <text:p>84.159016458544</text:p>
          </table:table-cell>
          <table:table-cell office:value-type="float" office:value="400181293.35" calcext:value-type="float">
            <text:p>400181293.35</text:p>
          </table:table-cell>
          <table:table-cell office:value-type="float" office:value="1378257.30845877" calcext:value-type="float">
            <text:p>1378257.308458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5293.1" calcext:value-type="float">
            <text:p>5293.1</text:p>
          </table:table-cell>
          <table:table-cell office:value-type="float" office:value="512.575643198159" calcext:value-type="float">
            <text:p>512.575643198159</text:p>
          </table:table-cell>
          <table:table-cell office:value-type="float" office:value="711376.5" calcext:value-type="float">
            <text:p>711376.5</text:p>
          </table:table-cell>
          <table:table-cell office:value-type="float" office:value="101.505911218052" calcext:value-type="float">
            <text:p>101.505911218052</text:p>
          </table:table-cell>
          <table:table-cell office:value-type="float" office:value="625052049.8" calcext:value-type="float">
            <text:p>625052049.8</text:p>
          </table:table-cell>
          <table:table-cell office:value-type="float" office:value="2018407.34253123" calcext:value-type="float">
            <text:p>2018407.3425312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7370.15" calcext:value-type="float">
            <text:p>7370.15</text:p>
          </table:table-cell>
          <table:table-cell office:value-type="float" office:value="630.448671582381" calcext:value-type="float">
            <text:p>630.448671582381</text:p>
          </table:table-cell>
          <table:table-cell office:value-type="float" office:value="869439.2" calcext:value-type="float">
            <text:p>869439.2</text:p>
          </table:table-cell>
          <table:table-cell office:value-type="float" office:value="107.453060246091" calcext:value-type="float">
            <text:p>107.453060246091</text:p>
          </table:table-cell>
          <table:table-cell office:value-type="float" office:value="900014529.05" calcext:value-type="float">
            <text:p>900014529.05</text:p>
          </table:table-cell>
          <table:table-cell office:value-type="float" office:value="1973449.19167634" calcext:value-type="float">
            <text:p>1973449.1916763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9761.6" calcext:value-type="float">
            <text:p>9761.6</text:p>
          </table:table-cell>
          <table:table-cell office:value-type="float" office:value="693.282943681733" calcext:value-type="float">
            <text:p>693.282943681733</text:p>
          </table:table-cell>
          <table:table-cell office:value-type="float" office:value="1029452.5" calcext:value-type="float">
            <text:p>1029452.5</text:p>
          </table:table-cell>
          <table:table-cell office:value-type="float" office:value="91.821837696322" calcext:value-type="float">
            <text:p>91.821837696322</text:p>
          </table:table-cell>
          <table:table-cell office:value-type="float" office:value="1225203701.2" calcext:value-type="float">
            <text:p>1225203701.2</text:p>
          </table:table-cell>
          <table:table-cell office:value-type="float" office:value="3418062.05438345" calcext:value-type="float">
            <text:p>3418062.0543834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2424.6" calcext:value-type="float">
            <text:p>12424.6</text:p>
          </table:table-cell>
          <table:table-cell office:value-type="float" office:value="444.727826878388" calcext:value-type="float">
            <text:p>444.727826878388</text:p>
          </table:table-cell>
          <table:table-cell office:value-type="float" office:value="1191980.75" calcext:value-type="float">
            <text:p>1191980.75</text:p>
          </table:table-cell>
          <table:table-cell office:value-type="float" office:value="122.306529699077" calcext:value-type="float">
            <text:p>122.306529699077</text:p>
          </table:table-cell>
          <table:table-cell office:value-type="float" office:value="1601548376.3" calcext:value-type="float">
            <text:p>1601548376.3</text:p>
          </table:table-cell>
          <table:table-cell office:value-type="float" office:value="3668379.94190133" calcext:value-type="float">
            <text:p>3668379.9419013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5512.65" calcext:value-type="float">
            <text:p>15512.65</text:p>
          </table:table-cell>
          <table:table-cell office:value-type="float" office:value="189.901099259456" calcext:value-type="float">
            <text:p>189.901099259456</text:p>
          </table:table-cell>
          <table:table-cell office:value-type="float" office:value="1356538.6" calcext:value-type="float">
            <text:p>1356538.6</text:p>
          </table:table-cell>
          <table:table-cell office:value-type="float" office:value="123.126518867535" calcext:value-type="float">
            <text:p>123.126518867535</text:p>
          </table:table-cell>
          <table:table-cell office:value-type="float" office:value="2024820356.25" calcext:value-type="float">
            <text:p>2024820356.25</text:p>
          </table:table-cell>
          <table:table-cell office:value-type="float" office:value="4034273.7809643" calcext:value-type="float">
            <text:p>4034273.78096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073.9" calcext:value-type="float">
            <text:p>19073.9</text:p>
          </table:table-cell>
          <table:table-cell office:value-type="float" office:value="65.019920025732" calcext:value-type="float">
            <text:p>65.019920025732</text:p>
          </table:table-cell>
          <table:table-cell office:value-type="float" office:value="1522730" calcext:value-type="float">
            <text:p>1522730</text:p>
          </table:table-cell>
          <table:table-cell office:value-type="float" office:value="88.130017033606" calcext:value-type="float">
            <text:p>88.130017033606</text:p>
          </table:table-cell>
          <table:table-cell office:value-type="float" office:value="2500235115.3" calcext:value-type="float">
            <text:p>2500235115.3</text:p>
          </table:table-cell>
          <table:table-cell office:value-type="float" office:value="6669510.21254665" calcext:value-type="float">
            <text:p>6669510.2125466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1.552417469626" calcext:value-type="float">
            <text:p>1.552417469626</text:p>
          </table:table-cell>
          <table:table-cell office:value-type="float" office:value="93.95" calcext:value-type="float">
            <text:p>93.95</text:p>
          </table:table-cell>
          <table:table-cell office:value-type="float" office:value="14.984909075467" calcext:value-type="float">
            <text:p>14.9849090754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8" calcext:value-type="float">
            <text:p>108.8</text:p>
          </table:table-cell>
          <table:table-cell office:value-type="float" office:value="2.76767050062" calcext:value-type="float">
            <text:p>2.76767050062</text:p>
          </table:table-cell>
          <table:table-cell office:value-type="float" office:value="218.55" calcext:value-type="float">
            <text:p>218.55</text:p>
          </table:table-cell>
          <table:table-cell office:value-type="float" office:value="30.269580439775" calcext:value-type="float">
            <text:p>30.2695804397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15" calcext:value-type="float">
            <text:p>161.15</text:p>
          </table:table-cell>
          <table:table-cell office:value-type="float" office:value="2.151162476427" calcext:value-type="float">
            <text:p>2.151162476427</text:p>
          </table:table-cell>
          <table:table-cell office:value-type="float" office:value="398.15" calcext:value-type="float">
            <text:p>398.15</text:p>
          </table:table-cell>
          <table:table-cell office:value-type="float" office:value="44.523336577574" calcext:value-type="float">
            <text:p>44.5233365775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6" calcext:value-type="float">
            <text:p>217.6</text:p>
          </table:table-cell>
          <table:table-cell office:value-type="float" office:value="2.596150997146" calcext:value-type="float">
            <text:p>2.596150997146</text:p>
          </table:table-cell>
          <table:table-cell office:value-type="float" office:value="602.75" calcext:value-type="float">
            <text:p>602.75</text:p>
          </table:table-cell>
          <table:table-cell office:value-type="float" office:value="47.846499349482" calcext:value-type="float">
            <text:p>47.84649934948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9" calcext:value-type="float">
            <text:p>275.9</text:p>
          </table:table-cell>
          <table:table-cell office:value-type="float" office:value="2.91376045687" calcext:value-type="float">
            <text:p>2.91376045687</text:p>
          </table:table-cell>
          <table:table-cell office:value-type="float" office:value="885.05" calcext:value-type="float">
            <text:p>885.05</text:p>
          </table:table-cell>
          <table:table-cell office:value-type="float" office:value="98.637961759152" calcext:value-type="float">
            <text:p>98.6379617591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35" calcext:value-type="float">
            <text:p>337.35</text:p>
          </table:table-cell>
          <table:table-cell office:value-type="float" office:value="2.954234249346" calcext:value-type="float">
            <text:p>2.954234249346</text:p>
          </table:table-cell>
          <table:table-cell office:value-type="float" office:value="1202.2" calcext:value-type="float">
            <text:p>1202.2</text:p>
          </table:table-cell>
          <table:table-cell office:value-type="float" office:value="106.623918517378" calcext:value-type="float">
            <text:p>106.6239185173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65" calcext:value-type="float">
            <text:p>399.65</text:p>
          </table:table-cell>
          <table:table-cell office:value-type="float" office:value="4.292726406365" calcext:value-type="float">
            <text:p>4.292726406365</text:p>
          </table:table-cell>
          <table:table-cell office:value-type="float" office:value="1593.65" calcext:value-type="float">
            <text:p>1593.65</text:p>
          </table:table-cell>
          <table:table-cell office:value-type="float" office:value="134.241303256487" calcext:value-type="float">
            <text:p>134.2413032564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8" calcext:value-type="float">
            <text:p>462.8</text:p>
          </table:table-cell>
          <table:table-cell office:value-type="float" office:value="3.32565782965" calcext:value-type="float">
            <text:p>3.32565782965</text:p>
          </table:table-cell>
          <table:table-cell office:value-type="float" office:value="1918.95" calcext:value-type="float">
            <text:p>1918.95</text:p>
          </table:table-cell>
          <table:table-cell office:value-type="float" office:value="107.994664220038" calcext:value-type="float">
            <text:p>107.9946642200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4" calcext:value-type="float">
            <text:p>531.4</text:p>
          </table:table-cell>
          <table:table-cell office:value-type="float" office:value="5.033885179464" calcext:value-type="float">
            <text:p>5.033885179464</text:p>
          </table:table-cell>
          <table:table-cell office:value-type="float" office:value="2405.7" calcext:value-type="float">
            <text:p>2405.7</text:p>
          </table:table-cell>
          <table:table-cell office:value-type="float" office:value="159.237275786798" calcext:value-type="float">
            <text:p>159.2372757867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5.439439309353" calcext:value-type="float">
            <text:p>5.439439309353</text:p>
          </table:table-cell>
          <table:table-cell office:value-type="float" office:value="10017.35" calcext:value-type="float">
            <text:p>10017.35</text:p>
          </table:table-cell>
          <table:table-cell office:value-type="float" office:value="614.821947802767" calcext:value-type="float">
            <text:p>614.8219478027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5.05" calcext:value-type="float">
            <text:p>2055.05</text:p>
          </table:table-cell>
          <table:table-cell office:value-type="float" office:value="7.95282968512" calcext:value-type="float">
            <text:p>7.95282968512</text:p>
          </table:table-cell>
          <table:table-cell office:value-type="float" office:value="22390.5" calcext:value-type="float">
            <text:p>22390.5</text:p>
          </table:table-cell>
          <table:table-cell office:value-type="float" office:value="1020.05820912327" calcext:value-type="float">
            <text:p>1020.058209123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.05" calcext:value-type="float">
            <text:p>2910.05</text:p>
          </table:table-cell>
          <table:table-cell office:value-type="float" office:value="6.399023363111" calcext:value-type="float">
            <text:p>6.399023363111</text:p>
          </table:table-cell>
          <table:table-cell office:value-type="float" office:value="40044.05" calcext:value-type="float">
            <text:p>40044.05</text:p>
          </table:table-cell>
          <table:table-cell office:value-type="float" office:value="1642.00674404828" calcext:value-type="float">
            <text:p>1642.006744048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8.25" calcext:value-type="float">
            <text:p>3798.25</text:p>
          </table:table-cell>
          <table:table-cell office:value-type="float" office:value="9.015958074209" calcext:value-type="float">
            <text:p>9.015958074209</text:p>
          </table:table-cell>
          <table:table-cell office:value-type="float" office:value="63205.9" calcext:value-type="float">
            <text:p>63205.9</text:p>
          </table:table-cell>
          <table:table-cell office:value-type="float" office:value="1383.31875936062" calcext:value-type="float">
            <text:p>1383.318759360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2.65" calcext:value-type="float">
            <text:p>4712.65</text:p>
          </table:table-cell>
          <table:table-cell office:value-type="float" office:value="9.461897272345" calcext:value-type="float">
            <text:p>9.461897272345</text:p>
          </table:table-cell>
          <table:table-cell office:value-type="float" office:value="89681.8" calcext:value-type="float">
            <text:p>89681.8</text:p>
          </table:table-cell>
          <table:table-cell office:value-type="float" office:value="2355.08986240364" calcext:value-type="float">
            <text:p>2355.0898624036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8.25" calcext:value-type="float">
            <text:p>5658.25</text:p>
          </table:table-cell>
          <table:table-cell office:value-type="float" office:value="10.506545579502" calcext:value-type="float">
            <text:p>10.506545579502</text:p>
          </table:table-cell>
          <table:table-cell office:value-type="float" office:value="123585.8" calcext:value-type="float">
            <text:p>123585.8</text:p>
          </table:table-cell>
          <table:table-cell office:value-type="float" office:value="3658.49461664177" calcext:value-type="float">
            <text:p>3658.494616641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618.35" calcext:value-type="float">
            <text:p>6618.35</text:p>
          </table:table-cell>
          <table:table-cell office:value-type="float" office:value="11.069214064066" calcext:value-type="float">
            <text:p>11.069214064066</text:p>
          </table:table-cell>
          <table:table-cell office:value-type="float" office:value="157942.3" calcext:value-type="float">
            <text:p>157942.3</text:p>
          </table:table-cell>
          <table:table-cell office:value-type="float" office:value="3838.10329590167" calcext:value-type="float">
            <text:p>3838.103295901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2.1" calcext:value-type="float">
            <text:p>7602.1</text:p>
          </table:table-cell>
          <table:table-cell office:value-type="float" office:value="9.565040511918" calcext:value-type="float">
            <text:p>9.565040511918</text:p>
          </table:table-cell>
          <table:table-cell office:value-type="float" office:value="201776.45" calcext:value-type="float">
            <text:p>201776.45</text:p>
          </table:table-cell>
          <table:table-cell office:value-type="float" office:value="4793.99962948498" calcext:value-type="float">
            <text:p>4793.999629484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88.45" calcext:value-type="float">
            <text:p>8588.45</text:p>
          </table:table-cell>
          <table:table-cell office:value-type="float" office:value="12.951737334141" calcext:value-type="float">
            <text:p>12.951737334141</text:p>
          </table:table-cell>
          <table:table-cell office:value-type="float" office:value="249872.05" calcext:value-type="float">
            <text:p>249872.05</text:p>
          </table:table-cell>
          <table:table-cell office:value-type="float" office:value="4882.31526506517" calcext:value-type="float">
            <text:p>4882.315265065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6.05" calcext:value-type="float">
            <text:p>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9165.8" calcext:value-type="float">
            <text:p>19165.8</text:p>
          </table:table-cell>
          <table:table-cell office:value-type="float" office:value="18.148278157277" calcext:value-type="float">
            <text:p>18.148278157277</text:p>
          </table:table-cell>
          <table:table-cell office:value-type="float" office:value="1000822.9" calcext:value-type="float">
            <text:p>1000822.9</text:p>
          </table:table-cell>
          <table:table-cell office:value-type="float" office:value="11128.7017432563" calcext:value-type="float">
            <text:p>11128.70174325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13.9" calcext:value-type="float">
            <text:p>13.9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30505.9" calcext:value-type="float">
            <text:p>30505.9</text:p>
          </table:table-cell>
          <table:table-cell office:value-type="float" office:value="25.721391882847" calcext:value-type="float">
            <text:p>25.721391882847</text:p>
          </table:table-cell>
          <table:table-cell office:value-type="float" office:value="2242806.35" calcext:value-type="float">
            <text:p>2242806.35</text:p>
          </table:table-cell>
          <table:table-cell office:value-type="float" office:value="29951.2472365738" calcext:value-type="float">
            <text:p>29951.24723657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25.05" calcext:value-type="float">
            <text:p>25.05</text:p>
          </table:table-cell>
          <table:table-cell office:value-type="float" office:value="0.973396116697" calcext:value-type="float">
            <text:p>0.973396116697</text:p>
          </table:table-cell>
          <table:table-cell office:value-type="float" office:value="42335.45" calcext:value-type="float">
            <text:p>42335.45</text:p>
          </table:table-cell>
          <table:table-cell office:value-type="float" office:value="25.318915856204" calcext:value-type="float">
            <text:p>25.318915856204</text:p>
          </table:table-cell>
          <table:table-cell office:value-type="float" office:value="3984926.4" calcext:value-type="float">
            <text:p>3984926.4</text:p>
          </table:table-cell>
          <table:table-cell office:value-type="float" office:value="34247.4519072679" calcext:value-type="float">
            <text:p>34247.45190726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39.05" calcext:value-type="float">
            <text:p>39.05</text:p>
          </table:table-cell>
          <table:table-cell office:value-type="float" office:value="1.32193040664" calcext:value-type="float">
            <text:p>1.32193040664</text:p>
          </table:table-cell>
          <table:table-cell office:value-type="float" office:value="54499.6" calcext:value-type="float">
            <text:p>54499.6</text:p>
          </table:table-cell>
          <table:table-cell office:value-type="float" office:value="22.247247032702" calcext:value-type="float">
            <text:p>22.247247032702</text:p>
          </table:table-cell>
          <table:table-cell office:value-type="float" office:value="6228370.55" calcext:value-type="float">
            <text:p>6228370.55</text:p>
          </table:table-cell>
          <table:table-cell office:value-type="float" office:value="34406.6771198511" calcext:value-type="float">
            <text:p>34406.67711985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56.65" calcext:value-type="float">
            <text:p>56.65</text:p>
          </table:table-cell>
          <table:table-cell office:value-type="float" office:value="2.10416254125" calcext:value-type="float">
            <text:p>2.10416254125</text:p>
          </table:table-cell>
          <table:table-cell office:value-type="float" office:value="67013.95" calcext:value-type="float">
            <text:p>67013.95</text:p>
          </table:table-cell>
          <table:table-cell office:value-type="float" office:value="30.978177803708" calcext:value-type="float">
            <text:p>30.978177803708</text:p>
          </table:table-cell>
          <table:table-cell office:value-type="float" office:value="9001520.85" calcext:value-type="float">
            <text:p>9001520.85</text:p>
          </table:table-cell>
          <table:table-cell office:value-type="float" office:value="85125.6685549187" calcext:value-type="float">
            <text:p>85125.66855491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81.75" calcext:value-type="float">
            <text:p>81.75</text:p>
          </table:table-cell>
          <table:table-cell office:value-type="float" office:value="18.517221713853" calcext:value-type="float">
            <text:p>18.517221713853</text:p>
          </table:table-cell>
          <table:table-cell office:value-type="float" office:value="79732.5" calcext:value-type="float">
            <text:p>79732.5</text:p>
          </table:table-cell>
          <table:table-cell office:value-type="float" office:value="33.501492509759" calcext:value-type="float">
            <text:p>33.501492509759</text:p>
          </table:table-cell>
          <table:table-cell office:value-type="float" office:value="12221874.6" calcext:value-type="float">
            <text:p>12221874.6</text:p>
          </table:table-cell>
          <table:table-cell office:value-type="float" office:value="109753.697283964" calcext:value-type="float">
            <text:p>109753.69728396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01.15" calcext:value-type="float">
            <text:p>101.15</text:p>
          </table:table-cell>
          <table:table-cell office:value-type="float" office:value="3.965791219921" calcext:value-type="float">
            <text:p>3.965791219921</text:p>
          </table:table-cell>
          <table:table-cell office:value-type="float" office:value="92657.3" calcext:value-type="float">
            <text:p>92657.3</text:p>
          </table:table-cell>
          <table:table-cell office:value-type="float" office:value="32.416199689769" calcext:value-type="float">
            <text:p>32.416199689769</text:p>
          </table:table-cell>
          <table:table-cell office:value-type="float" office:value="15955881.05" calcext:value-type="float">
            <text:p>15955881.05</text:p>
          </table:table-cell>
          <table:table-cell office:value-type="float" office:value="128037.091330867" calcext:value-type="float">
            <text:p>128037.0913308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28.9" calcext:value-type="float">
            <text:p>128.9</text:p>
          </table:table-cell>
          <table:table-cell office:value-type="float" office:value="6.714908785679" calcext:value-type="float">
            <text:p>6.714908785679</text:p>
          </table:table-cell>
          <table:table-cell office:value-type="float" office:value="105720.25" calcext:value-type="float">
            <text:p>105720.25</text:p>
          </table:table-cell>
          <table:table-cell office:value-type="float" office:value="36.622226909552" calcext:value-type="float">
            <text:p>36.622226909552</text:p>
          </table:table-cell>
          <table:table-cell office:value-type="float" office:value="20209777.6" calcext:value-type="float">
            <text:p>20209777.6</text:p>
          </table:table-cell>
          <table:table-cell office:value-type="float" office:value="98071.0530600773" calcext:value-type="float">
            <text:p>98071.05306007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60.45" calcext:value-type="float">
            <text:p>160.45</text:p>
          </table:table-cell>
          <table:table-cell office:value-type="float" office:value="11.275970024791" calcext:value-type="float">
            <text:p>11.275970024791</text:p>
          </table:table-cell>
          <table:table-cell office:value-type="float" office:value="119010.2" calcext:value-type="float">
            <text:p>119010.2</text:p>
          </table:table-cell>
          <table:table-cell office:value-type="float" office:value="40.604925788893" calcext:value-type="float">
            <text:p>40.604925788893</text:p>
          </table:table-cell>
          <table:table-cell office:value-type="float" office:value="25004037.45" calcext:value-type="float">
            <text:p>25004037.45</text:p>
          </table:table-cell>
          <table:table-cell office:value-type="float" office:value="133151.067961827" calcext:value-type="float">
            <text:p>133151.0679618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659.7" calcext:value-type="float">
            <text:p>659.7</text:p>
          </table:table-cell>
          <table:table-cell office:value-type="float" office:value="46.064194337903" calcext:value-type="float">
            <text:p>46.064194337903</text:p>
          </table:table-cell>
          <table:table-cell office:value-type="float" office:value="257999.55" calcext:value-type="float">
            <text:p>257999.55</text:p>
          </table:table-cell>
          <table:table-cell office:value-type="float" office:value="46.089559528798" calcext:value-type="float">
            <text:p>46.089559528798</text:p>
          </table:table-cell>
          <table:table-cell office:value-type="float" office:value="100133923.05" calcext:value-type="float">
            <text:p>100133923.05</text:p>
          </table:table-cell>
          <table:table-cell office:value-type="float" office:value="288302.264077131" calcext:value-type="float">
            <text:p>288302.2640771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1528.45" calcext:value-type="float">
            <text:p>1528.45</text:p>
          </table:table-cell>
          <table:table-cell office:value-type="float" office:value="62.922551601163" calcext:value-type="float">
            <text:p>62.922551601163</text:p>
          </table:table-cell>
          <table:table-cell office:value-type="float" office:value="404744.4" calcext:value-type="float">
            <text:p>404744.4</text:p>
          </table:table-cell>
          <table:table-cell office:value-type="float" office:value="58.174220486391" calcext:value-type="float">
            <text:p>58.174220486391</text:p>
          </table:table-cell>
          <table:table-cell office:value-type="float" office:value="224659272.6" calcext:value-type="float">
            <text:p>224659272.6</text:p>
          </table:table-cell>
          <table:table-cell office:value-type="float" office:value="730416.088185358" calcext:value-type="float">
            <text:p>730416.08818535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2825.35" calcext:value-type="float">
            <text:p>2825.35</text:p>
          </table:table-cell>
          <table:table-cell office:value-type="float" office:value="122.904953114198" calcext:value-type="float">
            <text:p>122.904953114198</text:p>
          </table:table-cell>
          <table:table-cell office:value-type="float" office:value="555978.95" calcext:value-type="float">
            <text:p>555978.95</text:p>
          </table:table-cell>
          <table:table-cell office:value-type="float" office:value="78.050927384785" calcext:value-type="float">
            <text:p>78.050927384785</text:p>
          </table:table-cell>
          <table:table-cell office:value-type="float" office:value="399266963.75" calcext:value-type="float">
            <text:p>399266963.75</text:p>
          </table:table-cell>
          <table:table-cell office:value-type="float" office:value="936776.838859715" calcext:value-type="float">
            <text:p>936776.8388597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4549.5" calcext:value-type="float">
            <text:p>4549.5</text:p>
          </table:table-cell>
          <table:table-cell office:value-type="float" office:value="128.803532560273" calcext:value-type="float">
            <text:p>128.803532560273</text:p>
          </table:table-cell>
          <table:table-cell office:value-type="float" office:value="711368.95" calcext:value-type="float">
            <text:p>711368.95</text:p>
          </table:table-cell>
          <table:table-cell office:value-type="float" office:value="113.698933098316" calcext:value-type="float">
            <text:p>113.698933098316</text:p>
          </table:table-cell>
          <table:table-cell office:value-type="float" office:value="624848118.45" calcext:value-type="float">
            <text:p>624848118.45</text:p>
          </table:table-cell>
          <table:table-cell office:value-type="float" office:value="1496183.56405356" calcext:value-type="float">
            <text:p>1496183.564053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7097.25" calcext:value-type="float">
            <text:p>7097.25</text:p>
          </table:table-cell>
          <table:table-cell office:value-type="float" office:value="555.358611619542" calcext:value-type="float">
            <text:p>555.358611619542</text:p>
          </table:table-cell>
          <table:table-cell office:value-type="float" office:value="869421.9" calcext:value-type="float">
            <text:p>869421.9</text:p>
          </table:table-cell>
          <table:table-cell office:value-type="float" office:value="126.027337877851" calcext:value-type="float">
            <text:p>126.027337877851</text:p>
          </table:table-cell>
          <table:table-cell office:value-type="float" office:value="899514650" calcext:value-type="float">
            <text:p>899514650</text:p>
          </table:table-cell>
          <table:table-cell office:value-type="float" office:value="2905545.17756651" calcext:value-type="float">
            <text:p>2905545.177566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0245.95" calcext:value-type="float">
            <text:p>10245.95</text:p>
          </table:table-cell>
          <table:table-cell office:value-type="float" office:value="1196.90348295091" calcext:value-type="float">
            <text:p>1196.90348295091</text:p>
          </table:table-cell>
          <table:table-cell office:value-type="float" office:value="1029438.6" calcext:value-type="float">
            <text:p>1029438.6</text:p>
          </table:table-cell>
          <table:table-cell office:value-type="float" office:value="77.966916624236" calcext:value-type="float">
            <text:p>77.966916624236</text:p>
          </table:table-cell>
          <table:table-cell office:value-type="float" office:value="1223475486.95" calcext:value-type="float">
            <text:p>1223475486.95</text:p>
          </table:table-cell>
          <table:table-cell office:value-type="float" office:value="2261945.57410739" calcext:value-type="float">
            <text:p>2261945.574107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4054.85" calcext:value-type="float">
            <text:p>14054.85</text:p>
          </table:table-cell>
          <table:table-cell office:value-type="float" office:value="1195.21338157669" calcext:value-type="float">
            <text:p>1195.21338157669</text:p>
          </table:table-cell>
          <table:table-cell office:value-type="float" office:value="1191968.3" calcext:value-type="float">
            <text:p>1191968.3</text:p>
          </table:table-cell>
          <table:table-cell office:value-type="float" office:value="114.767198125706" calcext:value-type="float">
            <text:p>114.767198125706</text:p>
          </table:table-cell>
          <table:table-cell office:value-type="float" office:value="1596759203.95" calcext:value-type="float">
            <text:p>1596759203.95</text:p>
          </table:table-cell>
          <table:table-cell office:value-type="float" office:value="2990907.11377" calcext:value-type="float">
            <text:p>2990907.113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8155.1" calcext:value-type="float">
            <text:p>18155.1</text:p>
          </table:table-cell>
          <table:table-cell office:value-type="float" office:value="1855.22567090907" calcext:value-type="float">
            <text:p>1855.22567090907</text:p>
          </table:table-cell>
          <table:table-cell office:value-type="float" office:value="1356544.65" calcext:value-type="float">
            <text:p>1356544.65</text:p>
          </table:table-cell>
          <table:table-cell office:value-type="float" office:value="147.075924735215" calcext:value-type="float">
            <text:p>147.075924735215</text:p>
          </table:table-cell>
          <table:table-cell office:value-type="float" office:value="2023501507.75" calcext:value-type="float">
            <text:p>2023501507.75</text:p>
          </table:table-cell>
          <table:table-cell office:value-type="float" office:value="4102368.54721172" calcext:value-type="float">
            <text:p>4102368.547211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013.1" calcext:value-type="float">
            <text:p>22013.1</text:p>
          </table:table-cell>
          <table:table-cell office:value-type="float" office:value="1020.70627018759" calcext:value-type="float">
            <text:p>1020.70627018759</text:p>
          </table:table-cell>
          <table:table-cell office:value-type="float" office:value="1522765.45" calcext:value-type="float">
            <text:p>1522765.45</text:p>
          </table:table-cell>
          <table:table-cell office:value-type="float" office:value="164.540716726704" calcext:value-type="float">
            <text:p>164.540716726704</text:p>
          </table:table-cell>
          <table:table-cell office:value-type="float" office:value="2498352680.95" calcext:value-type="float">
            <text:p>2498352680.95</text:p>
          </table:table-cell>
          <table:table-cell office:value-type="float" office:value="4852759.78354585" calcext:value-type="float">
            <text:p>4852759.7835458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0" calcext:value-type="float">
            <text:p>228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00" calcext:value-type="float">
            <text:p>40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00" calcext:value-type="float">
            <text:p>1232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0" calcext:value-type="float">
            <text:p>160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400" calcext:value-type="float">
            <text:p>2034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000" calcext:value-type="float">
            <text:p>25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5.05" calcext:value-type="float">
            <text:p>5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2253000" calcext:value-type="float">
            <text:p>225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9.55" calcext:value-type="float">
            <text:p>9.5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4004000" calcext:value-type="float">
            <text:p>40040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4.65" calcext:value-type="float">
            <text:p>14.65</text:p>
          </table:table-cell>
          <table:table-cell office:value-type="float" office:value="0.572276157113" calcext:value-type="float">
            <text:p>0.572276157113</text:p>
          </table:table-cell>
          <table:table-cell office:value-type="float" office:value="6255000" calcext:value-type="float">
            <text:p>625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1.25" calcext:value-type="float">
            <text:p>21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9006000" calcext:value-type="float">
            <text:p>900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0.05" calcext:value-type="float">
            <text:p>30.05</text:p>
          </table:table-cell>
          <table:table-cell office:value-type="float" office:value="1.071214264282" calcext:value-type="float">
            <text:p>1.071214264282</text:p>
          </table:table-cell>
          <table:table-cell office:value-type="float" office:value="12257000" calcext:value-type="float">
            <text:p>12257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39.2" calcext:value-type="float">
            <text:p>39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16008000" calcext:value-type="float">
            <text:p>160080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49.4" calcext:value-type="float">
            <text:p>49.4</text:p>
          </table:table-cell>
          <table:table-cell office:value-type="float" office:value="0.583095189485" calcext:value-type="float">
            <text:p>0.583095189485</text:p>
          </table:table-cell>
          <table:table-cell office:value-type="float" office:value="20259000" calcext:value-type="float">
            <text:p>202590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62.3" calcext:value-type="float">
            <text:p>62.3</text:p>
          </table:table-cell>
          <table:table-cell office:value-type="float" office:value="2.347338918861" calcext:value-type="float">
            <text:p>2.347338918861</text:p>
          </table:table-cell>
          <table:table-cell office:value-type="float" office:value="25010000" calcext:value-type="float">
            <text:p>250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54.25" calcext:value-type="float">
            <text:p>254.25</text:p>
          </table:table-cell>
          <table:table-cell office:value-type="float" office:value="13.163871011218" calcext:value-type="float">
            <text:p>13.163871011218</text:p>
          </table:table-cell>
          <table:table-cell office:value-type="float" office:value="100020000" calcext:value-type="float">
            <text:p>1000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546.95" calcext:value-type="float">
            <text:p>546.95</text:p>
          </table:table-cell>
          <table:table-cell office:value-type="float" office:value="12.579646258933" calcext:value-type="float">
            <text:p>12.579646258933</text:p>
          </table:table-cell>
          <table:table-cell office:value-type="float" office:value="225030000" calcext:value-type="float">
            <text:p>225030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003.3" calcext:value-type="float">
            <text:p>1003.3</text:p>
          </table:table-cell>
          <table:table-cell office:value-type="float" office:value="34.479124118803" calcext:value-type="float">
            <text:p>34.479124118803</text:p>
          </table:table-cell>
          <table:table-cell office:value-type="float" office:value="400040000" calcext:value-type="float">
            <text:p>400040000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11.95" calcext:value-type="float">
            <text:p>1511.95</text:p>
          </table:table-cell>
          <table:table-cell office:value-type="float" office:value="11.517269641735" calcext:value-type="float">
            <text:p>11.517269641735</text:p>
          </table:table-cell>
          <table:table-cell office:value-type="float" office:value="625050000" calcext:value-type="float">
            <text:p>625050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186.75" calcext:value-type="float">
            <text:p>2186.75</text:p>
          </table:table-cell>
          <table:table-cell office:value-type="float" office:value="4.437059837325" calcext:value-type="float">
            <text:p>4.437059837325</text:p>
          </table:table-cell>
          <table:table-cell office:value-type="float" office:value="900060000" calcext:value-type="float">
            <text:p>90006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2991.25" calcext:value-type="float">
            <text:p>2991.25</text:p>
          </table:table-cell>
          <table:table-cell office:value-type="float" office:value="15.319513699793" calcext:value-type="float">
            <text:p>15.319513699793</text:p>
          </table:table-cell>
          <table:table-cell office:value-type="float" office:value="1225070000" calcext:value-type="float">
            <text:p>122507000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3931.35" calcext:value-type="float">
            <text:p>3931.35</text:p>
          </table:table-cell>
          <table:table-cell office:value-type="float" office:value="18.15013774053" calcext:value-type="float">
            <text:p>18.15013774053</text:p>
          </table:table-cell>
          <table:table-cell office:value-type="float" office:value="1600080000" calcext:value-type="float">
            <text:p>160008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5118.35" calcext:value-type="float">
            <text:p>5118.35</text:p>
          </table:table-cell>
          <table:table-cell office:value-type="float" office:value="290.207387052771" calcext:value-type="float">
            <text:p>290.207387052771</text:p>
          </table:table-cell>
          <table:table-cell office:value-type="float" office:value="2025090000" calcext:value-type="float">
            <text:p>202509000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48.75" calcext:value-type="float">
            <text:p>6348.75</text:p>
          </table:table-cell>
          <table:table-cell office:value-type="float" office:value="154.389402162239" calcext:value-type="float">
            <text:p>154.389402162239</text:p>
          </table:table-cell>
          <table:table-cell office:value-type="float" office:value="2500100000" calcext:value-type="float">
            <text:p>2500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00" calcext:value-type="float">
            <text:p>45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00" calcext:value-type="float">
            <text:p>125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00" calcext:value-type="float">
            <text:p>180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00" calcext:value-type="float">
            <text:p>245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800" calcext:value-type="float">
            <text:p>320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900" calcext:value-type="float">
            <text:p>405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000" calcext:value-type="float">
            <text:p>50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.6" calcext:value-type="float">
            <text:p>6.6</text:p>
          </table:table-cell>
          <table:table-cell office:value-type="float" office:value="0.583095189485" calcext:value-type="float">
            <text:p>0.583095189485</text:p>
          </table:table-cell>
          <table:table-cell office:value-type="float" office:value="4503000" calcext:value-type="float">
            <text:p>450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1.1" calcext:value-type="float">
            <text:p>11.1</text:p>
          </table:table-cell>
          <table:table-cell office:value-type="float" office:value="0.3" calcext:value-type="float">
            <text:p>0.3</text:p>
          </table:table-cell>
          <table:table-cell office:value-type="float" office:value="8004000" calcext:value-type="float">
            <text:p>80040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7.45" calcext:value-type="float">
            <text:p>17.4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12505000" calcext:value-type="float">
            <text:p>1250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5.35" calcext:value-type="float">
            <text:p>25.3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18006000" calcext:value-type="float">
            <text:p>1800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5.15" calcext:value-type="float">
            <text:p>35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24507000" calcext:value-type="float">
            <text:p>24507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45.65" calcext:value-type="float">
            <text:p>45.65</text:p>
          </table:table-cell>
          <table:table-cell office:value-type="float" office:value="0.572276157114" calcext:value-type="float">
            <text:p>0.572276157114</text:p>
          </table:table-cell>
          <table:table-cell office:value-type="float" office:value="32008000" calcext:value-type="float">
            <text:p>320080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58.5" calcext:value-type="float">
            <text:p>58.5</text:p>
          </table:table-cell>
          <table:table-cell office:value-type="float" office:value="1.204159457879" calcext:value-type="float">
            <text:p>1.204159457879</text:p>
          </table:table-cell>
          <table:table-cell office:value-type="float" office:value="40509000" calcext:value-type="float">
            <text:p>405090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71.25" calcext:value-type="float">
            <text:p>71.25</text:p>
          </table:table-cell>
          <table:table-cell office:value-type="float" office:value="0.433012701891" calcext:value-type="float">
            <text:p>0.433012701891</text:p>
          </table:table-cell>
          <table:table-cell office:value-type="float" office:value="50010000" calcext:value-type="float">
            <text:p>500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88.75" calcext:value-type="float">
            <text:p>288.75</text:p>
          </table:table-cell>
          <table:table-cell office:value-type="float" office:value="2.754541704162" calcext:value-type="float">
            <text:p>2.754541704162</text:p>
          </table:table-cell>
          <table:table-cell office:value-type="float" office:value="200020000" calcext:value-type="float">
            <text:p>2000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662.55" calcext:value-type="float">
            <text:p>662.55</text:p>
          </table:table-cell>
          <table:table-cell office:value-type="float" office:value="9.162286832449" calcext:value-type="float">
            <text:p>9.162286832449</text:p>
          </table:table-cell>
          <table:table-cell office:value-type="float" office:value="450030000" calcext:value-type="float">
            <text:p>450030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144.8" calcext:value-type="float">
            <text:p>1144.8</text:p>
          </table:table-cell>
          <table:table-cell office:value-type="float" office:value="7.593418202684" calcext:value-type="float">
            <text:p>7.593418202684</text:p>
          </table:table-cell>
          <table:table-cell office:value-type="float" office:value="800040000" calcext:value-type="float">
            <text:p>800040000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797.35" calcext:value-type="float">
            <text:p>1797.35</text:p>
          </table:table-cell>
          <table:table-cell office:value-type="float" office:value="20.991129078742" calcext:value-type="float">
            <text:p>20.991129078742</text:p>
          </table:table-cell>
          <table:table-cell office:value-type="float" office:value="1250050000" calcext:value-type="float">
            <text:p>1250050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571.6" calcext:value-type="float">
            <text:p>2571.6</text:p>
          </table:table-cell>
          <table:table-cell office:value-type="float" office:value="19.14262259978" calcext:value-type="float">
            <text:p>19.14262259978</text:p>
          </table:table-cell>
          <table:table-cell office:value-type="float" office:value="1800060000" calcext:value-type="float">
            <text:p>180006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558.55" calcext:value-type="float">
            <text:p>3558.55</text:p>
          </table:table-cell>
          <table:table-cell office:value-type="float" office:value="84.107951467142" calcext:value-type="float">
            <text:p>84.107951467142</text:p>
          </table:table-cell>
          <table:table-cell office:value-type="float" office:value="2450070000" calcext:value-type="float">
            <text:p>245007000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4702.95" calcext:value-type="float">
            <text:p>4702.95</text:p>
          </table:table-cell>
          <table:table-cell office:value-type="float" office:value="38.204024657381" calcext:value-type="float">
            <text:p>38.204024657381</text:p>
          </table:table-cell>
          <table:table-cell office:value-type="float" office:value="3200080000" calcext:value-type="float">
            <text:p>320008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5947.4" calcext:value-type="float">
            <text:p>5947.4</text:p>
          </table:table-cell>
          <table:table-cell office:value-type="float" office:value="59.738932029306" calcext:value-type="float">
            <text:p>59.738932029306</text:p>
          </table:table-cell>
          <table:table-cell office:value-type="float" office:value="4050090000" calcext:value-type="float">
            <text:p>405009000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33.75" calcext:value-type="float">
            <text:p>7433.75</text:p>
          </table:table-cell>
          <table:table-cell office:value-type="float" office:value="47.49828944279" calcext:value-type="float">
            <text:p>47.49828944279</text:p>
          </table:table-cell>
          <table:table-cell office:value-type="float" office:value="5000100000" calcext:value-type="float">
            <text:p>5000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55" calcext:value-type="float">
            <text:p>202.55</text:p>
          </table:table-cell>
          <table:table-cell office:value-type="float" office:value="3.612132334231" calcext:value-type="float">
            <text:p>3.6121323342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.9" calcext:value-type="float">
            <text:p>448.9</text:p>
          </table:table-cell>
          <table:table-cell office:value-type="float" office:value="5.761076288336" calcext:value-type="float">
            <text:p>5.7610762883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2" calcext:value-type="float">
            <text:p>791.2</text:p>
          </table:table-cell>
          <table:table-cell office:value-type="float" office:value="8.51234397801" calcext:value-type="float">
            <text:p>8.512343978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.35" calcext:value-type="float">
            <text:p>1232.35</text:p>
          </table:table-cell>
          <table:table-cell office:value-type="float" office:value="9.477737071692" calcext:value-type="float">
            <text:p>9.4777370716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.45" calcext:value-type="float">
            <text:p>1776.45</text:p>
          </table:table-cell>
          <table:table-cell office:value-type="float" office:value="11.052036011479" calcext:value-type="float">
            <text:p>11.0520360114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9.8" calcext:value-type="float">
            <text:p>2419.8</text:p>
          </table:table-cell>
          <table:table-cell office:value-type="float" office:value="10.966312050994" calcext:value-type="float">
            <text:p>10.96631205099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.7" calcext:value-type="float">
            <text:p>3160.7</text:p>
          </table:table-cell>
          <table:table-cell office:value-type="float" office:value="10.62591172542" calcext:value-type="float">
            <text:p>10.6259117254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7.5" calcext:value-type="float">
            <text:p>3997.5</text:p>
          </table:table-cell>
          <table:table-cell office:value-type="float" office:value="12.936382802062" calcext:value-type="float">
            <text:p>12.9363828020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8.85" calcext:value-type="float">
            <text:p>4938.85</text:p>
          </table:table-cell>
          <table:table-cell office:value-type="float" office:value="16.359324558339" calcext:value-type="float">
            <text:p>16.3593245583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96.45" calcext:value-type="float">
            <text:p>19796.45</text:p>
          </table:table-cell>
          <table:table-cell office:value-type="float" office:value="30.409661292799" calcext:value-type="float">
            <text:p>30.4096612927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54.85" calcext:value-type="float">
            <text:p>44654.85</text:p>
          </table:table-cell>
          <table:table-cell office:value-type="float" office:value="44.125134565132" calcext:value-type="float">
            <text:p>44.12513456513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51.95" calcext:value-type="float">
            <text:p>79451.95</text:p>
          </table:table-cell>
          <table:table-cell office:value-type="float" office:value="55.486462333861" calcext:value-type="float">
            <text:p>55.48646233386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289.95" calcext:value-type="float">
            <text:p>124289.95</text:p>
          </table:table-cell>
          <table:table-cell office:value-type="float" office:value="63.973021662341" calcext:value-type="float">
            <text:p>63.9730216623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20.2" calcext:value-type="float">
            <text:p>179120.2</text:p>
          </table:table-cell>
          <table:table-cell office:value-type="float" office:value="58.717629333164" calcext:value-type="float">
            <text:p>58.71762933316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97.2" calcext:value-type="float">
            <text:p>243897.2</text:p>
          </table:table-cell>
          <table:table-cell office:value-type="float" office:value="71.322226660902" calcext:value-type="float">
            <text:p>71.32222666090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695.9" calcext:value-type="float">
            <text:p>318695.9</text:p>
          </table:table-cell>
          <table:table-cell office:value-type="float" office:value="81.541952463727" calcext:value-type="float">
            <text:p>81.54195246372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458.6" calcext:value-type="float">
            <text:p>403458.6</text:p>
          </table:table-cell>
          <table:table-cell office:value-type="float" office:value="97.71970126156" calcext:value-type="float">
            <text:p>97.7197012615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232.1" calcext:value-type="float">
            <text:p>498232.1</text:p>
          </table:table-cell>
          <table:table-cell office:value-type="float" office:value="104.178164388238" calcext:value-type="float">
            <text:p>104.1781643882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5745.85" calcext:value-type="float">
            <text:p>1995745.85</text:p>
          </table:table-cell>
          <table:table-cell office:value-type="float" office:value="217.225521626934" calcext:value-type="float">
            <text:p>217.22552162693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7.2" calcext:value-type="float">
            <text:p>7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4493091.35" calcext:value-type="float">
            <text:p>4493091.35</text:p>
          </table:table-cell>
          <table:table-cell office:value-type="float" office:value="241.214893818769" calcext:value-type="float">
            <text:p>241.214893818769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2.15" calcext:value-type="float">
            <text:p>12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7990301.85" calcext:value-type="float">
            <text:p>7990301.85</text:p>
          </table:table-cell>
          <table:table-cell office:value-type="float" office:value="268.16695475953" calcext:value-type="float">
            <text:p>268.1669547595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9.75" calcext:value-type="float">
            <text:p>19.7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2487159.2" calcext:value-type="float">
            <text:p>12487159.2</text:p>
          </table:table-cell>
          <table:table-cell office:value-type="float" office:value="409.31028114378" calcext:value-type="float">
            <text:p>409.31028114378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8.8" calcext:value-type="float">
            <text:p>28.8</text:p>
          </table:table-cell>
          <table:table-cell office:value-type="float" office:value="0.812403840464" calcext:value-type="float">
            <text:p>0.812403840464</text:p>
          </table:table-cell>
          <table:table-cell office:value-type="float" office:value="17984131.4" calcext:value-type="float">
            <text:p>17984131.4</text:p>
          </table:table-cell>
          <table:table-cell office:value-type="float" office:value="456.666043186922" calcext:value-type="float">
            <text:p>456.6660431869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40" calcext:value-type="float">
            <text:p>40</text:p>
          </table:table-cell>
          <table:table-cell office:value-type="float" office:value="0.94868329805" calcext:value-type="float">
            <text:p>0.94868329805</text:p>
          </table:table-cell>
          <table:table-cell office:value-type="float" office:value="24480838.4" calcext:value-type="float">
            <text:p>24480838.4</text:p>
          </table:table-cell>
          <table:table-cell office:value-type="float" office:value="567.321778182365" calcext:value-type="float">
            <text:p>567.321778182365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office:value-type="float" office:value="1.048808848169" calcext:value-type="float">
            <text:p>1.048808848169</text:p>
          </table:table-cell>
          <table:table-cell office:value-type="float" office:value="31977569.2" calcext:value-type="float">
            <text:p>31977569.2</text:p>
          </table:table-cell>
          <table:table-cell office:value-type="float" office:value="495.305839860586" calcext:value-type="float">
            <text:p>495.30583986058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69.9" calcext:value-type="float">
            <text:p>69.9</text:p>
          </table:table-cell>
          <table:table-cell office:value-type="float" office:value="0.943398113205" calcext:value-type="float">
            <text:p>0.943398113205</text:p>
          </table:table-cell>
          <table:table-cell office:value-type="float" office:value="40474457.7" calcext:value-type="float">
            <text:p>40474457.7</text:p>
          </table:table-cell>
          <table:table-cell office:value-type="float" office:value="326.101211282632" calcext:value-type="float">
            <text:p>326.10121128263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87.45" calcext:value-type="float">
            <text:p>87.45</text:p>
          </table:table-cell>
          <table:table-cell office:value-type="float" office:value="1.465435088975" calcext:value-type="float">
            <text:p>1.465435088975</text:p>
          </table:table-cell>
          <table:table-cell office:value-type="float" office:value="49970904.85" calcext:value-type="float">
            <text:p>49970904.85</text:p>
          </table:table-cell>
          <table:table-cell office:value-type="float" office:value="680.98678401273" calcext:value-type="float">
            <text:p>680.98678401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411.2" calcext:value-type="float">
            <text:p>411.2</text:p>
          </table:table-cell>
          <table:table-cell office:value-type="float" office:value="2.357965224504" calcext:value-type="float">
            <text:p>2.357965224504</text:p>
          </table:table-cell>
          <table:table-cell office:value-type="float" office:value="199934892.35" calcext:value-type="float">
            <text:p>199934892.35</text:p>
          </table:table-cell>
          <table:table-cell office:value-type="float" office:value="1145.32440819185" calcext:value-type="float">
            <text:p>1145.3244081918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999" calcext:value-type="float">
            <text:p>999</text:p>
          </table:table-cell>
          <table:table-cell office:value-type="float" office:value="10.48808848169" calcext:value-type="float">
            <text:p>10.48808848169</text:p>
          </table:table-cell>
          <table:table-cell office:value-type="float" office:value="449896631.4" calcext:value-type="float">
            <text:p>449896631.4</text:p>
          </table:table-cell>
          <table:table-cell office:value-type="float" office:value="1667.39077603302" calcext:value-type="float">
            <text:p>1667.39077603302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842" calcext:value-type="float">
            <text:p>1842</text:p>
          </table:table-cell>
          <table:table-cell office:value-type="float" office:value="4.878524367137" calcext:value-type="float">
            <text:p>4.878524367137</text:p>
          </table:table-cell>
          <table:table-cell office:value-type="float" office:value="799856847.4" calcext:value-type="float">
            <text:p>799856847.4</text:p>
          </table:table-cell>
          <table:table-cell office:value-type="float" office:value="1772.32051277414" calcext:value-type="float">
            <text:p>1772.32051277414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960.3" calcext:value-type="float">
            <text:p>2960.3</text:p>
          </table:table-cell>
          <table:table-cell office:value-type="float" office:value="30.762152070339" calcext:value-type="float">
            <text:p>30.762152070339</text:p>
          </table:table-cell>
          <table:table-cell office:value-type="float" office:value="1249815403.85" calcext:value-type="float">
            <text:p>1249815403.85</text:p>
          </table:table-cell>
          <table:table-cell office:value-type="float" office:value="1886.30432327342" calcext:value-type="float">
            <text:p>1886.30432327342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4377.1" calcext:value-type="float">
            <text:p>4377.1</text:p>
          </table:table-cell>
          <table:table-cell office:value-type="float" office:value="16.920106382618" calcext:value-type="float">
            <text:p>16.920106382618</text:p>
          </table:table-cell>
          <table:table-cell office:value-type="float" office:value="1799773228.9" calcext:value-type="float">
            <text:p>1799773228.9</text:p>
          </table:table-cell>
          <table:table-cell office:value-type="float" office:value="2468.7745948142" calcext:value-type="float">
            <text:p>2468.7745948142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6075.5" calcext:value-type="float">
            <text:p>6075.5</text:p>
          </table:table-cell>
          <table:table-cell office:value-type="float" office:value="232.290658443259" calcext:value-type="float">
            <text:p>232.290658443259</text:p>
          </table:table-cell>
          <table:table-cell office:value-type="float" office:value="2449728526.85" calcext:value-type="float">
            <text:p>2449728526.85</text:p>
          </table:table-cell>
          <table:table-cell office:value-type="float" office:value="2874.12734582168" calcext:value-type="float">
            <text:p>2874.12734582168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8436.15" calcext:value-type="float">
            <text:p>8436.15</text:p>
          </table:table-cell>
          <table:table-cell office:value-type="float" office:value="85.803423591495" calcext:value-type="float">
            <text:p>85.803423591495</text:p>
          </table:table-cell>
          <table:table-cell office:value-type="float" office:value="3199685784.55" calcext:value-type="float">
            <text:p>3199685784.55</text:p>
          </table:table-cell>
          <table:table-cell office:value-type="float" office:value="3494.89227301787" calcext:value-type="float">
            <text:p>3494.89227301787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1091.65" calcext:value-type="float">
            <text:p>11091.65</text:p>
          </table:table-cell>
          <table:table-cell office:value-type="float" office:value="775.260361104576" calcext:value-type="float">
            <text:p>775.260361104576</text:p>
          </table:table-cell>
          <table:table-cell office:value-type="float" office:value="4049640831.5" calcext:value-type="float">
            <text:p>4049640831.5</text:p>
          </table:table-cell>
          <table:table-cell office:value-type="float" office:value="3419.66080189249" calcext:value-type="float">
            <text:p>3419.66080189249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582.9" calcext:value-type="float">
            <text:p>13582.9</text:p>
          </table:table-cell>
          <table:table-cell office:value-type="float" office:value="211.366246122761" calcext:value-type="float">
            <text:p>211.366246122761</text:p>
          </table:table-cell>
          <table:table-cell office:value-type="float" office:value="4999595611.3" calcext:value-type="float">
            <text:p>4999595611.3</text:p>
          </table:table-cell>
          <table:table-cell office:value-type="float" office:value="3322.45692221886" calcext:value-type="float">
            <text:p>3322.456922218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" calcext:value-type="float">
            <text:p>201.5</text:p>
          </table:table-cell>
          <table:table-cell office:value-type="float" office:value="4.994997497497" calcext:value-type="float">
            <text:p>4.994997497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.45" calcext:value-type="float">
            <text:p>447.45</text:p>
          </table:table-cell>
          <table:table-cell office:value-type="float" office:value="4.030818775385" calcext:value-type="float">
            <text:p>4.030818775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3" calcext:value-type="float">
            <text:p>790.3</text:p>
          </table:table-cell>
          <table:table-cell office:value-type="float" office:value="8.124653838773" calcext:value-type="float">
            <text:p>8.1246538387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1.433612727364" calcext:value-type="float">
            <text:p>11.43361272736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9.602083107312" calcext:value-type="float">
            <text:p>9.6020831073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.9" calcext:value-type="float">
            <text:p>2421.9</text:p>
          </table:table-cell>
          <table:table-cell office:value-type="float" office:value="10.857716150176" calcext:value-type="float">
            <text:p>10.8577161501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9.35" calcext:value-type="float">
            <text:p>3159.35</text:p>
          </table:table-cell>
          <table:table-cell office:value-type="float" office:value="13.528765649322" calcext:value-type="float">
            <text:p>13.52876564932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9.85" calcext:value-type="float">
            <text:p>3989.85</text:p>
          </table:table-cell>
          <table:table-cell office:value-type="float" office:value="12.562941534627" calcext:value-type="float">
            <text:p>12.5629415346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6.1" calcext:value-type="float">
            <text:p>4936.1</text:p>
          </table:table-cell>
          <table:table-cell office:value-type="float" office:value="14.497930887157" calcext:value-type="float">
            <text:p>14.4979308871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18.05" calcext:value-type="float">
            <text:p>19818.05</text:p>
          </table:table-cell>
          <table:table-cell office:value-type="float" office:value="25.020941230775" calcext:value-type="float">
            <text:p>25.0209412307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64.6" calcext:value-type="float">
            <text:p>44664.6</text:p>
          </table:table-cell>
          <table:table-cell office:value-type="float" office:value="49.084009611407" calcext:value-type="float">
            <text:p>49.08400961140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11.65" calcext:value-type="float">
            <text:p>79511.65</text:p>
          </table:table-cell>
          <table:table-cell office:value-type="float" office:value="44.301551908344" calcext:value-type="float">
            <text:p>44.30155190834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50.2" calcext:value-type="float">
            <text:p>124350.2</text:p>
          </table:table-cell>
          <table:table-cell office:value-type="float" office:value="41.509757882526" calcext:value-type="float">
            <text:p>41.5097578825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25.65" calcext:value-type="float">
            <text:p>179125.65</text:p>
          </table:table-cell>
          <table:table-cell office:value-type="float" office:value="63.206229945847" calcext:value-type="float">
            <text:p>63.20622994584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55.35" calcext:value-type="float">
            <text:p>243955.35</text:p>
          </table:table-cell>
          <table:table-cell office:value-type="float" office:value="95.420791732264" calcext:value-type="float">
            <text:p>95.42079173226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779.9" calcext:value-type="float">
            <text:p>318779.9</text:p>
          </table:table-cell>
          <table:table-cell office:value-type="float" office:value="81.365778668642" calcext:value-type="float">
            <text:p>81.36577866864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562.8" calcext:value-type="float">
            <text:p>403562.8</text:p>
          </table:table-cell>
          <table:table-cell office:value-type="float" office:value="83.735058536292" calcext:value-type="float">
            <text:p>83.73505853629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388.45" calcext:value-type="float">
            <text:p>498388.45</text:p>
          </table:table-cell>
          <table:table-cell office:value-type="float" office:value="114.684120964144" calcext:value-type="float">
            <text:p>114.6841209641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6238.1" calcext:value-type="float">
            <text:p>1996238.1</text:p>
          </table:table-cell>
          <table:table-cell office:value-type="float" office:value="165.010879435361" calcext:value-type="float">
            <text:p>165.01087943536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.95" calcext:value-type="float">
            <text:p>6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494058.65" calcext:value-type="float">
            <text:p>4494058.65</text:p>
          </table:table-cell>
          <table:table-cell office:value-type="float" office:value="237.48880730205" calcext:value-type="float">
            <text:p>237.4888073020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7991886.85" calcext:value-type="float">
            <text:p>7991886.85</text:p>
          </table:table-cell>
          <table:table-cell office:value-type="float" office:value="274.563872919399" calcext:value-type="float">
            <text:p>274.5638729193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8.05" calcext:value-type="float">
            <text:p>18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2489575.5" calcext:value-type="float">
            <text:p>12489575.5</text:p>
          </table:table-cell>
          <table:table-cell office:value-type="float" office:value="298.832153976107" calcext:value-type="float">
            <text:p>298.83215397610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6.8" calcext:value-type="float">
            <text:p>26.8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17987338.9" calcext:value-type="float">
            <text:p>17987338.9</text:p>
          </table:table-cell>
          <table:table-cell office:value-type="float" office:value="457.50553275343" calcext:value-type="float">
            <text:p>457.5055327534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6.35" calcext:value-type="float">
            <text:p>36.35</text:p>
          </table:table-cell>
          <table:table-cell office:value-type="float" office:value="0.653834841532" calcext:value-type="float">
            <text:p>0.653834841532</text:p>
          </table:table-cell>
          <table:table-cell office:value-type="float" office:value="24485150.85" calcext:value-type="float">
            <text:p>24485150.85</text:p>
          </table:table-cell>
          <table:table-cell office:value-type="float" office:value="470.243819736102" calcext:value-type="float">
            <text:p>470.24381973610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47.5" calcext:value-type="float">
            <text:p>47.5</text:p>
          </table:table-cell>
          <table:table-cell office:value-type="float" office:value="0.670820393249" calcext:value-type="float">
            <text:p>0.670820393249</text:p>
          </table:table-cell>
          <table:table-cell office:value-type="float" office:value="31982864.7" calcext:value-type="float">
            <text:p>31982864.7</text:p>
          </table:table-cell>
          <table:table-cell office:value-type="float" office:value="547.554677635029" calcext:value-type="float">
            <text:p>547.55467763502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60.05" calcext:value-type="float">
            <text:p>60.05</text:p>
          </table:table-cell>
          <table:table-cell office:value-type="float" office:value="0.384057287393" calcext:value-type="float">
            <text:p>0.384057287393</text:p>
          </table:table-cell>
          <table:table-cell office:value-type="float" office:value="40480664.35" calcext:value-type="float">
            <text:p>40480664.35</text:p>
          </table:table-cell>
          <table:table-cell office:value-type="float" office:value="401.249299064808" calcext:value-type="float">
            <text:p>401.24929906480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74.3" calcext:value-type="float">
            <text:p>74.3</text:p>
          </table:table-cell>
          <table:table-cell office:value-type="float" office:value="0.781024967589" calcext:value-type="float">
            <text:p>0.781024967589</text:p>
          </table:table-cell>
          <table:table-cell office:value-type="float" office:value="49978637.35" calcext:value-type="float">
            <text:p>49978637.35</text:p>
          </table:table-cell>
          <table:table-cell office:value-type="float" office:value="617.814292486019" calcext:value-type="float">
            <text:p>617.814292486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341.65" calcext:value-type="float">
            <text:p>341.65</text:p>
          </table:table-cell>
          <table:table-cell office:value-type="float" office:value="1.458595214577" calcext:value-type="float">
            <text:p>1.458595214577</text:p>
          </table:table-cell>
          <table:table-cell office:value-type="float" office:value="199955561" calcext:value-type="float">
            <text:p>199955561</text:p>
          </table:table-cell>
          <table:table-cell office:value-type="float" office:value="1238.82524998484" calcext:value-type="float">
            <text:p>1238.8252499848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822.75" calcext:value-type="float">
            <text:p>822.75</text:p>
          </table:table-cell>
          <table:table-cell office:value-type="float" office:value="5.097793640383" calcext:value-type="float">
            <text:p>5.097793640383</text:p>
          </table:table-cell>
          <table:table-cell office:value-type="float" office:value="449933798" calcext:value-type="float">
            <text:p>449933798</text:p>
          </table:table-cell>
          <table:table-cell office:value-type="float" office:value="1213.44468353527" calcext:value-type="float">
            <text:p>1213.44468353527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502.5" calcext:value-type="float">
            <text:p>1502.5</text:p>
          </table:table-cell>
          <table:table-cell office:value-type="float" office:value="5.740209055483" calcext:value-type="float">
            <text:p>5.740209055483</text:p>
          </table:table-cell>
          <table:table-cell office:value-type="float" office:value="799910944.25" calcext:value-type="float">
            <text:p>799910944.25</text:p>
          </table:table-cell>
          <table:table-cell office:value-type="float" office:value="1743.55957741627" calcext:value-type="float">
            <text:p>1743.5595774162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384.6" calcext:value-type="float">
            <text:p>2384.6</text:p>
          </table:table-cell>
          <table:table-cell office:value-type="float" office:value="6.967065379476" calcext:value-type="float">
            <text:p>6.967065379476</text:p>
          </table:table-cell>
          <table:table-cell office:value-type="float" office:value="1249888562.8" calcext:value-type="float">
            <text:p>1249888562.8</text:p>
          </table:table-cell>
          <table:table-cell office:value-type="float" office:value="1905.5455911628" calcext:value-type="float">
            <text:p>1905.545591162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3441.95" calcext:value-type="float">
            <text:p>3441.95</text:p>
          </table:table-cell>
          <table:table-cell office:value-type="float" office:value="56.919658291299" calcext:value-type="float">
            <text:p>56.919658291299</text:p>
          </table:table-cell>
          <table:table-cell office:value-type="float" office:value="1799865904.25" calcext:value-type="float">
            <text:p>1799865904.25</text:p>
          </table:table-cell>
          <table:table-cell office:value-type="float" office:value="2700.82654015396" calcext:value-type="float">
            <text:p>2700.82654015396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4651.95" calcext:value-type="float">
            <text:p>4651.95</text:p>
          </table:table-cell>
          <table:table-cell office:value-type="float" office:value="15.386601314087" calcext:value-type="float">
            <text:p>15.386601314087</text:p>
          </table:table-cell>
          <table:table-cell office:value-type="float" office:value="2449844898.9" calcext:value-type="float">
            <text:p>2449844898.9</text:p>
          </table:table-cell>
          <table:table-cell office:value-type="float" office:value="2654.65025945039" calcext:value-type="float">
            <text:p>2654.65025945039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6101.95" calcext:value-type="float">
            <text:p>6101.95</text:p>
          </table:table-cell>
          <table:table-cell office:value-type="float" office:value="10.739995344686" calcext:value-type="float">
            <text:p>10.739995344686</text:p>
          </table:table-cell>
          <table:table-cell office:value-type="float" office:value="3199820815.4" calcext:value-type="float">
            <text:p>3199820815.4</text:p>
          </table:table-cell>
          <table:table-cell office:value-type="float" office:value="2365.40398240977" calcext:value-type="float">
            <text:p>2365.40398240977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7751.9" calcext:value-type="float">
            <text:p>7751.9</text:p>
          </table:table-cell>
          <table:table-cell office:value-type="float" office:value="26.916351907522" calcext:value-type="float">
            <text:p>26.916351907522</text:p>
          </table:table-cell>
          <table:table-cell office:value-type="float" office:value="4049800041.6" calcext:value-type="float">
            <text:p>4049800041.6</text:p>
          </table:table-cell>
          <table:table-cell office:value-type="float" office:value="2546.36368180195" calcext:value-type="float">
            <text:p>2546.36368180195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1.25" calcext:value-type="float">
            <text:p>9631.25</text:p>
          </table:table-cell>
          <table:table-cell office:value-type="float" office:value="400.633482749508" calcext:value-type="float">
            <text:p>400.633482749508</text:p>
          </table:table-cell>
          <table:table-cell office:value-type="float" office:value="4999776157.75" calcext:value-type="float">
            <text:p>4999776157.75</text:p>
          </table:table-cell>
          <table:table-cell office:value-type="float" office:value="3224.8634079601" calcext:value-type="float">
            <text:p>3224.8634079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9" calcext:value-type="float">
            <text:p>3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9" calcext:value-type="float">
            <text:p>5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9" calcext:value-type="float">
            <text:p>6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9" calcext:value-type="float">
            <text:p>8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99" calcext:value-type="float">
            <text:p>1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99" calcext:value-type="float">
            <text:p>3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99" calcext:value-type="float">
            <text:p>4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99" calcext:value-type="float">
            <text:p>5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99" calcext:value-type="float">
            <text:p>6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99" calcext:value-type="float">
            <text:p>7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99" calcext:value-type="float">
            <text:p>8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5" calcext:value-type="float">
            <text:p>6225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953939201417" calcext:value-type="float">
            <text:p>0.953939201417</text:p>
          </table:table-cell>
          <table:table-cell office:value-type="float" office:value="24950" calcext:value-type="float">
            <text:p>24950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6175" calcext:value-type="float">
            <text:p>56175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99900" calcext:value-type="float">
            <text:p>99900</text:p>
          </table:table-cell>
          <table:table-cell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125" calcext:value-type="float">
            <text:p>156125</text:p>
          </table:table-cell>
          <table:table-cell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2.75" calcext:value-type="float">
            <text:p>2.7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224850" calcext:value-type="float">
            <text:p>224850</text:p>
          </table:table-cell>
          <table:table-cell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3.85" calcext:value-type="float">
            <text:p>3.8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306075" calcext:value-type="float">
            <text:p>306075</text:p>
          </table:table-cell>
          <table:table-cell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4.85" calcext:value-type="float">
            <text:p>4.8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399800" calcext:value-type="float">
            <text:p>399800</text:p>
          </table:table-cell>
          <table:table-cell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506025" calcext:value-type="float">
            <text:p>506025</text:p>
          </table:table-cell>
          <table:table-cell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7.1" calcext:value-type="float">
            <text:p>7.1</text:p>
          </table:table-cell>
          <table:table-cell office:value-type="float" office:value="0.830662386292" calcext:value-type="float">
            <text:p>0.830662386292</text:p>
          </table:table-cell>
          <table:table-cell office:value-type="float" office:value="624750" calcext:value-type="float">
            <text:p>624750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0.55" calcext:value-type="float">
            <text:p>30.55</text:p>
          </table:table-cell>
          <table:table-cell office:value-type="float" office:value="2.923610781209" calcext:value-type="float">
            <text:p>2.923610781209</text:p>
          </table:table-cell>
          <table:table-cell office:value-type="float" office:value="2499500" calcext:value-type="float">
            <text:p>2499500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2.1" calcext:value-type="float">
            <text:p>62.1</text:p>
          </table:table-cell>
          <table:table-cell office:value-type="float" office:value="2.3" calcext:value-type="float">
            <text:p>2.3</text:p>
          </table:table-cell>
          <table:table-cell office:value-type="float" office:value="5624250" calcext:value-type="float">
            <text:p>5624250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18.95" calcext:value-type="float">
            <text:p>118.95</text:p>
          </table:table-cell>
          <table:table-cell office:value-type="float" office:value="4.984726672547" calcext:value-type="float">
            <text:p>4.984726672547</text:p>
          </table:table-cell>
          <table:table-cell office:value-type="float" office:value="9999000" calcext:value-type="float">
            <text:p>9999000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78.85" calcext:value-type="float">
            <text:p>178.85</text:p>
          </table:table-cell>
          <table:table-cell office:value-type="float" office:value="3.691544392255" calcext:value-type="float">
            <text:p>3.691544392255</text:p>
          </table:table-cell>
          <table:table-cell office:value-type="float" office:value="15623750" calcext:value-type="float">
            <text:p>15623750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54.3" calcext:value-type="float">
            <text:p>254.3</text:p>
          </table:table-cell>
          <table:table-cell office:value-type="float" office:value="10.39759587597" calcext:value-type="float">
            <text:p>10.39759587597</text:p>
          </table:table-cell>
          <table:table-cell office:value-type="float" office:value="22498500" calcext:value-type="float">
            <text:p>22498500</text:p>
          </table:table-cell>
          <table:table-cell office:value-type="float" office:value="0" calcext:value-type="float">
            <text:p>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44.05" calcext:value-type="float">
            <text:p>344.05</text:p>
          </table:table-cell>
          <table:table-cell office:value-type="float" office:value="15.474091249571" calcext:value-type="float">
            <text:p>15.474091249571</text:p>
          </table:table-cell>
          <table:table-cell office:value-type="float" office:value="30623250" calcext:value-type="float">
            <text:p>30623250</text:p>
          </table:table-cell>
          <table:table-cell office:value-type="float" office:value="0" calcext:value-type="float">
            <text:p>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451.6" calcext:value-type="float">
            <text:p>451.6</text:p>
          </table:table-cell>
          <table:table-cell office:value-type="float" office:value="18.524038436582" calcext:value-type="float">
            <text:p>18.524038436582</text:p>
          </table:table-cell>
          <table:table-cell office:value-type="float" office:value="39998000" calcext:value-type="float">
            <text:p>39998000</text:p>
          </table:table-cell>
          <table:table-cell office:value-type="float" office:value="0" calcext:value-type="float">
            <text:p>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565.8" calcext:value-type="float">
            <text:p>565.8</text:p>
          </table:table-cell>
          <table:table-cell office:value-type="float" office:value="5.73236425918" calcext:value-type="float">
            <text:p>5.73236425918</text:p>
          </table:table-cell>
          <table:table-cell office:value-type="float" office:value="50622750" calcext:value-type="float">
            <text:p>50622750</text:p>
          </table:table-cell>
          <table:table-cell office:value-type="float" office:value="0" calcext:value-type="float">
            <text:p>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683.55" calcext:value-type="float">
            <text:p>683.55</text:p>
          </table:table-cell>
          <table:table-cell office:value-type="float" office:value="10.604126555267" calcext:value-type="float">
            <text:p>10.604126555267</text:p>
          </table:table-cell>
          <table:table-cell office:value-type="float" office:value="62497500" calcext:value-type="float">
            <text:p>62497500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693.55" calcext:value-type="float">
            <text:p>2693.55</text:p>
          </table:table-cell>
          <table:table-cell office:value-type="float" office:value="39.393495655999" calcext:value-type="float">
            <text:p>39.393495655999</text:p>
          </table:table-cell>
          <table:table-cell office:value-type="float" office:value="249995000" calcext:value-type="float">
            <text:p>249995000</text:p>
          </table:table-cell>
          <table:table-cell office:value-type="float" office:value="0" calcext:value-type="float">
            <text:p>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6919.05" calcext:value-type="float">
            <text:p>6919.05</text:p>
          </table:table-cell>
          <table:table-cell office:value-type="float" office:value="233.422679917801" calcext:value-type="float">
            <text:p>233.422679917801</text:p>
          </table:table-cell>
          <table:table-cell office:value-type="float" office:value="562492500" calcext:value-type="float">
            <text:p>562492500</text:p>
          </table:table-cell>
          <table:table-cell office:value-type="float" office:value="0" calcext:value-type="float">
            <text:p>0</text:p>
          </table:table-cell>
          <table:table-cell office:value-type="float" office:value="449985000" calcext:value-type="float">
            <text:p>44998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5854.65" calcext:value-type="float">
            <text:p>15854.65</text:p>
          </table:table-cell>
          <table:table-cell office:value-type="float" office:value="721.83372565985" calcext:value-type="float">
            <text:p>721.83372565985</text:p>
          </table:table-cell>
          <table:table-cell office:value-type="float" office:value="999990000" calcext:value-type="float">
            <text:p>999990000</text:p>
          </table:table-cell>
          <table:table-cell office:value-type="float" office:value="0" calcext:value-type="float">
            <text:p>0</text:p>
          </table:table-cell>
          <table:table-cell office:value-type="float" office:value="799980000" calcext:value-type="float">
            <text:p>7999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3041.2" calcext:value-type="float">
            <text:p>23041.2</text:p>
          </table:table-cell>
          <table:table-cell office:value-type="float" office:value="3159.77273866336" calcext:value-type="float">
            <text:p>3159.77273866336</text:p>
          </table:table-cell>
          <table:table-cell office:value-type="float" office:value="1562487500" calcext:value-type="float">
            <text:p>1562487500</text:p>
          </table:table-cell>
          <table:table-cell office:value-type="float" office:value="0" calcext:value-type="float">
            <text:p>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31429.8" calcext:value-type="float">
            <text:p>31429.8</text:p>
          </table:table-cell>
          <table:table-cell office:value-type="float" office:value="3765.0922511939" calcext:value-type="float">
            <text:p>3765.0922511939</text:p>
          </table:table-cell>
          <table:table-cell office:value-type="float" office:value="2249985000" calcext:value-type="float">
            <text:p>2249985000</text:p>
          </table:table-cell>
          <table:table-cell office:value-type="float" office:value="0" calcext:value-type="float">
            <text:p>0</text:p>
          </table:table-cell>
          <table:table-cell office:value-type="float" office:value="1799970000" calcext:value-type="float">
            <text:p>17999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43473.4" calcext:value-type="float">
            <text:p>43473.4</text:p>
          </table:table-cell>
          <table:table-cell office:value-type="float" office:value="4265.44661670975" calcext:value-type="float">
            <text:p>4265.44661670975</text:p>
          </table:table-cell>
          <table:table-cell office:value-type="float" office:value="3062482500" calcext:value-type="float">
            <text:p>3062482500</text:p>
          </table:table-cell>
          <table:table-cell office:value-type="float" office:value="0" calcext:value-type="float">
            <text:p>0</text:p>
          </table:table-cell>
          <table:table-cell office:value-type="float" office:value="2449965000" calcext:value-type="float">
            <text:p>24499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58158.75" calcext:value-type="float">
            <text:p>58158.75</text:p>
          </table:table-cell>
          <table:table-cell office:value-type="float" office:value="3706.49949244576" calcext:value-type="float">
            <text:p>3706.49949244576</text:p>
          </table:table-cell>
          <table:table-cell office:value-type="float" office:value="3999980000" calcext:value-type="float">
            <text:p>3999980000</text:p>
          </table:table-cell>
          <table:table-cell office:value-type="float" office:value="0" calcext:value-type="float">
            <text:p>0</text:p>
          </table:table-cell>
          <table:table-cell office:value-type="float" office:value="3199960000" calcext:value-type="float">
            <text:p>31999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80646.75" calcext:value-type="float">
            <text:p>80646.75</text:p>
          </table:table-cell>
          <table:table-cell office:value-type="float" office:value="2542.34999311664" calcext:value-type="float">
            <text:p>2542.34999311664</text:p>
          </table:table-cell>
          <table:table-cell office:value-type="float" office:value="5062477500" calcext:value-type="float">
            <text:p>5062477500</text:p>
          </table:table-cell>
          <table:table-cell office:value-type="float" office:value="0" calcext:value-type="float">
            <text:p>0</text:p>
          </table:table-cell>
          <table:table-cell office:value-type="float" office:value="4049955000" calcext:value-type="float">
            <text:p>404995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9032.25" calcext:value-type="float">
            <text:p>129032.25</text:p>
          </table:table-cell>
          <table:table-cell office:value-type="float" office:value="15142.1677572106" calcext:value-type="float">
            <text:p>15142.1677572106</text:p>
          </table:table-cell>
          <table:table-cell office:value-type="float" office:value="6249975000" calcext:value-type="float">
            <text:p>6249975000</text:p>
          </table:table-cell>
          <table:table-cell office:value-type="float" office:value="0" calcext:value-type="float">
            <text:p>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1" calcext:value-type="float">
            <text:p>171.1</text:p>
          </table:table-cell>
          <table:table-cell office:value-type="float" office:value="20.767522721788" calcext:value-type="float">
            <text:p>20.767522721788</text:p>
          </table:table-cell>
          <table:table-cell office:value-type="float" office:value="88.9" calcext:value-type="float">
            <text:p>88.9</text:p>
          </table:table-cell>
          <table:table-cell office:value-type="float" office:value="16.804463692722" calcext:value-type="float">
            <text:p>16.8044636927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.55" calcext:value-type="float">
            <text:p>387.55</text:p>
          </table:table-cell>
          <table:table-cell office:value-type="float" office:value="43.315672683221" calcext:value-type="float">
            <text:p>43.315672683221</text:p>
          </table:table-cell>
          <table:table-cell office:value-type="float" office:value="211.5" calcext:value-type="float">
            <text:p>211.5</text:p>
          </table:table-cell>
          <table:table-cell office:value-type="float" office:value="29.071463671442" calcext:value-type="float">
            <text:p>29.0714636714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.8" calcext:value-type="float">
            <text:p>692.8</text:p>
          </table:table-cell>
          <table:table-cell office:value-type="float" office:value="70.960270574457" calcext:value-type="float">
            <text:p>70.960270574457</text:p>
          </table:table-cell>
          <table:table-cell office:value-type="float" office:value="379.7" calcext:value-type="float">
            <text:p>379.7</text:p>
          </table:table-cell>
          <table:table-cell office:value-type="float" office:value="45.562155348491" calcext:value-type="float">
            <text:p>45.5621553484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.75" calcext:value-type="float">
            <text:p>1096.75</text:p>
          </table:table-cell>
          <table:table-cell office:value-type="float" office:value="94.405442110083" calcext:value-type="float">
            <text:p>94.405442110083</text:p>
          </table:table-cell>
          <table:table-cell office:value-type="float" office:value="604.05" calcext:value-type="float">
            <text:p>604.05</text:p>
          </table:table-cell>
          <table:table-cell office:value-type="float" office:value="63.433015851369" calcext:value-type="float">
            <text:p>63.4330158513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2.75" calcext:value-type="float">
            <text:p>1542.75</text:p>
          </table:table-cell>
          <table:table-cell office:value-type="float" office:value="111.684320743781" calcext:value-type="float">
            <text:p>111.684320743781</text:p>
          </table:table-cell>
          <table:table-cell office:value-type="float" office:value="874.5" calcext:value-type="float">
            <text:p>874.5</text:p>
          </table:table-cell>
          <table:table-cell office:value-type="float" office:value="66.603678577088" calcext:value-type="float">
            <text:p>66.60367857708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1.7" calcext:value-type="float">
            <text:p>2081.7</text:p>
          </table:table-cell>
          <table:table-cell office:value-type="float" office:value="161.937364434522" calcext:value-type="float">
            <text:p>161.937364434522</text:p>
          </table:table-cell>
          <table:table-cell office:value-type="float" office:value="1184" calcext:value-type="float">
            <text:p>1184</text:p>
          </table:table-cell>
          <table:table-cell office:value-type="float" office:value="82.904161536078" calcext:value-type="float">
            <text:p>82.9041615360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0.5" calcext:value-type="float">
            <text:p>2730.5</text:p>
          </table:table-cell>
          <table:table-cell office:value-type="float" office:value="170.538118906009" calcext:value-type="float">
            <text:p>170.538118906009</text:p>
          </table:table-cell>
          <table:table-cell office:value-type="float" office:value="1583.15" calcext:value-type="float">
            <text:p>1583.15</text:p>
          </table:table-cell>
          <table:table-cell office:value-type="float" office:value="124.874847347254" calcext:value-type="float">
            <text:p>124.87484734725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8.75" calcext:value-type="float">
            <text:p>3408.75</text:p>
          </table:table-cell>
          <table:table-cell office:value-type="float" office:value="188.163459523896" calcext:value-type="float">
            <text:p>188.163459523896</text:p>
          </table:table-cell>
          <table:table-cell office:value-type="float" office:value="1966.1" calcext:value-type="float">
            <text:p>1966.1</text:p>
          </table:table-cell>
          <table:table-cell office:value-type="float" office:value="144.924428582622" calcext:value-type="float">
            <text:p>144.9244285826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1.05" calcext:value-type="float">
            <text:p>4201.05</text:p>
          </table:table-cell>
          <table:table-cell office:value-type="float" office:value="270.230175036031" calcext:value-type="float">
            <text:p>270.230175036031</text:p>
          </table:table-cell>
          <table:table-cell office:value-type="float" office:value="2454.1" calcext:value-type="float">
            <text:p>2454.1</text:p>
          </table:table-cell>
          <table:table-cell office:value-type="float" office:value="152.90483968795" calcext:value-type="float">
            <text:p>152.9048396879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59.85" calcext:value-type="float">
            <text:p>17159.85</text:p>
          </table:table-cell>
          <table:table-cell office:value-type="float" office:value="952.449435665689" calcext:value-type="float">
            <text:p>952.449435665689</text:p>
          </table:table-cell>
          <table:table-cell office:value-type="float" office:value="10122.5" calcext:value-type="float">
            <text:p>10122.5</text:p>
          </table:table-cell>
          <table:table-cell office:value-type="float" office:value="521.674371615111" calcext:value-type="float">
            <text:p>521.6743716151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21.6" calcext:value-type="float">
            <text:p>37421.6</text:p>
          </table:table-cell>
          <table:table-cell office:value-type="float" office:value="1602.7333028298" calcext:value-type="float">
            <text:p>1602.7333028298</text:p>
          </table:table-cell>
          <table:table-cell office:value-type="float" office:value="22368.75" calcext:value-type="float">
            <text:p>22368.75</text:p>
          </table:table-cell>
          <table:table-cell office:value-type="float" office:value="892.601583854832" calcext:value-type="float">
            <text:p>892.60158385483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98.2" calcext:value-type="float">
            <text:p>66898.2</text:p>
          </table:table-cell>
          <table:table-cell office:value-type="float" office:value="1947.30055718118" calcext:value-type="float">
            <text:p>1947.30055718118</text:p>
          </table:table-cell>
          <table:table-cell office:value-type="float" office:value="40107.3" calcext:value-type="float">
            <text:p>40107.3</text:p>
          </table:table-cell>
          <table:table-cell office:value-type="float" office:value="1184.63843007046" calcext:value-type="float">
            <text:p>1184.638430070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0.95" calcext:value-type="float">
            <text:p>0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02768.4" calcext:value-type="float">
            <text:p>102768.4</text:p>
          </table:table-cell>
          <table:table-cell office:value-type="float" office:value="3729.44739070041" calcext:value-type="float">
            <text:p>3729.44739070041</text:p>
          </table:table-cell>
          <table:table-cell office:value-type="float" office:value="62161.3" calcext:value-type="float">
            <text:p>62161.3</text:p>
          </table:table-cell>
          <table:table-cell office:value-type="float" office:value="2199.27622412462" calcext:value-type="float">
            <text:p>2199.276224124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887.5" calcext:value-type="float">
            <text:p>148887.5</text:p>
          </table:table-cell>
          <table:table-cell office:value-type="float" office:value="4122.99909653146" calcext:value-type="float">
            <text:p>4122.99909653146</text:p>
          </table:table-cell>
          <table:table-cell office:value-type="float" office:value="89534.45" calcext:value-type="float">
            <text:p>89534.45</text:p>
          </table:table-cell>
          <table:table-cell office:value-type="float" office:value="2462.91590345622" calcext:value-type="float">
            <text:p>2462.915903456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826.65" calcext:value-type="float">
            <text:p>202826.65</text:p>
          </table:table-cell>
          <table:table-cell office:value-type="float" office:value="3601.41317089441" calcext:value-type="float">
            <text:p>3601.41317089441</text:p>
          </table:table-cell>
          <table:table-cell office:value-type="float" office:value="122835.7" calcext:value-type="float">
            <text:p>122835.7</text:p>
          </table:table-cell>
          <table:table-cell office:value-type="float" office:value="2200.67962457087" calcext:value-type="float">
            <text:p>2200.679624570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63541.4" calcext:value-type="float">
            <text:p>263541.4</text:p>
          </table:table-cell>
          <table:table-cell office:value-type="float" office:value="7858.08268854584" calcext:value-type="float">
            <text:p>7858.08268854584</text:p>
          </table:table-cell>
          <table:table-cell office:value-type="float" office:value="159727.2" calcext:value-type="float">
            <text:p>159727.2</text:p>
          </table:table-cell>
          <table:table-cell office:value-type="float" office:value="3878.57620268015" calcext:value-type="float">
            <text:p>3878.576202680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3.05" calcext:value-type="float">
            <text:p>3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331187.6" calcext:value-type="float">
            <text:p>331187.6</text:p>
          </table:table-cell>
          <table:table-cell office:value-type="float" office:value="5709.53055338707" calcext:value-type="float">
            <text:p>5709.53055338707</text:p>
          </table:table-cell>
          <table:table-cell office:value-type="float" office:value="200555.65" calcext:value-type="float">
            <text:p>200555.65</text:p>
          </table:table-cell>
          <table:table-cell office:value-type="float" office:value="4013.71314713516" calcext:value-type="float">
            <text:p>4013.713147135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4.05" calcext:value-type="float">
            <text:p>4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08115.9" calcext:value-type="float">
            <text:p>408115.9</text:p>
          </table:table-cell>
          <table:table-cell office:value-type="float" office:value="10311.7079569759" calcext:value-type="float">
            <text:p>10311.7079569759</text:p>
          </table:table-cell>
          <table:table-cell office:value-type="float" office:value="247210.4" calcext:value-type="float">
            <text:p>247210.4</text:p>
          </table:table-cell>
          <table:table-cell office:value-type="float" office:value="5468.00642282113" calcext:value-type="float">
            <text:p>5468.006422821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7.75" calcext:value-type="float">
            <text:p>17.75</text:p>
          </table:table-cell>
          <table:table-cell office:value-type="float" office:value="0.829156197589" calcext:value-type="float">
            <text:p>0.829156197589</text:p>
          </table:table-cell>
          <table:table-cell office:value-type="float" office:value="1636949.9" calcext:value-type="float">
            <text:p>1636949.9</text:p>
          </table:table-cell>
          <table:table-cell office:value-type="float" office:value="15706.0645895188" calcext:value-type="float">
            <text:p>15706.0645895188</text:p>
          </table:table-cell>
          <table:table-cell office:value-type="float" office:value="999498.25" calcext:value-type="float">
            <text:p>999498.25</text:p>
          </table:table-cell>
          <table:table-cell office:value-type="float" office:value="10984.3949030981" calcext:value-type="float">
            <text:p>10984.394903098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40.95" calcext:value-type="float">
            <text:p>40.95</text:p>
          </table:table-cell>
          <table:table-cell office:value-type="float" office:value="3.247691487811" calcext:value-type="float">
            <text:p>3.247691487811</text:p>
          </table:table-cell>
          <table:table-cell office:value-type="float" office:value="3666447.75" calcext:value-type="float">
            <text:p>3666447.75</text:p>
          </table:table-cell>
          <table:table-cell office:value-type="float" office:value="35786.6568413817" calcext:value-type="float">
            <text:p>35786.6568413817</text:p>
          </table:table-cell>
          <table:table-cell office:value-type="float" office:value="2247459.2" calcext:value-type="float">
            <text:p>2247459.2</text:p>
          </table:table-cell>
          <table:table-cell office:value-type="float" office:value="22548.9402225722" calcext:value-type="float">
            <text:p>22548.94022257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office:value-type="float" office:value="5.57673739744" calcext:value-type="float">
            <text:p>5.57673739744</text:p>
          </table:table-cell>
          <table:table-cell office:value-type="float" office:value="6516940.15" calcext:value-type="float">
            <text:p>6516940.15</text:p>
          </table:table-cell>
          <table:table-cell office:value-type="float" office:value="74784.9099513899" calcext:value-type="float">
            <text:p>74784.9099513899</text:p>
          </table:table-cell>
          <table:table-cell office:value-type="float" office:value="3991918.05" calcext:value-type="float">
            <text:p>3991918.05</text:p>
          </table:table-cell>
          <table:table-cell office:value-type="float" office:value="39544.6902851698" calcext:value-type="float">
            <text:p>39544.69028516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14.45" calcext:value-type="float">
            <text:p>114.45</text:p>
          </table:table-cell>
          <table:table-cell office:value-type="float" office:value="8.868342573446" calcext:value-type="float">
            <text:p>8.868342573446</text:p>
          </table:table-cell>
          <table:table-cell office:value-type="float" office:value="10151803.75" calcext:value-type="float">
            <text:p>10151803.75</text:p>
          </table:table-cell>
          <table:table-cell office:value-type="float" office:value="82228.8209090569" calcext:value-type="float">
            <text:p>82228.8209090569</text:p>
          </table:table-cell>
          <table:table-cell office:value-type="float" office:value="6230658.9" calcext:value-type="float">
            <text:p>6230658.9</text:p>
          </table:table-cell>
          <table:table-cell office:value-type="float" office:value="44742.0418744356" calcext:value-type="float">
            <text:p>44742.04187443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66.2" calcext:value-type="float">
            <text:p>166.2</text:p>
          </table:table-cell>
          <table:table-cell office:value-type="float" office:value="9.173875952944" calcext:value-type="float">
            <text:p>9.173875952944</text:p>
          </table:table-cell>
          <table:table-cell office:value-type="float" office:value="14698025.5" calcext:value-type="float">
            <text:p>14698025.5</text:p>
          </table:table-cell>
          <table:table-cell office:value-type="float" office:value="132469.423404044" calcext:value-type="float">
            <text:p>132469.423404044</text:p>
          </table:table-cell>
          <table:table-cell office:value-type="float" office:value="9009596" calcext:value-type="float">
            <text:p>9009596</text:p>
          </table:table-cell>
          <table:table-cell office:value-type="float" office:value="68556.2716480502" calcext:value-type="float">
            <text:p>68556.271648050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229.15" calcext:value-type="float">
            <text:p>229.15</text:p>
          </table:table-cell>
          <table:table-cell office:value-type="float" office:value="8.632931136062" calcext:value-type="float">
            <text:p>8.632931136062</text:p>
          </table:table-cell>
          <table:table-cell office:value-type="float" office:value="20019823.3" calcext:value-type="float">
            <text:p>20019823.3</text:p>
          </table:table-cell>
          <table:table-cell office:value-type="float" office:value="174654.612211859" calcext:value-type="float">
            <text:p>174654.612211859</text:p>
          </table:table-cell>
          <table:table-cell office:value-type="float" office:value="12237856.4" calcext:value-type="float">
            <text:p>12237856.4</text:p>
          </table:table-cell>
          <table:table-cell office:value-type="float" office:value="86568.4721151052" calcext:value-type="float">
            <text:p>86568.47211510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87" calcext:value-type="float">
            <text:p>287</text:p>
          </table:table-cell>
          <table:table-cell office:value-type="float" office:value="8.966604708584" calcext:value-type="float">
            <text:p>8.966604708584</text:p>
          </table:table-cell>
          <table:table-cell office:value-type="float" office:value="26091169.8" calcext:value-type="float">
            <text:p>26091169.8</text:p>
          </table:table-cell>
          <table:table-cell office:value-type="float" office:value="229030.199736847" calcext:value-type="float">
            <text:p>229030.199736847</text:p>
          </table:table-cell>
          <table:table-cell office:value-type="float" office:value="15998316.25" calcext:value-type="float">
            <text:p>15998316.25</text:p>
          </table:table-cell>
          <table:table-cell office:value-type="float" office:value="127720.724604873" calcext:value-type="float">
            <text:p>127720.7246048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368.3" calcext:value-type="float">
            <text:p>368.3</text:p>
          </table:table-cell>
          <table:table-cell office:value-type="float" office:value="7.057619995435" calcext:value-type="float">
            <text:p>7.057619995435</text:p>
          </table:table-cell>
          <table:table-cell office:value-type="float" office:value="33073960.45" calcext:value-type="float">
            <text:p>33073960.45</text:p>
          </table:table-cell>
          <table:table-cell office:value-type="float" office:value="276825.787453274" calcext:value-type="float">
            <text:p>276825.787453274</text:p>
          </table:table-cell>
          <table:table-cell office:value-type="float" office:value="20253689.15" calcext:value-type="float">
            <text:p>20253689.15</text:p>
          </table:table-cell>
          <table:table-cell office:value-type="float" office:value="133708.430663048" calcext:value-type="float">
            <text:p>133708.4306630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464.75" calcext:value-type="float">
            <text:p>464.75</text:p>
          </table:table-cell>
          <table:table-cell office:value-type="float" office:value="9.77177056628" calcext:value-type="float">
            <text:p>9.77177056628</text:p>
          </table:table-cell>
          <table:table-cell office:value-type="float" office:value="40736367.35" calcext:value-type="float">
            <text:p>40736367.35</text:p>
          </table:table-cell>
          <table:table-cell office:value-type="float" office:value="255741.890114819" calcext:value-type="float">
            <text:p>255741.890114819</text:p>
          </table:table-cell>
          <table:table-cell office:value-type="float" office:value="24996626.85" calcext:value-type="float">
            <text:p>24996626.85</text:p>
          </table:table-cell>
          <table:table-cell office:value-type="float" office:value="167669.801022352" calcext:value-type="float">
            <text:p>167669.8010223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080.5" calcext:value-type="float">
            <text:p>2080.5</text:p>
          </table:table-cell>
          <table:table-cell office:value-type="float" office:value="33.065843403739" calcext:value-type="float">
            <text:p>33.065843403739</text:p>
          </table:table-cell>
          <table:table-cell office:value-type="float" office:value="162747584.8" calcext:value-type="float">
            <text:p>162747584.8</text:p>
          </table:table-cell>
          <table:table-cell office:value-type="float" office:value="912567.576338323" calcext:value-type="float">
            <text:p>912567.576338323</text:p>
          </table:table-cell>
          <table:table-cell office:value-type="float" office:value="100003665.85" calcext:value-type="float">
            <text:p>100003665.85</text:p>
          </table:table-cell>
          <table:table-cell office:value-type="float" office:value="548004.715899416" calcext:value-type="float">
            <text:p>548004.7158994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5664.3" calcext:value-type="float">
            <text:p>5664.3</text:p>
          </table:table-cell>
          <table:table-cell office:value-type="float" office:value="120.078349422423" calcext:value-type="float">
            <text:p>120.078349422423</text:p>
          </table:table-cell>
          <table:table-cell office:value-type="float" office:value="366346432.55" calcext:value-type="float">
            <text:p>366346432.55</text:p>
          </table:table-cell>
          <table:table-cell office:value-type="float" office:value="1736480.9365196" calcext:value-type="float">
            <text:p>1736480.9365196</text:p>
          </table:table-cell>
          <table:table-cell office:value-type="float" office:value="225074680.75" calcext:value-type="float">
            <text:p>225074680.75</text:p>
          </table:table-cell>
          <table:table-cell office:value-type="float" office:value="951765.283233214" calcext:value-type="float">
            <text:p>951765.2832332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1242.2" calcext:value-type="float">
            <text:p>11242.2</text:p>
          </table:table-cell>
          <table:table-cell office:value-type="float" office:value="508.686799514176" calcext:value-type="float">
            <text:p>508.686799514176</text:p>
          </table:table-cell>
          <table:table-cell office:value-type="float" office:value="651223006.7" calcext:value-type="float">
            <text:p>651223006.7</text:p>
          </table:table-cell>
          <table:table-cell office:value-type="float" office:value="2596978.52877378" calcext:value-type="float">
            <text:p>2596978.52877378</text:p>
          </table:table-cell>
          <table:table-cell office:value-type="float" office:value="400462105.3" calcext:value-type="float">
            <text:p>400462105.3</text:p>
          </table:table-cell>
          <table:table-cell office:value-type="float" office:value="1418352.14623168" calcext:value-type="float">
            <text:p>1418352.146231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8824.7" calcext:value-type="float">
            <text:p>18824.7</text:p>
          </table:table-cell>
          <table:table-cell office:value-type="float" office:value="988.637248944139" calcext:value-type="float">
            <text:p>988.637248944139</text:p>
          </table:table-cell>
          <table:table-cell office:value-type="float" office:value="1016522471.2" calcext:value-type="float">
            <text:p>1016522471.2</text:p>
          </table:table-cell>
          <table:table-cell office:value-type="float" office:value="3498688.98007925" calcext:value-type="float">
            <text:p>3498688.98007925</text:p>
          </table:table-cell>
          <table:table-cell office:value-type="float" office:value="624933825.65" calcext:value-type="float">
            <text:p>624933825.65</text:p>
          </table:table-cell>
          <table:table-cell office:value-type="float" office:value="1806990.04544021" calcext:value-type="float">
            <text:p>1806990.045440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6170.1" calcext:value-type="float">
            <text:p>26170.1</text:p>
          </table:table-cell>
          <table:table-cell office:value-type="float" office:value="1584.96895553187" calcext:value-type="float">
            <text:p>1584.96895553187</text:p>
          </table:table-cell>
          <table:table-cell office:value-type="float" office:value="1465277333.5" calcext:value-type="float">
            <text:p>1465277333.5</text:p>
          </table:table-cell>
          <table:table-cell office:value-type="float" office:value="4121530.88438944" calcext:value-type="float">
            <text:p>4121530.88438944</text:p>
          </table:table-cell>
          <table:table-cell office:value-type="float" office:value="899651557.3" calcext:value-type="float">
            <text:p>899651557.3</text:p>
          </table:table-cell>
          <table:table-cell office:value-type="float" office:value="2162364.1713051" calcext:value-type="float">
            <text:p>2162364.17130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5577.85" calcext:value-type="float">
            <text:p>35577.85</text:p>
          </table:table-cell>
          <table:table-cell office:value-type="float" office:value="1124.2698641784" calcext:value-type="float">
            <text:p>1124.2698641784</text:p>
          </table:table-cell>
          <table:table-cell office:value-type="float" office:value="1991543179.15" calcext:value-type="float">
            <text:p>1991543179.15</text:p>
          </table:table-cell>
          <table:table-cell office:value-type="float" office:value="6493121.90929941" calcext:value-type="float">
            <text:p>6493121.90929941</text:p>
          </table:table-cell>
          <table:table-cell office:value-type="float" office:value="1224654180.35" calcext:value-type="float">
            <text:p>1224654180.35</text:p>
          </table:table-cell>
          <table:table-cell office:value-type="float" office:value="3762606.44676214" calcext:value-type="float">
            <text:p>3762606.446762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47617.9" calcext:value-type="float">
            <text:p>47617.9</text:p>
          </table:table-cell>
          <table:table-cell office:value-type="float" office:value="984.988015155205" calcext:value-type="float">
            <text:p>984.988015155205</text:p>
          </table:table-cell>
          <table:table-cell office:value-type="float" office:value="2601470068.5" calcext:value-type="float">
            <text:p>2601470068.5</text:p>
          </table:table-cell>
          <table:table-cell office:value-type="float" office:value="7101410.06806958" calcext:value-type="float">
            <text:p>7101410.06806958</text:p>
          </table:table-cell>
          <table:table-cell office:value-type="float" office:value="1599856088.35" calcext:value-type="float">
            <text:p>1599856088.35</text:p>
          </table:table-cell>
          <table:table-cell office:value-type="float" office:value="3743166.4689928" calcext:value-type="float">
            <text:p>3743166.46899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64889.1" calcext:value-type="float">
            <text:p>64889.1</text:p>
          </table:table-cell>
          <table:table-cell office:value-type="float" office:value="1337.00661554087" calcext:value-type="float">
            <text:p>1337.00661554087</text:p>
          </table:table-cell>
          <table:table-cell office:value-type="float" office:value="3292659604.65" calcext:value-type="float">
            <text:p>3292659604.65</text:p>
          </table:table-cell>
          <table:table-cell office:value-type="float" office:value="8707243.45438624" calcext:value-type="float">
            <text:p>8707243.45438624</text:p>
          </table:table-cell>
          <table:table-cell office:value-type="float" office:value="2026246076.05" calcext:value-type="float">
            <text:p>2026246076.05</text:p>
          </table:table-cell>
          <table:table-cell office:value-type="float" office:value="5147521.02200661" calcext:value-type="float">
            <text:p>5147521.0220066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149.85" calcext:value-type="float">
            <text:p>80149.85</text:p>
          </table:table-cell>
          <table:table-cell office:value-type="float" office:value="1734.6753089563" calcext:value-type="float">
            <text:p>1734.6753089563</text:p>
          </table:table-cell>
          <table:table-cell office:value-type="float" office:value="4067040593.35" calcext:value-type="float">
            <text:p>4067040593.35</text:p>
          </table:table-cell>
          <table:table-cell office:value-type="float" office:value="8751588.48027031" calcext:value-type="float">
            <text:p>8751588.48027031</text:p>
          </table:table-cell>
          <table:table-cell office:value-type="float" office:value="2501357487.35" calcext:value-type="float">
            <text:p>2501357487.35</text:p>
          </table:table-cell>
          <table:table-cell office:value-type="float" office:value="5613385.9819086" calcext:value-type="float">
            <text:p>5613385.98190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95" calcext:value-type="float">
            <text:p>175.95</text:p>
          </table:table-cell>
          <table:table-cell office:value-type="float" office:value="22.139275055882" calcext:value-type="float">
            <text:p>22.139275055882</text:p>
          </table:table-cell>
          <table:table-cell office:value-type="float" office:value="95.25" calcext:value-type="float">
            <text:p>95.25</text:p>
          </table:table-cell>
          <table:table-cell office:value-type="float" office:value="17.5096402019" calcext:value-type="float">
            <text:p>17.509640201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65" calcext:value-type="float">
            <text:p>385.65</text:p>
          </table:table-cell>
          <table:table-cell office:value-type="float" office:value="35.432012361704" calcext:value-type="float">
            <text:p>35.432012361704</text:p>
          </table:table-cell>
          <table:table-cell office:value-type="float" office:value="208.15" calcext:value-type="float">
            <text:p>208.15</text:p>
          </table:table-cell>
          <table:table-cell office:value-type="float" office:value="26.086922010847" calcext:value-type="float">
            <text:p>26.0869220108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.25" calcext:value-type="float">
            <text:p>692.25</text:p>
          </table:table-cell>
          <table:table-cell office:value-type="float" office:value="58.08947839325" calcext:value-type="float">
            <text:p>58.08947839325</text:p>
          </table:table-cell>
          <table:table-cell office:value-type="float" office:value="388.15" calcext:value-type="float">
            <text:p>388.15</text:p>
          </table:table-cell>
          <table:table-cell office:value-type="float" office:value="36.700510895627" calcext:value-type="float">
            <text:p>36.7005108956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.65" calcext:value-type="float">
            <text:p>1080.65</text:p>
          </table:table-cell>
          <table:table-cell office:value-type="float" office:value="78.297685150966" calcext:value-type="float">
            <text:p>78.297685150966</text:p>
          </table:table-cell>
          <table:table-cell office:value-type="float" office:value="610.2" calcext:value-type="float">
            <text:p>610.2</text:p>
          </table:table-cell>
          <table:table-cell office:value-type="float" office:value="39.954474092398" calcext:value-type="float">
            <text:p>39.9544740923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.55" calcext:value-type="float">
            <text:p>1536.55</text:p>
          </table:table-cell>
          <table:table-cell office:value-type="float" office:value="116.320021922284" calcext:value-type="float">
            <text:p>116.320021922284</text:p>
          </table:table-cell>
          <table:table-cell office:value-type="float" office:value="867.55" calcext:value-type="float">
            <text:p>867.55</text:p>
          </table:table-cell>
          <table:table-cell office:value-type="float" office:value="63.122480147726" calcext:value-type="float">
            <text:p>63.1224801477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8.15" calcext:value-type="float">
            <text:p>2128.15</text:p>
          </table:table-cell>
          <table:table-cell office:value-type="float" office:value="190.905284107066" calcext:value-type="float">
            <text:p>190.905284107066</text:p>
          </table:table-cell>
          <table:table-cell office:value-type="float" office:value="1237.3" calcext:value-type="float">
            <text:p>1237.3</text:p>
          </table:table-cell>
          <table:table-cell office:value-type="float" office:value="121.456617769473" calcext:value-type="float">
            <text:p>121.4566177694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.1" calcext:value-type="float">
            <text:p>2669.1</text:p>
          </table:table-cell>
          <table:table-cell office:value-type="float" office:value="150.951283532138" calcext:value-type="float">
            <text:p>150.951283532138</text:p>
          </table:table-cell>
          <table:table-cell office:value-type="float" office:value="1537.8" calcext:value-type="float">
            <text:p>1537.8</text:p>
          </table:table-cell>
          <table:table-cell office:value-type="float" office:value="121.502921775563" calcext:value-type="float">
            <text:p>121.5029217755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7.6" calcext:value-type="float">
            <text:p>3517.6</text:p>
          </table:table-cell>
          <table:table-cell office:value-type="float" office:value="179.753831669874" calcext:value-type="float">
            <text:p>179.753831669874</text:p>
          </table:table-cell>
          <table:table-cell office:value-type="float" office:value="2069.95" calcext:value-type="float">
            <text:p>2069.95</text:p>
          </table:table-cell>
          <table:table-cell office:value-type="float" office:value="130.172376101838" calcext:value-type="float">
            <text:p>130.1723761018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9.3" calcext:value-type="float">
            <text:p>4149.3</text:p>
          </table:table-cell>
          <table:table-cell office:value-type="float" office:value="321.975946306561" calcext:value-type="float">
            <text:p>321.975946306561</text:p>
          </table:table-cell>
          <table:table-cell office:value-type="float" office:value="2402.05" calcext:value-type="float">
            <text:p>2402.05</text:p>
          </table:table-cell>
          <table:table-cell office:value-type="float" office:value="212.454106808976" calcext:value-type="float">
            <text:p>212.4541068089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34" calcext:value-type="float">
            <text:p>16734</text:p>
          </table:table-cell>
          <table:table-cell office:value-type="float" office:value="693.256157563728" calcext:value-type="float">
            <text:p>693.256157563728</text:p>
          </table:table-cell>
          <table:table-cell office:value-type="float" office:value="9972.8" calcext:value-type="float">
            <text:p>9972.8</text:p>
          </table:table-cell>
          <table:table-cell office:value-type="float" office:value="503.894790606084" calcext:value-type="float">
            <text:p>503.8947906060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1.85" calcext:value-type="float">
            <text:p>37401.85</text:p>
          </table:table-cell>
          <table:table-cell office:value-type="float" office:value="1442.45468819678" calcext:value-type="float">
            <text:p>1442.45468819678</text:p>
          </table:table-cell>
          <table:table-cell office:value-type="float" office:value="22493.3" calcext:value-type="float">
            <text:p>22493.3</text:p>
          </table:table-cell>
          <table:table-cell office:value-type="float" office:value="981.142859118957" calcext:value-type="float">
            <text:p>981.1428591189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80.5" calcext:value-type="float">
            <text:p>66380.5</text:p>
          </table:table-cell>
          <table:table-cell office:value-type="float" office:value="2326.12782322829" calcext:value-type="float">
            <text:p>2326.12782322829</text:p>
          </table:table-cell>
          <table:table-cell office:value-type="float" office:value="40451.4" calcext:value-type="float">
            <text:p>40451.4</text:p>
          </table:table-cell>
          <table:table-cell office:value-type="float" office:value="1541.59606901429" calcext:value-type="float">
            <text:p>1541.5960690142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94.7" calcext:value-type="float">
            <text:p>103794.7</text:p>
          </table:table-cell>
          <table:table-cell office:value-type="float" office:value="3004.1092373613" calcext:value-type="float">
            <text:p>3004.1092373613</text:p>
          </table:table-cell>
          <table:table-cell office:value-type="float" office:value="62525.1" calcext:value-type="float">
            <text:p>62525.1</text:p>
          </table:table-cell>
          <table:table-cell office:value-type="float" office:value="1919.06049670146" calcext:value-type="float">
            <text:p>1919.060496701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826.6" calcext:value-type="float">
            <text:p>146826.6</text:p>
          </table:table-cell>
          <table:table-cell office:value-type="float" office:value="4985.64063486453" calcext:value-type="float">
            <text:p>4985.64063486453</text:p>
          </table:table-cell>
          <table:table-cell office:value-type="float" office:value="89891.25" calcext:value-type="float">
            <text:p>89891.25</text:p>
          </table:table-cell>
          <table:table-cell office:value-type="float" office:value="2964.28223816508" calcext:value-type="float">
            <text:p>2964.2822381650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01215.35" calcext:value-type="float">
            <text:p>201215.35</text:p>
          </table:table-cell>
          <table:table-cell office:value-type="float" office:value="6467.24413699595" calcext:value-type="float">
            <text:p>6467.24413699595</text:p>
          </table:table-cell>
          <table:table-cell office:value-type="float" office:value="122127.1" calcext:value-type="float">
            <text:p>122127.1</text:p>
          </table:table-cell>
          <table:table-cell office:value-type="float" office:value="4242.03388600347" calcext:value-type="float">
            <text:p>4242.033886003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2.1" calcext:value-type="float">
            <text:p>2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262461.1" calcext:value-type="float">
            <text:p>262461.1</text:p>
          </table:table-cell>
          <table:table-cell office:value-type="float" office:value="8347.82768688935" calcext:value-type="float">
            <text:p>8347.82768688935</text:p>
          </table:table-cell>
          <table:table-cell office:value-type="float" office:value="159156.5" calcext:value-type="float">
            <text:p>159156.5</text:p>
          </table:table-cell>
          <table:table-cell office:value-type="float" office:value="4866.70772185911" calcext:value-type="float">
            <text:p>4866.707721859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3.05" calcext:value-type="float">
            <text:p>3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331676.7" calcext:value-type="float">
            <text:p>331676.7</text:p>
          </table:table-cell>
          <table:table-cell office:value-type="float" office:value="8431.22223701629" calcext:value-type="float">
            <text:p>8431.22223701629</text:p>
          </table:table-cell>
          <table:table-cell office:value-type="float" office:value="202340.1" calcext:value-type="float">
            <text:p>202340.1</text:p>
          </table:table-cell>
          <table:table-cell office:value-type="float" office:value="4229.4745642924" calcext:value-type="float">
            <text:p>4229.474564292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405273.3" calcext:value-type="float">
            <text:p>405273.3</text:p>
          </table:table-cell>
          <table:table-cell office:value-type="float" office:value="11967.6583762242" calcext:value-type="float">
            <text:p>11967.6583762242</text:p>
          </table:table-cell>
          <table:table-cell office:value-type="float" office:value="246140.45" calcext:value-type="float">
            <text:p>246140.45</text:p>
          </table:table-cell>
          <table:table-cell office:value-type="float" office:value="4651.23122920099" calcext:value-type="float">
            <text:p>4651.2312292009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7.3" calcext:value-type="float">
            <text:p>17.3</text:p>
          </table:table-cell>
          <table:table-cell office:value-type="float" office:value="1.268857754045" calcext:value-type="float">
            <text:p>1.268857754045</text:p>
          </table:table-cell>
          <table:table-cell office:value-type="float" office:value="1629060.8" calcext:value-type="float">
            <text:p>1629060.8</text:p>
          </table:table-cell>
          <table:table-cell office:value-type="float" office:value="27666.8594578293" calcext:value-type="float">
            <text:p>27666.8594578293</text:p>
          </table:table-cell>
          <table:table-cell office:value-type="float" office:value="994236.5" calcext:value-type="float">
            <text:p>994236.5</text:p>
          </table:table-cell>
          <table:table-cell office:value-type="float" office:value="18935.7638491276" calcext:value-type="float">
            <text:p>18935.76384912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40.4" calcext:value-type="float">
            <text:p>40.4</text:p>
          </table:table-cell>
          <table:table-cell office:value-type="float" office:value="3.136877428272" calcext:value-type="float">
            <text:p>3.136877428272</text:p>
          </table:table-cell>
          <table:table-cell office:value-type="float" office:value="3658291.7" calcext:value-type="float">
            <text:p>3658291.7</text:p>
          </table:table-cell>
          <table:table-cell office:value-type="float" office:value="54640.0613644435" calcext:value-type="float">
            <text:p>54640.0613644435</text:p>
          </table:table-cell>
          <table:table-cell office:value-type="float" office:value="2230134.85" calcext:value-type="float">
            <text:p>2230134.85</text:p>
          </table:table-cell>
          <table:table-cell office:value-type="float" office:value="31018.8710018198" calcext:value-type="float">
            <text:p>31018.87100181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71.85" calcext:value-type="float">
            <text:p>71.85</text:p>
          </table:table-cell>
          <table:table-cell office:value-type="float" office:value="2.885740806101" calcext:value-type="float">
            <text:p>2.885740806101</text:p>
          </table:table-cell>
          <table:table-cell office:value-type="float" office:value="6540749.8" calcext:value-type="float">
            <text:p>6540749.8</text:p>
          </table:table-cell>
          <table:table-cell office:value-type="float" office:value="74358.7453986269" calcext:value-type="float">
            <text:p>74358.7453986269</text:p>
          </table:table-cell>
          <table:table-cell office:value-type="float" office:value="3998038.05" calcext:value-type="float">
            <text:p>3998038.05</text:p>
          </table:table-cell>
          <table:table-cell office:value-type="float" office:value="42115.9910739451" calcext:value-type="float">
            <text:p>42115.99107394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10.25" calcext:value-type="float">
            <text:p>110.25</text:p>
          </table:table-cell>
          <table:table-cell office:value-type="float" office:value="6.55648533896" calcext:value-type="float">
            <text:p>6.55648533896</text:p>
          </table:table-cell>
          <table:table-cell office:value-type="float" office:value="10180771.45" calcext:value-type="float">
            <text:p>10180771.45</text:p>
          </table:table-cell>
          <table:table-cell office:value-type="float" office:value="59600.6901492393" calcext:value-type="float">
            <text:p>59600.6901492393</text:p>
          </table:table-cell>
          <table:table-cell office:value-type="float" office:value="6250416.7" calcext:value-type="float">
            <text:p>6250416.7</text:p>
          </table:table-cell>
          <table:table-cell office:value-type="float" office:value="48118.151572214" calcext:value-type="float">
            <text:p>48118.1515722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57.4" calcext:value-type="float">
            <text:p>157.4</text:p>
          </table:table-cell>
          <table:table-cell office:value-type="float" office:value="8.714355971614" calcext:value-type="float">
            <text:p>8.714355971614</text:p>
          </table:table-cell>
          <table:table-cell office:value-type="float" office:value="14718698.6" calcext:value-type="float">
            <text:p>14718698.6</text:p>
          </table:table-cell>
          <table:table-cell office:value-type="float" office:value="122181.877841883" calcext:value-type="float">
            <text:p>122181.877841883</text:p>
          </table:table-cell>
          <table:table-cell office:value-type="float" office:value="9020175.45" calcext:value-type="float">
            <text:p>9020175.45</text:p>
          </table:table-cell>
          <table:table-cell office:value-type="float" office:value="76209.0155528285" calcext:value-type="float">
            <text:p>76209.015552828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218.25" calcext:value-type="float">
            <text:p>218.25</text:p>
          </table:table-cell>
          <table:table-cell office:value-type="float" office:value="11.540688887583" calcext:value-type="float">
            <text:p>11.540688887583</text:p>
          </table:table-cell>
          <table:table-cell office:value-type="float" office:value="19965133.25" calcext:value-type="float">
            <text:p>19965133.25</text:p>
          </table:table-cell>
          <table:table-cell office:value-type="float" office:value="178261.140250056" calcext:value-type="float">
            <text:p>178261.140250056</text:p>
          </table:table-cell>
          <table:table-cell office:value-type="float" office:value="12222347.6" calcext:value-type="float">
            <text:p>12222347.6</text:p>
          </table:table-cell>
          <table:table-cell office:value-type="float" office:value="95121.3473281957" calcext:value-type="float">
            <text:p>95121.34732819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87.6" calcext:value-type="float">
            <text:p>287.6</text:p>
          </table:table-cell>
          <table:table-cell office:value-type="float" office:value="10.136074190728" calcext:value-type="float">
            <text:p>10.136074190728</text:p>
          </table:table-cell>
          <table:table-cell office:value-type="float" office:value="26114053.9" calcext:value-type="float">
            <text:p>26114053.9</text:p>
          </table:table-cell>
          <table:table-cell office:value-type="float" office:value="169525.515539697" calcext:value-type="float">
            <text:p>169525.515539697</text:p>
          </table:table-cell>
          <table:table-cell office:value-type="float" office:value="16015849.05" calcext:value-type="float">
            <text:p>16015849.05</text:p>
          </table:table-cell>
          <table:table-cell office:value-type="float" office:value="133648.35553176" calcext:value-type="float">
            <text:p>133648.355531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364.4" calcext:value-type="float">
            <text:p>364.4</text:p>
          </table:table-cell>
          <table:table-cell office:value-type="float" office:value="7.123201527403" calcext:value-type="float">
            <text:p>7.123201527403</text:p>
          </table:table-cell>
          <table:table-cell office:value-type="float" office:value="32897996.45" calcext:value-type="float">
            <text:p>32897996.45</text:p>
          </table:table-cell>
          <table:table-cell office:value-type="float" office:value="225877.984673418" calcext:value-type="float">
            <text:p>225877.984673418</text:p>
          </table:table-cell>
          <table:table-cell office:value-type="float" office:value="20206386.3" calcext:value-type="float">
            <text:p>20206386.3</text:p>
          </table:table-cell>
          <table:table-cell office:value-type="float" office:value="143450.90393951" calcext:value-type="float">
            <text:p>143450.903939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455.85" calcext:value-type="float">
            <text:p>455.85</text:p>
          </table:table-cell>
          <table:table-cell office:value-type="float" office:value="13.513974248902" calcext:value-type="float">
            <text:p>13.513974248902</text:p>
          </table:table-cell>
          <table:table-cell office:value-type="float" office:value="40736036.55" calcext:value-type="float">
            <text:p>40736036.55</text:p>
          </table:table-cell>
          <table:table-cell office:value-type="float" office:value="245020.214941543" calcext:value-type="float">
            <text:p>245020.214941543</text:p>
          </table:table-cell>
          <table:table-cell office:value-type="float" office:value="24961632.6" calcext:value-type="float">
            <text:p>24961632.6</text:p>
          </table:table-cell>
          <table:table-cell office:value-type="float" office:value="127003.355023598" calcext:value-type="float">
            <text:p>127003.3550235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1980.55" calcext:value-type="float">
            <text:p>1980.55</text:p>
          </table:table-cell>
          <table:table-cell office:value-type="float" office:value="28.824425406236" calcext:value-type="float">
            <text:p>28.824425406236</text:p>
          </table:table-cell>
          <table:table-cell office:value-type="float" office:value="162880092.35" calcext:value-type="float">
            <text:p>162880092.35</text:p>
          </table:table-cell>
          <table:table-cell office:value-type="float" office:value="862540.13058176" calcext:value-type="float">
            <text:p>862540.13058176</text:p>
          </table:table-cell>
          <table:table-cell office:value-type="float" office:value="99921820.35" calcext:value-type="float">
            <text:p>99921820.35</text:p>
          </table:table-cell>
          <table:table-cell office:value-type="float" office:value="473823.276878627" calcext:value-type="float">
            <text:p>473823.2768786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4692.95" calcext:value-type="float">
            <text:p>4692.95</text:p>
          </table:table-cell>
          <table:table-cell office:value-type="float" office:value="92.914732416365" calcext:value-type="float">
            <text:p>92.914732416365</text:p>
          </table:table-cell>
          <table:table-cell office:value-type="float" office:value="365999340.95" calcext:value-type="float">
            <text:p>365999340.95</text:p>
          </table:table-cell>
          <table:table-cell office:value-type="float" office:value="1810129.96363466" calcext:value-type="float">
            <text:p>1810129.96363466</text:p>
          </table:table-cell>
          <table:table-cell office:value-type="float" office:value="224800867.75" calcext:value-type="float">
            <text:p>224800867.75</text:p>
          </table:table-cell>
          <table:table-cell office:value-type="float" office:value="911295.513339114" calcext:value-type="float">
            <text:p>911295.5133391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9234.15" calcext:value-type="float">
            <text:p>9234.15</text:p>
          </table:table-cell>
          <table:table-cell office:value-type="float" office:value="459.978833752167" calcext:value-type="float">
            <text:p>459.978833752167</text:p>
          </table:table-cell>
          <table:table-cell office:value-type="float" office:value="651019190.7" calcext:value-type="float">
            <text:p>651019190.7</text:p>
          </table:table-cell>
          <table:table-cell office:value-type="float" office:value="2292056.53115625" calcext:value-type="float">
            <text:p>2292056.53115625</text:p>
          </table:table-cell>
          <table:table-cell office:value-type="float" office:value="399825866.65" calcext:value-type="float">
            <text:p>399825866.65</text:p>
          </table:table-cell>
          <table:table-cell office:value-type="float" office:value="1128880.09286372" calcext:value-type="float">
            <text:p>1128880.09286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436.4" calcext:value-type="float">
            <text:p>15436.4</text:p>
          </table:table-cell>
          <table:table-cell office:value-type="float" office:value="694.665127957253" calcext:value-type="float">
            <text:p>694.665127957253</text:p>
          </table:table-cell>
          <table:table-cell office:value-type="float" office:value="1015939468.7" calcext:value-type="float">
            <text:p>1015939468.7</text:p>
          </table:table-cell>
          <table:table-cell office:value-type="float" office:value="3559316.80664253" calcext:value-type="float">
            <text:p>3559316.80664253</text:p>
          </table:table-cell>
          <table:table-cell office:value-type="float" office:value="623925711.95" calcext:value-type="float">
            <text:p>623925711.95</text:p>
          </table:table-cell>
          <table:table-cell office:value-type="float" office:value="2024763.81053396" calcext:value-type="float">
            <text:p>2024763.810533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3672.3" calcext:value-type="float">
            <text:p>23672.3</text:p>
          </table:table-cell>
          <table:table-cell office:value-type="float" office:value="1137.30902133064" calcext:value-type="float">
            <text:p>1137.30902133064</text:p>
          </table:table-cell>
          <table:table-cell office:value-type="float" office:value="1463677309.85" calcext:value-type="float">
            <text:p>1463677309.85</text:p>
          </table:table-cell>
          <table:table-cell office:value-type="float" office:value="4352276.68026379" calcext:value-type="float">
            <text:p>4352276.68026379</text:p>
          </table:table-cell>
          <table:table-cell office:value-type="float" office:value="899710082.7" calcext:value-type="float">
            <text:p>899710082.7</text:p>
          </table:table-cell>
          <table:table-cell office:value-type="float" office:value="2632996.21059203" calcext:value-type="float">
            <text:p>2632996.2105920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3016.85" calcext:value-type="float">
            <text:p>33016.85</text:p>
          </table:table-cell>
          <table:table-cell office:value-type="float" office:value="1331.45102332" calcext:value-type="float">
            <text:p>1331.45102332</text:p>
          </table:table-cell>
          <table:table-cell office:value-type="float" office:value="1991947093.2" calcext:value-type="float">
            <text:p>1991947093.2</text:p>
          </table:table-cell>
          <table:table-cell office:value-type="float" office:value="5007583.3406225" calcext:value-type="float">
            <text:p>5007583.3406225</text:p>
          </table:table-cell>
          <table:table-cell office:value-type="float" office:value="1222966035.6" calcext:value-type="float">
            <text:p>1222966035.6</text:p>
          </table:table-cell>
          <table:table-cell office:value-type="float" office:value="3668414.8368253" calcext:value-type="float">
            <text:p>3668414.836825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44584.8" calcext:value-type="float">
            <text:p>44584.8</text:p>
          </table:table-cell>
          <table:table-cell office:value-type="float" office:value="1695.12184222837" calcext:value-type="float">
            <text:p>1695.12184222837</text:p>
          </table:table-cell>
          <table:table-cell office:value-type="float" office:value="2602261594.15" calcext:value-type="float">
            <text:p>2602261594.15</text:p>
          </table:table-cell>
          <table:table-cell office:value-type="float" office:value="6121785.33197759" calcext:value-type="float">
            <text:p>6121785.33197759</text:p>
          </table:table-cell>
          <table:table-cell office:value-type="float" office:value="1599371804.9" calcext:value-type="float">
            <text:p>1599371804.9</text:p>
          </table:table-cell>
          <table:table-cell office:value-type="float" office:value="2442013.13411701" calcext:value-type="float">
            <text:p>2442013.1341170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54964.35" calcext:value-type="float">
            <text:p>54964.35</text:p>
          </table:table-cell>
          <table:table-cell office:value-type="float" office:value="931.777777960144" calcext:value-type="float">
            <text:p>931.777777960144</text:p>
          </table:table-cell>
          <table:table-cell office:value-type="float" office:value="3291820251.9" calcext:value-type="float">
            <text:p>3291820251.9</text:p>
          </table:table-cell>
          <table:table-cell office:value-type="float" office:value="8375220.34114255" calcext:value-type="float">
            <text:p>8375220.34114255</text:p>
          </table:table-cell>
          <table:table-cell office:value-type="float" office:value="2022818503.1" calcext:value-type="float">
            <text:p>2022818503.1</text:p>
          </table:table-cell>
          <table:table-cell office:value-type="float" office:value="4347478.63433876" calcext:value-type="float">
            <text:p>4347478.634338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460.3" calcext:value-type="float">
            <text:p>71460.3</text:p>
          </table:table-cell>
          <table:table-cell office:value-type="float" office:value="2808.40768229971" calcext:value-type="float">
            <text:p>2808.40768229971</text:p>
          </table:table-cell>
          <table:table-cell office:value-type="float" office:value="4063874435.65" calcext:value-type="float">
            <text:p>4063874435.65</text:p>
          </table:table-cell>
          <table:table-cell office:value-type="float" office:value="7471691.21705441" calcext:value-type="float">
            <text:p>7471691.21705441</text:p>
          </table:table-cell>
          <table:table-cell office:value-type="float" office:value="2494984677.05" calcext:value-type="float">
            <text:p>2494984677.05</text:p>
          </table:table-cell>
          <table:table-cell office:value-type="float" office:value="4415007.88159659" calcext:value-type="float">
            <text:p>4415007.88159659</text:p>
          </table:table-cell>
          <table:table-cell table:number-columns-repeated="2" office:value-type="string" calcext:value-type="string">
            <text:p>true</text:p>
          </table:table-cell>
        </table:table-row>
      </table:table>
      <table:table table:name="BinaryInsertionSort" table:style-name="ta1">
        <table:shapes>
          <draw:frame draw:z-index="0" draw:style-name="gr1" draw:text-style-name="P1" svg:width="6.2988in" svg:height="3.5429in" svg:x="11.0539in" svg:y="0.2063in">
            <draw:object draw:notify-on-update-of-ranges="BinaryInsertionSort.C2:BinaryInsertionSort.C37 BinaryInsertionSort.D1:BinaryInsertionSort.D1 BinaryInsertionSort.D2:BinaryInsertionSort.D37 BinaryInsertionSort.E2:BinaryInsertionSort.E37 BinaryInsertionSort.E2:BinaryInsertionSort.E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7.3642in" svg:y="0.2882in">
            <draw:object draw:notify-on-update-of-ranges="BinaryInsertionSort.C2:BinaryInsertionSort.C37 BinaryInsertionSort.F1:BinaryInsertionSort.F1 BinaryInsertionSort.F2:BinaryInsertionSort.F37 BinaryInsertionSort.G2:BinaryInsertionSort.G37 BinaryInsertionSort.G2:BinaryInsertionSort.G3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23.8173in" svg:y="0.3059in">
            <draw:object draw:notify-on-update-of-ranges="BinaryInsertionSort.C2:BinaryInsertionSort.C37 BinaryInsertionSort.H1:BinaryInsertionSort.H1 BinaryInsertionSort.H2:BinaryInsertionSort.H37 BinaryInsertionSort.I2:BinaryInsertionSort.I37 BinaryInsertionSort.I2:BinaryInsertionSort.I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8in" svg:height="3.5429in" svg:x="11.1748in" svg:y="6.4878in">
            <draw:object draw:notify-on-update-of-ranges="BinaryInsertionSort.C1:BinaryInsertionSort.C1 BinaryInsertionSort.C38:BinaryInsertionSort.C73 BinaryInsertionSort.D1:BinaryInsertionSort.D1 BinaryInsertionSort.D38:BinaryInsertionSort.D73 BinaryInsertionSort.E38:BinaryInsertionSort.E73 BinaryInsertionSort.E38:BinaryInsertionSort.E7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17.5228in" svg:y="6.4717in">
            <draw:object draw:notify-on-update-of-ranges="BinaryInsertionSort.C1:BinaryInsertionSort.C1 BinaryInsertionSort.C38:BinaryInsertionSort.C73 BinaryInsertionSort.F1:BinaryInsertionSort.F1 BinaryInsertionSort.F38:BinaryInsertionSort.F73 BinaryInsertionSort.G38:BinaryInsertionSort.G73 BinaryInsertionSort.G38:BinaryInsertionSort.G7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6.2988in" svg:height="3.5429in" svg:x="23.8854in" svg:y="6.4591in">
            <draw:object draw:notify-on-update-of-ranges="BinaryInsertionSort.C1:BinaryInsertionSort.C1 BinaryInsertionSort.C38:BinaryInsertionSort.C73 BinaryInsertionSort.H1:BinaryInsertionSort.H1 BinaryInsertionSort.H38:BinaryInsertionSort.H73 BinaryInsertionSort.I38:BinaryInsertionSort.I73 BinaryInsertionSort.I38:BinaryInsertionSort.I7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6.2988in" svg:height="3.5429in" svg:x="11.1224in" svg:y="12.9181in">
            <draw:object draw:notify-on-update-of-ranges="BinaryInsertionSort.C1:BinaryInsertionSort.C1 BinaryInsertionSort.C74:BinaryInsertionSort.C109 BinaryInsertionSort.D1:BinaryInsertionSort.D1 BinaryInsertionSort.D74:BinaryInsertionSort.D109 BinaryInsertionSort.E74:BinaryInsertionSort.E109 BinaryInsertionSort.E74:BinaryInsertionSort.E10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6.2988in" svg:height="3.5429in" svg:x="17.5724in" svg:y="12.9583in">
            <draw:object draw:notify-on-update-of-ranges="BinaryInsertionSort.C1:BinaryInsertionSort.C1 BinaryInsertionSort.C74:BinaryInsertionSort.C109 BinaryInsertionSort.F1:BinaryInsertionSort.F1 BinaryInsertionSort.F74:BinaryInsertionSort.F109 BinaryInsertionSort.G74:BinaryInsertionSort.G109 BinaryInsertionSort.G74:BinaryInsertionSort.G10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6.2988in" svg:height="3.5429in" svg:x="23.8925in" svg:y="12.9039in">
            <draw:object draw:notify-on-update-of-ranges="BinaryInsertionSort.C1:BinaryInsertionSort.C1 BinaryInsertionSort.C74:BinaryInsertionSort.C109 BinaryInsertionSort.H1:BinaryInsertionSort.H1 BinaryInsertionSort.H74:BinaryInsertionSort.H109 BinaryInsertionSort.I74:BinaryInsertionSort.I109 BinaryInsertionSort.I74:BinaryInsertionSort.I10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6.2988in" svg:height="3.5429in" svg:x="11.2945in" svg:y="19.5299in">
            <draw:object draw:notify-on-update-of-ranges="BinaryInsertionSort.C1:BinaryInsertionSort.C1 BinaryInsertionSort.C110:BinaryInsertionSort.C145 BinaryInsertionSort.D1:BinaryInsertionSort.D1 BinaryInsertionSort.D110:BinaryInsertionSort.D145 BinaryInsertionSort.E110:BinaryInsertionSort.E145 BinaryInsertionSort.E110:BinaryInsertionSort.E145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6.2988in" svg:height="3.5429in" svg:x="17.6228in" svg:y="19.5146in">
            <draw:object draw:notify-on-update-of-ranges="BinaryInsertionSort.C1:BinaryInsertionSort.C1 BinaryInsertionSort.C110:BinaryInsertionSort.C145 BinaryInsertionSort.F1:BinaryInsertionSort.F1 BinaryInsertionSort.F110:BinaryInsertionSort.F145 BinaryInsertionSort.G110:BinaryInsertionSort.G145 BinaryInsertionSort.G110:BinaryInsertionSort.G1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6.2988in" svg:height="3.5429in" svg:x="23.9933in" svg:y="19.5303in">
            <draw:object draw:notify-on-update-of-ranges="BinaryInsertionSort.C1:BinaryInsertionSort.C1 BinaryInsertionSort.C110:BinaryInsertionSort.C145 BinaryInsertionSort.H1:BinaryInsertionSort.H1 BinaryInsertionSort.H110:BinaryInsertionSort.H145 BinaryInsertionSort.I110:BinaryInsertionSort.I145 BinaryInsertionSort.I110:BinaryInsertionSort.I145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</table:shapes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1" table:number-columns-repeated="2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7" calcext:value-type="float">
            <text:p>2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7" calcext:value-type="float">
            <text:p>2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3" calcext:value-type="float">
            <text:p>3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3" calcext:value-type="float">
            <text:p>4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3" calcext:value-type="float">
            <text:p>57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5" calcext:value-type="float">
            <text:p>13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89" calcext:value-type="float">
            <text:p>21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89" calcext:value-type="float">
            <text:p>30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9" calcext:value-type="float">
            <text:p>39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77" calcext:value-type="float">
            <text:p>4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77" calcext:value-type="float">
            <text:p>5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7" calcext:value-type="float">
            <text:p>6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77" calcext:value-type="float">
            <text:p>7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77" calcext:value-type="float">
            <text:p>8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53" calcext:value-type="float">
            <text:p>199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05" calcext:value-type="float">
            <text:p>31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905" calcext:value-type="float">
            <text:p>439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809" calcext:value-type="float">
            <text:p>56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809" calcext:value-type="float">
            <text:p>69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809" calcext:value-type="float">
            <text:p>82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809" calcext:value-type="float">
            <text:p>958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17" calcext:value-type="float">
            <text:p>109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617" calcext:value-type="float">
            <text:p>12361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7233" calcext:value-type="float">
            <text:p>267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417233" calcext:value-type="float">
            <text:p>4172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.85" calcext:value-type="float">
            <text:p>1.8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574465" calcext:value-type="float">
            <text:p>574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.1" calcext:value-type="float">
            <text:p>2.1</text:p>
          </table:table-cell>
          <table:table-cell office:value-type="float" office:value="0.3" calcext:value-type="float">
            <text:p>0.3</text:p>
          </table:table-cell>
          <table:table-cell office:value-type="float" office:value="734465" calcext:value-type="float">
            <text:p>734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.55" calcext:value-type="float">
            <text:p>2.5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894465" calcext:value-type="float">
            <text:p>8944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.05" calcext:value-type="float">
            <text:p>3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058929" calcext:value-type="float">
            <text:p>105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3.4" calcext:value-type="float">
            <text:p>3.4</text:p>
          </table:table-cell>
          <table:table-cell office:value-type="float" office:value="0.489897948557" calcext:value-type="float">
            <text:p>0.489897948557</text:p>
          </table:table-cell>
          <table:table-cell office:value-type="float" office:value="1228929" calcext:value-type="float">
            <text:p>122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4.05" calcext:value-type="float">
            <text:p>4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398929" calcext:value-type="float">
            <text:p>139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4.2" calcext:value-type="float">
            <text:p>4.2</text:p>
          </table:table-cell>
          <table:table-cell office:value-type="float" office:value="0.4" calcext:value-type="float">
            <text:p>0.4</text:p>
          </table:table-cell>
          <table:table-cell office:value-type="float" office:value="1568929" calcext:value-type="float">
            <text:p>15689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8" calcext:value-type="float">
            <text:p>1898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98" calcext:value-type="float">
            <text:p>2698</text:p>
          </table:table-cell>
          <table:table-cell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3498" calcext:value-type="float">
            <text:p>3498</text:p>
          </table:table-cell>
          <table:table-cell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387" calcext:value-type="float">
            <text:p>4387</text:p>
          </table:table-cell>
          <table:table-cell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87" calcext:value-type="float">
            <text:p>5287</text:p>
          </table:table-cell>
          <table:table-cell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6187" calcext:value-type="float">
            <text:p>6187</text:p>
          </table:table-cell>
          <table:table-cell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2.15" calcext:value-type="float">
            <text:p>2.15</text:p>
          </table:table-cell>
          <table:table-cell office:value-type="float" office:value="0.476969600708" calcext:value-type="float">
            <text:p>0.476969600708</text:p>
          </table:table-cell>
          <table:table-cell office:value-type="float" office:value="7087" calcext:value-type="float">
            <text:p>7087</text:p>
          </table:table-cell>
          <table:table-cell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987" calcext:value-type="float">
            <text:p>7987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2.4" calcext:value-type="float">
            <text:p>12.4</text:p>
          </table:table-cell>
          <table:table-cell office:value-type="float" office:value="0.916515138991" calcext:value-type="float">
            <text:p>0.916515138991</text:p>
          </table:table-cell>
          <table:table-cell office:value-type="float" office:value="17964" calcext:value-type="float">
            <text:p>17964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27.5" calcext:value-type="float">
            <text:p>27.5</text:p>
          </table:table-cell>
          <table:table-cell office:value-type="float" office:value="0.921954445729" calcext:value-type="float">
            <text:p>0.921954445729</text:p>
          </table:table-cell>
          <table:table-cell office:value-type="float" office:value="28917" calcext:value-type="float">
            <text:p>28917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49.7" calcext:value-type="float">
            <text:p>49.7</text:p>
          </table:table-cell>
          <table:table-cell office:value-type="float" office:value="1.486606874732" calcext:value-type="float">
            <text:p>1.486606874732</text:p>
          </table:table-cell>
          <table:table-cell office:value-type="float" office:value="39917" calcext:value-type="float">
            <text:p>39917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78.3" calcext:value-type="float">
            <text:p>78.3</text:p>
          </table:table-cell>
          <table:table-cell office:value-type="float" office:value="3.494281041931" calcext:value-type="float">
            <text:p>3.494281041931</text:p>
          </table:table-cell>
          <table:table-cell office:value-type="float" office:value="51822" calcext:value-type="float">
            <text:p>51822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21.2" calcext:value-type="float">
            <text:p>121.2</text:p>
          </table:table-cell>
          <table:table-cell office:value-type="float" office:value="7.691553809211" calcext:value-type="float">
            <text:p>7.691553809211</text:p>
          </table:table-cell>
          <table:table-cell office:value-type="float" office:value="63822" calcext:value-type="float">
            <text:p>63822</text:p>
          </table:table-cell>
          <table:table-cell office:value-type="float" office:value="0" calcext:value-type="float">
            <text:p>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164.15" calcext:value-type="float">
            <text:p>164.15</text:p>
          </table:table-cell>
          <table:table-cell office:value-type="float" office:value="12.658100173407" calcext:value-type="float">
            <text:p>12.658100173407</text:p>
          </table:table-cell>
          <table:table-cell office:value-type="float" office:value="75822" calcext:value-type="float">
            <text:p>75822</text:p>
          </table:table-cell>
          <table:table-cell office:value-type="float" office:value="0" calcext:value-type="float">
            <text:p>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00.85" calcext:value-type="float">
            <text:p>200.85</text:p>
          </table:table-cell>
          <table:table-cell office:value-type="float" office:value="7.329904501423" calcext:value-type="float">
            <text:p>7.329904501423</text:p>
          </table:table-cell>
          <table:table-cell office:value-type="float" office:value="87822" calcext:value-type="float">
            <text:p>87822</text:p>
          </table:table-cell>
          <table:table-cell office:value-type="float" office:value="0" calcext:value-type="float">
            <text:p>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256.4" calcext:value-type="float">
            <text:p>256.4</text:p>
          </table:table-cell>
          <table:table-cell office:value-type="float" office:value="9.906563480844" calcext:value-type="float">
            <text:p>9.906563480844</text:p>
          </table:table-cell>
          <table:table-cell office:value-type="float" office:value="100631" calcext:value-type="float">
            <text:p>100631</text:p>
          </table:table-cell>
          <table:table-cell office:value-type="float" office:value="0" calcext:value-type="float">
            <text:p>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316.15" calcext:value-type="float">
            <text:p>316.15</text:p>
          </table:table-cell>
          <table:table-cell office:value-type="float" office:value="11.407344125605" calcext:value-type="float">
            <text:p>11.407344125605</text:p>
          </table:table-cell>
          <table:table-cell office:value-type="float" office:value="113631" calcext:value-type="float">
            <text:p>113631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1286.9" calcext:value-type="float">
            <text:p>1286.9</text:p>
          </table:table-cell>
          <table:table-cell office:value-type="float" office:value="47.083861353968" calcext:value-type="float">
            <text:p>47.083861353968</text:p>
          </table:table-cell>
          <table:table-cell office:value-type="float" office:value="247248" calcext:value-type="float">
            <text:p>247248</text:p>
          </table:table-cell>
          <table:table-cell office:value-type="float" office:value="0" calcext:value-type="float">
            <text:p>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2963.5" calcext:value-type="float">
            <text:p>2963.5</text:p>
          </table:table-cell>
          <table:table-cell office:value-type="float" office:value="76.508496260236" calcext:value-type="float">
            <text:p>76.508496260236</text:p>
          </table:table-cell>
          <table:table-cell office:value-type="float" office:value="387248" calcext:value-type="float">
            <text:p>387248</text:p>
          </table:table-cell>
          <table:table-cell office:value-type="float" office:value="0" calcext:value-type="float">
            <text:p>0</text:p>
          </table:table-cell>
          <table:table-cell office:value-type="float" office:value="449985000" calcext:value-type="float">
            <text:p>44998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5414.95" calcext:value-type="float">
            <text:p>5414.95</text:p>
          </table:table-cell>
          <table:table-cell office:value-type="float" office:value="227.414703790213" calcext:value-type="float">
            <text:p>227.414703790213</text:p>
          </table:table-cell>
          <table:table-cell office:value-type="float" office:value="534481" calcext:value-type="float">
            <text:p>534481</text:p>
          </table:table-cell>
          <table:table-cell office:value-type="float" office:value="0" calcext:value-type="float">
            <text:p>0</text:p>
          </table:table-cell>
          <table:table-cell office:value-type="float" office:value="799980000" calcext:value-type="float">
            <text:p>7999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8376.7" calcext:value-type="float">
            <text:p>8376.7</text:p>
          </table:table-cell>
          <table:table-cell office:value-type="float" office:value="65.675794627758" calcext:value-type="float">
            <text:p>65.675794627758</text:p>
          </table:table-cell>
          <table:table-cell office:value-type="float" office:value="684481" calcext:value-type="float">
            <text:p>684481</text:p>
          </table:table-cell>
          <table:table-cell office:value-type="float" office:value="0" calcext:value-type="float">
            <text:p>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12087.35" calcext:value-type="float">
            <text:p>12087.35</text:p>
          </table:table-cell>
          <table:table-cell office:value-type="float" office:value="73.232694201046" calcext:value-type="float">
            <text:p>73.232694201046</text:p>
          </table:table-cell>
          <table:table-cell office:value-type="float" office:value="834481" calcext:value-type="float">
            <text:p>834481</text:p>
          </table:table-cell>
          <table:table-cell office:value-type="float" office:value="0" calcext:value-type="float">
            <text:p>0</text:p>
          </table:table-cell>
          <table:table-cell office:value-type="float" office:value="1799970000" calcext:value-type="float">
            <text:p>17999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6627.45" calcext:value-type="float">
            <text:p>16627.45</text:p>
          </table:table-cell>
          <table:table-cell office:value-type="float" office:value="188.344226086529" calcext:value-type="float">
            <text:p>188.344226086529</text:p>
          </table:table-cell>
          <table:table-cell office:value-type="float" office:value="988946" calcext:value-type="float">
            <text:p>988946</text:p>
          </table:table-cell>
          <table:table-cell office:value-type="float" office:value="0" calcext:value-type="float">
            <text:p>0</text:p>
          </table:table-cell>
          <table:table-cell office:value-type="float" office:value="2449965000" calcext:value-type="float">
            <text:p>24499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21640.25" calcext:value-type="float">
            <text:p>21640.25</text:p>
          </table:table-cell>
          <table:table-cell office:value-type="float" office:value="52.542244908264" calcext:value-type="float">
            <text:p>52.542244908264</text:p>
          </table:table-cell>
          <table:table-cell office:value-type="float" office:value="1148946" calcext:value-type="float">
            <text:p>1148946</text:p>
          </table:table-cell>
          <table:table-cell office:value-type="float" office:value="0" calcext:value-type="float">
            <text:p>0</text:p>
          </table:table-cell>
          <table:table-cell office:value-type="float" office:value="3199960000" calcext:value-type="float">
            <text:p>31999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27357.1" calcext:value-type="float">
            <text:p>27357.1</text:p>
          </table:table-cell>
          <table:table-cell office:value-type="float" office:value="424.278198826868" calcext:value-type="float">
            <text:p>424.278198826868</text:p>
          </table:table-cell>
          <table:table-cell office:value-type="float" office:value="1308946" calcext:value-type="float">
            <text:p>1308946</text:p>
          </table:table-cell>
          <table:table-cell office:value-type="float" office:value="0" calcext:value-type="float">
            <text:p>0</text:p>
          </table:table-cell>
          <table:table-cell office:value-type="float" office:value="4049955000" calcext:value-type="float">
            <text:p>404995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33471.25" calcext:value-type="float">
            <text:p>33471.25</text:p>
          </table:table-cell>
          <table:table-cell office:value-type="float" office:value="33.954197083289" calcext:value-type="float">
            <text:p>33.954197083289</text:p>
          </table:table-cell>
          <table:table-cell office:value-type="float" office:value="1468946" calcext:value-type="float">
            <text:p>1468946</text:p>
          </table:table-cell>
          <table:table-cell office:value-type="float" office:value="0" calcext:value-type="float">
            <text:p>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.1" calcext:value-type="float">
            <text:p>61.1</text:p>
          </table:table-cell>
          <table:table-cell office:value-type="float" office:value="1.374772708487" calcext:value-type="float">
            <text:p>1.374772708487</text:p>
          </table:table-cell>
          <table:table-cell office:value-type="float" office:value="95.35" calcext:value-type="float">
            <text:p>95.35</text:p>
          </table:table-cell>
          <table:table-cell office:value-type="float" office:value="19.706026996835" calcext:value-type="float">
            <text:p>19.70602699683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.6" calcext:value-type="float">
            <text:p>109.6</text:p>
          </table:table-cell>
          <table:table-cell office:value-type="float" office:value="2.353720459189" calcext:value-type="float">
            <text:p>2.353720459189</text:p>
          </table:table-cell>
          <table:table-cell office:value-type="float" office:value="222.2" calcext:value-type="float">
            <text:p>222.2</text:p>
          </table:table-cell>
          <table:table-cell office:value-type="float" office:value="21.749942528659" calcext:value-type="float">
            <text:p>21.74994252865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3" calcext:value-type="float">
            <text:p>161.3</text:p>
          </table:table-cell>
          <table:table-cell office:value-type="float" office:value="2.551470164434" calcext:value-type="float">
            <text:p>2.551470164434</text:p>
          </table:table-cell>
          <table:table-cell office:value-type="float" office:value="393.05" calcext:value-type="float">
            <text:p>393.05</text:p>
          </table:table-cell>
          <table:table-cell office:value-type="float" office:value="26.65609686357" calcext:value-type="float">
            <text:p>26.656096863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float" office:value="2.569046515728" calcext:value-type="float">
            <text:p>2.569046515728</text:p>
          </table:table-cell>
          <table:table-cell office:value-type="float" office:value="598.35" calcext:value-type="float">
            <text:p>598.35</text:p>
          </table:table-cell>
          <table:table-cell office:value-type="float" office:value="55.248778267034" calcext:value-type="float">
            <text:p>55.24877826703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05" calcext:value-type="float">
            <text:p>275.05</text:p>
          </table:table-cell>
          <table:table-cell office:value-type="float" office:value="3.185514087243" calcext:value-type="float">
            <text:p>3.185514087243</text:p>
          </table:table-cell>
          <table:table-cell office:value-type="float" office:value="899.3" calcext:value-type="float">
            <text:p>899.3</text:p>
          </table:table-cell>
          <table:table-cell office:value-type="float" office:value="64.815198834843" calcext:value-type="float">
            <text:p>64.8151988348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6.35" calcext:value-type="float">
            <text:p>336.35</text:p>
          </table:table-cell>
          <table:table-cell office:value-type="float" office:value="3.275286247029" calcext:value-type="float">
            <text:p>3.275286247029</text:p>
          </table:table-cell>
          <table:table-cell office:value-type="float" office:value="1194.85" calcext:value-type="float">
            <text:p>1194.85</text:p>
          </table:table-cell>
          <table:table-cell office:value-type="float" office:value="92.894173660136" calcext:value-type="float">
            <text:p>92.8941736601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.1" calcext:value-type="float">
            <text:p>400.1</text:p>
          </table:table-cell>
          <table:table-cell office:value-type="float" office:value="3.360059523288" calcext:value-type="float">
            <text:p>3.360059523288</text:p>
          </table:table-cell>
          <table:table-cell office:value-type="float" office:value="1567.05" calcext:value-type="float">
            <text:p>1567.05</text:p>
          </table:table-cell>
          <table:table-cell office:value-type="float" office:value="103.004113995506" calcext:value-type="float">
            <text:p>103.00411399550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5.45" calcext:value-type="float">
            <text:p>465.45</text:p>
          </table:table-cell>
          <table:table-cell office:value-type="float" office:value="4.116734142495" calcext:value-type="float">
            <text:p>4.116734142495</text:p>
          </table:table-cell>
          <table:table-cell office:value-type="float" office:value="2022.9" calcext:value-type="float">
            <text:p>2022.9</text:p>
          </table:table-cell>
          <table:table-cell office:value-type="float" office:value="137.299635833462" calcext:value-type="float">
            <text:p>137.2996358334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05" calcext:value-type="float">
            <text:p>531.05</text:p>
          </table:table-cell>
          <table:table-cell office:value-type="float" office:value="4.674130935262" calcext:value-type="float">
            <text:p>4.674130935262</text:p>
          </table:table-cell>
          <table:table-cell office:value-type="float" office:value="2507.55" calcext:value-type="float">
            <text:p>2507.55</text:p>
          </table:table-cell>
          <table:table-cell office:value-type="float" office:value="147.861244077012" calcext:value-type="float">
            <text:p>147.86124407701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7.1" calcext:value-type="float">
            <text:p>1257.1</text:p>
          </table:table-cell>
          <table:table-cell office:value-type="float" office:value="4.482186966238" calcext:value-type="float">
            <text:p>4.482186966238</text:p>
          </table:table-cell>
          <table:table-cell office:value-type="float" office:value="10034.3" calcext:value-type="float">
            <text:p>10034.3</text:p>
          </table:table-cell>
          <table:table-cell office:value-type="float" office:value="474.817554435425" calcext:value-type="float">
            <text:p>474.81755443542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7.4" calcext:value-type="float">
            <text:p>2057.4</text:p>
          </table:table-cell>
          <table:table-cell office:value-type="float" office:value="6.74091981871" calcext:value-type="float">
            <text:p>6.74091981871</text:p>
          </table:table-cell>
          <table:table-cell office:value-type="float" office:value="22506.2" calcext:value-type="float">
            <text:p>22506.2</text:p>
          </table:table-cell>
          <table:table-cell office:value-type="float" office:value="903.61416544895" calcext:value-type="float">
            <text:p>903.6141654489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09.35" calcext:value-type="float">
            <text:p>2909.35</text:p>
          </table:table-cell>
          <table:table-cell office:value-type="float" office:value="7.157338891024" calcext:value-type="float">
            <text:p>7.157338891024</text:p>
          </table:table-cell>
          <table:table-cell office:value-type="float" office:value="39409.2" calcext:value-type="float">
            <text:p>39409.2</text:p>
          </table:table-cell>
          <table:table-cell office:value-type="float" office:value="1241.28351314284" calcext:value-type="float">
            <text:p>1241.283513142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3.6" calcext:value-type="float">
            <text:p>3793.6</text:p>
          </table:table-cell>
          <table:table-cell office:value-type="float" office:value="10.933434958836" calcext:value-type="float">
            <text:p>10.933434958836</text:p>
          </table:table-cell>
          <table:table-cell office:value-type="float" office:value="62776.8" calcext:value-type="float">
            <text:p>62776.8</text:p>
          </table:table-cell>
          <table:table-cell office:value-type="float" office:value="1464.12091713763" calcext:value-type="float">
            <text:p>1464.120917137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05.65" calcext:value-type="float">
            <text:p>4705.65</text:p>
          </table:table-cell>
          <table:table-cell office:value-type="float" office:value="6.99481951096" calcext:value-type="float">
            <text:p>6.99481951096</text:p>
          </table:table-cell>
          <table:table-cell office:value-type="float" office:value="89936" calcext:value-type="float">
            <text:p>89936</text:p>
          </table:table-cell>
          <table:table-cell office:value-type="float" office:value="1948.95836281914" calcext:value-type="float">
            <text:p>1948.958362819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49.65" calcext:value-type="float">
            <text:p>5649.65</text:p>
          </table:table-cell>
          <table:table-cell office:value-type="float" office:value="12.362342011299" calcext:value-type="float">
            <text:p>12.362342011299</text:p>
          </table:table-cell>
          <table:table-cell office:value-type="float" office:value="121634.4" calcext:value-type="float">
            <text:p>121634.4</text:p>
          </table:table-cell>
          <table:table-cell office:value-type="float" office:value="2634.25481683161" calcext:value-type="float">
            <text:p>2634.2548168316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613.55" calcext:value-type="float">
            <text:p>6613.55</text:p>
          </table:table-cell>
          <table:table-cell office:value-type="float" office:value="11.160085123761" calcext:value-type="float">
            <text:p>11.160085123761</text:p>
          </table:table-cell>
          <table:table-cell office:value-type="float" office:value="160318.35" calcext:value-type="float">
            <text:p>160318.35</text:p>
          </table:table-cell>
          <table:table-cell office:value-type="float" office:value="2520.67259426836" calcext:value-type="float">
            <text:p>2520.6725942683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0.9" calcext:value-type="float">
            <text:p>7600.9</text:p>
          </table:table-cell>
          <table:table-cell office:value-type="float" office:value="13.71823603785" calcext:value-type="float">
            <text:p>13.71823603785</text:p>
          </table:table-cell>
          <table:table-cell office:value-type="float" office:value="201842.2" calcext:value-type="float">
            <text:p>201842.2</text:p>
          </table:table-cell>
          <table:table-cell office:value-type="float" office:value="3496.3986557596" calcext:value-type="float">
            <text:p>3496.39865575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90.5" calcext:value-type="float">
            <text:p>8590.5</text:p>
          </table:table-cell>
          <table:table-cell office:value-type="float" office:value="16.918924316129" calcext:value-type="float">
            <text:p>16.918924316129</text:p>
          </table:table-cell>
          <table:table-cell office:value-type="float" office:value="249878.7" calcext:value-type="float">
            <text:p>249878.7</text:p>
          </table:table-cell>
          <table:table-cell office:value-type="float" office:value="4755.93852041915" calcext:value-type="float">
            <text:p>4755.938520419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6.05" calcext:value-type="float">
            <text:p>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9165.25" calcext:value-type="float">
            <text:p>19165.25</text:p>
          </table:table-cell>
          <table:table-cell office:value-type="float" office:value="12.910751331367" calcext:value-type="float">
            <text:p>12.910751331367</text:p>
          </table:table-cell>
          <table:table-cell office:value-type="float" office:value="996742.35" calcext:value-type="float">
            <text:p>996742.35</text:p>
          </table:table-cell>
          <table:table-cell office:value-type="float" office:value="19155.5382338297" calcext:value-type="float">
            <text:p>19155.538233829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13.95" calcext:value-type="float">
            <text:p>13.95</text:p>
          </table:table-cell>
          <table:table-cell office:value-type="float" office:value="1.359227721907" calcext:value-type="float">
            <text:p>1.359227721907</text:p>
          </table:table-cell>
          <table:table-cell office:value-type="float" office:value="30510.45" calcext:value-type="float">
            <text:p>30510.45</text:p>
          </table:table-cell>
          <table:table-cell office:value-type="float" office:value="17.881484839408" calcext:value-type="float">
            <text:p>17.881484839408</text:p>
          </table:table-cell>
          <table:table-cell office:value-type="float" office:value="2243206.25" calcext:value-type="float">
            <text:p>2243206.25</text:p>
          </table:table-cell>
          <table:table-cell office:value-type="float" office:value="19150.7581726139" calcext:value-type="float">
            <text:p>19150.75817261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25.45" calcext:value-type="float">
            <text:p>25.45</text:p>
          </table:table-cell>
          <table:table-cell office:value-type="float" office:value="0.973396116697" calcext:value-type="float">
            <text:p>0.973396116697</text:p>
          </table:table-cell>
          <table:table-cell office:value-type="float" office:value="42317.9" calcext:value-type="float">
            <text:p>42317.9</text:p>
          </table:table-cell>
          <table:table-cell office:value-type="float" office:value="22.320170256869" calcext:value-type="float">
            <text:p>22.320170256869</text:p>
          </table:table-cell>
          <table:table-cell office:value-type="float" office:value="4002988.3" calcext:value-type="float">
            <text:p>4002988.3</text:p>
          </table:table-cell>
          <table:table-cell office:value-type="float" office:value="51041.0169511944" calcext:value-type="float">
            <text:p>51041.016951194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39.7" calcext:value-type="float">
            <text:p>39.7</text:p>
          </table:table-cell>
          <table:table-cell office:value-type="float" office:value="1.307669683062" calcext:value-type="float">
            <text:p>1.307669683062</text:p>
          </table:table-cell>
          <table:table-cell office:value-type="float" office:value="54499.7" calcext:value-type="float">
            <text:p>54499.7</text:p>
          </table:table-cell>
          <table:table-cell office:value-type="float" office:value="24.493060248247" calcext:value-type="float">
            <text:p>24.493060248247</text:p>
          </table:table-cell>
          <table:table-cell office:value-type="float" office:value="6258240.45" calcext:value-type="float">
            <text:p>6258240.45</text:p>
          </table:table-cell>
          <table:table-cell office:value-type="float" office:value="69040.9924229801" calcext:value-type="float">
            <text:p>69040.992422980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57.4" calcext:value-type="float">
            <text:p>57.4</text:p>
          </table:table-cell>
          <table:table-cell office:value-type="float" office:value="2.2" calcext:value-type="float">
            <text:p>2.2</text:p>
          </table:table-cell>
          <table:table-cell office:value-type="float" office:value="67010.1" calcext:value-type="float">
            <text:p>67010.1</text:p>
          </table:table-cell>
          <table:table-cell office:value-type="float" office:value="25.380898339776" calcext:value-type="float">
            <text:p>25.380898339776</text:p>
          </table:table-cell>
          <table:table-cell office:value-type="float" office:value="9021863.5" calcext:value-type="float">
            <text:p>9021863.5</text:p>
          </table:table-cell>
          <table:table-cell office:value-type="float" office:value="58669.0908916005" calcext:value-type="float">
            <text:p>58669.090891600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78.75" calcext:value-type="float">
            <text:p>78.75</text:p>
          </table:table-cell>
          <table:table-cell office:value-type="float" office:value="2.913331426391" calcext:value-type="float">
            <text:p>2.913331426391</text:p>
          </table:table-cell>
          <table:table-cell office:value-type="float" office:value="79743.1" calcext:value-type="float">
            <text:p>79743.1</text:p>
          </table:table-cell>
          <table:table-cell office:value-type="float" office:value="31.960757198865" calcext:value-type="float">
            <text:p>31.960757198865</text:p>
          </table:table-cell>
          <table:table-cell office:value-type="float" office:value="12283542" calcext:value-type="float">
            <text:p>12283542</text:p>
          </table:table-cell>
          <table:table-cell office:value-type="float" office:value="138113.25913279" calcext:value-type="float">
            <text:p>138113.259132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02.35" calcext:value-type="float">
            <text:p>102.35</text:p>
          </table:table-cell>
          <table:table-cell office:value-type="float" office:value="3.609362824655" calcext:value-type="float">
            <text:p>3.609362824655</text:p>
          </table:table-cell>
          <table:table-cell office:value-type="float" office:value="92634.8" calcext:value-type="float">
            <text:p>92634.8</text:p>
          </table:table-cell>
          <table:table-cell office:value-type="float" office:value="30.774339998235" calcext:value-type="float">
            <text:p>30.774339998235</text:p>
          </table:table-cell>
          <table:table-cell office:value-type="float" office:value="15989550.35" calcext:value-type="float">
            <text:p>15989550.35</text:p>
          </table:table-cell>
          <table:table-cell office:value-type="float" office:value="135431.998759179" calcext:value-type="float">
            <text:p>135431.9987591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31.7" calcext:value-type="float">
            <text:p>131.7</text:p>
          </table:table-cell>
          <table:table-cell office:value-type="float" office:value="8.983874442577" calcext:value-type="float">
            <text:p>8.983874442577</text:p>
          </table:table-cell>
          <table:table-cell office:value-type="float" office:value="105736.55" calcext:value-type="float">
            <text:p>105736.55</text:p>
          </table:table-cell>
          <table:table-cell office:value-type="float" office:value="28.111341220013" calcext:value-type="float">
            <text:p>28.111341220013</text:p>
          </table:table-cell>
          <table:table-cell office:value-type="float" office:value="20225176.95" calcext:value-type="float">
            <text:p>20225176.95</text:p>
          </table:table-cell>
          <table:table-cell office:value-type="float" office:value="170047.733216846" calcext:value-type="float">
            <text:p>170047.7332168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62.4" calcext:value-type="float">
            <text:p>162.4</text:p>
          </table:table-cell>
          <table:table-cell office:value-type="float" office:value="6.028266749241" calcext:value-type="float">
            <text:p>6.028266749241</text:p>
          </table:table-cell>
          <table:table-cell office:value-type="float" office:value="118998.85" calcext:value-type="float">
            <text:p>118998.85</text:p>
          </table:table-cell>
          <table:table-cell office:value-type="float" office:value="41.312558611253" calcext:value-type="float">
            <text:p>41.312558611253</text:p>
          </table:table-cell>
          <table:table-cell office:value-type="float" office:value="24996745.05" calcext:value-type="float">
            <text:p>24996745.05</text:p>
          </table:table-cell>
          <table:table-cell office:value-type="float" office:value="157348.619144322" calcext:value-type="float">
            <text:p>157348.6191443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730.85" calcext:value-type="float">
            <text:p>730.85</text:p>
          </table:table-cell>
          <table:table-cell office:value-type="float" office:value="57.828431588622" calcext:value-type="float">
            <text:p>57.828431588622</text:p>
          </table:table-cell>
          <table:table-cell office:value-type="float" office:value="258019.8" calcext:value-type="float">
            <text:p>258019.8</text:p>
          </table:table-cell>
          <table:table-cell office:value-type="float" office:value="44.528193511471" calcext:value-type="float">
            <text:p>44.528193511471</text:p>
          </table:table-cell>
          <table:table-cell office:value-type="float" office:value="99854928.2" calcext:value-type="float">
            <text:p>99854928.2</text:p>
          </table:table-cell>
          <table:table-cell office:value-type="float" office:value="474314.40952811" calcext:value-type="float">
            <text:p>474314.409528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1777.45" calcext:value-type="float">
            <text:p>1777.45</text:p>
          </table:table-cell>
          <table:table-cell office:value-type="float" office:value="153.131471291828" calcext:value-type="float">
            <text:p>153.131471291828</text:p>
          </table:table-cell>
          <table:table-cell office:value-type="float" office:value="404728.65" calcext:value-type="float">
            <text:p>404728.65</text:p>
          </table:table-cell>
          <table:table-cell office:value-type="float" office:value="77.647456509801" calcext:value-type="float">
            <text:p>77.647456509801</text:p>
          </table:table-cell>
          <table:table-cell office:value-type="float" office:value="225022606.1" calcext:value-type="float">
            <text:p>225022606.1</text:p>
          </table:table-cell>
          <table:table-cell office:value-type="float" office:value="736412.378266417" calcext:value-type="float">
            <text:p>736412.3782664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3301.35" calcext:value-type="float">
            <text:p>3301.35</text:p>
          </table:table-cell>
          <table:table-cell office:value-type="float" office:value="278.507499899012" calcext:value-type="float">
            <text:p>278.507499899012</text:p>
          </table:table-cell>
          <table:table-cell office:value-type="float" office:value="555990.4" calcext:value-type="float">
            <text:p>555990.4</text:p>
          </table:table-cell>
          <table:table-cell office:value-type="float" office:value="84.159016458544" calcext:value-type="float">
            <text:p>84.159016458544</text:p>
          </table:table-cell>
          <table:table-cell office:value-type="float" office:value="400181293.35" calcext:value-type="float">
            <text:p>400181293.35</text:p>
          </table:table-cell>
          <table:table-cell office:value-type="float" office:value="1378257.30845877" calcext:value-type="float">
            <text:p>1378257.308458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5293.1" calcext:value-type="float">
            <text:p>5293.1</text:p>
          </table:table-cell>
          <table:table-cell office:value-type="float" office:value="512.575643198159" calcext:value-type="float">
            <text:p>512.575643198159</text:p>
          </table:table-cell>
          <table:table-cell office:value-type="float" office:value="711376.5" calcext:value-type="float">
            <text:p>711376.5</text:p>
          </table:table-cell>
          <table:table-cell office:value-type="float" office:value="101.505911218052" calcext:value-type="float">
            <text:p>101.505911218052</text:p>
          </table:table-cell>
          <table:table-cell office:value-type="float" office:value="625052049.8" calcext:value-type="float">
            <text:p>625052049.8</text:p>
          </table:table-cell>
          <table:table-cell office:value-type="float" office:value="2018407.34253123" calcext:value-type="float">
            <text:p>2018407.3425312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7370.15" calcext:value-type="float">
            <text:p>7370.15</text:p>
          </table:table-cell>
          <table:table-cell office:value-type="float" office:value="630.448671582381" calcext:value-type="float">
            <text:p>630.448671582381</text:p>
          </table:table-cell>
          <table:table-cell office:value-type="float" office:value="869439.2" calcext:value-type="float">
            <text:p>869439.2</text:p>
          </table:table-cell>
          <table:table-cell office:value-type="float" office:value="107.453060246091" calcext:value-type="float">
            <text:p>107.453060246091</text:p>
          </table:table-cell>
          <table:table-cell office:value-type="float" office:value="900014529.05" calcext:value-type="float">
            <text:p>900014529.05</text:p>
          </table:table-cell>
          <table:table-cell office:value-type="float" office:value="1973449.19167634" calcext:value-type="float">
            <text:p>1973449.1916763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9761.6" calcext:value-type="float">
            <text:p>9761.6</text:p>
          </table:table-cell>
          <table:table-cell office:value-type="float" office:value="693.282943681733" calcext:value-type="float">
            <text:p>693.282943681733</text:p>
          </table:table-cell>
          <table:table-cell office:value-type="float" office:value="1029452.5" calcext:value-type="float">
            <text:p>1029452.5</text:p>
          </table:table-cell>
          <table:table-cell office:value-type="float" office:value="91.821837696322" calcext:value-type="float">
            <text:p>91.821837696322</text:p>
          </table:table-cell>
          <table:table-cell office:value-type="float" office:value="1225203701.2" calcext:value-type="float">
            <text:p>1225203701.2</text:p>
          </table:table-cell>
          <table:table-cell office:value-type="float" office:value="3418062.05438345" calcext:value-type="float">
            <text:p>3418062.0543834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2424.6" calcext:value-type="float">
            <text:p>12424.6</text:p>
          </table:table-cell>
          <table:table-cell office:value-type="float" office:value="444.727826878388" calcext:value-type="float">
            <text:p>444.727826878388</text:p>
          </table:table-cell>
          <table:table-cell office:value-type="float" office:value="1191980.75" calcext:value-type="float">
            <text:p>1191980.75</text:p>
          </table:table-cell>
          <table:table-cell office:value-type="float" office:value="122.306529699077" calcext:value-type="float">
            <text:p>122.306529699077</text:p>
          </table:table-cell>
          <table:table-cell office:value-type="float" office:value="1601548376.3" calcext:value-type="float">
            <text:p>1601548376.3</text:p>
          </table:table-cell>
          <table:table-cell office:value-type="float" office:value="3668379.94190133" calcext:value-type="float">
            <text:p>3668379.9419013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5512.65" calcext:value-type="float">
            <text:p>15512.65</text:p>
          </table:table-cell>
          <table:table-cell office:value-type="float" office:value="189.901099259456" calcext:value-type="float">
            <text:p>189.901099259456</text:p>
          </table:table-cell>
          <table:table-cell office:value-type="float" office:value="1356538.6" calcext:value-type="float">
            <text:p>1356538.6</text:p>
          </table:table-cell>
          <table:table-cell office:value-type="float" office:value="123.126518867535" calcext:value-type="float">
            <text:p>123.126518867535</text:p>
          </table:table-cell>
          <table:table-cell office:value-type="float" office:value="2024820356.25" calcext:value-type="float">
            <text:p>2024820356.25</text:p>
          </table:table-cell>
          <table:table-cell office:value-type="float" office:value="4034273.7809643" calcext:value-type="float">
            <text:p>4034273.780964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9073.9" calcext:value-type="float">
            <text:p>19073.9</text:p>
          </table:table-cell>
          <table:table-cell office:value-type="float" office:value="65.019920025732" calcext:value-type="float">
            <text:p>65.019920025732</text:p>
          </table:table-cell>
          <table:table-cell office:value-type="float" office:value="1522730" calcext:value-type="float">
            <text:p>1522730</text:p>
          </table:table-cell>
          <table:table-cell office:value-type="float" office:value="88.130017033606" calcext:value-type="float">
            <text:p>88.130017033606</text:p>
          </table:table-cell>
          <table:table-cell office:value-type="float" office:value="2500235115.3" calcext:value-type="float">
            <text:p>2500235115.3</text:p>
          </table:table-cell>
          <table:table-cell office:value-type="float" office:value="6669510.21254665" calcext:value-type="float">
            <text:p>6669510.2125466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.7" calcext:value-type="float">
            <text:p>62.7</text:p>
          </table:table-cell>
          <table:table-cell office:value-type="float" office:value="1.552417469626" calcext:value-type="float">
            <text:p>1.552417469626</text:p>
          </table:table-cell>
          <table:table-cell office:value-type="float" office:value="93.95" calcext:value-type="float">
            <text:p>93.95</text:p>
          </table:table-cell>
          <table:table-cell office:value-type="float" office:value="14.984909075467" calcext:value-type="float">
            <text:p>14.9849090754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.8" calcext:value-type="float">
            <text:p>108.8</text:p>
          </table:table-cell>
          <table:table-cell office:value-type="float" office:value="2.76767050062" calcext:value-type="float">
            <text:p>2.76767050062</text:p>
          </table:table-cell>
          <table:table-cell office:value-type="float" office:value="218.55" calcext:value-type="float">
            <text:p>218.55</text:p>
          </table:table-cell>
          <table:table-cell office:value-type="float" office:value="30.269580439775" calcext:value-type="float">
            <text:p>30.26958043977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1.15" calcext:value-type="float">
            <text:p>161.15</text:p>
          </table:table-cell>
          <table:table-cell office:value-type="float" office:value="2.151162476427" calcext:value-type="float">
            <text:p>2.151162476427</text:p>
          </table:table-cell>
          <table:table-cell office:value-type="float" office:value="398.15" calcext:value-type="float">
            <text:p>398.15</text:p>
          </table:table-cell>
          <table:table-cell office:value-type="float" office:value="44.523336577574" calcext:value-type="float">
            <text:p>44.52333657757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7.6" calcext:value-type="float">
            <text:p>217.6</text:p>
          </table:table-cell>
          <table:table-cell office:value-type="float" office:value="2.596150997146" calcext:value-type="float">
            <text:p>2.596150997146</text:p>
          </table:table-cell>
          <table:table-cell office:value-type="float" office:value="602.75" calcext:value-type="float">
            <text:p>602.75</text:p>
          </table:table-cell>
          <table:table-cell office:value-type="float" office:value="47.846499349482" calcext:value-type="float">
            <text:p>47.84649934948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.9" calcext:value-type="float">
            <text:p>275.9</text:p>
          </table:table-cell>
          <table:table-cell office:value-type="float" office:value="2.91376045687" calcext:value-type="float">
            <text:p>2.91376045687</text:p>
          </table:table-cell>
          <table:table-cell office:value-type="float" office:value="885.05" calcext:value-type="float">
            <text:p>885.05</text:p>
          </table:table-cell>
          <table:table-cell office:value-type="float" office:value="98.637961759152" calcext:value-type="float">
            <text:p>98.6379617591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7.35" calcext:value-type="float">
            <text:p>337.35</text:p>
          </table:table-cell>
          <table:table-cell office:value-type="float" office:value="2.954234249346" calcext:value-type="float">
            <text:p>2.954234249346</text:p>
          </table:table-cell>
          <table:table-cell office:value-type="float" office:value="1202.2" calcext:value-type="float">
            <text:p>1202.2</text:p>
          </table:table-cell>
          <table:table-cell office:value-type="float" office:value="106.623918517378" calcext:value-type="float">
            <text:p>106.6239185173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.65" calcext:value-type="float">
            <text:p>399.65</text:p>
          </table:table-cell>
          <table:table-cell office:value-type="float" office:value="4.292726406365" calcext:value-type="float">
            <text:p>4.292726406365</text:p>
          </table:table-cell>
          <table:table-cell office:value-type="float" office:value="1593.65" calcext:value-type="float">
            <text:p>1593.65</text:p>
          </table:table-cell>
          <table:table-cell office:value-type="float" office:value="134.241303256487" calcext:value-type="float">
            <text:p>134.2413032564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2.8" calcext:value-type="float">
            <text:p>462.8</text:p>
          </table:table-cell>
          <table:table-cell office:value-type="float" office:value="3.32565782965" calcext:value-type="float">
            <text:p>3.32565782965</text:p>
          </table:table-cell>
          <table:table-cell office:value-type="float" office:value="1918.95" calcext:value-type="float">
            <text:p>1918.95</text:p>
          </table:table-cell>
          <table:table-cell office:value-type="float" office:value="107.994664220038" calcext:value-type="float">
            <text:p>107.9946642200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1.4" calcext:value-type="float">
            <text:p>531.4</text:p>
          </table:table-cell>
          <table:table-cell office:value-type="float" office:value="5.033885179464" calcext:value-type="float">
            <text:p>5.033885179464</text:p>
          </table:table-cell>
          <table:table-cell office:value-type="float" office:value="2405.7" calcext:value-type="float">
            <text:p>2405.7</text:p>
          </table:table-cell>
          <table:table-cell office:value-type="float" office:value="159.237275786798" calcext:value-type="float">
            <text:p>159.2372757867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8.75" calcext:value-type="float">
            <text:p>1258.75</text:p>
          </table:table-cell>
          <table:table-cell office:value-type="float" office:value="5.439439309353" calcext:value-type="float">
            <text:p>5.439439309353</text:p>
          </table:table-cell>
          <table:table-cell office:value-type="float" office:value="10017.35" calcext:value-type="float">
            <text:p>10017.35</text:p>
          </table:table-cell>
          <table:table-cell office:value-type="float" office:value="614.821947802767" calcext:value-type="float">
            <text:p>614.8219478027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55.05" calcext:value-type="float">
            <text:p>2055.05</text:p>
          </table:table-cell>
          <table:table-cell office:value-type="float" office:value="7.95282968512" calcext:value-type="float">
            <text:p>7.95282968512</text:p>
          </table:table-cell>
          <table:table-cell office:value-type="float" office:value="22390.5" calcext:value-type="float">
            <text:p>22390.5</text:p>
          </table:table-cell>
          <table:table-cell office:value-type="float" office:value="1020.05820912327" calcext:value-type="float">
            <text:p>1020.058209123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10.05" calcext:value-type="float">
            <text:p>2910.05</text:p>
          </table:table-cell>
          <table:table-cell office:value-type="float" office:value="6.399023363111" calcext:value-type="float">
            <text:p>6.399023363111</text:p>
          </table:table-cell>
          <table:table-cell office:value-type="float" office:value="40044.05" calcext:value-type="float">
            <text:p>40044.05</text:p>
          </table:table-cell>
          <table:table-cell office:value-type="float" office:value="1642.00674404828" calcext:value-type="float">
            <text:p>1642.006744048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98.25" calcext:value-type="float">
            <text:p>3798.25</text:p>
          </table:table-cell>
          <table:table-cell office:value-type="float" office:value="9.015958074209" calcext:value-type="float">
            <text:p>9.015958074209</text:p>
          </table:table-cell>
          <table:table-cell office:value-type="float" office:value="63205.9" calcext:value-type="float">
            <text:p>63205.9</text:p>
          </table:table-cell>
          <table:table-cell office:value-type="float" office:value="1383.31875936062" calcext:value-type="float">
            <text:p>1383.318759360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2.65" calcext:value-type="float">
            <text:p>4712.65</text:p>
          </table:table-cell>
          <table:table-cell office:value-type="float" office:value="9.461897272345" calcext:value-type="float">
            <text:p>9.461897272345</text:p>
          </table:table-cell>
          <table:table-cell office:value-type="float" office:value="89681.8" calcext:value-type="float">
            <text:p>89681.8</text:p>
          </table:table-cell>
          <table:table-cell office:value-type="float" office:value="2355.08986240364" calcext:value-type="float">
            <text:p>2355.0898624036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58.25" calcext:value-type="float">
            <text:p>5658.25</text:p>
          </table:table-cell>
          <table:table-cell office:value-type="float" office:value="10.506545579502" calcext:value-type="float">
            <text:p>10.506545579502</text:p>
          </table:table-cell>
          <table:table-cell office:value-type="float" office:value="123585.8" calcext:value-type="float">
            <text:p>123585.8</text:p>
          </table:table-cell>
          <table:table-cell office:value-type="float" office:value="3658.49461664177" calcext:value-type="float">
            <text:p>3658.494616641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6618.35" calcext:value-type="float">
            <text:p>6618.35</text:p>
          </table:table-cell>
          <table:table-cell office:value-type="float" office:value="11.069214064066" calcext:value-type="float">
            <text:p>11.069214064066</text:p>
          </table:table-cell>
          <table:table-cell office:value-type="float" office:value="157942.3" calcext:value-type="float">
            <text:p>157942.3</text:p>
          </table:table-cell>
          <table:table-cell office:value-type="float" office:value="3838.10329590167" calcext:value-type="float">
            <text:p>3838.103295901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602.1" calcext:value-type="float">
            <text:p>7602.1</text:p>
          </table:table-cell>
          <table:table-cell office:value-type="float" office:value="9.565040511918" calcext:value-type="float">
            <text:p>9.565040511918</text:p>
          </table:table-cell>
          <table:table-cell office:value-type="float" office:value="201776.45" calcext:value-type="float">
            <text:p>201776.45</text:p>
          </table:table-cell>
          <table:table-cell office:value-type="float" office:value="4793.99962948498" calcext:value-type="float">
            <text:p>4793.999629484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588.45" calcext:value-type="float">
            <text:p>8588.45</text:p>
          </table:table-cell>
          <table:table-cell office:value-type="float" office:value="12.951737334141" calcext:value-type="float">
            <text:p>12.951737334141</text:p>
          </table:table-cell>
          <table:table-cell office:value-type="float" office:value="249872.05" calcext:value-type="float">
            <text:p>249872.05</text:p>
          </table:table-cell>
          <table:table-cell office:value-type="float" office:value="4882.31526506517" calcext:value-type="float">
            <text:p>4882.3152650651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6.05" calcext:value-type="float">
            <text:p>6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9165.8" calcext:value-type="float">
            <text:p>19165.8</text:p>
          </table:table-cell>
          <table:table-cell office:value-type="float" office:value="18.148278157277" calcext:value-type="float">
            <text:p>18.148278157277</text:p>
          </table:table-cell>
          <table:table-cell office:value-type="float" office:value="1000822.9" calcext:value-type="float">
            <text:p>1000822.9</text:p>
          </table:table-cell>
          <table:table-cell office:value-type="float" office:value="11128.7017432563" calcext:value-type="float">
            <text:p>11128.70174325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13.9" calcext:value-type="float">
            <text:p>13.9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30505.9" calcext:value-type="float">
            <text:p>30505.9</text:p>
          </table:table-cell>
          <table:table-cell office:value-type="float" office:value="25.721391882847" calcext:value-type="float">
            <text:p>25.721391882847</text:p>
          </table:table-cell>
          <table:table-cell office:value-type="float" office:value="2242806.35" calcext:value-type="float">
            <text:p>2242806.35</text:p>
          </table:table-cell>
          <table:table-cell office:value-type="float" office:value="29951.2472365738" calcext:value-type="float">
            <text:p>29951.24723657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25.05" calcext:value-type="float">
            <text:p>25.05</text:p>
          </table:table-cell>
          <table:table-cell office:value-type="float" office:value="0.973396116697" calcext:value-type="float">
            <text:p>0.973396116697</text:p>
          </table:table-cell>
          <table:table-cell office:value-type="float" office:value="42335.45" calcext:value-type="float">
            <text:p>42335.45</text:p>
          </table:table-cell>
          <table:table-cell office:value-type="float" office:value="25.318915856204" calcext:value-type="float">
            <text:p>25.318915856204</text:p>
          </table:table-cell>
          <table:table-cell office:value-type="float" office:value="3984926.4" calcext:value-type="float">
            <text:p>3984926.4</text:p>
          </table:table-cell>
          <table:table-cell office:value-type="float" office:value="34247.4519072679" calcext:value-type="float">
            <text:p>34247.451907267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39.05" calcext:value-type="float">
            <text:p>39.05</text:p>
          </table:table-cell>
          <table:table-cell office:value-type="float" office:value="1.32193040664" calcext:value-type="float">
            <text:p>1.32193040664</text:p>
          </table:table-cell>
          <table:table-cell office:value-type="float" office:value="54499.6" calcext:value-type="float">
            <text:p>54499.6</text:p>
          </table:table-cell>
          <table:table-cell office:value-type="float" office:value="22.247247032702" calcext:value-type="float">
            <text:p>22.247247032702</text:p>
          </table:table-cell>
          <table:table-cell office:value-type="float" office:value="6228370.55" calcext:value-type="float">
            <text:p>6228370.55</text:p>
          </table:table-cell>
          <table:table-cell office:value-type="float" office:value="34406.6771198511" calcext:value-type="float">
            <text:p>34406.67711985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56.65" calcext:value-type="float">
            <text:p>56.65</text:p>
          </table:table-cell>
          <table:table-cell office:value-type="float" office:value="2.10416254125" calcext:value-type="float">
            <text:p>2.10416254125</text:p>
          </table:table-cell>
          <table:table-cell office:value-type="float" office:value="67013.95" calcext:value-type="float">
            <text:p>67013.95</text:p>
          </table:table-cell>
          <table:table-cell office:value-type="float" office:value="30.978177803708" calcext:value-type="float">
            <text:p>30.978177803708</text:p>
          </table:table-cell>
          <table:table-cell office:value-type="float" office:value="9001520.85" calcext:value-type="float">
            <text:p>9001520.85</text:p>
          </table:table-cell>
          <table:table-cell office:value-type="float" office:value="85125.6685549187" calcext:value-type="float">
            <text:p>85125.66855491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81.75" calcext:value-type="float">
            <text:p>81.75</text:p>
          </table:table-cell>
          <table:table-cell office:value-type="float" office:value="18.517221713853" calcext:value-type="float">
            <text:p>18.517221713853</text:p>
          </table:table-cell>
          <table:table-cell office:value-type="float" office:value="79732.5" calcext:value-type="float">
            <text:p>79732.5</text:p>
          </table:table-cell>
          <table:table-cell office:value-type="float" office:value="33.501492509759" calcext:value-type="float">
            <text:p>33.501492509759</text:p>
          </table:table-cell>
          <table:table-cell office:value-type="float" office:value="12221874.6" calcext:value-type="float">
            <text:p>12221874.6</text:p>
          </table:table-cell>
          <table:table-cell office:value-type="float" office:value="109753.697283964" calcext:value-type="float">
            <text:p>109753.69728396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101.15" calcext:value-type="float">
            <text:p>101.15</text:p>
          </table:table-cell>
          <table:table-cell office:value-type="float" office:value="3.965791219921" calcext:value-type="float">
            <text:p>3.965791219921</text:p>
          </table:table-cell>
          <table:table-cell office:value-type="float" office:value="92657.3" calcext:value-type="float">
            <text:p>92657.3</text:p>
          </table:table-cell>
          <table:table-cell office:value-type="float" office:value="32.416199689769" calcext:value-type="float">
            <text:p>32.416199689769</text:p>
          </table:table-cell>
          <table:table-cell office:value-type="float" office:value="15955881.05" calcext:value-type="float">
            <text:p>15955881.05</text:p>
          </table:table-cell>
          <table:table-cell office:value-type="float" office:value="128037.091330867" calcext:value-type="float">
            <text:p>128037.09133086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128.9" calcext:value-type="float">
            <text:p>128.9</text:p>
          </table:table-cell>
          <table:table-cell office:value-type="float" office:value="6.714908785679" calcext:value-type="float">
            <text:p>6.714908785679</text:p>
          </table:table-cell>
          <table:table-cell office:value-type="float" office:value="105720.25" calcext:value-type="float">
            <text:p>105720.25</text:p>
          </table:table-cell>
          <table:table-cell office:value-type="float" office:value="36.622226909552" calcext:value-type="float">
            <text:p>36.622226909552</text:p>
          </table:table-cell>
          <table:table-cell office:value-type="float" office:value="20209777.6" calcext:value-type="float">
            <text:p>20209777.6</text:p>
          </table:table-cell>
          <table:table-cell office:value-type="float" office:value="98071.0530600773" calcext:value-type="float">
            <text:p>98071.05306007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160.45" calcext:value-type="float">
            <text:p>160.45</text:p>
          </table:table-cell>
          <table:table-cell office:value-type="float" office:value="11.275970024791" calcext:value-type="float">
            <text:p>11.275970024791</text:p>
          </table:table-cell>
          <table:table-cell office:value-type="float" office:value="119010.2" calcext:value-type="float">
            <text:p>119010.2</text:p>
          </table:table-cell>
          <table:table-cell office:value-type="float" office:value="40.604925788893" calcext:value-type="float">
            <text:p>40.604925788893</text:p>
          </table:table-cell>
          <table:table-cell office:value-type="float" office:value="25004037.45" calcext:value-type="float">
            <text:p>25004037.45</text:p>
          </table:table-cell>
          <table:table-cell office:value-type="float" office:value="133151.067961827" calcext:value-type="float">
            <text:p>133151.0679618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659.7" calcext:value-type="float">
            <text:p>659.7</text:p>
          </table:table-cell>
          <table:table-cell office:value-type="float" office:value="46.064194337903" calcext:value-type="float">
            <text:p>46.064194337903</text:p>
          </table:table-cell>
          <table:table-cell office:value-type="float" office:value="257999.55" calcext:value-type="float">
            <text:p>257999.55</text:p>
          </table:table-cell>
          <table:table-cell office:value-type="float" office:value="46.089559528798" calcext:value-type="float">
            <text:p>46.089559528798</text:p>
          </table:table-cell>
          <table:table-cell office:value-type="float" office:value="100133923.05" calcext:value-type="float">
            <text:p>100133923.05</text:p>
          </table:table-cell>
          <table:table-cell office:value-type="float" office:value="288302.264077131" calcext:value-type="float">
            <text:p>288302.26407713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1528.45" calcext:value-type="float">
            <text:p>1528.45</text:p>
          </table:table-cell>
          <table:table-cell office:value-type="float" office:value="62.922551601163" calcext:value-type="float">
            <text:p>62.922551601163</text:p>
          </table:table-cell>
          <table:table-cell office:value-type="float" office:value="404744.4" calcext:value-type="float">
            <text:p>404744.4</text:p>
          </table:table-cell>
          <table:table-cell office:value-type="float" office:value="58.174220486391" calcext:value-type="float">
            <text:p>58.174220486391</text:p>
          </table:table-cell>
          <table:table-cell office:value-type="float" office:value="224659272.6" calcext:value-type="float">
            <text:p>224659272.6</text:p>
          </table:table-cell>
          <table:table-cell office:value-type="float" office:value="730416.088185358" calcext:value-type="float">
            <text:p>730416.08818535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2825.35" calcext:value-type="float">
            <text:p>2825.35</text:p>
          </table:table-cell>
          <table:table-cell office:value-type="float" office:value="122.904953114198" calcext:value-type="float">
            <text:p>122.904953114198</text:p>
          </table:table-cell>
          <table:table-cell office:value-type="float" office:value="555978.95" calcext:value-type="float">
            <text:p>555978.95</text:p>
          </table:table-cell>
          <table:table-cell office:value-type="float" office:value="78.050927384785" calcext:value-type="float">
            <text:p>78.050927384785</text:p>
          </table:table-cell>
          <table:table-cell office:value-type="float" office:value="399266963.75" calcext:value-type="float">
            <text:p>399266963.75</text:p>
          </table:table-cell>
          <table:table-cell office:value-type="float" office:value="936776.838859715" calcext:value-type="float">
            <text:p>936776.8388597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4549.5" calcext:value-type="float">
            <text:p>4549.5</text:p>
          </table:table-cell>
          <table:table-cell office:value-type="float" office:value="128.803532560273" calcext:value-type="float">
            <text:p>128.803532560273</text:p>
          </table:table-cell>
          <table:table-cell office:value-type="float" office:value="711368.95" calcext:value-type="float">
            <text:p>711368.95</text:p>
          </table:table-cell>
          <table:table-cell office:value-type="float" office:value="113.698933098316" calcext:value-type="float">
            <text:p>113.698933098316</text:p>
          </table:table-cell>
          <table:table-cell office:value-type="float" office:value="624848118.45" calcext:value-type="float">
            <text:p>624848118.45</text:p>
          </table:table-cell>
          <table:table-cell office:value-type="float" office:value="1496183.56405356" calcext:value-type="float">
            <text:p>1496183.564053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7097.25" calcext:value-type="float">
            <text:p>7097.25</text:p>
          </table:table-cell>
          <table:table-cell office:value-type="float" office:value="555.358611619542" calcext:value-type="float">
            <text:p>555.358611619542</text:p>
          </table:table-cell>
          <table:table-cell office:value-type="float" office:value="869421.9" calcext:value-type="float">
            <text:p>869421.9</text:p>
          </table:table-cell>
          <table:table-cell office:value-type="float" office:value="126.027337877851" calcext:value-type="float">
            <text:p>126.027337877851</text:p>
          </table:table-cell>
          <table:table-cell office:value-type="float" office:value="899514650" calcext:value-type="float">
            <text:p>899514650</text:p>
          </table:table-cell>
          <table:table-cell office:value-type="float" office:value="2905545.17756651" calcext:value-type="float">
            <text:p>2905545.177566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10245.95" calcext:value-type="float">
            <text:p>10245.95</text:p>
          </table:table-cell>
          <table:table-cell office:value-type="float" office:value="1196.90348295091" calcext:value-type="float">
            <text:p>1196.90348295091</text:p>
          </table:table-cell>
          <table:table-cell office:value-type="float" office:value="1029438.6" calcext:value-type="float">
            <text:p>1029438.6</text:p>
          </table:table-cell>
          <table:table-cell office:value-type="float" office:value="77.966916624236" calcext:value-type="float">
            <text:p>77.966916624236</text:p>
          </table:table-cell>
          <table:table-cell office:value-type="float" office:value="1223475486.95" calcext:value-type="float">
            <text:p>1223475486.95</text:p>
          </table:table-cell>
          <table:table-cell office:value-type="float" office:value="2261945.57410739" calcext:value-type="float">
            <text:p>2261945.5741073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14054.85" calcext:value-type="float">
            <text:p>14054.85</text:p>
          </table:table-cell>
          <table:table-cell office:value-type="float" office:value="1195.21338157669" calcext:value-type="float">
            <text:p>1195.21338157669</text:p>
          </table:table-cell>
          <table:table-cell office:value-type="float" office:value="1191968.3" calcext:value-type="float">
            <text:p>1191968.3</text:p>
          </table:table-cell>
          <table:table-cell office:value-type="float" office:value="114.767198125706" calcext:value-type="float">
            <text:p>114.767198125706</text:p>
          </table:table-cell>
          <table:table-cell office:value-type="float" office:value="1596759203.95" calcext:value-type="float">
            <text:p>1596759203.95</text:p>
          </table:table-cell>
          <table:table-cell office:value-type="float" office:value="2990907.11377" calcext:value-type="float">
            <text:p>2990907.1137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8155.1" calcext:value-type="float">
            <text:p>18155.1</text:p>
          </table:table-cell>
          <table:table-cell office:value-type="float" office:value="1855.22567090907" calcext:value-type="float">
            <text:p>1855.22567090907</text:p>
          </table:table-cell>
          <table:table-cell office:value-type="float" office:value="1356544.65" calcext:value-type="float">
            <text:p>1356544.65</text:p>
          </table:table-cell>
          <table:table-cell office:value-type="float" office:value="147.075924735215" calcext:value-type="float">
            <text:p>147.075924735215</text:p>
          </table:table-cell>
          <table:table-cell office:value-type="float" office:value="2023501507.75" calcext:value-type="float">
            <text:p>2023501507.75</text:p>
          </table:table-cell>
          <table:table-cell office:value-type="float" office:value="4102368.54721172" calcext:value-type="float">
            <text:p>4102368.547211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naryInsertion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22013.1" calcext:value-type="float">
            <text:p>22013.1</text:p>
          </table:table-cell>
          <table:table-cell office:value-type="float" office:value="1020.70627018759" calcext:value-type="float">
            <text:p>1020.70627018759</text:p>
          </table:table-cell>
          <table:table-cell office:value-type="float" office:value="1522765.45" calcext:value-type="float">
            <text:p>1522765.45</text:p>
          </table:table-cell>
          <table:table-cell office:value-type="float" office:value="164.540716726704" calcext:value-type="float">
            <text:p>164.540716726704</text:p>
          </table:table-cell>
          <table:table-cell office:value-type="float" office:value="2498352680.95" calcext:value-type="float">
            <text:p>2498352680.95</text:p>
          </table:table-cell>
          <table:table-cell office:value-type="float" office:value="4852759.78354585" calcext:value-type="float">
            <text:p>4852759.78354585</text:p>
          </table:table-cell>
          <table:table-cell table:number-columns-repeated="2" office:value-type="string" calcext:value-type="string">
            <text:p>true</text:p>
          </table:table-cell>
        </table:table-row>
      </table:table>
      <table:table table:name="ShakerSort" table:style-name="ta1">
        <table:shapes>
          <draw:frame draw:z-index="0" draw:style-name="gr1" draw:text-style-name="P1" svg:width="6.2988in" svg:height="3.5429in" svg:x="11.0539in" svg:y="0.2063in">
            <draw:object draw:notify-on-update-of-ranges="ShakerSort.C2:ShakerSort.C37 ShakerSort.D1:ShakerSort.D1 ShakerSort.D2:ShakerSort.D37 ShakerSort.E2:ShakerSort.E37 ShakerSort.E2:ShakerSort.E37" xlink:href="./Object 25" xlink:type="simple" xlink:show="embed" xlink:actuate="onLoad">
              <loext:p/>
            </draw:object>
            <draw:image xlink:href="./ObjectReplacements/Object 25" xlink:type="simple" xlink:show="embed" xlink:actuate="onLoad"/>
          </draw:frame>
          <draw:frame draw:z-index="1" draw:style-name="gr1" draw:text-style-name="P1" svg:width="6.2988in" svg:height="3.5429in" svg:x="17.3642in" svg:y="0.2882in">
            <draw:object draw:notify-on-update-of-ranges="ShakerSort.C2:ShakerSort.C37 ShakerSort.F1:ShakerSort.F1 ShakerSort.F2:ShakerSort.F37 ShakerSort.G2:ShakerSort.G37 ShakerSort.G2:ShakerSort.G37" xlink:href="./Object 26" xlink:type="simple" xlink:show="embed" xlink:actuate="onLoad">
              <loext:p/>
            </draw:object>
            <draw:image xlink:href="./ObjectReplacements/Object 26" xlink:type="simple" xlink:show="embed" xlink:actuate="onLoad"/>
          </draw:frame>
          <draw:frame draw:z-index="2" draw:style-name="gr1" draw:text-style-name="P1" svg:width="6.2988in" svg:height="3.5429in" svg:x="23.8173in" svg:y="0.3059in">
            <draw:object draw:notify-on-update-of-ranges="ShakerSort.C2:ShakerSort.C37 ShakerSort.H1:ShakerSort.H1 ShakerSort.H2:ShakerSort.H37 ShakerSort.I2:ShakerSort.I37 ShakerSort.I2:ShakerSort.I37" xlink:href="./Object 27" xlink:type="simple" xlink:show="embed" xlink:actuate="onLoad">
              <loext:p/>
            </draw:object>
            <draw:image xlink:href="./ObjectReplacements/Object 27" xlink:type="simple" xlink:show="embed" xlink:actuate="onLoad"/>
          </draw:frame>
          <draw:frame draw:z-index="3" draw:style-name="gr1" draw:text-style-name="P1" svg:width="6.2988in" svg:height="3.5429in" svg:x="11.1748in" svg:y="6.4878in">
            <draw:object draw:notify-on-update-of-ranges="ShakerSort.C38:ShakerSort.C73 ShakerSort.D1:ShakerSort.D1 ShakerSort.D38:ShakerSort.D73 ShakerSort.E38:ShakerSort.E73 ShakerSort.E38:ShakerSort.E73" xlink:href="./Object 28" xlink:type="simple" xlink:show="embed" xlink:actuate="onLoad">
              <loext:p/>
            </draw:object>
            <draw:image xlink:href="./ObjectReplacements/Object 28" xlink:type="simple" xlink:show="embed" xlink:actuate="onLoad"/>
          </draw:frame>
          <draw:frame draw:z-index="4" draw:style-name="gr1" draw:text-style-name="P1" svg:width="6.2988in" svg:height="3.5429in" svg:x="17.5228in" svg:y="6.4717in">
            <draw:object draw:notify-on-update-of-ranges="ShakerSort.C38:ShakerSort.C73 ShakerSort.F1:ShakerSort.F1 ShakerSort.F38:ShakerSort.F73 ShakerSort.G38:ShakerSort.G73 ShakerSort.G38:ShakerSort.G73" xlink:href="./Object 29" xlink:type="simple" xlink:show="embed" xlink:actuate="onLoad">
              <loext:p/>
            </draw:object>
            <draw:image xlink:href="./ObjectReplacements/Object 29" xlink:type="simple" xlink:show="embed" xlink:actuate="onLoad"/>
          </draw:frame>
          <draw:frame draw:z-index="5" draw:style-name="gr1" draw:text-style-name="P1" svg:width="6.2988in" svg:height="3.5429in" svg:x="23.8854in" svg:y="6.4591in">
            <draw:object draw:notify-on-update-of-ranges="ShakerSort.C38:ShakerSort.C73 ShakerSort.H1:ShakerSort.H1 ShakerSort.H38:ShakerSort.H73 ShakerSort.I38:ShakerSort.I73 ShakerSort.I38:ShakerSort.I73" xlink:href="./Object 30" xlink:type="simple" xlink:show="embed" xlink:actuate="onLoad">
              <loext:p/>
            </draw:object>
            <draw:image xlink:href="./ObjectReplacements/Object 30" xlink:type="simple" xlink:show="embed" xlink:actuate="onLoad"/>
          </draw:frame>
          <draw:frame draw:z-index="6" draw:style-name="gr1" draw:text-style-name="P1" svg:width="6.2988in" svg:height="3.5429in" svg:x="11.1224in" svg:y="12.9181in">
            <draw:object draw:notify-on-update-of-ranges="ShakerSort.C74:ShakerSort.C109 ShakerSort.D1:ShakerSort.D1 ShakerSort.D74:ShakerSort.D109 ShakerSort.E74:ShakerSort.E109 ShakerSort.E74:ShakerSort.E109" xlink:href="./Object 31" xlink:type="simple" xlink:show="embed" xlink:actuate="onLoad">
              <loext:p/>
            </draw:object>
            <draw:image xlink:href="./ObjectReplacements/Object 31" xlink:type="simple" xlink:show="embed" xlink:actuate="onLoad"/>
          </draw:frame>
          <draw:frame draw:z-index="7" draw:style-name="gr1" draw:text-style-name="P1" svg:width="6.2988in" svg:height="3.5429in" svg:x="17.5724in" svg:y="12.9583in">
            <draw:object draw:notify-on-update-of-ranges="ShakerSort.C74:ShakerSort.C109 ShakerSort.F1:ShakerSort.F1 ShakerSort.F74:ShakerSort.F109 ShakerSort.G74:ShakerSort.G109 ShakerSort.G74:ShakerSort.G109" xlink:href="./Object 32" xlink:type="simple" xlink:show="embed" xlink:actuate="onLoad">
              <loext:p/>
            </draw:object>
            <draw:image xlink:href="./ObjectReplacements/Object 32" xlink:type="simple" xlink:show="embed" xlink:actuate="onLoad"/>
          </draw:frame>
          <draw:frame draw:z-index="8" draw:style-name="gr1" draw:text-style-name="P1" svg:width="6.2988in" svg:height="3.5429in" svg:x="23.8925in" svg:y="12.9039in">
            <draw:object draw:notify-on-update-of-ranges="ShakerSort.C74:ShakerSort.C109 ShakerSort.H1:ShakerSort.H1 ShakerSort.H74:ShakerSort.H109 ShakerSort.I74:ShakerSort.I109 ShakerSort.I74:ShakerSort.I109" xlink:href="./Object 33" xlink:type="simple" xlink:show="embed" xlink:actuate="onLoad">
              <loext:p/>
            </draw:object>
            <draw:image xlink:href="./ObjectReplacements/Object 33" xlink:type="simple" xlink:show="embed" xlink:actuate="onLoad"/>
          </draw:frame>
          <draw:frame draw:z-index="9" draw:style-name="gr1" draw:text-style-name="P1" svg:width="6.2988in" svg:height="3.5429in" svg:x="11.2945in" svg:y="19.5299in">
            <draw:object draw:notify-on-update-of-ranges="ShakerSort.C110:ShakerSort.C145 ShakerSort.D1:ShakerSort.D1 ShakerSort.D110:ShakerSort.D145 ShakerSort.E110:ShakerSort.E145 ShakerSort.E110:ShakerSort.E145" xlink:href="./Object 34" xlink:type="simple" xlink:show="embed" xlink:actuate="onLoad">
              <loext:p/>
            </draw:object>
            <draw:image xlink:href="./ObjectReplacements/Object 34" xlink:type="simple" xlink:show="embed" xlink:actuate="onLoad"/>
          </draw:frame>
          <draw:frame draw:z-index="10" draw:style-name="gr1" draw:text-style-name="P1" svg:width="6.2988in" svg:height="3.5429in" svg:x="17.6228in" svg:y="19.5146in">
            <draw:object draw:notify-on-update-of-ranges="ShakerSort.C110:ShakerSort.C145 ShakerSort.F1:ShakerSort.F1 ShakerSort.F110:ShakerSort.F145 ShakerSort.G110:ShakerSort.G145 ShakerSort.G110:ShakerSort.G145" xlink:href="./Object 35" xlink:type="simple" xlink:show="embed" xlink:actuate="onLoad">
              <loext:p/>
            </draw:object>
            <draw:image xlink:href="./ObjectReplacements/Object 35" xlink:type="simple" xlink:show="embed" xlink:actuate="onLoad"/>
          </draw:frame>
          <draw:frame draw:z-index="11" draw:style-name="gr1" draw:text-style-name="P1" svg:width="6.2988in" svg:height="3.5429in" svg:x="23.9933in" svg:y="19.5303in">
            <draw:object draw:notify-on-update-of-ranges="ShakerSort.C110:ShakerSort.C145 ShakerSort.H1:ShakerSort.H1 ShakerSort.H110:ShakerSort.H145 ShakerSort.I110:ShakerSort.I145 ShakerSort.I110:ShakerSort.I145" xlink:href="./Object 36" xlink:type="simple" xlink:show="embed" xlink:actuate="onLoad">
              <loext:p/>
            </draw:object>
            <draw:image xlink:href="./ObjectReplacements/Object 36" xlink:type="simple" xlink:show="embed" xlink:actuate="onLoad"/>
          </draw:frame>
        </table:shapes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1" table:number-columns-repeated="2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" calcext:value-type="float">
            <text:p>1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" calcext:value-type="float">
            <text:p>2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" calcext:value-type="float">
            <text:p>3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" calcext:value-type="float">
            <text:p>5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" calcext:value-type="float">
            <text:p>6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" calcext:value-type="float">
            <text:p>7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9" calcext:value-type="float">
            <text:p>1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" calcext:value-type="float">
            <text:p>2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9" calcext:value-type="float">
            <text:p>3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9" calcext:value-type="float">
            <text:p>4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9" calcext:value-type="float">
            <text:p>5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9" calcext:value-type="float">
            <text:p>6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9" calcext:value-type="float">
            <text:p>7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9" calcext:value-type="float">
            <text:p>8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" calcext:value-type="float">
            <text:p>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999" calcext:value-type="float">
            <text:p>1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999" calcext:value-type="float">
            <text:p>2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99" calcext:value-type="float">
            <text:p>3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999" calcext:value-type="float">
            <text:p>4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999" calcext:value-type="float">
            <text:p>5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999" calcext:value-type="float">
            <text:p>6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999" calcext:value-type="float">
            <text:p>7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999" calcext:value-type="float">
            <text:p>8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999" calcext:value-type="float">
            <text:p>9999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 office:value-type="float" office:value="780" calcext:value-type="float">
            <text:p>7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0" calcext:value-type="float">
            <text:p>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35" calcext:value-type="float">
            <text:p>2235</text:p>
          </table:table-cell>
          <table:table-cell office:value-type="float" office:value="0" calcext:value-type="float">
            <text:p>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45" calcext:value-type="float">
            <text:p>3045</text:p>
          </table:table-cell>
          <table:table-cell office:value-type="float" office:value="0" calcext:value-type="float">
            <text:p>0</text:p>
          </table:table-cell>
          <table:table-cell office:value-type="float" office:value="2415" calcext:value-type="float">
            <text:p>24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  <table:table-cell office:value-type="float" office:value="0" calcext:value-type="float">
            <text:p>0</text:p>
          </table:table-cell>
          <table:table-cell office:value-type="float" office:value="3160" calcext:value-type="float">
            <text:p>31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office:value-type="float" office:value="0.05" calcext:value-type="float">
            <text:p>0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5040" calcext:value-type="float">
            <text:p>5040</text:p>
          </table:table-cell>
          <table:table-cell office:value-type="float" office:value="0" calcext:value-type="float">
            <text:p>0</text:p>
          </table:table-cell>
          <table:table-cell office:value-type="float" office:value="4005" calcext:value-type="float">
            <text:p>40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25" calcext:value-type="float">
            <text:p>6225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office:value-type="float" office:value="0.953939201417" calcext:value-type="float">
            <text:p>0.953939201417</text:p>
          </table:table-cell>
          <table:table-cell office:value-type="float" office:value="24950" calcext:value-type="float">
            <text:p>24950</text:p>
          </table:table-cell>
          <table:table-cell office:value-type="float" office:value="0" calcext:value-type="float">
            <text:p>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56175" calcext:value-type="float">
            <text:p>56175</text:p>
          </table:table-cell>
          <table:table-cell office:value-type="float" office:value="0" calcext:value-type="float">
            <text:p>0</text:p>
          </table:table-cell>
          <table:table-cell office:value-type="float" office:value="44850" calcext:value-type="float">
            <text:p>448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office:value-type="float" office:value="1.05" calcext:value-type="float">
            <text:p>1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99900" calcext:value-type="float">
            <text:p>99900</text:p>
          </table:table-cell>
          <table:table-cell office:value-type="float" office:value="0" calcext:value-type="float">
            <text:p>0</text:p>
          </table:table-cell>
          <table:table-cell office:value-type="float" office:value="79800" calcext:value-type="float">
            <text:p>79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6125" calcext:value-type="float">
            <text:p>156125</text:p>
          </table:table-cell>
          <table:table-cell office:value-type="float" office:value="0" calcext:value-type="float">
            <text:p>0</text:p>
          </table:table-cell>
          <table:table-cell office:value-type="float" office:value="124750" calcext:value-type="float">
            <text:p>1247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2.75" calcext:value-type="float">
            <text:p>2.7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224850" calcext:value-type="float">
            <text:p>224850</text:p>
          </table:table-cell>
          <table:table-cell office:value-type="float" office:value="0" calcext:value-type="float">
            <text:p>0</text:p>
          </table:table-cell>
          <table:table-cell office:value-type="float" office:value="179700" calcext:value-type="float">
            <text:p>179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3.85" calcext:value-type="float">
            <text:p>3.8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306075" calcext:value-type="float">
            <text:p>306075</text:p>
          </table:table-cell>
          <table:table-cell office:value-type="float" office:value="0" calcext:value-type="float">
            <text:p>0</text:p>
          </table:table-cell>
          <table:table-cell office:value-type="float" office:value="244650" calcext:value-type="float">
            <text:p>2446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4.85" calcext:value-type="float">
            <text:p>4.8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399800" calcext:value-type="float">
            <text:p>399800</text:p>
          </table:table-cell>
          <table:table-cell office:value-type="float" office:value="0" calcext:value-type="float">
            <text:p>0</text:p>
          </table:table-cell>
          <table:table-cell office:value-type="float" office:value="319600" calcext:value-type="float">
            <text:p>319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5.1" calcext:value-type="float">
            <text:p>5.1</text:p>
          </table:table-cell>
          <table:table-cell office:value-type="float" office:value="0.3" calcext:value-type="float">
            <text:p>0.3</text:p>
          </table:table-cell>
          <table:table-cell office:value-type="float" office:value="506025" calcext:value-type="float">
            <text:p>506025</text:p>
          </table:table-cell>
          <table:table-cell office:value-type="float" office:value="0" calcext:value-type="float">
            <text:p>0</text:p>
          </table:table-cell>
          <table:table-cell office:value-type="float" office:value="404550" calcext:value-type="float">
            <text:p>4045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7.1" calcext:value-type="float">
            <text:p>7.1</text:p>
          </table:table-cell>
          <table:table-cell office:value-type="float" office:value="0.830662386292" calcext:value-type="float">
            <text:p>0.830662386292</text:p>
          </table:table-cell>
          <table:table-cell office:value-type="float" office:value="624750" calcext:value-type="float">
            <text:p>624750</text:p>
          </table:table-cell>
          <table:table-cell office:value-type="float" office:value="0" calcext:value-type="float">
            <text:p>0</text:p>
          </table:table-cell>
          <table:table-cell office:value-type="float" office:value="499500" calcext:value-type="float">
            <text:p>499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0.55" calcext:value-type="float">
            <text:p>30.55</text:p>
          </table:table-cell>
          <table:table-cell office:value-type="float" office:value="2.923610781209" calcext:value-type="float">
            <text:p>2.923610781209</text:p>
          </table:table-cell>
          <table:table-cell office:value-type="float" office:value="2499500" calcext:value-type="float">
            <text:p>2499500</text:p>
          </table:table-cell>
          <table:table-cell office:value-type="float" office:value="0" calcext:value-type="float">
            <text:p>0</text:p>
          </table:table-cell>
          <table:table-cell office:value-type="float" office:value="1999000" calcext:value-type="float">
            <text:p>199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2.1" calcext:value-type="float">
            <text:p>62.1</text:p>
          </table:table-cell>
          <table:table-cell office:value-type="float" office:value="2.3" calcext:value-type="float">
            <text:p>2.3</text:p>
          </table:table-cell>
          <table:table-cell office:value-type="float" office:value="5624250" calcext:value-type="float">
            <text:p>5624250</text:p>
          </table:table-cell>
          <table:table-cell office:value-type="float" office:value="0" calcext:value-type="float">
            <text:p>0</text:p>
          </table:table-cell>
          <table:table-cell office:value-type="float" office:value="4498500" calcext:value-type="float">
            <text:p>4498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18.95" calcext:value-type="float">
            <text:p>118.95</text:p>
          </table:table-cell>
          <table:table-cell office:value-type="float" office:value="4.984726672547" calcext:value-type="float">
            <text:p>4.984726672547</text:p>
          </table:table-cell>
          <table:table-cell office:value-type="float" office:value="9999000" calcext:value-type="float">
            <text:p>9999000</text:p>
          </table:table-cell>
          <table:table-cell office:value-type="float" office:value="0" calcext:value-type="float">
            <text:p>0</text:p>
          </table:table-cell>
          <table:table-cell office:value-type="float" office:value="7998000" calcext:value-type="float">
            <text:p>799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78.85" calcext:value-type="float">
            <text:p>178.85</text:p>
          </table:table-cell>
          <table:table-cell office:value-type="float" office:value="3.691544392255" calcext:value-type="float">
            <text:p>3.691544392255</text:p>
          </table:table-cell>
          <table:table-cell office:value-type="float" office:value="15623750" calcext:value-type="float">
            <text:p>15623750</text:p>
          </table:table-cell>
          <table:table-cell office:value-type="float" office:value="0" calcext:value-type="float">
            <text:p>0</text:p>
          </table:table-cell>
          <table:table-cell office:value-type="float" office:value="12497500" calcext:value-type="float">
            <text:p>12497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54.3" calcext:value-type="float">
            <text:p>254.3</text:p>
          </table:table-cell>
          <table:table-cell office:value-type="float" office:value="10.39759587597" calcext:value-type="float">
            <text:p>10.39759587597</text:p>
          </table:table-cell>
          <table:table-cell office:value-type="float" office:value="22498500" calcext:value-type="float">
            <text:p>22498500</text:p>
          </table:table-cell>
          <table:table-cell office:value-type="float" office:value="0" calcext:value-type="float">
            <text:p>0</text:p>
          </table:table-cell>
          <table:table-cell office:value-type="float" office:value="17997000" calcext:value-type="float">
            <text:p>1799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44.05" calcext:value-type="float">
            <text:p>344.05</text:p>
          </table:table-cell>
          <table:table-cell office:value-type="float" office:value="15.474091249571" calcext:value-type="float">
            <text:p>15.474091249571</text:p>
          </table:table-cell>
          <table:table-cell office:value-type="float" office:value="30623250" calcext:value-type="float">
            <text:p>30623250</text:p>
          </table:table-cell>
          <table:table-cell office:value-type="float" office:value="0" calcext:value-type="float">
            <text:p>0</text:p>
          </table:table-cell>
          <table:table-cell office:value-type="float" office:value="24496500" calcext:value-type="float">
            <text:p>24496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451.6" calcext:value-type="float">
            <text:p>451.6</text:p>
          </table:table-cell>
          <table:table-cell office:value-type="float" office:value="18.524038436582" calcext:value-type="float">
            <text:p>18.524038436582</text:p>
          </table:table-cell>
          <table:table-cell office:value-type="float" office:value="39998000" calcext:value-type="float">
            <text:p>39998000</text:p>
          </table:table-cell>
          <table:table-cell office:value-type="float" office:value="0" calcext:value-type="float">
            <text:p>0</text:p>
          </table:table-cell>
          <table:table-cell office:value-type="float" office:value="31996000" calcext:value-type="float">
            <text:p>3199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565.8" calcext:value-type="float">
            <text:p>565.8</text:p>
          </table:table-cell>
          <table:table-cell office:value-type="float" office:value="5.73236425918" calcext:value-type="float">
            <text:p>5.73236425918</text:p>
          </table:table-cell>
          <table:table-cell office:value-type="float" office:value="50622750" calcext:value-type="float">
            <text:p>50622750</text:p>
          </table:table-cell>
          <table:table-cell office:value-type="float" office:value="0" calcext:value-type="float">
            <text:p>0</text:p>
          </table:table-cell>
          <table:table-cell office:value-type="float" office:value="40495500" calcext:value-type="float">
            <text:p>40495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683.55" calcext:value-type="float">
            <text:p>683.55</text:p>
          </table:table-cell>
          <table:table-cell office:value-type="float" office:value="10.604126555267" calcext:value-type="float">
            <text:p>10.604126555267</text:p>
          </table:table-cell>
          <table:table-cell office:value-type="float" office:value="62497500" calcext:value-type="float">
            <text:p>62497500</text:p>
          </table:table-cell>
          <table:table-cell office:value-type="float" office:value="0" calcext:value-type="float">
            <text:p>0</text:p>
          </table:table-cell>
          <table:table-cell office:value-type="float" office:value="49995000" calcext:value-type="float">
            <text:p>4999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693.55" calcext:value-type="float">
            <text:p>2693.55</text:p>
          </table:table-cell>
          <table:table-cell office:value-type="float" office:value="39.393495655999" calcext:value-type="float">
            <text:p>39.393495655999</text:p>
          </table:table-cell>
          <table:table-cell office:value-type="float" office:value="249995000" calcext:value-type="float">
            <text:p>249995000</text:p>
          </table:table-cell>
          <table:table-cell office:value-type="float" office:value="0" calcext:value-type="float">
            <text:p>0</text:p>
          </table:table-cell>
          <table:table-cell office:value-type="float" office:value="199990000" calcext:value-type="float">
            <text:p>1999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6919.05" calcext:value-type="float">
            <text:p>6919.05</text:p>
          </table:table-cell>
          <table:table-cell office:value-type="float" office:value="233.422679917801" calcext:value-type="float">
            <text:p>233.422679917801</text:p>
          </table:table-cell>
          <table:table-cell office:value-type="float" office:value="562492500" calcext:value-type="float">
            <text:p>562492500</text:p>
          </table:table-cell>
          <table:table-cell office:value-type="float" office:value="0" calcext:value-type="float">
            <text:p>0</text:p>
          </table:table-cell>
          <table:table-cell office:value-type="float" office:value="449985000" calcext:value-type="float">
            <text:p>44998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5854.65" calcext:value-type="float">
            <text:p>15854.65</text:p>
          </table:table-cell>
          <table:table-cell office:value-type="float" office:value="721.83372565985" calcext:value-type="float">
            <text:p>721.83372565985</text:p>
          </table:table-cell>
          <table:table-cell office:value-type="float" office:value="999990000" calcext:value-type="float">
            <text:p>999990000</text:p>
          </table:table-cell>
          <table:table-cell office:value-type="float" office:value="0" calcext:value-type="float">
            <text:p>0</text:p>
          </table:table-cell>
          <table:table-cell office:value-type="float" office:value="799980000" calcext:value-type="float">
            <text:p>7999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3041.2" calcext:value-type="float">
            <text:p>23041.2</text:p>
          </table:table-cell>
          <table:table-cell office:value-type="float" office:value="3159.77273866336" calcext:value-type="float">
            <text:p>3159.77273866336</text:p>
          </table:table-cell>
          <table:table-cell office:value-type="float" office:value="1562487500" calcext:value-type="float">
            <text:p>1562487500</text:p>
          </table:table-cell>
          <table:table-cell office:value-type="float" office:value="0" calcext:value-type="float">
            <text:p>0</text:p>
          </table:table-cell>
          <table:table-cell office:value-type="float" office:value="1249975000" calcext:value-type="float">
            <text:p>124997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31429.8" calcext:value-type="float">
            <text:p>31429.8</text:p>
          </table:table-cell>
          <table:table-cell office:value-type="float" office:value="3765.0922511939" calcext:value-type="float">
            <text:p>3765.0922511939</text:p>
          </table:table-cell>
          <table:table-cell office:value-type="float" office:value="2249985000" calcext:value-type="float">
            <text:p>2249985000</text:p>
          </table:table-cell>
          <table:table-cell office:value-type="float" office:value="0" calcext:value-type="float">
            <text:p>0</text:p>
          </table:table-cell>
          <table:table-cell office:value-type="float" office:value="1799970000" calcext:value-type="float">
            <text:p>17999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43473.4" calcext:value-type="float">
            <text:p>43473.4</text:p>
          </table:table-cell>
          <table:table-cell office:value-type="float" office:value="4265.44661670975" calcext:value-type="float">
            <text:p>4265.44661670975</text:p>
          </table:table-cell>
          <table:table-cell office:value-type="float" office:value="3062482500" calcext:value-type="float">
            <text:p>3062482500</text:p>
          </table:table-cell>
          <table:table-cell office:value-type="float" office:value="0" calcext:value-type="float">
            <text:p>0</text:p>
          </table:table-cell>
          <table:table-cell office:value-type="float" office:value="2449965000" calcext:value-type="float">
            <text:p>244996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58158.75" calcext:value-type="float">
            <text:p>58158.75</text:p>
          </table:table-cell>
          <table:table-cell office:value-type="float" office:value="3706.49949244576" calcext:value-type="float">
            <text:p>3706.49949244576</text:p>
          </table:table-cell>
          <table:table-cell office:value-type="float" office:value="3999980000" calcext:value-type="float">
            <text:p>3999980000</text:p>
          </table:table-cell>
          <table:table-cell office:value-type="float" office:value="0" calcext:value-type="float">
            <text:p>0</text:p>
          </table:table-cell>
          <table:table-cell office:value-type="float" office:value="3199960000" calcext:value-type="float">
            <text:p>31999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80646.75" calcext:value-type="float">
            <text:p>80646.75</text:p>
          </table:table-cell>
          <table:table-cell office:value-type="float" office:value="2542.34999311664" calcext:value-type="float">
            <text:p>2542.34999311664</text:p>
          </table:table-cell>
          <table:table-cell office:value-type="float" office:value="5062477500" calcext:value-type="float">
            <text:p>5062477500</text:p>
          </table:table-cell>
          <table:table-cell office:value-type="float" office:value="0" calcext:value-type="float">
            <text:p>0</text:p>
          </table:table-cell>
          <table:table-cell office:value-type="float" office:value="4049955000" calcext:value-type="float">
            <text:p>404995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29032.25" calcext:value-type="float">
            <text:p>129032.25</text:p>
          </table:table-cell>
          <table:table-cell office:value-type="float" office:value="15142.1677572106" calcext:value-type="float">
            <text:p>15142.1677572106</text:p>
          </table:table-cell>
          <table:table-cell office:value-type="float" office:value="6249975000" calcext:value-type="float">
            <text:p>6249975000</text:p>
          </table:table-cell>
          <table:table-cell office:value-type="float" office:value="0" calcext:value-type="float">
            <text:p>0</text:p>
          </table:table-cell>
          <table:table-cell office:value-type="float" office:value="4999950000" calcext:value-type="float">
            <text:p>49999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.1" calcext:value-type="float">
            <text:p>171.1</text:p>
          </table:table-cell>
          <table:table-cell office:value-type="float" office:value="20.767522721788" calcext:value-type="float">
            <text:p>20.767522721788</text:p>
          </table:table-cell>
          <table:table-cell office:value-type="float" office:value="88.9" calcext:value-type="float">
            <text:p>88.9</text:p>
          </table:table-cell>
          <table:table-cell office:value-type="float" office:value="16.804463692722" calcext:value-type="float">
            <text:p>16.8044636927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7.55" calcext:value-type="float">
            <text:p>387.55</text:p>
          </table:table-cell>
          <table:table-cell office:value-type="float" office:value="43.315672683221" calcext:value-type="float">
            <text:p>43.315672683221</text:p>
          </table:table-cell>
          <table:table-cell office:value-type="float" office:value="211.5" calcext:value-type="float">
            <text:p>211.5</text:p>
          </table:table-cell>
          <table:table-cell office:value-type="float" office:value="29.071463671442" calcext:value-type="float">
            <text:p>29.07146367144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.8" calcext:value-type="float">
            <text:p>692.8</text:p>
          </table:table-cell>
          <table:table-cell office:value-type="float" office:value="70.960270574457" calcext:value-type="float">
            <text:p>70.960270574457</text:p>
          </table:table-cell>
          <table:table-cell office:value-type="float" office:value="379.7" calcext:value-type="float">
            <text:p>379.7</text:p>
          </table:table-cell>
          <table:table-cell office:value-type="float" office:value="45.562155348491" calcext:value-type="float">
            <text:p>45.56215534849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6.75" calcext:value-type="float">
            <text:p>1096.75</text:p>
          </table:table-cell>
          <table:table-cell office:value-type="float" office:value="94.405442110083" calcext:value-type="float">
            <text:p>94.405442110083</text:p>
          </table:table-cell>
          <table:table-cell office:value-type="float" office:value="604.05" calcext:value-type="float">
            <text:p>604.05</text:p>
          </table:table-cell>
          <table:table-cell office:value-type="float" office:value="63.433015851369" calcext:value-type="float">
            <text:p>63.43301585136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2.75" calcext:value-type="float">
            <text:p>1542.75</text:p>
          </table:table-cell>
          <table:table-cell office:value-type="float" office:value="111.684320743781" calcext:value-type="float">
            <text:p>111.684320743781</text:p>
          </table:table-cell>
          <table:table-cell office:value-type="float" office:value="874.5" calcext:value-type="float">
            <text:p>874.5</text:p>
          </table:table-cell>
          <table:table-cell office:value-type="float" office:value="66.603678577088" calcext:value-type="float">
            <text:p>66.60367857708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81.7" calcext:value-type="float">
            <text:p>2081.7</text:p>
          </table:table-cell>
          <table:table-cell office:value-type="float" office:value="161.937364434522" calcext:value-type="float">
            <text:p>161.937364434522</text:p>
          </table:table-cell>
          <table:table-cell office:value-type="float" office:value="1184" calcext:value-type="float">
            <text:p>1184</text:p>
          </table:table-cell>
          <table:table-cell office:value-type="float" office:value="82.904161536078" calcext:value-type="float">
            <text:p>82.90416153607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30.5" calcext:value-type="float">
            <text:p>2730.5</text:p>
          </table:table-cell>
          <table:table-cell office:value-type="float" office:value="170.538118906009" calcext:value-type="float">
            <text:p>170.538118906009</text:p>
          </table:table-cell>
          <table:table-cell office:value-type="float" office:value="1583.15" calcext:value-type="float">
            <text:p>1583.15</text:p>
          </table:table-cell>
          <table:table-cell office:value-type="float" office:value="124.874847347254" calcext:value-type="float">
            <text:p>124.87484734725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08.75" calcext:value-type="float">
            <text:p>3408.75</text:p>
          </table:table-cell>
          <table:table-cell office:value-type="float" office:value="188.163459523896" calcext:value-type="float">
            <text:p>188.163459523896</text:p>
          </table:table-cell>
          <table:table-cell office:value-type="float" office:value="1966.1" calcext:value-type="float">
            <text:p>1966.1</text:p>
          </table:table-cell>
          <table:table-cell office:value-type="float" office:value="144.924428582622" calcext:value-type="float">
            <text:p>144.9244285826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1.05" calcext:value-type="float">
            <text:p>4201.05</text:p>
          </table:table-cell>
          <table:table-cell office:value-type="float" office:value="270.230175036031" calcext:value-type="float">
            <text:p>270.230175036031</text:p>
          </table:table-cell>
          <table:table-cell office:value-type="float" office:value="2454.1" calcext:value-type="float">
            <text:p>2454.1</text:p>
          </table:table-cell>
          <table:table-cell office:value-type="float" office:value="152.90483968795" calcext:value-type="float">
            <text:p>152.9048396879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59.85" calcext:value-type="float">
            <text:p>17159.85</text:p>
          </table:table-cell>
          <table:table-cell office:value-type="float" office:value="952.449435665689" calcext:value-type="float">
            <text:p>952.449435665689</text:p>
          </table:table-cell>
          <table:table-cell office:value-type="float" office:value="10122.5" calcext:value-type="float">
            <text:p>10122.5</text:p>
          </table:table-cell>
          <table:table-cell office:value-type="float" office:value="521.674371615111" calcext:value-type="float">
            <text:p>521.6743716151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21.6" calcext:value-type="float">
            <text:p>37421.6</text:p>
          </table:table-cell>
          <table:table-cell office:value-type="float" office:value="1602.7333028298" calcext:value-type="float">
            <text:p>1602.7333028298</text:p>
          </table:table-cell>
          <table:table-cell office:value-type="float" office:value="22368.75" calcext:value-type="float">
            <text:p>22368.75</text:p>
          </table:table-cell>
          <table:table-cell office:value-type="float" office:value="892.601583854832" calcext:value-type="float">
            <text:p>892.60158385483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98.2" calcext:value-type="float">
            <text:p>66898.2</text:p>
          </table:table-cell>
          <table:table-cell office:value-type="float" office:value="1947.30055718118" calcext:value-type="float">
            <text:p>1947.30055718118</text:p>
          </table:table-cell>
          <table:table-cell office:value-type="float" office:value="40107.3" calcext:value-type="float">
            <text:p>40107.3</text:p>
          </table:table-cell>
          <table:table-cell office:value-type="float" office:value="1184.63843007046" calcext:value-type="float">
            <text:p>1184.638430070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0.95" calcext:value-type="float">
            <text:p>0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02768.4" calcext:value-type="float">
            <text:p>102768.4</text:p>
          </table:table-cell>
          <table:table-cell office:value-type="float" office:value="3729.44739070041" calcext:value-type="float">
            <text:p>3729.44739070041</text:p>
          </table:table-cell>
          <table:table-cell office:value-type="float" office:value="62161.3" calcext:value-type="float">
            <text:p>62161.3</text:p>
          </table:table-cell>
          <table:table-cell office:value-type="float" office:value="2199.27622412462" calcext:value-type="float">
            <text:p>2199.2762241246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8887.5" calcext:value-type="float">
            <text:p>148887.5</text:p>
          </table:table-cell>
          <table:table-cell office:value-type="float" office:value="4122.99909653146" calcext:value-type="float">
            <text:p>4122.99909653146</text:p>
          </table:table-cell>
          <table:table-cell office:value-type="float" office:value="89534.45" calcext:value-type="float">
            <text:p>89534.45</text:p>
          </table:table-cell>
          <table:table-cell office:value-type="float" office:value="2462.91590345622" calcext:value-type="float">
            <text:p>2462.915903456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2826.65" calcext:value-type="float">
            <text:p>202826.65</text:p>
          </table:table-cell>
          <table:table-cell office:value-type="float" office:value="3601.41317089441" calcext:value-type="float">
            <text:p>3601.41317089441</text:p>
          </table:table-cell>
          <table:table-cell office:value-type="float" office:value="122835.7" calcext:value-type="float">
            <text:p>122835.7</text:p>
          </table:table-cell>
          <table:table-cell office:value-type="float" office:value="2200.67962457087" calcext:value-type="float">
            <text:p>2200.6796245708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263541.4" calcext:value-type="float">
            <text:p>263541.4</text:p>
          </table:table-cell>
          <table:table-cell office:value-type="float" office:value="7858.08268854584" calcext:value-type="float">
            <text:p>7858.08268854584</text:p>
          </table:table-cell>
          <table:table-cell office:value-type="float" office:value="159727.2" calcext:value-type="float">
            <text:p>159727.2</text:p>
          </table:table-cell>
          <table:table-cell office:value-type="float" office:value="3878.57620268015" calcext:value-type="float">
            <text:p>3878.5762026801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3.05" calcext:value-type="float">
            <text:p>3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331187.6" calcext:value-type="float">
            <text:p>331187.6</text:p>
          </table:table-cell>
          <table:table-cell office:value-type="float" office:value="5709.53055338707" calcext:value-type="float">
            <text:p>5709.53055338707</text:p>
          </table:table-cell>
          <table:table-cell office:value-type="float" office:value="200555.65" calcext:value-type="float">
            <text:p>200555.65</text:p>
          </table:table-cell>
          <table:table-cell office:value-type="float" office:value="4013.71314713516" calcext:value-type="float">
            <text:p>4013.713147135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4.05" calcext:value-type="float">
            <text:p>4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08115.9" calcext:value-type="float">
            <text:p>408115.9</text:p>
          </table:table-cell>
          <table:table-cell office:value-type="float" office:value="10311.7079569759" calcext:value-type="float">
            <text:p>10311.7079569759</text:p>
          </table:table-cell>
          <table:table-cell office:value-type="float" office:value="247210.4" calcext:value-type="float">
            <text:p>247210.4</text:p>
          </table:table-cell>
          <table:table-cell office:value-type="float" office:value="5468.00642282113" calcext:value-type="float">
            <text:p>5468.0064228211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7.75" calcext:value-type="float">
            <text:p>17.75</text:p>
          </table:table-cell>
          <table:table-cell office:value-type="float" office:value="0.829156197589" calcext:value-type="float">
            <text:p>0.829156197589</text:p>
          </table:table-cell>
          <table:table-cell office:value-type="float" office:value="1636949.9" calcext:value-type="float">
            <text:p>1636949.9</text:p>
          </table:table-cell>
          <table:table-cell office:value-type="float" office:value="15706.0645895188" calcext:value-type="float">
            <text:p>15706.0645895188</text:p>
          </table:table-cell>
          <table:table-cell office:value-type="float" office:value="999498.25" calcext:value-type="float">
            <text:p>999498.25</text:p>
          </table:table-cell>
          <table:table-cell office:value-type="float" office:value="10984.3949030981" calcext:value-type="float">
            <text:p>10984.394903098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40.95" calcext:value-type="float">
            <text:p>40.95</text:p>
          </table:table-cell>
          <table:table-cell office:value-type="float" office:value="3.247691487811" calcext:value-type="float">
            <text:p>3.247691487811</text:p>
          </table:table-cell>
          <table:table-cell office:value-type="float" office:value="3666447.75" calcext:value-type="float">
            <text:p>3666447.75</text:p>
          </table:table-cell>
          <table:table-cell office:value-type="float" office:value="35786.6568413817" calcext:value-type="float">
            <text:p>35786.6568413817</text:p>
          </table:table-cell>
          <table:table-cell office:value-type="float" office:value="2247459.2" calcext:value-type="float">
            <text:p>2247459.2</text:p>
          </table:table-cell>
          <table:table-cell office:value-type="float" office:value="22548.9402225722" calcext:value-type="float">
            <text:p>22548.940222572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office:value-type="float" office:value="5.57673739744" calcext:value-type="float">
            <text:p>5.57673739744</text:p>
          </table:table-cell>
          <table:table-cell office:value-type="float" office:value="6516940.15" calcext:value-type="float">
            <text:p>6516940.15</text:p>
          </table:table-cell>
          <table:table-cell office:value-type="float" office:value="74784.9099513899" calcext:value-type="float">
            <text:p>74784.9099513899</text:p>
          </table:table-cell>
          <table:table-cell office:value-type="float" office:value="3991918.05" calcext:value-type="float">
            <text:p>3991918.05</text:p>
          </table:table-cell>
          <table:table-cell office:value-type="float" office:value="39544.6902851698" calcext:value-type="float">
            <text:p>39544.69028516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14.45" calcext:value-type="float">
            <text:p>114.45</text:p>
          </table:table-cell>
          <table:table-cell office:value-type="float" office:value="8.868342573446" calcext:value-type="float">
            <text:p>8.868342573446</text:p>
          </table:table-cell>
          <table:table-cell office:value-type="float" office:value="10151803.75" calcext:value-type="float">
            <text:p>10151803.75</text:p>
          </table:table-cell>
          <table:table-cell office:value-type="float" office:value="82228.8209090569" calcext:value-type="float">
            <text:p>82228.8209090569</text:p>
          </table:table-cell>
          <table:table-cell office:value-type="float" office:value="6230658.9" calcext:value-type="float">
            <text:p>6230658.9</text:p>
          </table:table-cell>
          <table:table-cell office:value-type="float" office:value="44742.0418744356" calcext:value-type="float">
            <text:p>44742.041874435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66.2" calcext:value-type="float">
            <text:p>166.2</text:p>
          </table:table-cell>
          <table:table-cell office:value-type="float" office:value="9.173875952944" calcext:value-type="float">
            <text:p>9.173875952944</text:p>
          </table:table-cell>
          <table:table-cell office:value-type="float" office:value="14698025.5" calcext:value-type="float">
            <text:p>14698025.5</text:p>
          </table:table-cell>
          <table:table-cell office:value-type="float" office:value="132469.423404044" calcext:value-type="float">
            <text:p>132469.423404044</text:p>
          </table:table-cell>
          <table:table-cell office:value-type="float" office:value="9009596" calcext:value-type="float">
            <text:p>9009596</text:p>
          </table:table-cell>
          <table:table-cell office:value-type="float" office:value="68556.2716480502" calcext:value-type="float">
            <text:p>68556.271648050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229.15" calcext:value-type="float">
            <text:p>229.15</text:p>
          </table:table-cell>
          <table:table-cell office:value-type="float" office:value="8.632931136062" calcext:value-type="float">
            <text:p>8.632931136062</text:p>
          </table:table-cell>
          <table:table-cell office:value-type="float" office:value="20019823.3" calcext:value-type="float">
            <text:p>20019823.3</text:p>
          </table:table-cell>
          <table:table-cell office:value-type="float" office:value="174654.612211859" calcext:value-type="float">
            <text:p>174654.612211859</text:p>
          </table:table-cell>
          <table:table-cell office:value-type="float" office:value="12237856.4" calcext:value-type="float">
            <text:p>12237856.4</text:p>
          </table:table-cell>
          <table:table-cell office:value-type="float" office:value="86568.4721151052" calcext:value-type="float">
            <text:p>86568.47211510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87" calcext:value-type="float">
            <text:p>287</text:p>
          </table:table-cell>
          <table:table-cell office:value-type="float" office:value="8.966604708584" calcext:value-type="float">
            <text:p>8.966604708584</text:p>
          </table:table-cell>
          <table:table-cell office:value-type="float" office:value="26091169.8" calcext:value-type="float">
            <text:p>26091169.8</text:p>
          </table:table-cell>
          <table:table-cell office:value-type="float" office:value="229030.199736847" calcext:value-type="float">
            <text:p>229030.199736847</text:p>
          </table:table-cell>
          <table:table-cell office:value-type="float" office:value="15998316.25" calcext:value-type="float">
            <text:p>15998316.25</text:p>
          </table:table-cell>
          <table:table-cell office:value-type="float" office:value="127720.724604873" calcext:value-type="float">
            <text:p>127720.7246048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368.3" calcext:value-type="float">
            <text:p>368.3</text:p>
          </table:table-cell>
          <table:table-cell office:value-type="float" office:value="7.057619995435" calcext:value-type="float">
            <text:p>7.057619995435</text:p>
          </table:table-cell>
          <table:table-cell office:value-type="float" office:value="33073960.45" calcext:value-type="float">
            <text:p>33073960.45</text:p>
          </table:table-cell>
          <table:table-cell office:value-type="float" office:value="276825.787453274" calcext:value-type="float">
            <text:p>276825.787453274</text:p>
          </table:table-cell>
          <table:table-cell office:value-type="float" office:value="20253689.15" calcext:value-type="float">
            <text:p>20253689.15</text:p>
          </table:table-cell>
          <table:table-cell office:value-type="float" office:value="133708.430663048" calcext:value-type="float">
            <text:p>133708.43066304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464.75" calcext:value-type="float">
            <text:p>464.75</text:p>
          </table:table-cell>
          <table:table-cell office:value-type="float" office:value="9.77177056628" calcext:value-type="float">
            <text:p>9.77177056628</text:p>
          </table:table-cell>
          <table:table-cell office:value-type="float" office:value="40736367.35" calcext:value-type="float">
            <text:p>40736367.35</text:p>
          </table:table-cell>
          <table:table-cell office:value-type="float" office:value="255741.890114819" calcext:value-type="float">
            <text:p>255741.890114819</text:p>
          </table:table-cell>
          <table:table-cell office:value-type="float" office:value="24996626.85" calcext:value-type="float">
            <text:p>24996626.85</text:p>
          </table:table-cell>
          <table:table-cell office:value-type="float" office:value="167669.801022352" calcext:value-type="float">
            <text:p>167669.80102235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080.5" calcext:value-type="float">
            <text:p>2080.5</text:p>
          </table:table-cell>
          <table:table-cell office:value-type="float" office:value="33.065843403739" calcext:value-type="float">
            <text:p>33.065843403739</text:p>
          </table:table-cell>
          <table:table-cell office:value-type="float" office:value="162747584.8" calcext:value-type="float">
            <text:p>162747584.8</text:p>
          </table:table-cell>
          <table:table-cell office:value-type="float" office:value="912567.576338323" calcext:value-type="float">
            <text:p>912567.576338323</text:p>
          </table:table-cell>
          <table:table-cell office:value-type="float" office:value="100003665.85" calcext:value-type="float">
            <text:p>100003665.85</text:p>
          </table:table-cell>
          <table:table-cell office:value-type="float" office:value="548004.715899416" calcext:value-type="float">
            <text:p>548004.71589941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5664.3" calcext:value-type="float">
            <text:p>5664.3</text:p>
          </table:table-cell>
          <table:table-cell office:value-type="float" office:value="120.078349422423" calcext:value-type="float">
            <text:p>120.078349422423</text:p>
          </table:table-cell>
          <table:table-cell office:value-type="float" office:value="366346432.55" calcext:value-type="float">
            <text:p>366346432.55</text:p>
          </table:table-cell>
          <table:table-cell office:value-type="float" office:value="1736480.9365196" calcext:value-type="float">
            <text:p>1736480.9365196</text:p>
          </table:table-cell>
          <table:table-cell office:value-type="float" office:value="225074680.75" calcext:value-type="float">
            <text:p>225074680.75</text:p>
          </table:table-cell>
          <table:table-cell office:value-type="float" office:value="951765.283233214" calcext:value-type="float">
            <text:p>951765.2832332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1242.2" calcext:value-type="float">
            <text:p>11242.2</text:p>
          </table:table-cell>
          <table:table-cell office:value-type="float" office:value="508.686799514176" calcext:value-type="float">
            <text:p>508.686799514176</text:p>
          </table:table-cell>
          <table:table-cell office:value-type="float" office:value="651223006.7" calcext:value-type="float">
            <text:p>651223006.7</text:p>
          </table:table-cell>
          <table:table-cell office:value-type="float" office:value="2596978.52877378" calcext:value-type="float">
            <text:p>2596978.52877378</text:p>
          </table:table-cell>
          <table:table-cell office:value-type="float" office:value="400462105.3" calcext:value-type="float">
            <text:p>400462105.3</text:p>
          </table:table-cell>
          <table:table-cell office:value-type="float" office:value="1418352.14623168" calcext:value-type="float">
            <text:p>1418352.1462316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8824.7" calcext:value-type="float">
            <text:p>18824.7</text:p>
          </table:table-cell>
          <table:table-cell office:value-type="float" office:value="988.637248944139" calcext:value-type="float">
            <text:p>988.637248944139</text:p>
          </table:table-cell>
          <table:table-cell office:value-type="float" office:value="1016522471.2" calcext:value-type="float">
            <text:p>1016522471.2</text:p>
          </table:table-cell>
          <table:table-cell office:value-type="float" office:value="3498688.98007925" calcext:value-type="float">
            <text:p>3498688.98007925</text:p>
          </table:table-cell>
          <table:table-cell office:value-type="float" office:value="624933825.65" calcext:value-type="float">
            <text:p>624933825.65</text:p>
          </table:table-cell>
          <table:table-cell office:value-type="float" office:value="1806990.04544021" calcext:value-type="float">
            <text:p>1806990.0454402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6170.1" calcext:value-type="float">
            <text:p>26170.1</text:p>
          </table:table-cell>
          <table:table-cell office:value-type="float" office:value="1584.96895553187" calcext:value-type="float">
            <text:p>1584.96895553187</text:p>
          </table:table-cell>
          <table:table-cell office:value-type="float" office:value="1465277333.5" calcext:value-type="float">
            <text:p>1465277333.5</text:p>
          </table:table-cell>
          <table:table-cell office:value-type="float" office:value="4121530.88438944" calcext:value-type="float">
            <text:p>4121530.88438944</text:p>
          </table:table-cell>
          <table:table-cell office:value-type="float" office:value="899651557.3" calcext:value-type="float">
            <text:p>899651557.3</text:p>
          </table:table-cell>
          <table:table-cell office:value-type="float" office:value="2162364.1713051" calcext:value-type="float">
            <text:p>2162364.17130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5577.85" calcext:value-type="float">
            <text:p>35577.85</text:p>
          </table:table-cell>
          <table:table-cell office:value-type="float" office:value="1124.2698641784" calcext:value-type="float">
            <text:p>1124.2698641784</text:p>
          </table:table-cell>
          <table:table-cell office:value-type="float" office:value="1991543179.15" calcext:value-type="float">
            <text:p>1991543179.15</text:p>
          </table:table-cell>
          <table:table-cell office:value-type="float" office:value="6493121.90929941" calcext:value-type="float">
            <text:p>6493121.90929941</text:p>
          </table:table-cell>
          <table:table-cell office:value-type="float" office:value="1224654180.35" calcext:value-type="float">
            <text:p>1224654180.35</text:p>
          </table:table-cell>
          <table:table-cell office:value-type="float" office:value="3762606.44676214" calcext:value-type="float">
            <text:p>3762606.446762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47617.9" calcext:value-type="float">
            <text:p>47617.9</text:p>
          </table:table-cell>
          <table:table-cell office:value-type="float" office:value="984.988015155205" calcext:value-type="float">
            <text:p>984.988015155205</text:p>
          </table:table-cell>
          <table:table-cell office:value-type="float" office:value="2601470068.5" calcext:value-type="float">
            <text:p>2601470068.5</text:p>
          </table:table-cell>
          <table:table-cell office:value-type="float" office:value="7101410.06806958" calcext:value-type="float">
            <text:p>7101410.06806958</text:p>
          </table:table-cell>
          <table:table-cell office:value-type="float" office:value="1599856088.35" calcext:value-type="float">
            <text:p>1599856088.35</text:p>
          </table:table-cell>
          <table:table-cell office:value-type="float" office:value="3743166.4689928" calcext:value-type="float">
            <text:p>3743166.468992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64889.1" calcext:value-type="float">
            <text:p>64889.1</text:p>
          </table:table-cell>
          <table:table-cell office:value-type="float" office:value="1337.00661554087" calcext:value-type="float">
            <text:p>1337.00661554087</text:p>
          </table:table-cell>
          <table:table-cell office:value-type="float" office:value="3292659604.65" calcext:value-type="float">
            <text:p>3292659604.65</text:p>
          </table:table-cell>
          <table:table-cell office:value-type="float" office:value="8707243.45438624" calcext:value-type="float">
            <text:p>8707243.45438624</text:p>
          </table:table-cell>
          <table:table-cell office:value-type="float" office:value="2026246076.05" calcext:value-type="float">
            <text:p>2026246076.05</text:p>
          </table:table-cell>
          <table:table-cell office:value-type="float" office:value="5147521.02200661" calcext:value-type="float">
            <text:p>5147521.0220066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80149.85" calcext:value-type="float">
            <text:p>80149.85</text:p>
          </table:table-cell>
          <table:table-cell office:value-type="float" office:value="1734.6753089563" calcext:value-type="float">
            <text:p>1734.6753089563</text:p>
          </table:table-cell>
          <table:table-cell office:value-type="float" office:value="4067040593.35" calcext:value-type="float">
            <text:p>4067040593.35</text:p>
          </table:table-cell>
          <table:table-cell office:value-type="float" office:value="8751588.48027031" calcext:value-type="float">
            <text:p>8751588.48027031</text:p>
          </table:table-cell>
          <table:table-cell office:value-type="float" office:value="2501357487.35" calcext:value-type="float">
            <text:p>2501357487.35</text:p>
          </table:table-cell>
          <table:table-cell office:value-type="float" office:value="5613385.9819086" calcext:value-type="float">
            <text:p>5613385.981908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.95" calcext:value-type="float">
            <text:p>175.95</text:p>
          </table:table-cell>
          <table:table-cell office:value-type="float" office:value="22.139275055882" calcext:value-type="float">
            <text:p>22.139275055882</text:p>
          </table:table-cell>
          <table:table-cell office:value-type="float" office:value="95.25" calcext:value-type="float">
            <text:p>95.25</text:p>
          </table:table-cell>
          <table:table-cell office:value-type="float" office:value="17.5096402019" calcext:value-type="float">
            <text:p>17.509640201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5.65" calcext:value-type="float">
            <text:p>385.65</text:p>
          </table:table-cell>
          <table:table-cell office:value-type="float" office:value="35.432012361704" calcext:value-type="float">
            <text:p>35.432012361704</text:p>
          </table:table-cell>
          <table:table-cell office:value-type="float" office:value="208.15" calcext:value-type="float">
            <text:p>208.15</text:p>
          </table:table-cell>
          <table:table-cell office:value-type="float" office:value="26.086922010847" calcext:value-type="float">
            <text:p>26.0869220108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.25" calcext:value-type="float">
            <text:p>692.25</text:p>
          </table:table-cell>
          <table:table-cell office:value-type="float" office:value="58.08947839325" calcext:value-type="float">
            <text:p>58.08947839325</text:p>
          </table:table-cell>
          <table:table-cell office:value-type="float" office:value="388.15" calcext:value-type="float">
            <text:p>388.15</text:p>
          </table:table-cell>
          <table:table-cell office:value-type="float" office:value="36.700510895627" calcext:value-type="float">
            <text:p>36.7005108956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80.65" calcext:value-type="float">
            <text:p>1080.65</text:p>
          </table:table-cell>
          <table:table-cell office:value-type="float" office:value="78.297685150966" calcext:value-type="float">
            <text:p>78.297685150966</text:p>
          </table:table-cell>
          <table:table-cell office:value-type="float" office:value="610.2" calcext:value-type="float">
            <text:p>610.2</text:p>
          </table:table-cell>
          <table:table-cell office:value-type="float" office:value="39.954474092398" calcext:value-type="float">
            <text:p>39.9544740923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36.55" calcext:value-type="float">
            <text:p>1536.55</text:p>
          </table:table-cell>
          <table:table-cell office:value-type="float" office:value="116.320021922284" calcext:value-type="float">
            <text:p>116.320021922284</text:p>
          </table:table-cell>
          <table:table-cell office:value-type="float" office:value="867.55" calcext:value-type="float">
            <text:p>867.55</text:p>
          </table:table-cell>
          <table:table-cell office:value-type="float" office:value="63.122480147726" calcext:value-type="float">
            <text:p>63.12248014772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28.15" calcext:value-type="float">
            <text:p>2128.15</text:p>
          </table:table-cell>
          <table:table-cell office:value-type="float" office:value="190.905284107066" calcext:value-type="float">
            <text:p>190.905284107066</text:p>
          </table:table-cell>
          <table:table-cell office:value-type="float" office:value="1237.3" calcext:value-type="float">
            <text:p>1237.3</text:p>
          </table:table-cell>
          <table:table-cell office:value-type="float" office:value="121.456617769473" calcext:value-type="float">
            <text:p>121.45661776947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69.1" calcext:value-type="float">
            <text:p>2669.1</text:p>
          </table:table-cell>
          <table:table-cell office:value-type="float" office:value="150.951283532138" calcext:value-type="float">
            <text:p>150.951283532138</text:p>
          </table:table-cell>
          <table:table-cell office:value-type="float" office:value="1537.8" calcext:value-type="float">
            <text:p>1537.8</text:p>
          </table:table-cell>
          <table:table-cell office:value-type="float" office:value="121.502921775563" calcext:value-type="float">
            <text:p>121.50292177556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17.6" calcext:value-type="float">
            <text:p>3517.6</text:p>
          </table:table-cell>
          <table:table-cell office:value-type="float" office:value="179.753831669874" calcext:value-type="float">
            <text:p>179.753831669874</text:p>
          </table:table-cell>
          <table:table-cell office:value-type="float" office:value="2069.95" calcext:value-type="float">
            <text:p>2069.95</text:p>
          </table:table-cell>
          <table:table-cell office:value-type="float" office:value="130.172376101838" calcext:value-type="float">
            <text:p>130.17237610183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9.3" calcext:value-type="float">
            <text:p>4149.3</text:p>
          </table:table-cell>
          <table:table-cell office:value-type="float" office:value="321.975946306561" calcext:value-type="float">
            <text:p>321.975946306561</text:p>
          </table:table-cell>
          <table:table-cell office:value-type="float" office:value="2402.05" calcext:value-type="float">
            <text:p>2402.05</text:p>
          </table:table-cell>
          <table:table-cell office:value-type="float" office:value="212.454106808976" calcext:value-type="float">
            <text:p>212.4541068089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734" calcext:value-type="float">
            <text:p>16734</text:p>
          </table:table-cell>
          <table:table-cell office:value-type="float" office:value="693.256157563728" calcext:value-type="float">
            <text:p>693.256157563728</text:p>
          </table:table-cell>
          <table:table-cell office:value-type="float" office:value="9972.8" calcext:value-type="float">
            <text:p>9972.8</text:p>
          </table:table-cell>
          <table:table-cell office:value-type="float" office:value="503.894790606084" calcext:value-type="float">
            <text:p>503.89479060608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401.85" calcext:value-type="float">
            <text:p>37401.85</text:p>
          </table:table-cell>
          <table:table-cell office:value-type="float" office:value="1442.45468819678" calcext:value-type="float">
            <text:p>1442.45468819678</text:p>
          </table:table-cell>
          <table:table-cell office:value-type="float" office:value="22493.3" calcext:value-type="float">
            <text:p>22493.3</text:p>
          </table:table-cell>
          <table:table-cell office:value-type="float" office:value="981.142859118957" calcext:value-type="float">
            <text:p>981.1428591189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380.5" calcext:value-type="float">
            <text:p>66380.5</text:p>
          </table:table-cell>
          <table:table-cell office:value-type="float" office:value="2326.12782322829" calcext:value-type="float">
            <text:p>2326.12782322829</text:p>
          </table:table-cell>
          <table:table-cell office:value-type="float" office:value="40451.4" calcext:value-type="float">
            <text:p>40451.4</text:p>
          </table:table-cell>
          <table:table-cell office:value-type="float" office:value="1541.59606901429" calcext:value-type="float">
            <text:p>1541.5960690142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3794.7" calcext:value-type="float">
            <text:p>103794.7</text:p>
          </table:table-cell>
          <table:table-cell office:value-type="float" office:value="3004.1092373613" calcext:value-type="float">
            <text:p>3004.1092373613</text:p>
          </table:table-cell>
          <table:table-cell office:value-type="float" office:value="62525.1" calcext:value-type="float">
            <text:p>62525.1</text:p>
          </table:table-cell>
          <table:table-cell office:value-type="float" office:value="1919.06049670146" calcext:value-type="float">
            <text:p>1919.0604967014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6826.6" calcext:value-type="float">
            <text:p>146826.6</text:p>
          </table:table-cell>
          <table:table-cell office:value-type="float" office:value="4985.64063486453" calcext:value-type="float">
            <text:p>4985.64063486453</text:p>
          </table:table-cell>
          <table:table-cell office:value-type="float" office:value="89891.25" calcext:value-type="float">
            <text:p>89891.25</text:p>
          </table:table-cell>
          <table:table-cell office:value-type="float" office:value="2964.28223816508" calcext:value-type="float">
            <text:p>2964.2822381650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201215.35" calcext:value-type="float">
            <text:p>201215.35</text:p>
          </table:table-cell>
          <table:table-cell office:value-type="float" office:value="6467.24413699595" calcext:value-type="float">
            <text:p>6467.24413699595</text:p>
          </table:table-cell>
          <table:table-cell office:value-type="float" office:value="122127.1" calcext:value-type="float">
            <text:p>122127.1</text:p>
          </table:table-cell>
          <table:table-cell office:value-type="float" office:value="4242.03388600347" calcext:value-type="float">
            <text:p>4242.0338860034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office:value-type="float" office:value="2.1" calcext:value-type="float">
            <text:p>2.1</text:p>
          </table:table-cell>
          <table:table-cell office:value-type="float" office:value="0.435889894354" calcext:value-type="float">
            <text:p>0.435889894354</text:p>
          </table:table-cell>
          <table:table-cell office:value-type="float" office:value="262461.1" calcext:value-type="float">
            <text:p>262461.1</text:p>
          </table:table-cell>
          <table:table-cell office:value-type="float" office:value="8347.82768688935" calcext:value-type="float">
            <text:p>8347.82768688935</text:p>
          </table:table-cell>
          <table:table-cell office:value-type="float" office:value="159156.5" calcext:value-type="float">
            <text:p>159156.5</text:p>
          </table:table-cell>
          <table:table-cell office:value-type="float" office:value="4866.70772185911" calcext:value-type="float">
            <text:p>4866.7077218591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office:value-type="float" office:value="3.05" calcext:value-type="float">
            <text:p>3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331676.7" calcext:value-type="float">
            <text:p>331676.7</text:p>
          </table:table-cell>
          <table:table-cell office:value-type="float" office:value="8431.22223701629" calcext:value-type="float">
            <text:p>8431.22223701629</text:p>
          </table:table-cell>
          <table:table-cell office:value-type="float" office:value="202340.1" calcext:value-type="float">
            <text:p>202340.1</text:p>
          </table:table-cell>
          <table:table-cell office:value-type="float" office:value="4229.4745642924" calcext:value-type="float">
            <text:p>4229.474564292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office:value-type="float" office:value="3.9" calcext:value-type="float">
            <text:p>3.9</text:p>
          </table:table-cell>
          <table:table-cell office:value-type="float" office:value="0.3" calcext:value-type="float">
            <text:p>0.3</text:p>
          </table:table-cell>
          <table:table-cell office:value-type="float" office:value="405273.3" calcext:value-type="float">
            <text:p>405273.3</text:p>
          </table:table-cell>
          <table:table-cell office:value-type="float" office:value="11967.6583762242" calcext:value-type="float">
            <text:p>11967.6583762242</text:p>
          </table:table-cell>
          <table:table-cell office:value-type="float" office:value="246140.45" calcext:value-type="float">
            <text:p>246140.45</text:p>
          </table:table-cell>
          <table:table-cell office:value-type="float" office:value="4651.23122920099" calcext:value-type="float">
            <text:p>4651.23122920099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17.3" calcext:value-type="float">
            <text:p>17.3</text:p>
          </table:table-cell>
          <table:table-cell office:value-type="float" office:value="1.268857754045" calcext:value-type="float">
            <text:p>1.268857754045</text:p>
          </table:table-cell>
          <table:table-cell office:value-type="float" office:value="1629060.8" calcext:value-type="float">
            <text:p>1629060.8</text:p>
          </table:table-cell>
          <table:table-cell office:value-type="float" office:value="27666.8594578293" calcext:value-type="float">
            <text:p>27666.8594578293</text:p>
          </table:table-cell>
          <table:table-cell office:value-type="float" office:value="994236.5" calcext:value-type="float">
            <text:p>994236.5</text:p>
          </table:table-cell>
          <table:table-cell office:value-type="float" office:value="18935.7638491276" calcext:value-type="float">
            <text:p>18935.76384912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40.4" calcext:value-type="float">
            <text:p>40.4</text:p>
          </table:table-cell>
          <table:table-cell office:value-type="float" office:value="3.136877428272" calcext:value-type="float">
            <text:p>3.136877428272</text:p>
          </table:table-cell>
          <table:table-cell office:value-type="float" office:value="3658291.7" calcext:value-type="float">
            <text:p>3658291.7</text:p>
          </table:table-cell>
          <table:table-cell office:value-type="float" office:value="54640.0613644435" calcext:value-type="float">
            <text:p>54640.0613644435</text:p>
          </table:table-cell>
          <table:table-cell office:value-type="float" office:value="2230134.85" calcext:value-type="float">
            <text:p>2230134.85</text:p>
          </table:table-cell>
          <table:table-cell office:value-type="float" office:value="31018.8710018198" calcext:value-type="float">
            <text:p>31018.87100181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71.85" calcext:value-type="float">
            <text:p>71.85</text:p>
          </table:table-cell>
          <table:table-cell office:value-type="float" office:value="2.885740806101" calcext:value-type="float">
            <text:p>2.885740806101</text:p>
          </table:table-cell>
          <table:table-cell office:value-type="float" office:value="6540749.8" calcext:value-type="float">
            <text:p>6540749.8</text:p>
          </table:table-cell>
          <table:table-cell office:value-type="float" office:value="74358.7453986269" calcext:value-type="float">
            <text:p>74358.7453986269</text:p>
          </table:table-cell>
          <table:table-cell office:value-type="float" office:value="3998038.05" calcext:value-type="float">
            <text:p>3998038.05</text:p>
          </table:table-cell>
          <table:table-cell office:value-type="float" office:value="42115.9910739451" calcext:value-type="float">
            <text:p>42115.99107394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10.25" calcext:value-type="float">
            <text:p>110.25</text:p>
          </table:table-cell>
          <table:table-cell office:value-type="float" office:value="6.55648533896" calcext:value-type="float">
            <text:p>6.55648533896</text:p>
          </table:table-cell>
          <table:table-cell office:value-type="float" office:value="10180771.45" calcext:value-type="float">
            <text:p>10180771.45</text:p>
          </table:table-cell>
          <table:table-cell office:value-type="float" office:value="59600.6901492393" calcext:value-type="float">
            <text:p>59600.6901492393</text:p>
          </table:table-cell>
          <table:table-cell office:value-type="float" office:value="6250416.7" calcext:value-type="float">
            <text:p>6250416.7</text:p>
          </table:table-cell>
          <table:table-cell office:value-type="float" office:value="48118.151572214" calcext:value-type="float">
            <text:p>48118.1515722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157.4" calcext:value-type="float">
            <text:p>157.4</text:p>
          </table:table-cell>
          <table:table-cell office:value-type="float" office:value="8.714355971614" calcext:value-type="float">
            <text:p>8.714355971614</text:p>
          </table:table-cell>
          <table:table-cell office:value-type="float" office:value="14718698.6" calcext:value-type="float">
            <text:p>14718698.6</text:p>
          </table:table-cell>
          <table:table-cell office:value-type="float" office:value="122181.877841883" calcext:value-type="float">
            <text:p>122181.877841883</text:p>
          </table:table-cell>
          <table:table-cell office:value-type="float" office:value="9020175.45" calcext:value-type="float">
            <text:p>9020175.45</text:p>
          </table:table-cell>
          <table:table-cell office:value-type="float" office:value="76209.0155528285" calcext:value-type="float">
            <text:p>76209.0155528285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218.25" calcext:value-type="float">
            <text:p>218.25</text:p>
          </table:table-cell>
          <table:table-cell office:value-type="float" office:value="11.540688887583" calcext:value-type="float">
            <text:p>11.540688887583</text:p>
          </table:table-cell>
          <table:table-cell office:value-type="float" office:value="19965133.25" calcext:value-type="float">
            <text:p>19965133.25</text:p>
          </table:table-cell>
          <table:table-cell office:value-type="float" office:value="178261.140250056" calcext:value-type="float">
            <text:p>178261.140250056</text:p>
          </table:table-cell>
          <table:table-cell office:value-type="float" office:value="12222347.6" calcext:value-type="float">
            <text:p>12222347.6</text:p>
          </table:table-cell>
          <table:table-cell office:value-type="float" office:value="95121.3473281957" calcext:value-type="float">
            <text:p>95121.347328195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287.6" calcext:value-type="float">
            <text:p>287.6</text:p>
          </table:table-cell>
          <table:table-cell office:value-type="float" office:value="10.136074190728" calcext:value-type="float">
            <text:p>10.136074190728</text:p>
          </table:table-cell>
          <table:table-cell office:value-type="float" office:value="26114053.9" calcext:value-type="float">
            <text:p>26114053.9</text:p>
          </table:table-cell>
          <table:table-cell office:value-type="float" office:value="169525.515539697" calcext:value-type="float">
            <text:p>169525.515539697</text:p>
          </table:table-cell>
          <table:table-cell office:value-type="float" office:value="16015849.05" calcext:value-type="float">
            <text:p>16015849.05</text:p>
          </table:table-cell>
          <table:table-cell office:value-type="float" office:value="133648.35553176" calcext:value-type="float">
            <text:p>133648.355531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364.4" calcext:value-type="float">
            <text:p>364.4</text:p>
          </table:table-cell>
          <table:table-cell office:value-type="float" office:value="7.123201527403" calcext:value-type="float">
            <text:p>7.123201527403</text:p>
          </table:table-cell>
          <table:table-cell office:value-type="float" office:value="32897996.45" calcext:value-type="float">
            <text:p>32897996.45</text:p>
          </table:table-cell>
          <table:table-cell office:value-type="float" office:value="225877.984673418" calcext:value-type="float">
            <text:p>225877.984673418</text:p>
          </table:table-cell>
          <table:table-cell office:value-type="float" office:value="20206386.3" calcext:value-type="float">
            <text:p>20206386.3</text:p>
          </table:table-cell>
          <table:table-cell office:value-type="float" office:value="143450.90393951" calcext:value-type="float">
            <text:p>143450.9039395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455.85" calcext:value-type="float">
            <text:p>455.85</text:p>
          </table:table-cell>
          <table:table-cell office:value-type="float" office:value="13.513974248902" calcext:value-type="float">
            <text:p>13.513974248902</text:p>
          </table:table-cell>
          <table:table-cell office:value-type="float" office:value="40736036.55" calcext:value-type="float">
            <text:p>40736036.55</text:p>
          </table:table-cell>
          <table:table-cell office:value-type="float" office:value="245020.214941543" calcext:value-type="float">
            <text:p>245020.214941543</text:p>
          </table:table-cell>
          <table:table-cell office:value-type="float" office:value="24961632.6" calcext:value-type="float">
            <text:p>24961632.6</text:p>
          </table:table-cell>
          <table:table-cell office:value-type="float" office:value="127003.355023598" calcext:value-type="float">
            <text:p>127003.355023598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1980.55" calcext:value-type="float">
            <text:p>1980.55</text:p>
          </table:table-cell>
          <table:table-cell office:value-type="float" office:value="28.824425406236" calcext:value-type="float">
            <text:p>28.824425406236</text:p>
          </table:table-cell>
          <table:table-cell office:value-type="float" office:value="162880092.35" calcext:value-type="float">
            <text:p>162880092.35</text:p>
          </table:table-cell>
          <table:table-cell office:value-type="float" office:value="862540.13058176" calcext:value-type="float">
            <text:p>862540.13058176</text:p>
          </table:table-cell>
          <table:table-cell office:value-type="float" office:value="99921820.35" calcext:value-type="float">
            <text:p>99921820.35</text:p>
          </table:table-cell>
          <table:table-cell office:value-type="float" office:value="473823.276878627" calcext:value-type="float">
            <text:p>473823.276878627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4692.95" calcext:value-type="float">
            <text:p>4692.95</text:p>
          </table:table-cell>
          <table:table-cell office:value-type="float" office:value="92.914732416365" calcext:value-type="float">
            <text:p>92.914732416365</text:p>
          </table:table-cell>
          <table:table-cell office:value-type="float" office:value="365999340.95" calcext:value-type="float">
            <text:p>365999340.95</text:p>
          </table:table-cell>
          <table:table-cell office:value-type="float" office:value="1810129.96363466" calcext:value-type="float">
            <text:p>1810129.96363466</text:p>
          </table:table-cell>
          <table:table-cell office:value-type="float" office:value="224800867.75" calcext:value-type="float">
            <text:p>224800867.75</text:p>
          </table:table-cell>
          <table:table-cell office:value-type="float" office:value="911295.513339114" calcext:value-type="float">
            <text:p>911295.513339114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9234.15" calcext:value-type="float">
            <text:p>9234.15</text:p>
          </table:table-cell>
          <table:table-cell office:value-type="float" office:value="459.978833752167" calcext:value-type="float">
            <text:p>459.978833752167</text:p>
          </table:table-cell>
          <table:table-cell office:value-type="float" office:value="651019190.7" calcext:value-type="float">
            <text:p>651019190.7</text:p>
          </table:table-cell>
          <table:table-cell office:value-type="float" office:value="2292056.53115625" calcext:value-type="float">
            <text:p>2292056.53115625</text:p>
          </table:table-cell>
          <table:table-cell office:value-type="float" office:value="399825866.65" calcext:value-type="float">
            <text:p>399825866.65</text:p>
          </table:table-cell>
          <table:table-cell office:value-type="float" office:value="1128880.09286372" calcext:value-type="float">
            <text:p>1128880.09286372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436.4" calcext:value-type="float">
            <text:p>15436.4</text:p>
          </table:table-cell>
          <table:table-cell office:value-type="float" office:value="694.665127957253" calcext:value-type="float">
            <text:p>694.665127957253</text:p>
          </table:table-cell>
          <table:table-cell office:value-type="float" office:value="1015939468.7" calcext:value-type="float">
            <text:p>1015939468.7</text:p>
          </table:table-cell>
          <table:table-cell office:value-type="float" office:value="3559316.80664253" calcext:value-type="float">
            <text:p>3559316.80664253</text:p>
          </table:table-cell>
          <table:table-cell office:value-type="float" office:value="623925711.95" calcext:value-type="float">
            <text:p>623925711.95</text:p>
          </table:table-cell>
          <table:table-cell office:value-type="float" office:value="2024763.81053396" calcext:value-type="float">
            <text:p>2024763.8105339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3672.3" calcext:value-type="float">
            <text:p>23672.3</text:p>
          </table:table-cell>
          <table:table-cell office:value-type="float" office:value="1137.30902133064" calcext:value-type="float">
            <text:p>1137.30902133064</text:p>
          </table:table-cell>
          <table:table-cell office:value-type="float" office:value="1463677309.85" calcext:value-type="float">
            <text:p>1463677309.85</text:p>
          </table:table-cell>
          <table:table-cell office:value-type="float" office:value="4352276.68026379" calcext:value-type="float">
            <text:p>4352276.68026379</text:p>
          </table:table-cell>
          <table:table-cell office:value-type="float" office:value="899710082.7" calcext:value-type="float">
            <text:p>899710082.7</text:p>
          </table:table-cell>
          <table:table-cell office:value-type="float" office:value="2632996.21059203" calcext:value-type="float">
            <text:p>2632996.2105920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3016.85" calcext:value-type="float">
            <text:p>33016.85</text:p>
          </table:table-cell>
          <table:table-cell office:value-type="float" office:value="1331.45102332" calcext:value-type="float">
            <text:p>1331.45102332</text:p>
          </table:table-cell>
          <table:table-cell office:value-type="float" office:value="1991947093.2" calcext:value-type="float">
            <text:p>1991947093.2</text:p>
          </table:table-cell>
          <table:table-cell office:value-type="float" office:value="5007583.3406225" calcext:value-type="float">
            <text:p>5007583.3406225</text:p>
          </table:table-cell>
          <table:table-cell office:value-type="float" office:value="1222966035.6" calcext:value-type="float">
            <text:p>1222966035.6</text:p>
          </table:table-cell>
          <table:table-cell office:value-type="float" office:value="3668414.8368253" calcext:value-type="float">
            <text:p>3668414.8368253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44584.8" calcext:value-type="float">
            <text:p>44584.8</text:p>
          </table:table-cell>
          <table:table-cell office:value-type="float" office:value="1695.12184222837" calcext:value-type="float">
            <text:p>1695.12184222837</text:p>
          </table:table-cell>
          <table:table-cell office:value-type="float" office:value="2602261594.15" calcext:value-type="float">
            <text:p>2602261594.15</text:p>
          </table:table-cell>
          <table:table-cell office:value-type="float" office:value="6121785.33197759" calcext:value-type="float">
            <text:p>6121785.33197759</text:p>
          </table:table-cell>
          <table:table-cell office:value-type="float" office:value="1599371804.9" calcext:value-type="float">
            <text:p>1599371804.9</text:p>
          </table:table-cell>
          <table:table-cell office:value-type="float" office:value="2442013.13411701" calcext:value-type="float">
            <text:p>2442013.13411701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54964.35" calcext:value-type="float">
            <text:p>54964.35</text:p>
          </table:table-cell>
          <table:table-cell office:value-type="float" office:value="931.777777960144" calcext:value-type="float">
            <text:p>931.777777960144</text:p>
          </table:table-cell>
          <table:table-cell office:value-type="float" office:value="3291820251.9" calcext:value-type="float">
            <text:p>3291820251.9</text:p>
          </table:table-cell>
          <table:table-cell office:value-type="float" office:value="8375220.34114255" calcext:value-type="float">
            <text:p>8375220.34114255</text:p>
          </table:table-cell>
          <table:table-cell office:value-type="float" office:value="2022818503.1" calcext:value-type="float">
            <text:p>2022818503.1</text:p>
          </table:table-cell>
          <table:table-cell office:value-type="float" office:value="4347478.63433876" calcext:value-type="float">
            <text:p>4347478.63433876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haker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71460.3" calcext:value-type="float">
            <text:p>71460.3</text:p>
          </table:table-cell>
          <table:table-cell office:value-type="float" office:value="2808.40768229971" calcext:value-type="float">
            <text:p>2808.40768229971</text:p>
          </table:table-cell>
          <table:table-cell office:value-type="float" office:value="4063874435.65" calcext:value-type="float">
            <text:p>4063874435.65</text:p>
          </table:table-cell>
          <table:table-cell office:value-type="float" office:value="7471691.21705441" calcext:value-type="float">
            <text:p>7471691.21705441</text:p>
          </table:table-cell>
          <table:table-cell office:value-type="float" office:value="2494984677.05" calcext:value-type="float">
            <text:p>2494984677.05</text:p>
          </table:table-cell>
          <table:table-cell office:value-type="float" office:value="4415007.88159659" calcext:value-type="float">
            <text:p>4415007.88159659</text:p>
          </table:table-cell>
          <table:table-cell table:number-columns-repeated="2" office:value-type="string" calcext:value-type="string">
            <text:p>true</text:p>
          </table:table-cell>
        </table:table-row>
      </table:table>
      <table:table table:name="MinmaxSort" table:style-name="ta1">
        <table:shapes>
          <draw:frame draw:z-index="0" draw:style-name="gr1" draw:text-style-name="P1" svg:width="6.2988in" svg:height="3.5429in" svg:x="11.0539in" svg:y="0.2063in">
            <draw:object draw:notify-on-update-of-ranges="MinmaxSort.C2:MinmaxSort.C37 MinmaxSort.D1:MinmaxSort.D1 MinmaxSort.D2:MinmaxSort.D37 MinmaxSort.E2:MinmaxSort.E37 MinmaxSort.E2:MinmaxSort.E3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6.2988in" svg:height="3.5429in" svg:x="17.3642in" svg:y="0.2882in">
            <draw:object draw:notify-on-update-of-ranges="MinmaxSort.C2:MinmaxSort.C37 MinmaxSort.F1:MinmaxSort.F1 MinmaxSort.F2:MinmaxSort.F37 MinmaxSort.G2:MinmaxSort.G37 MinmaxSort.G2:MinmaxSort.G3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6.2988in" svg:height="3.5429in" svg:x="23.8173in" svg:y="0.3059in">
            <draw:object draw:notify-on-update-of-ranges="MinmaxSort.C2:MinmaxSort.C37 MinmaxSort.H1:MinmaxSort.H1 MinmaxSort.H2:MinmaxSort.H37 MinmaxSort.I2:MinmaxSort.I37 MinmaxSort.I2:MinmaxSort.I37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6.2988in" svg:height="3.5429in" svg:x="11.1748in" svg:y="6.4878in">
            <draw:object draw:notify-on-update-of-ranges="MinmaxSort.C38:MinmaxSort.C73 MinmaxSort.D1:MinmaxSort.D1 MinmaxSort.D38:MinmaxSort.D73 MinmaxSort.E38:MinmaxSort.E73 MinmaxSort.E38:MinmaxSort.E7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4" draw:style-name="gr1" draw:text-style-name="P1" svg:width="6.2988in" svg:height="3.5429in" svg:x="17.5228in" svg:y="6.4717in">
            <draw:object draw:notify-on-update-of-ranges="MinmaxSort.C38:MinmaxSort.C73 MinmaxSort.F1:MinmaxSort.F1 MinmaxSort.F38:MinmaxSort.F73 MinmaxSort.G38:MinmaxSort.G73 MinmaxSort.G38:MinmaxSort.G73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5" draw:style-name="gr1" draw:text-style-name="P1" svg:width="6.2988in" svg:height="3.5429in" svg:x="23.8854in" svg:y="6.4591in">
            <draw:object draw:notify-on-update-of-ranges="MinmaxSort.C38:MinmaxSort.C73 MinmaxSort.H1:MinmaxSort.H1 MinmaxSort.H38:MinmaxSort.H73 MinmaxSort.I38:MinmaxSort.I73 MinmaxSort.I38:MinmaxSort.I73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6" draw:style-name="gr1" draw:text-style-name="P1" svg:width="6.2988in" svg:height="3.5429in" svg:x="11.1224in" svg:y="12.9181in">
            <draw:object draw:notify-on-update-of-ranges="MinmaxSort.C74:MinmaxSort.C109 MinmaxSort.D1:MinmaxSort.D1 MinmaxSort.D74:MinmaxSort.D109 MinmaxSort.E74:MinmaxSort.E109 MinmaxSort.E74:MinmaxSort.E109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7" draw:style-name="gr1" draw:text-style-name="P1" svg:width="6.2988in" svg:height="3.5429in" svg:x="17.5724in" svg:y="12.9583in">
            <draw:object draw:notify-on-update-of-ranges="MinmaxSort.C74:MinmaxSort.C109 MinmaxSort.F1:MinmaxSort.F1 MinmaxSort.F74:MinmaxSort.F109 MinmaxSort.G74:MinmaxSort.G109 MinmaxSort.G74:MinmaxSort.G109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8" draw:style-name="gr1" draw:text-style-name="P1" svg:width="6.2988in" svg:height="3.5429in" svg:x="23.8925in" svg:y="12.9039in">
            <draw:object draw:notify-on-update-of-ranges="MinmaxSort.C74:MinmaxSort.C109 MinmaxSort.H1:MinmaxSort.H1 MinmaxSort.H74:MinmaxSort.H109 MinmaxSort.I74:MinmaxSort.I109 MinmaxSort.I74:MinmaxSort.I109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  <draw:frame draw:z-index="9" draw:style-name="gr1" draw:text-style-name="P1" svg:width="6.2988in" svg:height="3.5429in" svg:x="11.2945in" svg:y="19.5299in">
            <draw:object draw:notify-on-update-of-ranges="MinmaxSort.C110:MinmaxSort.C145 MinmaxSort.D1:MinmaxSort.D1 MinmaxSort.D110:MinmaxSort.D145 MinmaxSort.E110:MinmaxSort.E145 MinmaxSort.E110:MinmaxSort.E145" xlink:href="./Object 22" xlink:type="simple" xlink:show="embed" xlink:actuate="onLoad">
              <loext:p/>
            </draw:object>
            <draw:image xlink:href="./ObjectReplacements/Object 22" xlink:type="simple" xlink:show="embed" xlink:actuate="onLoad"/>
          </draw:frame>
          <draw:frame draw:z-index="10" draw:style-name="gr1" draw:text-style-name="P1" svg:width="6.2988in" svg:height="3.5429in" svg:x="17.6228in" svg:y="19.5146in">
            <draw:object draw:notify-on-update-of-ranges="MinmaxSort.C110:MinmaxSort.C145 MinmaxSort.F1:MinmaxSort.F1 MinmaxSort.F110:MinmaxSort.F145 MinmaxSort.G110:MinmaxSort.G145 MinmaxSort.G110:MinmaxSort.G145" xlink:href="./Object 23" xlink:type="simple" xlink:show="embed" xlink:actuate="onLoad">
              <loext:p/>
            </draw:object>
            <draw:image xlink:href="./ObjectReplacements/Object 23" xlink:type="simple" xlink:show="embed" xlink:actuate="onLoad"/>
          </draw:frame>
          <draw:frame draw:z-index="11" draw:style-name="gr1" draw:text-style-name="P1" svg:width="6.2988in" svg:height="3.5429in" svg:x="23.9933in" svg:y="19.5303in">
            <draw:object draw:notify-on-update-of-ranges="MinmaxSort.C110:MinmaxSort.C145 MinmaxSort.H1:MinmaxSort.H1 MinmaxSort.H110:MinmaxSort.H145 MinmaxSort.I110:MinmaxSort.I145 MinmaxSort.I110:MinmaxSort.I145" xlink:href="./Object 24" xlink:type="simple" xlink:show="embed" xlink:actuate="onLoad">
              <loext:p/>
            </draw:object>
            <draw:image xlink:href="./ObjectReplacements/Object 24" xlink:type="simple" xlink:show="embed" xlink:actuate="onLoad"/>
          </draw:frame>
        </table:shapes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number-columns-repeated="2" table:default-cell-style-name="Default"/>
        <table:table-column table:style-name="co11" table:number-columns-repeated="2" table:default-cell-style-name="ce1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generato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avg_time</text:p>
          </table:table-cell>
          <table:table-cell office:value-type="string" calcext:value-type="string">
            <text:p>time_deviation</text:p>
          </table:table-cell>
          <table:table-cell office:value-type="string" calcext:value-type="string">
            <text:p>avg_comparisons</text:p>
          </table:table-cell>
          <table:table-cell office:value-type="string" calcext:value-type="string">
            <text:p>comparisons_deviation</text:p>
          </table:table-cell>
          <table:table-cell office:value-type="string" calcext:value-type="string">
            <text:p>avg_swaps</text:p>
          </table:table-cell>
          <table:table-cell office:value-type="string" calcext:value-type="string">
            <text:p>swaps_deviation</text:p>
          </table:table-cell>
          <table:table-cell table:style-name="Default" office:value-type="string" calcext:value-type="string">
            <text:p>sorted</text:p>
          </table:table-cell>
          <table:table-cell table:style-name="Default" office:value-type="string" calcext:value-type="string">
            <text:p>stabl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0" calcext:value-type="float">
            <text:p>4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5" calcext:value-type="float">
            <text:p>67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80" calcext:value-type="float">
            <text:p>16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15" calcext:value-type="float">
            <text:p>211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800" calcext:value-type="float">
            <text:p>228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400" calcext:value-type="float">
            <text:p>40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600" calcext:value-type="float">
            <text:p>90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00" calcext:value-type="float">
            <text:p>1232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0800" calcext:value-type="float">
            <text:p>160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400" calcext:value-type="float">
            <text:p>2034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1000" calcext:value-type="float">
            <text:p>25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02000" calcext:value-type="float">
            <text:p>100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5.05" calcext:value-type="float">
            <text:p>5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2253000" calcext:value-type="float">
            <text:p>225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9.55" calcext:value-type="float">
            <text:p>9.5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4004000" calcext:value-type="float">
            <text:p>40040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4.65" calcext:value-type="float">
            <text:p>14.65</text:p>
          </table:table-cell>
          <table:table-cell office:value-type="float" office:value="0.572276157113" calcext:value-type="float">
            <text:p>0.572276157113</text:p>
          </table:table-cell>
          <table:table-cell office:value-type="float" office:value="6255000" calcext:value-type="float">
            <text:p>625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1.25" calcext:value-type="float">
            <text:p>21.2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9006000" calcext:value-type="float">
            <text:p>900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0.05" calcext:value-type="float">
            <text:p>30.05</text:p>
          </table:table-cell>
          <table:table-cell office:value-type="float" office:value="1.071214264282" calcext:value-type="float">
            <text:p>1.071214264282</text:p>
          </table:table-cell>
          <table:table-cell office:value-type="float" office:value="12257000" calcext:value-type="float">
            <text:p>12257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39.2" calcext:value-type="float">
            <text:p>39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16008000" calcext:value-type="float">
            <text:p>160080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49.4" calcext:value-type="float">
            <text:p>49.4</text:p>
          </table:table-cell>
          <table:table-cell office:value-type="float" office:value="0.583095189485" calcext:value-type="float">
            <text:p>0.583095189485</text:p>
          </table:table-cell>
          <table:table-cell office:value-type="float" office:value="20259000" calcext:value-type="float">
            <text:p>202590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62.3" calcext:value-type="float">
            <text:p>62.3</text:p>
          </table:table-cell>
          <table:table-cell office:value-type="float" office:value="2.347338918861" calcext:value-type="float">
            <text:p>2.347338918861</text:p>
          </table:table-cell>
          <table:table-cell office:value-type="float" office:value="25010000" calcext:value-type="float">
            <text:p>250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54.25" calcext:value-type="float">
            <text:p>254.25</text:p>
          </table:table-cell>
          <table:table-cell office:value-type="float" office:value="13.163871011218" calcext:value-type="float">
            <text:p>13.163871011218</text:p>
          </table:table-cell>
          <table:table-cell office:value-type="float" office:value="100020000" calcext:value-type="float">
            <text:p>1000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546.95" calcext:value-type="float">
            <text:p>546.95</text:p>
          </table:table-cell>
          <table:table-cell office:value-type="float" office:value="12.579646258933" calcext:value-type="float">
            <text:p>12.579646258933</text:p>
          </table:table-cell>
          <table:table-cell office:value-type="float" office:value="225030000" calcext:value-type="float">
            <text:p>225030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003.3" calcext:value-type="float">
            <text:p>1003.3</text:p>
          </table:table-cell>
          <table:table-cell office:value-type="float" office:value="34.479124118803" calcext:value-type="float">
            <text:p>34.479124118803</text:p>
          </table:table-cell>
          <table:table-cell office:value-type="float" office:value="400040000" calcext:value-type="float">
            <text:p>400040000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511.95" calcext:value-type="float">
            <text:p>1511.95</text:p>
          </table:table-cell>
          <table:table-cell office:value-type="float" office:value="11.517269641735" calcext:value-type="float">
            <text:p>11.517269641735</text:p>
          </table:table-cell>
          <table:table-cell office:value-type="float" office:value="625050000" calcext:value-type="float">
            <text:p>625050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186.75" calcext:value-type="float">
            <text:p>2186.75</text:p>
          </table:table-cell>
          <table:table-cell office:value-type="float" office:value="4.437059837325" calcext:value-type="float">
            <text:p>4.437059837325</text:p>
          </table:table-cell>
          <table:table-cell office:value-type="float" office:value="900060000" calcext:value-type="float">
            <text:p>90006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2991.25" calcext:value-type="float">
            <text:p>2991.25</text:p>
          </table:table-cell>
          <table:table-cell office:value-type="float" office:value="15.319513699793" calcext:value-type="float">
            <text:p>15.319513699793</text:p>
          </table:table-cell>
          <table:table-cell office:value-type="float" office:value="1225070000" calcext:value-type="float">
            <text:p>122507000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3931.35" calcext:value-type="float">
            <text:p>3931.35</text:p>
          </table:table-cell>
          <table:table-cell office:value-type="float" office:value="18.15013774053" calcext:value-type="float">
            <text:p>18.15013774053</text:p>
          </table:table-cell>
          <table:table-cell office:value-type="float" office:value="1600080000" calcext:value-type="float">
            <text:p>160008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5118.35" calcext:value-type="float">
            <text:p>5118.35</text:p>
          </table:table-cell>
          <table:table-cell office:value-type="float" office:value="290.207387052771" calcext:value-type="float">
            <text:p>290.207387052771</text:p>
          </table:table-cell>
          <table:table-cell office:value-type="float" office:value="2025090000" calcext:value-type="float">
            <text:p>202509000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Order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48.75" calcext:value-type="float">
            <text:p>6348.75</text:p>
          </table:table-cell>
          <table:table-cell office:value-type="float" office:value="154.389402162239" calcext:value-type="float">
            <text:p>154.389402162239</text:p>
          </table:table-cell>
          <table:table-cell office:value-type="float" office:value="2500100000" calcext:value-type="float">
            <text:p>2500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0" calcext:value-type="float">
            <text:p>8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0" calcext:value-type="float">
            <text:p>1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60" calcext:value-type="float">
            <text:p>186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80" calcext:value-type="float">
            <text:p>32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40" calcext:value-type="float">
            <text:p>41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300" calcext:value-type="float">
            <text:p>45300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400" calcext:value-type="float">
            <text:p>80400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500" calcext:value-type="float">
            <text:p>12550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600" calcext:value-type="float">
            <text:p>180600</text:p>
          </table:table-cell>
          <table:table-cell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700" calcext:value-type="float">
            <text:p>245700</text:p>
          </table:table-cell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800" calcext:value-type="float">
            <text:p>320800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900" calcext:value-type="float">
            <text:p>405900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1000" calcext:value-type="float">
            <text:p>50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02000" calcext:value-type="float">
            <text:p>2002000</text:p>
          </table:table-cell>
          <table:table-cell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.6" calcext:value-type="float">
            <text:p>6.6</text:p>
          </table:table-cell>
          <table:table-cell office:value-type="float" office:value="0.583095189485" calcext:value-type="float">
            <text:p>0.583095189485</text:p>
          </table:table-cell>
          <table:table-cell office:value-type="float" office:value="4503000" calcext:value-type="float">
            <text:p>450300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1.1" calcext:value-type="float">
            <text:p>11.1</text:p>
          </table:table-cell>
          <table:table-cell office:value-type="float" office:value="0.3" calcext:value-type="float">
            <text:p>0.3</text:p>
          </table:table-cell>
          <table:table-cell office:value-type="float" office:value="8004000" calcext:value-type="float">
            <text:p>800400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7.45" calcext:value-type="float">
            <text:p>17.45</text:p>
          </table:table-cell>
          <table:table-cell office:value-type="float" office:value="0.497493718553" calcext:value-type="float">
            <text:p>0.497493718553</text:p>
          </table:table-cell>
          <table:table-cell office:value-type="float" office:value="12505000" calcext:value-type="float">
            <text:p>1250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5.35" calcext:value-type="float">
            <text:p>25.35</text:p>
          </table:table-cell>
          <table:table-cell office:value-type="float" office:value="0.653834841531" calcext:value-type="float">
            <text:p>0.653834841531</text:p>
          </table:table-cell>
          <table:table-cell office:value-type="float" office:value="18006000" calcext:value-type="float">
            <text:p>1800600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5.15" calcext:value-type="float">
            <text:p>35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24507000" calcext:value-type="float">
            <text:p>24507000</text:p>
          </table:table-cell>
          <table:table-cell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45.65" calcext:value-type="float">
            <text:p>45.65</text:p>
          </table:table-cell>
          <table:table-cell office:value-type="float" office:value="0.572276157114" calcext:value-type="float">
            <text:p>0.572276157114</text:p>
          </table:table-cell>
          <table:table-cell office:value-type="float" office:value="32008000" calcext:value-type="float">
            <text:p>32008000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58.5" calcext:value-type="float">
            <text:p>58.5</text:p>
          </table:table-cell>
          <table:table-cell office:value-type="float" office:value="1.204159457879" calcext:value-type="float">
            <text:p>1.204159457879</text:p>
          </table:table-cell>
          <table:table-cell office:value-type="float" office:value="40509000" calcext:value-type="float">
            <text:p>40509000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71.25" calcext:value-type="float">
            <text:p>71.25</text:p>
          </table:table-cell>
          <table:table-cell office:value-type="float" office:value="0.433012701891" calcext:value-type="float">
            <text:p>0.433012701891</text:p>
          </table:table-cell>
          <table:table-cell office:value-type="float" office:value="50010000" calcext:value-type="float">
            <text:p>500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288.75" calcext:value-type="float">
            <text:p>288.75</text:p>
          </table:table-cell>
          <table:table-cell office:value-type="float" office:value="2.754541704162" calcext:value-type="float">
            <text:p>2.754541704162</text:p>
          </table:table-cell>
          <table:table-cell office:value-type="float" office:value="200020000" calcext:value-type="float">
            <text:p>200020000</text:p>
          </table:table-cell>
          <table:table-cell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662.55" calcext:value-type="float">
            <text:p>662.55</text:p>
          </table:table-cell>
          <table:table-cell office:value-type="float" office:value="9.162286832449" calcext:value-type="float">
            <text:p>9.162286832449</text:p>
          </table:table-cell>
          <table:table-cell office:value-type="float" office:value="450030000" calcext:value-type="float">
            <text:p>450030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144.8" calcext:value-type="float">
            <text:p>1144.8</text:p>
          </table:table-cell>
          <table:table-cell office:value-type="float" office:value="7.593418202684" calcext:value-type="float">
            <text:p>7.593418202684</text:p>
          </table:table-cell>
          <table:table-cell office:value-type="float" office:value="800040000" calcext:value-type="float">
            <text:p>800040000</text:p>
          </table:table-cell>
          <table:table-cell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1797.35" calcext:value-type="float">
            <text:p>1797.35</text:p>
          </table:table-cell>
          <table:table-cell office:value-type="float" office:value="20.991129078742" calcext:value-type="float">
            <text:p>20.991129078742</text:p>
          </table:table-cell>
          <table:table-cell office:value-type="float" office:value="1250050000" calcext:value-type="float">
            <text:p>1250050000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2571.6" calcext:value-type="float">
            <text:p>2571.6</text:p>
          </table:table-cell>
          <table:table-cell office:value-type="float" office:value="19.14262259978" calcext:value-type="float">
            <text:p>19.14262259978</text:p>
          </table:table-cell>
          <table:table-cell office:value-type="float" office:value="1800060000" calcext:value-type="float">
            <text:p>180006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3558.55" calcext:value-type="float">
            <text:p>3558.55</text:p>
          </table:table-cell>
          <table:table-cell office:value-type="float" office:value="84.107951467142" calcext:value-type="float">
            <text:p>84.107951467142</text:p>
          </table:table-cell>
          <table:table-cell office:value-type="float" office:value="2450070000" calcext:value-type="float">
            <text:p>2450070000</text:p>
          </table:table-cell>
          <table:table-cell office:value-type="float" office:value="0" calcext:value-type="float">
            <text:p>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4702.95" calcext:value-type="float">
            <text:p>4702.95</text:p>
          </table:table-cell>
          <table:table-cell office:value-type="float" office:value="38.204024657381" calcext:value-type="float">
            <text:p>38.204024657381</text:p>
          </table:table-cell>
          <table:table-cell office:value-type="float" office:value="3200080000" calcext:value-type="float">
            <text:p>3200080000</text:p>
          </table:table-cell>
          <table:table-cell office:value-type="float" office:value="0" calcext:value-type="float">
            <text:p>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5947.4" calcext:value-type="float">
            <text:p>5947.4</text:p>
          </table:table-cell>
          <table:table-cell office:value-type="float" office:value="59.738932029306" calcext:value-type="float">
            <text:p>59.738932029306</text:p>
          </table:table-cell>
          <table:table-cell office:value-type="float" office:value="4050090000" calcext:value-type="float">
            <text:p>4050090000</text:p>
          </table:table-cell>
          <table:table-cell office:value-type="float" office:value="0" calcext:value-type="float">
            <text:p>0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evers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7433.75" calcext:value-type="float">
            <text:p>7433.75</text:p>
          </table:table-cell>
          <table:table-cell office:value-type="float" office:value="47.49828944279" calcext:value-type="float">
            <text:p>47.49828944279</text:p>
          </table:table-cell>
          <table:table-cell office:value-type="float" office:value="5000100000" calcext:value-type="float">
            <text:p>5000100000</text:p>
          </table:table-cell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2.55" calcext:value-type="float">
            <text:p>202.55</text:p>
          </table:table-cell>
          <table:table-cell office:value-type="float" office:value="3.612132334231" calcext:value-type="float">
            <text:p>3.612132334231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8.9" calcext:value-type="float">
            <text:p>448.9</text:p>
          </table:table-cell>
          <table:table-cell office:value-type="float" office:value="5.761076288336" calcext:value-type="float">
            <text:p>5.76107628833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1.2" calcext:value-type="float">
            <text:p>791.2</text:p>
          </table:table-cell>
          <table:table-cell office:value-type="float" office:value="8.51234397801" calcext:value-type="float">
            <text:p>8.512343978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2.35" calcext:value-type="float">
            <text:p>1232.35</text:p>
          </table:table-cell>
          <table:table-cell office:value-type="float" office:value="9.477737071692" calcext:value-type="float">
            <text:p>9.477737071692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.45" calcext:value-type="float">
            <text:p>1776.45</text:p>
          </table:table-cell>
          <table:table-cell office:value-type="float" office:value="11.052036011479" calcext:value-type="float">
            <text:p>11.05203601147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19.8" calcext:value-type="float">
            <text:p>2419.8</text:p>
          </table:table-cell>
          <table:table-cell office:value-type="float" office:value="10.966312050994" calcext:value-type="float">
            <text:p>10.966312050994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60.7" calcext:value-type="float">
            <text:p>3160.7</text:p>
          </table:table-cell>
          <table:table-cell office:value-type="float" office:value="10.62591172542" calcext:value-type="float">
            <text:p>10.6259117254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97.5" calcext:value-type="float">
            <text:p>3997.5</text:p>
          </table:table-cell>
          <table:table-cell office:value-type="float" office:value="12.936382802062" calcext:value-type="float">
            <text:p>12.936382802062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8.85" calcext:value-type="float">
            <text:p>4938.85</text:p>
          </table:table-cell>
          <table:table-cell office:value-type="float" office:value="16.359324558339" calcext:value-type="float">
            <text:p>16.35932455833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796.45" calcext:value-type="float">
            <text:p>19796.45</text:p>
          </table:table-cell>
          <table:table-cell office:value-type="float" office:value="30.409661292799" calcext:value-type="float">
            <text:p>30.40966129279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54.85" calcext:value-type="float">
            <text:p>44654.85</text:p>
          </table:table-cell>
          <table:table-cell office:value-type="float" office:value="44.125134565132" calcext:value-type="float">
            <text:p>44.12513456513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451.95" calcext:value-type="float">
            <text:p>79451.95</text:p>
          </table:table-cell>
          <table:table-cell office:value-type="float" office:value="55.486462333861" calcext:value-type="float">
            <text:p>55.486462333861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289.95" calcext:value-type="float">
            <text:p>124289.95</text:p>
          </table:table-cell>
          <table:table-cell office:value-type="float" office:value="63.973021662341" calcext:value-type="float">
            <text:p>63.9730216623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20.2" calcext:value-type="float">
            <text:p>179120.2</text:p>
          </table:table-cell>
          <table:table-cell office:value-type="float" office:value="58.717629333164" calcext:value-type="float">
            <text:p>58.71762933316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897.2" calcext:value-type="float">
            <text:p>243897.2</text:p>
          </table:table-cell>
          <table:table-cell office:value-type="float" office:value="71.322226660902" calcext:value-type="float">
            <text:p>71.322226660902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695.9" calcext:value-type="float">
            <text:p>318695.9</text:p>
          </table:table-cell>
          <table:table-cell office:value-type="float" office:value="81.541952463727" calcext:value-type="float">
            <text:p>81.541952463727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458.6" calcext:value-type="float">
            <text:p>403458.6</text:p>
          </table:table-cell>
          <table:table-cell office:value-type="float" office:value="97.71970126156" calcext:value-type="float">
            <text:p>97.7197012615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232.1" calcext:value-type="float">
            <text:p>498232.1</text:p>
          </table:table-cell>
          <table:table-cell office:value-type="float" office:value="104.178164388238" calcext:value-type="float">
            <text:p>104.17816438823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5745.85" calcext:value-type="float">
            <text:p>1995745.85</text:p>
          </table:table-cell>
          <table:table-cell office:value-type="float" office:value="217.225521626934" calcext:value-type="float">
            <text:p>217.22552162693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7.2" calcext:value-type="float">
            <text:p>7.2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4493091.35" calcext:value-type="float">
            <text:p>4493091.35</text:p>
          </table:table-cell>
          <table:table-cell office:value-type="float" office:value="241.214893818769" calcext:value-type="float">
            <text:p>241.214893818769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2.15" calcext:value-type="float">
            <text:p>12.1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7990301.85" calcext:value-type="float">
            <text:p>7990301.85</text:p>
          </table:table-cell>
          <table:table-cell office:value-type="float" office:value="268.16695475953" calcext:value-type="float">
            <text:p>268.1669547595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9.75" calcext:value-type="float">
            <text:p>19.75</text:p>
          </table:table-cell>
          <table:table-cell office:value-type="float" office:value="0.433012701892" calcext:value-type="float">
            <text:p>0.433012701892</text:p>
          </table:table-cell>
          <table:table-cell office:value-type="float" office:value="12487159.2" calcext:value-type="float">
            <text:p>12487159.2</text:p>
          </table:table-cell>
          <table:table-cell office:value-type="float" office:value="409.31028114378" calcext:value-type="float">
            <text:p>409.31028114378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8.8" calcext:value-type="float">
            <text:p>28.8</text:p>
          </table:table-cell>
          <table:table-cell office:value-type="float" office:value="0.812403840464" calcext:value-type="float">
            <text:p>0.812403840464</text:p>
          </table:table-cell>
          <table:table-cell office:value-type="float" office:value="17984131.4" calcext:value-type="float">
            <text:p>17984131.4</text:p>
          </table:table-cell>
          <table:table-cell office:value-type="float" office:value="456.666043186922" calcext:value-type="float">
            <text:p>456.666043186922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40" calcext:value-type="float">
            <text:p>40</text:p>
          </table:table-cell>
          <table:table-cell office:value-type="float" office:value="0.94868329805" calcext:value-type="float">
            <text:p>0.94868329805</text:p>
          </table:table-cell>
          <table:table-cell office:value-type="float" office:value="24480838.4" calcext:value-type="float">
            <text:p>24480838.4</text:p>
          </table:table-cell>
          <table:table-cell office:value-type="float" office:value="567.321778182365" calcext:value-type="float">
            <text:p>567.321778182365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office:value-type="float" office:value="1.048808848169" calcext:value-type="float">
            <text:p>1.048808848169</text:p>
          </table:table-cell>
          <table:table-cell office:value-type="float" office:value="31977569.2" calcext:value-type="float">
            <text:p>31977569.2</text:p>
          </table:table-cell>
          <table:table-cell office:value-type="float" office:value="495.305839860586" calcext:value-type="float">
            <text:p>495.30583986058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69.9" calcext:value-type="float">
            <text:p>69.9</text:p>
          </table:table-cell>
          <table:table-cell office:value-type="float" office:value="0.943398113205" calcext:value-type="float">
            <text:p>0.943398113205</text:p>
          </table:table-cell>
          <table:table-cell office:value-type="float" office:value="40474457.7" calcext:value-type="float">
            <text:p>40474457.7</text:p>
          </table:table-cell>
          <table:table-cell office:value-type="float" office:value="326.101211282632" calcext:value-type="float">
            <text:p>326.101211282632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87.45" calcext:value-type="float">
            <text:p>87.45</text:p>
          </table:table-cell>
          <table:table-cell office:value-type="float" office:value="1.465435088975" calcext:value-type="float">
            <text:p>1.465435088975</text:p>
          </table:table-cell>
          <table:table-cell office:value-type="float" office:value="49970904.85" calcext:value-type="float">
            <text:p>49970904.85</text:p>
          </table:table-cell>
          <table:table-cell office:value-type="float" office:value="680.98678401273" calcext:value-type="float">
            <text:p>680.98678401273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411.2" calcext:value-type="float">
            <text:p>411.2</text:p>
          </table:table-cell>
          <table:table-cell office:value-type="float" office:value="2.357965224504" calcext:value-type="float">
            <text:p>2.357965224504</text:p>
          </table:table-cell>
          <table:table-cell office:value-type="float" office:value="199934892.35" calcext:value-type="float">
            <text:p>199934892.35</text:p>
          </table:table-cell>
          <table:table-cell office:value-type="float" office:value="1145.32440819185" calcext:value-type="float">
            <text:p>1145.32440819185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999" calcext:value-type="float">
            <text:p>999</text:p>
          </table:table-cell>
          <table:table-cell office:value-type="float" office:value="10.48808848169" calcext:value-type="float">
            <text:p>10.48808848169</text:p>
          </table:table-cell>
          <table:table-cell office:value-type="float" office:value="449896631.4" calcext:value-type="float">
            <text:p>449896631.4</text:p>
          </table:table-cell>
          <table:table-cell office:value-type="float" office:value="1667.39077603302" calcext:value-type="float">
            <text:p>1667.39077603302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842" calcext:value-type="float">
            <text:p>1842</text:p>
          </table:table-cell>
          <table:table-cell office:value-type="float" office:value="4.878524367137" calcext:value-type="float">
            <text:p>4.878524367137</text:p>
          </table:table-cell>
          <table:table-cell office:value-type="float" office:value="799856847.4" calcext:value-type="float">
            <text:p>799856847.4</text:p>
          </table:table-cell>
          <table:table-cell office:value-type="float" office:value="1772.32051277414" calcext:value-type="float">
            <text:p>1772.32051277414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960.3" calcext:value-type="float">
            <text:p>2960.3</text:p>
          </table:table-cell>
          <table:table-cell office:value-type="float" office:value="30.762152070339" calcext:value-type="float">
            <text:p>30.762152070339</text:p>
          </table:table-cell>
          <table:table-cell office:value-type="float" office:value="1249815403.85" calcext:value-type="float">
            <text:p>1249815403.85</text:p>
          </table:table-cell>
          <table:table-cell office:value-type="float" office:value="1886.30432327342" calcext:value-type="float">
            <text:p>1886.30432327342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4377.1" calcext:value-type="float">
            <text:p>4377.1</text:p>
          </table:table-cell>
          <table:table-cell office:value-type="float" office:value="16.920106382618" calcext:value-type="float">
            <text:p>16.920106382618</text:p>
          </table:table-cell>
          <table:table-cell office:value-type="float" office:value="1799773228.9" calcext:value-type="float">
            <text:p>1799773228.9</text:p>
          </table:table-cell>
          <table:table-cell office:value-type="float" office:value="2468.7745948142" calcext:value-type="float">
            <text:p>2468.7745948142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6075.5" calcext:value-type="float">
            <text:p>6075.5</text:p>
          </table:table-cell>
          <table:table-cell office:value-type="float" office:value="232.290658443259" calcext:value-type="float">
            <text:p>232.290658443259</text:p>
          </table:table-cell>
          <table:table-cell office:value-type="float" office:value="2449728526.85" calcext:value-type="float">
            <text:p>2449728526.85</text:p>
          </table:table-cell>
          <table:table-cell office:value-type="float" office:value="2874.12734582168" calcext:value-type="float">
            <text:p>2874.12734582168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8436.15" calcext:value-type="float">
            <text:p>8436.15</text:p>
          </table:table-cell>
          <table:table-cell office:value-type="float" office:value="85.803423591495" calcext:value-type="float">
            <text:p>85.803423591495</text:p>
          </table:table-cell>
          <table:table-cell office:value-type="float" office:value="3199685784.55" calcext:value-type="float">
            <text:p>3199685784.55</text:p>
          </table:table-cell>
          <table:table-cell office:value-type="float" office:value="3494.89227301787" calcext:value-type="float">
            <text:p>3494.89227301787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11091.65" calcext:value-type="float">
            <text:p>11091.65</text:p>
          </table:table-cell>
          <table:table-cell office:value-type="float" office:value="775.260361104576" calcext:value-type="float">
            <text:p>775.260361104576</text:p>
          </table:table-cell>
          <table:table-cell office:value-type="float" office:value="4049640831.5" calcext:value-type="float">
            <text:p>4049640831.5</text:p>
          </table:table-cell>
          <table:table-cell office:value-type="float" office:value="3419.66080189249" calcext:value-type="float">
            <text:p>3419.66080189249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Shuffled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13582.9" calcext:value-type="float">
            <text:p>13582.9</text:p>
          </table:table-cell>
          <table:table-cell office:value-type="float" office:value="211.366246122761" calcext:value-type="float">
            <text:p>211.366246122761</text:p>
          </table:table-cell>
          <table:table-cell office:value-type="float" office:value="4999595611.3" calcext:value-type="float">
            <text:p>4999595611.3</text:p>
          </table:table-cell>
          <table:table-cell office:value-type="float" office:value="3322.45692221886" calcext:value-type="float">
            <text:p>3322.45692221886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1.5" calcext:value-type="float">
            <text:p>201.5</text:p>
          </table:table-cell>
          <table:table-cell office:value-type="float" office:value="4.994997497497" calcext:value-type="float">
            <text:p>4.994997497497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7.45" calcext:value-type="float">
            <text:p>447.45</text:p>
          </table:table-cell>
          <table:table-cell office:value-type="float" office:value="4.030818775385" calcext:value-type="float">
            <text:p>4.030818775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0.3" calcext:value-type="float">
            <text:p>790.3</text:p>
          </table:table-cell>
          <table:table-cell office:value-type="float" office:value="8.124653838773" calcext:value-type="float">
            <text:p>8.12465383877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34.35" calcext:value-type="float">
            <text:p>1234.35</text:p>
          </table:table-cell>
          <table:table-cell office:value-type="float" office:value="11.433612727364" calcext:value-type="float">
            <text:p>11.433612727364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76" calcext:value-type="float">
            <text:p>1776</text:p>
          </table:table-cell>
          <table:table-cell office:value-type="float" office:value="9.602083107312" calcext:value-type="float">
            <text:p>9.60208310731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21.9" calcext:value-type="float">
            <text:p>2421.9</text:p>
          </table:table-cell>
          <table:table-cell office:value-type="float" office:value="10.857716150176" calcext:value-type="float">
            <text:p>10.857716150176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59.35" calcext:value-type="float">
            <text:p>3159.35</text:p>
          </table:table-cell>
          <table:table-cell office:value-type="float" office:value="13.528765649322" calcext:value-type="float">
            <text:p>13.528765649322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89.85" calcext:value-type="float">
            <text:p>3989.85</text:p>
          </table:table-cell>
          <table:table-cell office:value-type="float" office:value="12.562941534627" calcext:value-type="float">
            <text:p>12.5629415346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36.1" calcext:value-type="float">
            <text:p>4936.1</text:p>
          </table:table-cell>
          <table:table-cell office:value-type="float" office:value="14.497930887157" calcext:value-type="float">
            <text:p>14.497930887157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818.05" calcext:value-type="float">
            <text:p>19818.05</text:p>
          </table:table-cell>
          <table:table-cell office:value-type="float" office:value="25.020941230775" calcext:value-type="float">
            <text:p>25.020941230775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664.6" calcext:value-type="float">
            <text:p>44664.6</text:p>
          </table:table-cell>
          <table:table-cell office:value-type="float" office:value="49.084009611407" calcext:value-type="float">
            <text:p>49.08400961140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511.65" calcext:value-type="float">
            <text:p>79511.65</text:p>
          </table:table-cell>
          <table:table-cell office:value-type="float" office:value="44.301551908344" calcext:value-type="float">
            <text:p>44.301551908344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4350.2" calcext:value-type="float">
            <text:p>124350.2</text:p>
          </table:table-cell>
          <table:table-cell office:value-type="float" office:value="41.509757882526" calcext:value-type="float">
            <text:p>41.5097578825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9125.65" calcext:value-type="float">
            <text:p>179125.65</text:p>
          </table:table-cell>
          <table:table-cell office:value-type="float" office:value="63.206229945847" calcext:value-type="float">
            <text:p>63.206229945847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55.35" calcext:value-type="float">
            <text:p>243955.35</text:p>
          </table:table-cell>
          <table:table-cell office:value-type="float" office:value="95.420791732264" calcext:value-type="float">
            <text:p>95.42079173226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8779.9" calcext:value-type="float">
            <text:p>318779.9</text:p>
          </table:table-cell>
          <table:table-cell office:value-type="float" office:value="81.365778668642" calcext:value-type="float">
            <text:p>81.36577866864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562.8" calcext:value-type="float">
            <text:p>403562.8</text:p>
          </table:table-cell>
          <table:table-cell office:value-type="float" office:value="83.735058536292" calcext:value-type="float">
            <text:p>83.73505853629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8388.45" calcext:value-type="float">
            <text:p>498388.45</text:p>
          </table:table-cell>
          <table:table-cell office:value-type="float" office:value="114.684120964144" calcext:value-type="float">
            <text:p>114.68412096414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996238.1" calcext:value-type="float">
            <text:p>1996238.1</text:p>
          </table:table-cell>
          <table:table-cell office:value-type="float" office:value="165.010879435361" calcext:value-type="float">
            <text:p>165.01087943536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" calcext:value-type="float">
            <text:p>3000</text:p>
          </table:table-cell>
          <table:table-cell office:value-type="float" office:value="6.95" calcext:value-type="float">
            <text:p>6.9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4494058.65" calcext:value-type="float">
            <text:p>4494058.65</text:p>
          </table:table-cell>
          <table:table-cell office:value-type="float" office:value="237.48880730205" calcext:value-type="float">
            <text:p>237.48880730205</text:p>
          </table:table-cell>
          <table:table-cell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" calcext:value-type="float">
            <text:p>4000</text:p>
          </table:table-cell>
          <table:table-cell office:value-type="float" office:value="11.85" calcext:value-type="float">
            <text:p>11.85</text:p>
          </table:table-cell>
          <table:table-cell office:value-type="float" office:value="0.357071421427" calcext:value-type="float">
            <text:p>0.357071421427</text:p>
          </table:table-cell>
          <table:table-cell office:value-type="float" office:value="7991886.85" calcext:value-type="float">
            <text:p>7991886.85</text:p>
          </table:table-cell>
          <table:table-cell office:value-type="float" office:value="274.563872919399" calcext:value-type="float">
            <text:p>274.563872919399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" calcext:value-type="float">
            <text:p>5000</text:p>
          </table:table-cell>
          <table:table-cell office:value-type="float" office:value="18.05" calcext:value-type="float">
            <text:p>18.05</text:p>
          </table:table-cell>
          <table:table-cell office:value-type="float" office:value="0.217944947177" calcext:value-type="float">
            <text:p>0.217944947177</text:p>
          </table:table-cell>
          <table:table-cell office:value-type="float" office:value="12489575.5" calcext:value-type="float">
            <text:p>12489575.5</text:p>
          </table:table-cell>
          <table:table-cell office:value-type="float" office:value="298.832153976107" calcext:value-type="float">
            <text:p>298.832153976107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" calcext:value-type="float">
            <text:p>6000</text:p>
          </table:table-cell>
          <table:table-cell office:value-type="float" office:value="26.8" calcext:value-type="float">
            <text:p>26.8</text:p>
          </table:table-cell>
          <table:table-cell office:value-type="float" office:value="0.509901951359" calcext:value-type="float">
            <text:p>0.509901951359</text:p>
          </table:table-cell>
          <table:table-cell office:value-type="float" office:value="17987338.9" calcext:value-type="float">
            <text:p>17987338.9</text:p>
          </table:table-cell>
          <table:table-cell office:value-type="float" office:value="457.50553275343" calcext:value-type="float">
            <text:p>457.50553275343</text:p>
          </table:table-cell>
          <table:table-cell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" calcext:value-type="float">
            <text:p>7000</text:p>
          </table:table-cell>
          <table:table-cell office:value-type="float" office:value="36.35" calcext:value-type="float">
            <text:p>36.35</text:p>
          </table:table-cell>
          <table:table-cell office:value-type="float" office:value="0.653834841532" calcext:value-type="float">
            <text:p>0.653834841532</text:p>
          </table:table-cell>
          <table:table-cell office:value-type="float" office:value="24485150.85" calcext:value-type="float">
            <text:p>24485150.85</text:p>
          </table:table-cell>
          <table:table-cell office:value-type="float" office:value="470.243819736102" calcext:value-type="float">
            <text:p>470.243819736102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" calcext:value-type="float">
            <text:p>8000</text:p>
          </table:table-cell>
          <table:table-cell office:value-type="float" office:value="47.5" calcext:value-type="float">
            <text:p>47.5</text:p>
          </table:table-cell>
          <table:table-cell office:value-type="float" office:value="0.670820393249" calcext:value-type="float">
            <text:p>0.670820393249</text:p>
          </table:table-cell>
          <table:table-cell office:value-type="float" office:value="31982864.7" calcext:value-type="float">
            <text:p>31982864.7</text:p>
          </table:table-cell>
          <table:table-cell office:value-type="float" office:value="547.554677635029" calcext:value-type="float">
            <text:p>547.55467763502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" calcext:value-type="float">
            <text:p>9000</text:p>
          </table:table-cell>
          <table:table-cell office:value-type="float" office:value="60.05" calcext:value-type="float">
            <text:p>60.05</text:p>
          </table:table-cell>
          <table:table-cell office:value-type="float" office:value="0.384057287393" calcext:value-type="float">
            <text:p>0.384057287393</text:p>
          </table:table-cell>
          <table:table-cell office:value-type="float" office:value="40480664.35" calcext:value-type="float">
            <text:p>40480664.35</text:p>
          </table:table-cell>
          <table:table-cell office:value-type="float" office:value="401.249299064808" calcext:value-type="float">
            <text:p>401.249299064808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" calcext:value-type="float">
            <text:p>10000</text:p>
          </table:table-cell>
          <table:table-cell office:value-type="float" office:value="74.3" calcext:value-type="float">
            <text:p>74.3</text:p>
          </table:table-cell>
          <table:table-cell office:value-type="float" office:value="0.781024967589" calcext:value-type="float">
            <text:p>0.781024967589</text:p>
          </table:table-cell>
          <table:table-cell office:value-type="float" office:value="49978637.35" calcext:value-type="float">
            <text:p>49978637.35</text:p>
          </table:table-cell>
          <table:table-cell office:value-type="float" office:value="617.814292486019" calcext:value-type="float">
            <text:p>617.814292486019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20000" calcext:value-type="float">
            <text:p>20000</text:p>
          </table:table-cell>
          <table:table-cell office:value-type="float" office:value="341.65" calcext:value-type="float">
            <text:p>341.65</text:p>
          </table:table-cell>
          <table:table-cell office:value-type="float" office:value="1.458595214577" calcext:value-type="float">
            <text:p>1.458595214577</text:p>
          </table:table-cell>
          <table:table-cell office:value-type="float" office:value="199955561" calcext:value-type="float">
            <text:p>199955561</text:p>
          </table:table-cell>
          <table:table-cell office:value-type="float" office:value="1238.82524998484" calcext:value-type="float">
            <text:p>1238.82524998484</text:p>
          </table:table-cell>
          <table:table-cell office:value-type="float" office:value="20000" calcext:value-type="float">
            <text:p>2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30000" calcext:value-type="float">
            <text:p>30000</text:p>
          </table:table-cell>
          <table:table-cell office:value-type="float" office:value="822.75" calcext:value-type="float">
            <text:p>822.75</text:p>
          </table:table-cell>
          <table:table-cell office:value-type="float" office:value="5.097793640383" calcext:value-type="float">
            <text:p>5.097793640383</text:p>
          </table:table-cell>
          <table:table-cell office:value-type="float" office:value="449933798" calcext:value-type="float">
            <text:p>449933798</text:p>
          </table:table-cell>
          <table:table-cell office:value-type="float" office:value="1213.44468353527" calcext:value-type="float">
            <text:p>1213.44468353527</text:p>
          </table:table-cell>
          <table:table-cell office:value-type="float" office:value="30000" calcext:value-type="float">
            <text:p>3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40000" calcext:value-type="float">
            <text:p>40000</text:p>
          </table:table-cell>
          <table:table-cell office:value-type="float" office:value="1502.5" calcext:value-type="float">
            <text:p>1502.5</text:p>
          </table:table-cell>
          <table:table-cell office:value-type="float" office:value="5.740209055483" calcext:value-type="float">
            <text:p>5.740209055483</text:p>
          </table:table-cell>
          <table:table-cell office:value-type="float" office:value="799910944.25" calcext:value-type="float">
            <text:p>799910944.25</text:p>
          </table:table-cell>
          <table:table-cell office:value-type="float" office:value="1743.55957741627" calcext:value-type="float">
            <text:p>1743.55957741627</text:p>
          </table:table-cell>
          <table:table-cell office:value-type="float" office:value="40000" calcext:value-type="float">
            <text:p>4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50000" calcext:value-type="float">
            <text:p>50000</text:p>
          </table:table-cell>
          <table:table-cell office:value-type="float" office:value="2384.6" calcext:value-type="float">
            <text:p>2384.6</text:p>
          </table:table-cell>
          <table:table-cell office:value-type="float" office:value="6.967065379476" calcext:value-type="float">
            <text:p>6.967065379476</text:p>
          </table:table-cell>
          <table:table-cell office:value-type="float" office:value="1249888562.8" calcext:value-type="float">
            <text:p>1249888562.8</text:p>
          </table:table-cell>
          <table:table-cell office:value-type="float" office:value="1905.5455911628" calcext:value-type="float">
            <text:p>1905.5455911628</text:p>
          </table:table-cell>
          <table:table-cell office:value-type="float" office:value="50000" calcext:value-type="float">
            <text:p>5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60000" calcext:value-type="float">
            <text:p>60000</text:p>
          </table:table-cell>
          <table:table-cell office:value-type="float" office:value="3441.95" calcext:value-type="float">
            <text:p>3441.95</text:p>
          </table:table-cell>
          <table:table-cell office:value-type="float" office:value="56.919658291299" calcext:value-type="float">
            <text:p>56.919658291299</text:p>
          </table:table-cell>
          <table:table-cell office:value-type="float" office:value="1799865904.25" calcext:value-type="float">
            <text:p>1799865904.25</text:p>
          </table:table-cell>
          <table:table-cell office:value-type="float" office:value="2700.82654015396" calcext:value-type="float">
            <text:p>2700.82654015396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70000" calcext:value-type="float">
            <text:p>70000</text:p>
          </table:table-cell>
          <table:table-cell office:value-type="float" office:value="4651.95" calcext:value-type="float">
            <text:p>4651.95</text:p>
          </table:table-cell>
          <table:table-cell office:value-type="float" office:value="15.386601314087" calcext:value-type="float">
            <text:p>15.386601314087</text:p>
          </table:table-cell>
          <table:table-cell office:value-type="float" office:value="2449844898.9" calcext:value-type="float">
            <text:p>2449844898.9</text:p>
          </table:table-cell>
          <table:table-cell office:value-type="float" office:value="2654.65025945039" calcext:value-type="float">
            <text:p>2654.65025945039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80000" calcext:value-type="float">
            <text:p>80000</text:p>
          </table:table-cell>
          <table:table-cell office:value-type="float" office:value="6101.95" calcext:value-type="float">
            <text:p>6101.95</text:p>
          </table:table-cell>
          <table:table-cell office:value-type="float" office:value="10.739995344686" calcext:value-type="float">
            <text:p>10.739995344686</text:p>
          </table:table-cell>
          <table:table-cell office:value-type="float" office:value="3199820815.4" calcext:value-type="float">
            <text:p>3199820815.4</text:p>
          </table:table-cell>
          <table:table-cell office:value-type="float" office:value="2365.40398240977" calcext:value-type="float">
            <text:p>2365.40398240977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90000" calcext:value-type="float">
            <text:p>90000</text:p>
          </table:table-cell>
          <table:table-cell office:value-type="float" office:value="7751.9" calcext:value-type="float">
            <text:p>7751.9</text:p>
          </table:table-cell>
          <table:table-cell office:value-type="float" office:value="26.916351907522" calcext:value-type="float">
            <text:p>26.916351907522</text:p>
          </table:table-cell>
          <table:table-cell office:value-type="float" office:value="4049800041.6" calcext:value-type="float">
            <text:p>4049800041.6</text:p>
          </table:table-cell>
          <table:table-cell office:value-type="float" office:value="2546.36368180195" calcext:value-type="float">
            <text:p>2546.36368180195</text:p>
          </table:table-cell>
          <table:table-cell office:value-type="float" office:value="90000" calcext:value-type="float">
            <text:p>9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MinmaxSort</text:p>
          </table:table-cell>
          <table:table-cell office:value-type="string" calcext:value-type="string">
            <text:p>RandomIntegerArrayGenerator</text:p>
          </table:table-cell>
          <table:table-cell office:value-type="float" office:value="100000" calcext:value-type="float">
            <text:p>100000</text:p>
          </table:table-cell>
          <table:table-cell office:value-type="float" office:value="9631.25" calcext:value-type="float">
            <text:p>9631.25</text:p>
          </table:table-cell>
          <table:table-cell office:value-type="float" office:value="400.633482749508" calcext:value-type="float">
            <text:p>400.633482749508</text:p>
          </table:table-cell>
          <table:table-cell office:value-type="float" office:value="4999776157.75" calcext:value-type="float">
            <text:p>4999776157.75</text:p>
          </table:table-cell>
          <table:table-cell office:value-type="float" office:value="3224.8634079601" calcext:value-type="float">
            <text:p>3224.8634079601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04T20:21:44.547079280</dc:date>
    <meta:editing-duration>PT1H53M28S</meta:editing-duration>
    <meta:editing-cycles>6</meta:editing-cycles>
    <meta:generator>LibreOffice/7.5.2.2$Linux_X86_64 LibreOffice_project/50$Build-2</meta:generator>
    <meta:document-statistic meta:table-count="4" meta:cell-count="9548" meta:object-count="36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E2:BinaryInsertionSort.E37" chart:error-lower-range="BinaryInsertionSort.E2:BinaryInsertionSort.E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E2:BinaryInsertionSort.E37" chart:error-lower-range="BinaryInsertionSort.E2:BinaryInsertionSort.E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E2:BinaryInsertionSort.E37" chart:error-lower-range="BinaryInsertionSort.E2:BinaryInsertionSort.E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BinaryInsertionSort.C2:BinaryInsertionSort.D37 BinaryInsertionSort.D1:BinaryInsertionSort.D1" chart:data-source-has-labels="row" svg:x="0.32cm" svg:y="0.18cm" svg:width="11.37cm" svg:height="8.64cm">
          <chart:coordinate-region svg:x="1.047cm" svg:y="0.379cm" svg:width="10.0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D2:BinaryInsertionSort.D37" chart:label-cell-address="BinaryInsertionSort.D1:BinaryInsertionSort.D1" chart:class="chart:scatter">
            <chart:domain table:cell-range-address="BinaryInsertionSort.C2:BinaryInsertionSort.C37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BinaryInsertionSort.D1:BinaryInsertion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2:BinaryInsertionSort.C37</svg:desc>
                </draw:g>
              </table:table-cell>
              <table:table-cell office:value-type="float" office:value="0">
                <text:p>0</text:p>
                <draw:g>
                  <svg:desc>BinaryInsertionSort.D2:BinaryInsertionSort.D37</svg:desc>
                </draw:g>
              </table:table-cell>
              <table:table-cell office:value-type="float" office:value="0">
                <text:p>0</text:p>
                <draw:g>
                  <svg:desc>BinaryInsertionSort.E2:BinaryInsertionSort.E37</svg:desc>
                </draw:g>
              </table:table-cell>
              <table:table-cell office:value-type="float" office:value="0">
                <text:p>0</text:p>
                <draw:g>
                  <svg:desc>BinaryInsertionSort.E2:BinaryInsertionSort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1.1">
                <text:p>1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.85">
                <text:p>1.8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2.1">
                <text:p>2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.55">
                <text:p>2.5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3.05">
                <text:p>3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.4">
                <text:p>3.4</text:p>
              </table:table-cell>
              <table:table-cell office:value-type="float" office:value="0.489897948557">
                <text:p>0.489897948557</text:p>
              </table:table-cell>
              <table:table-cell office:value-type="float" office:value="0.489897948557">
                <text:p>0.4898979485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4.05">
                <text:p>4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.2">
                <text:p>4.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E110:BinaryInsertionSort.E145" chart:error-lower-range="BinaryInsertionSort.E110:BinaryInsertionSort.E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E110:BinaryInsertionSort.E145" chart:error-lower-range="BinaryInsertionSort.E110:BinaryInsertionSort.E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E110:BinaryInsertionSort.E145" chart:error-lower-range="BinaryInsertionSort.E110:BinaryInsertionSort.E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BinaryInsertionSort.C1:BinaryInsertionSort.D1 BinaryInsertionSort.C110:BinaryInsertionSort.D145" chart:data-source-has-labels="row" svg:x="0.32cm" svg:y="0.18cm" svg:width="10.603cm" svg:height="8.64cm">
          <chart:coordinate-region svg:x="1.497cm" svg:y="0.38cm" svg:width="8.86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D110:BinaryInsertionSort.D145" chart:label-cell-address="BinaryInsertionSort.D1:BinaryInsertionSort.D1" chart:class="chart:scatter">
            <chart:domain table:cell-range-address="BinaryInsertionSort.C110:BinaryInsertion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BinaryInsertionSort.D1:BinaryInsertion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110:BinaryInsertionSort.C145</svg:desc>
                </draw:g>
              </table:table-cell>
              <table:table-cell office:value-type="float" office:value="0">
                <text:p>0</text:p>
                <draw:g>
                  <svg:desc>BinaryInsertionSort.D110:BinaryInsertionSort.D145</svg:desc>
                </draw:g>
              </table:table-cell>
              <table:table-cell office:value-type="float" office:value="0">
                <text:p>0</text:p>
                <draw:g>
                  <svg:desc>BinaryInsertionSort.E110:BinaryInsertionSort.E145</svg:desc>
                </draw:g>
              </table:table-cell>
              <table:table-cell office:value-type="float" office:value="0">
                <text:p>0</text:p>
                <draw:g>
                  <svg:desc>BinaryInsertionSort.E110:BinaryInsertionSort.E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.9">
                <text:p>0.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6.05">
                <text:p>6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13.9">
                <text:p>13.9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5.05">
                <text:p>25.05</text:p>
              </table:table-cell>
              <table:table-cell office:value-type="float" office:value="0.973396116697">
                <text:p>0.973396116697</text:p>
              </table:table-cell>
              <table:table-cell office:value-type="float" office:value="0.973396116697">
                <text:p>0.973396116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9.05">
                <text:p>39.05</text:p>
              </table:table-cell>
              <table:table-cell office:value-type="float" office:value="1.32193040664">
                <text:p>1.32193040664</text:p>
              </table:table-cell>
              <table:table-cell office:value-type="float" office:value="1.32193040664">
                <text:p>1.321930406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56.65">
                <text:p>56.65</text:p>
              </table:table-cell>
              <table:table-cell office:value-type="float" office:value="2.10416254125">
                <text:p>2.10416254125</text:p>
              </table:table-cell>
              <table:table-cell office:value-type="float" office:value="2.10416254125">
                <text:p>2.10416254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81.75">
                <text:p>81.75</text:p>
              </table:table-cell>
              <table:table-cell office:value-type="float" office:value="18.517221713853">
                <text:p>18.517221713853</text:p>
              </table:table-cell>
              <table:table-cell office:value-type="float" office:value="18.517221713853">
                <text:p>18.5172217138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01.15">
                <text:p>101.15</text:p>
              </table:table-cell>
              <table:table-cell office:value-type="float" office:value="3.965791219921">
                <text:p>3.965791219921</text:p>
              </table:table-cell>
              <table:table-cell office:value-type="float" office:value="3.965791219921">
                <text:p>3.9657912199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28.9">
                <text:p>128.9</text:p>
              </table:table-cell>
              <table:table-cell office:value-type="float" office:value="6.714908785679">
                <text:p>6.714908785679</text:p>
              </table:table-cell>
              <table:table-cell office:value-type="float" office:value="6.714908785679">
                <text:p>6.7149087856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60.45">
                <text:p>160.45</text:p>
              </table:table-cell>
              <table:table-cell office:value-type="float" office:value="11.275970024791">
                <text:p>11.275970024791</text:p>
              </table:table-cell>
              <table:table-cell office:value-type="float" office:value="11.275970024791">
                <text:p>11.275970024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659.7">
                <text:p>659.7</text:p>
              </table:table-cell>
              <table:table-cell office:value-type="float" office:value="46.064194337903">
                <text:p>46.064194337903</text:p>
              </table:table-cell>
              <table:table-cell office:value-type="float" office:value="46.064194337903">
                <text:p>46.06419433790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1528.45">
                <text:p>1528.45</text:p>
              </table:table-cell>
              <table:table-cell office:value-type="float" office:value="62.922551601163">
                <text:p>62.922551601163</text:p>
              </table:table-cell>
              <table:table-cell office:value-type="float" office:value="62.922551601163">
                <text:p>62.9225516011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2825.35">
                <text:p>2825.35</text:p>
              </table:table-cell>
              <table:table-cell office:value-type="float" office:value="122.904953114198">
                <text:p>122.904953114198</text:p>
              </table:table-cell>
              <table:table-cell office:value-type="float" office:value="122.904953114198">
                <text:p>122.9049531141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4549.5">
                <text:p>4549.5</text:p>
              </table:table-cell>
              <table:table-cell office:value-type="float" office:value="128.803532560273">
                <text:p>128.803532560273</text:p>
              </table:table-cell>
              <table:table-cell office:value-type="float" office:value="128.803532560273">
                <text:p>128.8035325602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7097.25">
                <text:p>7097.25</text:p>
              </table:table-cell>
              <table:table-cell office:value-type="float" office:value="555.358611619542">
                <text:p>555.358611619542</text:p>
              </table:table-cell>
              <table:table-cell office:value-type="float" office:value="555.358611619542">
                <text:p>555.3586116195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245.95">
                <text:p>10245.95</text:p>
              </table:table-cell>
              <table:table-cell office:value-type="float" office:value="1196.90348295091">
                <text:p>1196.90348295091</text:p>
              </table:table-cell>
              <table:table-cell office:value-type="float" office:value="1196.90348295091">
                <text:p>1196.903482950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4054.85">
                <text:p>14054.85</text:p>
              </table:table-cell>
              <table:table-cell office:value-type="float" office:value="1195.21338157669">
                <text:p>1195.21338157669</text:p>
              </table:table-cell>
              <table:table-cell office:value-type="float" office:value="1195.21338157669">
                <text:p>1195.213381576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8155.1">
                <text:p>18155.1</text:p>
              </table:table-cell>
              <table:table-cell office:value-type="float" office:value="1855.22567090907">
                <text:p>1855.22567090907</text:p>
              </table:table-cell>
              <table:table-cell office:value-type="float" office:value="1855.22567090907">
                <text:p>1855.225670909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2013.1">
                <text:p>22013.1</text:p>
              </table:table-cell>
              <table:table-cell office:value-type="float" office:value="1020.70627018759">
                <text:p>1020.70627018759</text:p>
              </table:table-cell>
              <table:table-cell office:value-type="float" office:value="1020.70627018759">
                <text:p>1020.706270187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G110:BinaryInsertionSort.G145" chart:error-lower-range="BinaryInsertionSort.G110:BinaryInsertionSort.G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G110:BinaryInsertionSort.G145" chart:error-lower-range="BinaryInsertionSort.G110:BinaryInsertionSort.G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G110:BinaryInsertionSort.G145" chart:error-lower-range="BinaryInsertionSort.G110:BinaryInsertionSort.G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BinaryInsertionSort.C1:BinaryInsertionSort.C1 BinaryInsertionSort.C110:BinaryInsertionSort.C145 BinaryInsertionSort.F1:BinaryInsertionSort.F1 BinaryInsertionSort.F110:BinaryInsertionSort.F145" chart:data-source-has-labels="row" svg:x="0.32cm" svg:y="0.18cm" svg:width="10.074cm" svg:height="8.64cm">
          <chart:coordinate-region svg:x="1.867cm" svg:y="0.38cm" svg:width="7.9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F110:BinaryInsertionSort.F145" chart:label-cell-address="BinaryInsertionSort.F1:BinaryInsertionSort.F1" chart:class="chart:scatter">
            <chart:domain table:cell-range-address="BinaryInsertionSort.C110:BinaryInsertion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BinaryInsertionSort.F1:BinaryInsertion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110:BinaryInsertionSort.C145</svg:desc>
                </draw:g>
              </table:table-cell>
              <table:table-cell office:value-type="float" office:value="62.7">
                <text:p>62.7</text:p>
                <draw:g>
                  <svg:desc>BinaryInsertionSort.F110:BinaryInsertionSort.F145</svg:desc>
                </draw:g>
              </table:table-cell>
              <table:table-cell office:value-type="float" office:value="1.552417469626">
                <text:p>1.552417469626</text:p>
                <draw:g>
                  <svg:desc>BinaryInsertionSort.G110:BinaryInsertionSort.G145</svg:desc>
                </draw:g>
              </table:table-cell>
              <table:table-cell office:value-type="float" office:value="1.552417469626">
                <text:p>1.552417469626</text:p>
                <draw:g>
                  <svg:desc>BinaryInsertionSort.G110:BinaryInsertionSort.G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8.8">
                <text:p>108.8</text:p>
              </table:table-cell>
              <table:table-cell office:value-type="float" office:value="2.76767050062">
                <text:p>2.76767050062</text:p>
              </table:table-cell>
              <table:table-cell office:value-type="float" office:value="2.76767050062">
                <text:p>2.767670500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1.15">
                <text:p>161.15</text:p>
              </table:table-cell>
              <table:table-cell office:value-type="float" office:value="2.151162476427">
                <text:p>2.151162476427</text:p>
              </table:table-cell>
              <table:table-cell office:value-type="float" office:value="2.151162476427">
                <text:p>2.1511624764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17.6">
                <text:p>217.6</text:p>
              </table:table-cell>
              <table:table-cell office:value-type="float" office:value="2.596150997146">
                <text:p>2.596150997146</text:p>
              </table:table-cell>
              <table:table-cell office:value-type="float" office:value="2.596150997146">
                <text:p>2.5961509971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75.9">
                <text:p>275.9</text:p>
              </table:table-cell>
              <table:table-cell office:value-type="float" office:value="2.91376045687">
                <text:p>2.91376045687</text:p>
              </table:table-cell>
              <table:table-cell office:value-type="float" office:value="2.91376045687">
                <text:p>2.913760456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37.35">
                <text:p>337.35</text:p>
              </table:table-cell>
              <table:table-cell office:value-type="float" office:value="2.954234249346">
                <text:p>2.954234249346</text:p>
              </table:table-cell>
              <table:table-cell office:value-type="float" office:value="2.954234249346">
                <text:p>2.954234249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99.65">
                <text:p>399.65</text:p>
              </table:table-cell>
              <table:table-cell office:value-type="float" office:value="4.292726406365">
                <text:p>4.292726406365</text:p>
              </table:table-cell>
              <table:table-cell office:value-type="float" office:value="4.292726406365">
                <text:p>4.2927264063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62.8">
                <text:p>462.8</text:p>
              </table:table-cell>
              <table:table-cell office:value-type="float" office:value="3.32565782965">
                <text:p>3.32565782965</text:p>
              </table:table-cell>
              <table:table-cell office:value-type="float" office:value="3.32565782965">
                <text:p>3.325657829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31.4">
                <text:p>531.4</text:p>
              </table:table-cell>
              <table:table-cell office:value-type="float" office:value="5.033885179464">
                <text:p>5.033885179464</text:p>
              </table:table-cell>
              <table:table-cell office:value-type="float" office:value="5.033885179464">
                <text:p>5.0338851794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58.75">
                <text:p>1258.75</text:p>
              </table:table-cell>
              <table:table-cell office:value-type="float" office:value="5.439439309353">
                <text:p>5.439439309353</text:p>
              </table:table-cell>
              <table:table-cell office:value-type="float" office:value="5.439439309353">
                <text:p>5.439439309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055.05">
                <text:p>2055.05</text:p>
              </table:table-cell>
              <table:table-cell office:value-type="float" office:value="7.95282968512">
                <text:p>7.95282968512</text:p>
              </table:table-cell>
              <table:table-cell office:value-type="float" office:value="7.95282968512">
                <text:p>7.952829685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910.05">
                <text:p>2910.05</text:p>
              </table:table-cell>
              <table:table-cell office:value-type="float" office:value="6.399023363111">
                <text:p>6.399023363111</text:p>
              </table:table-cell>
              <table:table-cell office:value-type="float" office:value="6.399023363111">
                <text:p>6.399023363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798.25">
                <text:p>3798.25</text:p>
              </table:table-cell>
              <table:table-cell office:value-type="float" office:value="9.015958074209">
                <text:p>9.015958074209</text:p>
              </table:table-cell>
              <table:table-cell office:value-type="float" office:value="9.015958074209">
                <text:p>9.015958074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712.65">
                <text:p>4712.65</text:p>
              </table:table-cell>
              <table:table-cell office:value-type="float" office:value="9.461897272345">
                <text:p>9.461897272345</text:p>
              </table:table-cell>
              <table:table-cell office:value-type="float" office:value="9.461897272345">
                <text:p>9.46189727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658.25">
                <text:p>5658.25</text:p>
              </table:table-cell>
              <table:table-cell office:value-type="float" office:value="10.506545579502">
                <text:p>10.506545579502</text:p>
              </table:table-cell>
              <table:table-cell office:value-type="float" office:value="10.506545579502">
                <text:p>10.5065455795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618.35">
                <text:p>6618.35</text:p>
              </table:table-cell>
              <table:table-cell office:value-type="float" office:value="11.069214064066">
                <text:p>11.069214064066</text:p>
              </table:table-cell>
              <table:table-cell office:value-type="float" office:value="11.069214064066">
                <text:p>11.0692140640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602.1">
                <text:p>7602.1</text:p>
              </table:table-cell>
              <table:table-cell office:value-type="float" office:value="9.565040511918">
                <text:p>9.565040511918</text:p>
              </table:table-cell>
              <table:table-cell office:value-type="float" office:value="9.565040511918">
                <text:p>9.5650405119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588.45">
                <text:p>8588.45</text:p>
              </table:table-cell>
              <table:table-cell office:value-type="float" office:value="12.951737334141">
                <text:p>12.951737334141</text:p>
              </table:table-cell>
              <table:table-cell office:value-type="float" office:value="12.951737334141">
                <text:p>12.9517373341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165.8">
                <text:p>19165.8</text:p>
              </table:table-cell>
              <table:table-cell office:value-type="float" office:value="18.148278157277">
                <text:p>18.148278157277</text:p>
              </table:table-cell>
              <table:table-cell office:value-type="float" office:value="18.148278157277">
                <text:p>18.1482781572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505.9">
                <text:p>30505.9</text:p>
              </table:table-cell>
              <table:table-cell office:value-type="float" office:value="25.721391882847">
                <text:p>25.721391882847</text:p>
              </table:table-cell>
              <table:table-cell office:value-type="float" office:value="25.721391882847">
                <text:p>25.7213918828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2335.45">
                <text:p>42335.45</text:p>
              </table:table-cell>
              <table:table-cell office:value-type="float" office:value="25.318915856204">
                <text:p>25.318915856204</text:p>
              </table:table-cell>
              <table:table-cell office:value-type="float" office:value="25.318915856204">
                <text:p>25.3189158562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4499.6">
                <text:p>54499.6</text:p>
              </table:table-cell>
              <table:table-cell office:value-type="float" office:value="22.247247032702">
                <text:p>22.247247032702</text:p>
              </table:table-cell>
              <table:table-cell office:value-type="float" office:value="22.247247032702">
                <text:p>22.247247032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7013.95">
                <text:p>67013.95</text:p>
              </table:table-cell>
              <table:table-cell office:value-type="float" office:value="30.978177803708">
                <text:p>30.978177803708</text:p>
              </table:table-cell>
              <table:table-cell office:value-type="float" office:value="30.978177803708">
                <text:p>30.9781778037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9732.5">
                <text:p>79732.5</text:p>
              </table:table-cell>
              <table:table-cell office:value-type="float" office:value="33.501492509759">
                <text:p>33.501492509759</text:p>
              </table:table-cell>
              <table:table-cell office:value-type="float" office:value="33.501492509759">
                <text:p>33.5014925097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2657.3">
                <text:p>92657.3</text:p>
              </table:table-cell>
              <table:table-cell office:value-type="float" office:value="32.416199689769">
                <text:p>32.416199689769</text:p>
              </table:table-cell>
              <table:table-cell office:value-type="float" office:value="32.416199689769">
                <text:p>32.4161996897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5720.25">
                <text:p>105720.25</text:p>
              </table:table-cell>
              <table:table-cell office:value-type="float" office:value="36.622226909552">
                <text:p>36.622226909552</text:p>
              </table:table-cell>
              <table:table-cell office:value-type="float" office:value="36.622226909552">
                <text:p>36.6222269095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19010.2">
                <text:p>119010.2</text:p>
              </table:table-cell>
              <table:table-cell office:value-type="float" office:value="40.604925788893">
                <text:p>40.604925788893</text:p>
              </table:table-cell>
              <table:table-cell office:value-type="float" office:value="40.604925788893">
                <text:p>40.6049257888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57999.55">
                <text:p>257999.55</text:p>
              </table:table-cell>
              <table:table-cell office:value-type="float" office:value="46.089559528798">
                <text:p>46.089559528798</text:p>
              </table:table-cell>
              <table:table-cell office:value-type="float" office:value="46.089559528798">
                <text:p>46.08955952879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04744.4">
                <text:p>404744.4</text:p>
              </table:table-cell>
              <table:table-cell office:value-type="float" office:value="58.174220486391">
                <text:p>58.174220486391</text:p>
              </table:table-cell>
              <table:table-cell office:value-type="float" office:value="58.174220486391">
                <text:p>58.17422048639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55978.95">
                <text:p>555978.95</text:p>
              </table:table-cell>
              <table:table-cell office:value-type="float" office:value="78.050927384785">
                <text:p>78.050927384785</text:p>
              </table:table-cell>
              <table:table-cell office:value-type="float" office:value="78.050927384785">
                <text:p>78.0509273847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11368.95">
                <text:p>711368.95</text:p>
              </table:table-cell>
              <table:table-cell office:value-type="float" office:value="113.698933098316">
                <text:p>113.698933098316</text:p>
              </table:table-cell>
              <table:table-cell office:value-type="float" office:value="113.698933098316">
                <text:p>113.698933098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69421.9">
                <text:p>869421.9</text:p>
              </table:table-cell>
              <table:table-cell office:value-type="float" office:value="126.027337877851">
                <text:p>126.027337877851</text:p>
              </table:table-cell>
              <table:table-cell office:value-type="float" office:value="126.027337877851">
                <text:p>126.0273378778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29438.6">
                <text:p>1029438.6</text:p>
              </table:table-cell>
              <table:table-cell office:value-type="float" office:value="77.966916624236">
                <text:p>77.966916624236</text:p>
              </table:table-cell>
              <table:table-cell office:value-type="float" office:value="77.966916624236">
                <text:p>77.966916624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191968.3">
                <text:p>1191968.3</text:p>
              </table:table-cell>
              <table:table-cell office:value-type="float" office:value="114.767198125706">
                <text:p>114.767198125706</text:p>
              </table:table-cell>
              <table:table-cell office:value-type="float" office:value="114.767198125706">
                <text:p>114.7671981257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56544.65">
                <text:p>1356544.65</text:p>
              </table:table-cell>
              <table:table-cell office:value-type="float" office:value="147.075924735215">
                <text:p>147.075924735215</text:p>
              </table:table-cell>
              <table:table-cell office:value-type="float" office:value="147.075924735215">
                <text:p>147.0759247352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22765.45">
                <text:p>1522765.45</text:p>
              </table:table-cell>
              <table:table-cell office:value-type="float" office:value="164.540716726704">
                <text:p>164.540716726704</text:p>
              </table:table-cell>
              <table:table-cell office:value-type="float" office:value="164.540716726704">
                <text:p>164.54071672670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I110:BinaryInsertionSort.I145" chart:error-lower-range="BinaryInsertionSort.I110:BinaryInsertionSort.I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I110:BinaryInsertionSort.I145" chart:error-lower-range="BinaryInsertionSort.I110:BinaryInsertionSort.I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I110:BinaryInsertionSort.I145" chart:error-lower-range="BinaryInsertionSort.I110:BinaryInsertionSort.I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BinaryInsertionSort.C1:BinaryInsertionSort.C1 BinaryInsertionSort.C110:BinaryInsertionSort.C145 BinaryInsertionSort.H1:BinaryInsertionSort.H1 BinaryInsertionSort.H110:BinaryInsertionSort.H145" chart:data-source-has-labels="row" svg:x="0.32cm" svg:y="0.18cm" svg:width="10.285cm" svg:height="8.64cm">
          <chart:coordinate-region svg:x="2.423cm" svg:y="0.379cm" svg:width="7.6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H110:BinaryInsertionSort.H145" chart:label-cell-address="BinaryInsertionSort.H1:BinaryInsertionSort.H1" chart:class="chart:scatter">
            <chart:domain table:cell-range-address="BinaryInsertionSort.C110:BinaryInsertion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BinaryInsertionSort.H1:BinaryInsertion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110:BinaryInsertionSort.C145</svg:desc>
                </draw:g>
              </table:table-cell>
              <table:table-cell office:value-type="float" office:value="93.95">
                <text:p>93.95</text:p>
                <draw:g>
                  <svg:desc>BinaryInsertionSort.H110:BinaryInsertionSort.H145</svg:desc>
                </draw:g>
              </table:table-cell>
              <table:table-cell office:value-type="float" office:value="14.984909075467">
                <text:p>14.984909075467</text:p>
                <draw:g>
                  <svg:desc>BinaryInsertionSort.I110:BinaryInsertionSort.I145</svg:desc>
                </draw:g>
              </table:table-cell>
              <table:table-cell office:value-type="float" office:value="14.984909075467">
                <text:p>14.984909075467</text:p>
                <draw:g>
                  <svg:desc>BinaryInsertionSort.I110:BinaryInsertionSort.I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18.55">
                <text:p>218.55</text:p>
              </table:table-cell>
              <table:table-cell office:value-type="float" office:value="30.269580439775">
                <text:p>30.269580439775</text:p>
              </table:table-cell>
              <table:table-cell office:value-type="float" office:value="30.269580439775">
                <text:p>30.2695804397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98.15">
                <text:p>398.15</text:p>
              </table:table-cell>
              <table:table-cell office:value-type="float" office:value="44.523336577574">
                <text:p>44.523336577574</text:p>
              </table:table-cell>
              <table:table-cell office:value-type="float" office:value="44.523336577574">
                <text:p>44.5233365775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602.75">
                <text:p>602.75</text:p>
              </table:table-cell>
              <table:table-cell office:value-type="float" office:value="47.846499349482">
                <text:p>47.846499349482</text:p>
              </table:table-cell>
              <table:table-cell office:value-type="float" office:value="47.846499349482">
                <text:p>47.8464993494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85.05">
                <text:p>885.05</text:p>
              </table:table-cell>
              <table:table-cell office:value-type="float" office:value="98.637961759152">
                <text:p>98.637961759152</text:p>
              </table:table-cell>
              <table:table-cell office:value-type="float" office:value="98.637961759152">
                <text:p>98.637961759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202.2">
                <text:p>1202.2</text:p>
              </table:table-cell>
              <table:table-cell office:value-type="float" office:value="106.623918517378">
                <text:p>106.623918517378</text:p>
              </table:table-cell>
              <table:table-cell office:value-type="float" office:value="106.623918517378">
                <text:p>106.6239185173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93.65">
                <text:p>1593.65</text:p>
              </table:table-cell>
              <table:table-cell office:value-type="float" office:value="134.241303256487">
                <text:p>134.241303256487</text:p>
              </table:table-cell>
              <table:table-cell office:value-type="float" office:value="134.241303256487">
                <text:p>134.2413032564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918.95">
                <text:p>1918.95</text:p>
              </table:table-cell>
              <table:table-cell office:value-type="float" office:value="107.994664220038">
                <text:p>107.994664220038</text:p>
              </table:table-cell>
              <table:table-cell office:value-type="float" office:value="107.994664220038">
                <text:p>107.9946642200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405.7">
                <text:p>2405.7</text:p>
              </table:table-cell>
              <table:table-cell office:value-type="float" office:value="159.237275786798">
                <text:p>159.237275786798</text:p>
              </table:table-cell>
              <table:table-cell office:value-type="float" office:value="159.237275786798">
                <text:p>159.2372757867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017.35">
                <text:p>10017.35</text:p>
              </table:table-cell>
              <table:table-cell office:value-type="float" office:value="614.821947802767">
                <text:p>614.821947802767</text:p>
              </table:table-cell>
              <table:table-cell office:value-type="float" office:value="614.821947802767">
                <text:p>614.821947802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390.5">
                <text:p>22390.5</text:p>
              </table:table-cell>
              <table:table-cell office:value-type="float" office:value="1020.05820912327">
                <text:p>1020.05820912327</text:p>
              </table:table-cell>
              <table:table-cell office:value-type="float" office:value="1020.05820912327">
                <text:p>1020.058209123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044.05">
                <text:p>40044.05</text:p>
              </table:table-cell>
              <table:table-cell office:value-type="float" office:value="1642.00674404828">
                <text:p>1642.00674404828</text:p>
              </table:table-cell>
              <table:table-cell office:value-type="float" office:value="1642.00674404828">
                <text:p>1642.006744048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63205.9">
                <text:p>63205.9</text:p>
              </table:table-cell>
              <table:table-cell office:value-type="float" office:value="1383.31875936062">
                <text:p>1383.31875936062</text:p>
              </table:table-cell>
              <table:table-cell office:value-type="float" office:value="1383.31875936062">
                <text:p>1383.318759360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89681.8">
                <text:p>89681.8</text:p>
              </table:table-cell>
              <table:table-cell office:value-type="float" office:value="2355.08986240364">
                <text:p>2355.08986240364</text:p>
              </table:table-cell>
              <table:table-cell office:value-type="float" office:value="2355.08986240364">
                <text:p>2355.08986240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23585.8">
                <text:p>123585.8</text:p>
              </table:table-cell>
              <table:table-cell office:value-type="float" office:value="3658.49461664177">
                <text:p>3658.49461664177</text:p>
              </table:table-cell>
              <table:table-cell office:value-type="float" office:value="3658.49461664177">
                <text:p>3658.494616641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57942.3">
                <text:p>157942.3</text:p>
              </table:table-cell>
              <table:table-cell office:value-type="float" office:value="3838.10329590167">
                <text:p>3838.10329590167</text:p>
              </table:table-cell>
              <table:table-cell office:value-type="float" office:value="3838.10329590167">
                <text:p>3838.103295901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201776.45">
                <text:p>201776.45</text:p>
              </table:table-cell>
              <table:table-cell office:value-type="float" office:value="4793.99962948498">
                <text:p>4793.99962948498</text:p>
              </table:table-cell>
              <table:table-cell office:value-type="float" office:value="4793.99962948498">
                <text:p>4793.999629484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49872.05">
                <text:p>249872.05</text:p>
              </table:table-cell>
              <table:table-cell office:value-type="float" office:value="4882.31526506517">
                <text:p>4882.31526506517</text:p>
              </table:table-cell>
              <table:table-cell office:value-type="float" office:value="4882.31526506517">
                <text:p>4882.315265065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000822.9">
                <text:p>1000822.9</text:p>
              </table:table-cell>
              <table:table-cell office:value-type="float" office:value="11128.7017432563">
                <text:p>11128.7017432563</text:p>
              </table:table-cell>
              <table:table-cell office:value-type="float" office:value="11128.7017432563">
                <text:p>11128.70174325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242806.35">
                <text:p>2242806.35</text:p>
              </table:table-cell>
              <table:table-cell office:value-type="float" office:value="29951.2472365738">
                <text:p>29951.2472365738</text:p>
              </table:table-cell>
              <table:table-cell office:value-type="float" office:value="29951.2472365738">
                <text:p>29951.24723657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984926.4">
                <text:p>3984926.4</text:p>
              </table:table-cell>
              <table:table-cell office:value-type="float" office:value="34247.4519072679">
                <text:p>34247.4519072679</text:p>
              </table:table-cell>
              <table:table-cell office:value-type="float" office:value="34247.4519072679">
                <text:p>34247.45190726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228370.55">
                <text:p>6228370.55</text:p>
              </table:table-cell>
              <table:table-cell office:value-type="float" office:value="34406.6771198511">
                <text:p>34406.6771198511</text:p>
              </table:table-cell>
              <table:table-cell office:value-type="float" office:value="34406.6771198511">
                <text:p>34406.67711985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9001520.85">
                <text:p>9001520.85</text:p>
              </table:table-cell>
              <table:table-cell office:value-type="float" office:value="85125.6685549187">
                <text:p>85125.6685549187</text:p>
              </table:table-cell>
              <table:table-cell office:value-type="float" office:value="85125.6685549187">
                <text:p>85125.66855491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2221874.6">
                <text:p>12221874.6</text:p>
              </table:table-cell>
              <table:table-cell office:value-type="float" office:value="109753.697283964">
                <text:p>109753.697283964</text:p>
              </table:table-cell>
              <table:table-cell office:value-type="float" office:value="109753.697283964">
                <text:p>109753.6972839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5955881.05">
                <text:p>15955881.05</text:p>
              </table:table-cell>
              <table:table-cell office:value-type="float" office:value="128037.091330867">
                <text:p>128037.091330867</text:p>
              </table:table-cell>
              <table:table-cell office:value-type="float" office:value="128037.091330867">
                <text:p>128037.0913308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20209777.6">
                <text:p>20209777.6</text:p>
              </table:table-cell>
              <table:table-cell office:value-type="float" office:value="98071.0530600773">
                <text:p>98071.0530600773</text:p>
              </table:table-cell>
              <table:table-cell office:value-type="float" office:value="98071.0530600773">
                <text:p>98071.05306007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5004037.45">
                <text:p>25004037.45</text:p>
              </table:table-cell>
              <table:table-cell office:value-type="float" office:value="133151.067961827">
                <text:p>133151.067961827</text:p>
              </table:table-cell>
              <table:table-cell office:value-type="float" office:value="133151.067961827">
                <text:p>133151.0679618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00133923.05">
                <text:p>100133923.05</text:p>
              </table:table-cell>
              <table:table-cell office:value-type="float" office:value="288302.264077131">
                <text:p>288302.264077131</text:p>
              </table:table-cell>
              <table:table-cell office:value-type="float" office:value="288302.264077131">
                <text:p>288302.2640771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24659272.6">
                <text:p>224659272.6</text:p>
              </table:table-cell>
              <table:table-cell office:value-type="float" office:value="730416.088185358">
                <text:p>730416.088185358</text:p>
              </table:table-cell>
              <table:table-cell office:value-type="float" office:value="730416.088185358">
                <text:p>730416.0881853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99266963.75">
                <text:p>399266963.75</text:p>
              </table:table-cell>
              <table:table-cell office:value-type="float" office:value="936776.838859715">
                <text:p>936776.838859715</text:p>
              </table:table-cell>
              <table:table-cell office:value-type="float" office:value="936776.838859715">
                <text:p>936776.8388597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24848118.45">
                <text:p>624848118.45</text:p>
              </table:table-cell>
              <table:table-cell office:value-type="float" office:value="1496183.56405356">
                <text:p>1496183.56405356</text:p>
              </table:table-cell>
              <table:table-cell office:value-type="float" office:value="1496183.56405356">
                <text:p>1496183.564053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99514650">
                <text:p>899514650</text:p>
              </table:table-cell>
              <table:table-cell office:value-type="float" office:value="2905545.17756651">
                <text:p>2905545.17756651</text:p>
              </table:table-cell>
              <table:table-cell office:value-type="float" office:value="2905545.17756651">
                <text:p>2905545.177566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23475486.95">
                <text:p>1223475486.95</text:p>
              </table:table-cell>
              <table:table-cell office:value-type="float" office:value="2261945.57410739">
                <text:p>2261945.57410739</text:p>
              </table:table-cell>
              <table:table-cell office:value-type="float" office:value="2261945.57410739">
                <text:p>2261945.57410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596759203.95">
                <text:p>1596759203.95</text:p>
              </table:table-cell>
              <table:table-cell office:value-type="float" office:value="2990907.11377">
                <text:p>2990907.11377</text:p>
              </table:table-cell>
              <table:table-cell office:value-type="float" office:value="2990907.11377">
                <text:p>2990907.113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023501507.75">
                <text:p>2023501507.75</text:p>
              </table:table-cell>
              <table:table-cell office:value-type="float" office:value="4102368.54721172">
                <text:p>4102368.54721172</text:p>
              </table:table-cell>
              <table:table-cell office:value-type="float" office:value="4102368.54721172">
                <text:p>4102368.547211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498352680.95">
                <text:p>2498352680.95</text:p>
              </table:table-cell>
              <table:table-cell office:value-type="float" office:value="4852759.78354585">
                <text:p>4852759.78354585</text:p>
              </table:table-cell>
              <table:table-cell office:value-type="float" office:value="4852759.78354585">
                <text:p>4852759.7835458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E2:MinmaxSort.E37" chart:error-lower-range="MinmaxSort.E2:MinmaxSort.E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E2:MinmaxSort.E37" chart:error-lower-range="MinmaxSort.E2:MinmaxSort.E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E2:MinmaxSort.E37" chart:error-lower-range="MinmaxSort.E2:MinmaxSort.E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MinmaxSort.C2:MinmaxSort.D37 MinmaxSort.D1:MinmaxSort.D1" chart:data-source-has-labels="row" svg:x="0.32cm" svg:y="0.18cm" svg:width="10.603cm" svg:height="8.64cm">
          <chart:coordinate-region svg:x="1.312cm" svg:y="0.379cm" svg:width="9.0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D2:MinmaxSort.D37" chart:label-cell-address="MinmaxSort.D1:MinmaxSort.D1" chart:class="chart:scatter">
            <chart:domain table:cell-range-address="MinmaxSort.C2:MinmaxSort.C37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MinmaxSort.D1:Minmax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2:MinmaxSort.C37</svg:desc>
                </draw:g>
              </table:table-cell>
              <table:table-cell office:value-type="float" office:value="0">
                <text:p>0</text:p>
                <draw:g>
                  <svg:desc>MinmaxSort.D2:MinmaxSort.D37</svg:desc>
                </draw:g>
              </table:table-cell>
              <table:table-cell office:value-type="float" office:value="0">
                <text:p>0</text:p>
                <draw:g>
                  <svg:desc>MinmaxSort.E2:MinmaxSort.E37</svg:desc>
                </draw:g>
              </table:table-cell>
              <table:table-cell office:value-type="float" office:value="0">
                <text:p>0</text:p>
                <draw:g>
                  <svg:desc>MinmaxSort.E2:MinmaxSort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5.05">
                <text:p>5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9.55">
                <text:p>9.5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4.65">
                <text:p>14.65</text:p>
              </table:table-cell>
              <table:table-cell office:value-type="float" office:value="0.572276157113">
                <text:p>0.572276157113</text:p>
              </table:table-cell>
              <table:table-cell office:value-type="float" office:value="0.572276157113">
                <text:p>0.5722761571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1.25">
                <text:p>21.2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30.05">
                <text:p>30.05</text:p>
              </table:table-cell>
              <table:table-cell office:value-type="float" office:value="1.071214264282">
                <text:p>1.071214264282</text:p>
              </table:table-cell>
              <table:table-cell office:value-type="float" office:value="1.071214264282">
                <text:p>1.0712142642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9.2">
                <text:p>39.2</text:p>
              </table:table-cell>
              <table:table-cell office:value-type="float" office:value="0.509901951359">
                <text:p>0.509901951359</text:p>
              </table:table-cell>
              <table:table-cell office:value-type="float" office:value="0.509901951359">
                <text:p>0.5099019513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9.4">
                <text:p>49.4</text:p>
              </table:table-cell>
              <table:table-cell office:value-type="float" office:value="0.583095189485">
                <text:p>0.583095189485</text:p>
              </table:table-cell>
              <table:table-cell office:value-type="float" office:value="0.583095189485">
                <text:p>0.5830951894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62.3">
                <text:p>62.3</text:p>
              </table:table-cell>
              <table:table-cell office:value-type="float" office:value="2.347338918861">
                <text:p>2.347338918861</text:p>
              </table:table-cell>
              <table:table-cell office:value-type="float" office:value="2.347338918861">
                <text:p>2.3473389188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54.25">
                <text:p>254.25</text:p>
              </table:table-cell>
              <table:table-cell office:value-type="float" office:value="13.163871011218">
                <text:p>13.163871011218</text:p>
              </table:table-cell>
              <table:table-cell office:value-type="float" office:value="13.163871011218">
                <text:p>13.1638710112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46.95">
                <text:p>546.95</text:p>
              </table:table-cell>
              <table:table-cell office:value-type="float" office:value="12.579646258933">
                <text:p>12.579646258933</text:p>
              </table:table-cell>
              <table:table-cell office:value-type="float" office:value="12.579646258933">
                <text:p>12.5796462589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003.3">
                <text:p>1003.3</text:p>
              </table:table-cell>
              <table:table-cell office:value-type="float" office:value="34.479124118803">
                <text:p>34.479124118803</text:p>
              </table:table-cell>
              <table:table-cell office:value-type="float" office:value="34.479124118803">
                <text:p>34.4791241188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511.95">
                <text:p>1511.95</text:p>
              </table:table-cell>
              <table:table-cell office:value-type="float" office:value="11.517269641735">
                <text:p>11.517269641735</text:p>
              </table:table-cell>
              <table:table-cell office:value-type="float" office:value="11.517269641735">
                <text:p>11.5172696417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186.75">
                <text:p>2186.75</text:p>
              </table:table-cell>
              <table:table-cell office:value-type="float" office:value="4.437059837325">
                <text:p>4.437059837325</text:p>
              </table:table-cell>
              <table:table-cell office:value-type="float" office:value="4.437059837325">
                <text:p>4.4370598373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991.25">
                <text:p>2991.25</text:p>
              </table:table-cell>
              <table:table-cell office:value-type="float" office:value="15.319513699793">
                <text:p>15.319513699793</text:p>
              </table:table-cell>
              <table:table-cell office:value-type="float" office:value="15.319513699793">
                <text:p>15.319513699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931.35">
                <text:p>3931.35</text:p>
              </table:table-cell>
              <table:table-cell office:value-type="float" office:value="18.15013774053">
                <text:p>18.15013774053</text:p>
              </table:table-cell>
              <table:table-cell office:value-type="float" office:value="18.15013774053">
                <text:p>18.15013774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5118.35">
                <text:p>5118.35</text:p>
              </table:table-cell>
              <table:table-cell office:value-type="float" office:value="290.207387052771">
                <text:p>290.207387052771</text:p>
              </table:table-cell>
              <table:table-cell office:value-type="float" office:value="290.207387052771">
                <text:p>290.20738705277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6348.75">
                <text:p>6348.75</text:p>
              </table:table-cell>
              <table:table-cell office:value-type="float" office:value="154.389402162239">
                <text:p>154.389402162239</text:p>
              </table:table-cell>
              <table:table-cell office:value-type="float" office:value="154.389402162239">
                <text:p>154.389402162239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G2:MinmaxSort.G37" chart:error-lower-range="MinmaxSort.G2:MinmaxSort.G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G2:MinmaxSort.G37" chart:error-lower-range="MinmaxSort.G2:MinmaxSort.G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G2:MinmaxSort.G37" chart:error-lower-range="MinmaxSort.G2:MinmaxSort.G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MinmaxSort.C2:MinmaxSort.C37 MinmaxSort.F1:MinmaxSort.F37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F2:MinmaxSort.F37" chart:label-cell-address="MinmaxSort.F1:MinmaxSort.F1" chart:class="chart:scatter">
            <chart:domain table:cell-range-address="MinmaxSort.C2:MinmaxSort.C37"/>
            <chart:regression-curve chart:style-name="ch8">
              <chart:equation chart:display-equation="true" chart:display-r-square="true" svg:x="2.424cm" svg:y="0.305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MinmaxSort.F1:Minmax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2:MinmaxSort.C37</svg:desc>
                </draw:g>
              </table:table-cell>
              <table:table-cell office:value-type="float" office:value="120">
                <text:p>120</text:p>
                <draw:g>
                  <svg:desc>MinmaxSort.F2:MinmaxSort.F37</svg:desc>
                </draw:g>
              </table:table-cell>
              <table:table-cell office:value-type="float" office:value="0">
                <text:p>0</text:p>
                <draw:g>
                  <svg:desc>MinmaxSort.G2:MinmaxSort.G37</svg:desc>
                </draw:g>
              </table:table-cell>
              <table:table-cell office:value-type="float" office:value="0">
                <text:p>0</text:p>
                <draw:g>
                  <svg:desc>MinmaxSort.G2:MinmaxSort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40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675">
                <text:p>6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960">
                <text:p>9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295">
                <text:p>1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680">
                <text:p>16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115">
                <text:p>2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600">
                <text:p>2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200">
                <text:p>10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800">
                <text:p>22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400">
                <text:p>40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63000">
                <text:p>6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90600">
                <text:p>90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23200">
                <text:p>123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60800">
                <text:p>160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203400">
                <text:p>203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51000">
                <text:p>25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002000">
                <text:p>100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253000">
                <text:p>225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4000">
                <text:p>400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255000">
                <text:p>625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9006000">
                <text:p>900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2257000">
                <text:p>1225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6008000">
                <text:p>1600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20259000">
                <text:p>2025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5010000">
                <text:p>250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00020000">
                <text:p>1000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25030000">
                <text:p>2250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040000">
                <text:p>4000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25050000">
                <text:p>6250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900060000">
                <text:p>9000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25070000">
                <text:p>12250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600080000">
                <text:p>16000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025090000">
                <text:p>20250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500100000">
                <text:p>2500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I2:MinmaxSort.I37" chart:error-lower-range="MinmaxSort.I2:MinmaxSort.I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I2:MinmaxSort.I37" chart:error-lower-range="MinmaxSort.I2:MinmaxSort.I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I2:MinmaxSort.I37" chart:error-lower-range="MinmaxSort.I2:MinmaxSort.I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MinmaxSort.C2:MinmaxSort.C37 MinmaxSort.H1:MinmaxSort.H37" chart:data-source-has-labels="row" svg:x="0.32cm" svg:y="0.18cm" svg:width="11.053cm" svg:height="8.64cm">
          <chart:coordinate-region svg:x="1.682cm" svg:y="0.379cm" svg:width="9.13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H2:MinmaxSort.H37" chart:label-cell-address="MinmaxSort.H1:MinmaxSort.H1" chart:class="chart:scatter">
            <chart:domain table:cell-range-address="MinmaxSort.C2:MinmaxSort.C37"/>
            <chart:regression-curve chart:style-name="ch8">
              <chart:equation chart:display-equation="true" chart:display-r-square="true" svg:x="1.26cm" svg:y="0.714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MinmaxSort.H1:Minmax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2:MinmaxSort.C37</svg:desc>
                </draw:g>
              </table:table-cell>
              <table:table-cell office:value-type="float" office:value="20">
                <text:p>20</text:p>
                <draw:g>
                  <svg:desc>MinmaxSort.H2:MinmaxSort.H37</svg:desc>
                </draw:g>
              </table:table-cell>
              <table:table-cell office:value-type="float" office:value="0">
                <text:p>0</text:p>
                <draw:g>
                  <svg:desc>MinmaxSort.I2:MinmaxSort.I37</svg:desc>
                </draw:g>
              </table:table-cell>
              <table:table-cell office:value-type="float" office:value="0">
                <text:p>0</text:p>
                <draw:g>
                  <svg:desc>MinmaxSort.I2:MinmaxSort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E38:MinmaxSort.E73" chart:error-lower-range="MinmaxSort.E38:MinmaxSort.E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E38:MinmaxSort.E73" chart:error-lower-range="MinmaxSort.E38:MinmaxSort.E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E38:MinmaxSort.E73" chart:error-lower-range="MinmaxSort.E38:MinmaxSort.E7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MinmaxSort.C38:MinmaxSort.D73 MinmaxSort.D1:MinmaxSort.D1" chart:data-source-has-labels="row" svg:x="0.32cm" svg:y="0.18cm" svg:width="10.603cm" svg:height="8.64cm">
          <chart:coordinate-region svg:x="1.312cm" svg:y="0.379cm" svg:width="9.0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D38:MinmaxSort.D73" chart:label-cell-address="MinmaxSort.D1:MinmaxSort.D1" chart:class="chart:scatter">
            <chart:domain table:cell-range-address="MinmaxSort.C38:MinmaxSort.C73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MinmaxSort.D1:Minmax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38:MinmaxSort.C73</svg:desc>
                </draw:g>
              </table:table-cell>
              <table:table-cell office:value-type="float" office:value="0">
                <text:p>0</text:p>
                <draw:g>
                  <svg:desc>MinmaxSort.D38:MinmaxSort.D73</svg:desc>
                </draw:g>
              </table:table-cell>
              <table:table-cell office:value-type="float" office:value="0">
                <text:p>0</text:p>
                <draw:g>
                  <svg:desc>MinmaxSort.E38:MinmaxSort.E73</svg:desc>
                </draw:g>
              </table:table-cell>
              <table:table-cell office:value-type="float" office:value="0">
                <text:p>0</text:p>
                <draw:g>
                  <svg:desc>MinmaxSort.E38:MinmaxSort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6.6">
                <text:p>6.6</text:p>
              </table:table-cell>
              <table:table-cell office:value-type="float" office:value="0.583095189485">
                <text:p>0.583095189485</text:p>
              </table:table-cell>
              <table:table-cell office:value-type="float" office:value="0.583095189485">
                <text:p>0.583095189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11.1">
                <text:p>11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7.45">
                <text:p>17.45</text:p>
              </table:table-cell>
              <table:table-cell office:value-type="float" office:value="0.497493718553">
                <text:p>0.497493718553</text:p>
              </table:table-cell>
              <table:table-cell office:value-type="float" office:value="0.497493718553">
                <text:p>0.4974937185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5.35">
                <text:p>25.3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35.15">
                <text:p>35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45.65">
                <text:p>45.65</text:p>
              </table:table-cell>
              <table:table-cell office:value-type="float" office:value="0.572276157114">
                <text:p>0.572276157114</text:p>
              </table:table-cell>
              <table:table-cell office:value-type="float" office:value="0.572276157114">
                <text:p>0.5722761571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58.5">
                <text:p>58.5</text:p>
              </table:table-cell>
              <table:table-cell office:value-type="float" office:value="1.204159457879">
                <text:p>1.204159457879</text:p>
              </table:table-cell>
              <table:table-cell office:value-type="float" office:value="1.204159457879">
                <text:p>1.2041594578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71.25">
                <text:p>71.25</text:p>
              </table:table-cell>
              <table:table-cell office:value-type="float" office:value="0.433012701891">
                <text:p>0.433012701891</text:p>
              </table:table-cell>
              <table:table-cell office:value-type="float" office:value="0.433012701891">
                <text:p>0.4330127018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88.75">
                <text:p>288.75</text:p>
              </table:table-cell>
              <table:table-cell office:value-type="float" office:value="2.754541704162">
                <text:p>2.754541704162</text:p>
              </table:table-cell>
              <table:table-cell office:value-type="float" office:value="2.754541704162">
                <text:p>2.7545417041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662.55">
                <text:p>662.55</text:p>
              </table:table-cell>
              <table:table-cell office:value-type="float" office:value="9.162286832449">
                <text:p>9.162286832449</text:p>
              </table:table-cell>
              <table:table-cell office:value-type="float" office:value="9.162286832449">
                <text:p>9.1622868324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144.8">
                <text:p>1144.8</text:p>
              </table:table-cell>
              <table:table-cell office:value-type="float" office:value="7.593418202684">
                <text:p>7.593418202684</text:p>
              </table:table-cell>
              <table:table-cell office:value-type="float" office:value="7.593418202684">
                <text:p>7.59341820268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797.35">
                <text:p>1797.35</text:p>
              </table:table-cell>
              <table:table-cell office:value-type="float" office:value="20.991129078742">
                <text:p>20.991129078742</text:p>
              </table:table-cell>
              <table:table-cell office:value-type="float" office:value="20.991129078742">
                <text:p>20.9911290787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571.6">
                <text:p>2571.6</text:p>
              </table:table-cell>
              <table:table-cell office:value-type="float" office:value="19.14262259978">
                <text:p>19.14262259978</text:p>
              </table:table-cell>
              <table:table-cell office:value-type="float" office:value="19.14262259978">
                <text:p>19.142622599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3558.55">
                <text:p>3558.55</text:p>
              </table:table-cell>
              <table:table-cell office:value-type="float" office:value="84.107951467142">
                <text:p>84.107951467142</text:p>
              </table:table-cell>
              <table:table-cell office:value-type="float" office:value="84.107951467142">
                <text:p>84.107951467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4702.95">
                <text:p>4702.95</text:p>
              </table:table-cell>
              <table:table-cell office:value-type="float" office:value="38.204024657381">
                <text:p>38.204024657381</text:p>
              </table:table-cell>
              <table:table-cell office:value-type="float" office:value="38.204024657381">
                <text:p>38.204024657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5947.4">
                <text:p>5947.4</text:p>
              </table:table-cell>
              <table:table-cell office:value-type="float" office:value="59.738932029306">
                <text:p>59.738932029306</text:p>
              </table:table-cell>
              <table:table-cell office:value-type="float" office:value="59.738932029306">
                <text:p>59.7389320293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7433.75">
                <text:p>7433.75</text:p>
              </table:table-cell>
              <table:table-cell office:value-type="float" office:value="47.49828944279">
                <text:p>47.49828944279</text:p>
              </table:table-cell>
              <table:table-cell office:value-type="float" office:value="47.49828944279">
                <text:p>47.4982894427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G38:MinmaxSort.G73" chart:error-lower-range="MinmaxSort.G38:MinmaxSort.G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G38:MinmaxSort.G73" chart:error-lower-range="MinmaxSort.G38:MinmaxSort.G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G38:MinmaxSort.G73" chart:error-lower-range="MinmaxSort.G38:MinmaxSort.G7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MinmaxSort.C38:MinmaxSort.C73 MinmaxSort.F1:MinmaxSort.F1 MinmaxSort.F38:MinmaxSort.F73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F38:MinmaxSort.F73" chart:label-cell-address="MinmaxSort.F1:MinmaxSort.F1" chart:class="chart:scatter">
            <chart:domain table:cell-range-address="MinmaxSort.C38:MinmaxSort.C73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0"/>
            <chart:data-point chart:style-name="ch10" chart:repeated="2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MinmaxSort.F1:Minmax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38:MinmaxSort.C73</svg:desc>
                </draw:g>
              </table:table-cell>
              <table:table-cell office:value-type="float" office:value="220">
                <text:p>220</text:p>
                <draw:g>
                  <svg:desc>MinmaxSort.F38:MinmaxSort.F73</svg:desc>
                </draw:g>
              </table:table-cell>
              <table:table-cell office:value-type="float" office:value="0">
                <text:p>0</text:p>
                <draw:g>
                  <svg:desc>MinmaxSort.G38:MinmaxSort.G73</svg:desc>
                </draw:g>
              </table:table-cell>
              <table:table-cell office:value-type="float" office:value="0">
                <text:p>0</text:p>
                <draw:g>
                  <svg:desc>MinmaxSort.G38:MinmaxSort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840">
                <text:p>8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860">
                <text:p>18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520">
                <text:p>2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280">
                <text:p>32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140">
                <text:p>4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100">
                <text:p>5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200">
                <text:p>20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45300">
                <text:p>45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80400">
                <text:p>80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25500">
                <text:p>12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80600">
                <text:p>180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45700">
                <text:p>245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320800">
                <text:p>320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05900">
                <text:p>405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501000">
                <text:p>50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002000">
                <text:p>200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503000">
                <text:p>450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8004000">
                <text:p>800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505000">
                <text:p>1250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8006000">
                <text:p>1800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4507000">
                <text:p>2450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2008000">
                <text:p>3200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0509000">
                <text:p>4050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50010000">
                <text:p>500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00020000">
                <text:p>2000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50030000">
                <text:p>4500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800040000">
                <text:p>8000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250050000">
                <text:p>12500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800060000">
                <text:p>18000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450070000">
                <text:p>24500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200080000">
                <text:p>32000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4050090000">
                <text:p>40500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5000100000">
                <text:p>5000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I38:MinmaxSort.I73" chart:error-lower-range="MinmaxSort.I38:MinmaxSort.I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I38:MinmaxSort.I73" chart:error-lower-range="MinmaxSort.I38:MinmaxSort.I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I38:MinmaxSort.I73" chart:error-lower-range="MinmaxSort.I38:MinmaxSort.I7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MinmaxSort.C38:MinmaxSort.C73 MinmaxSort.H1:MinmaxSort.H1 MinmaxSort.H38:MinmaxSort.H73" chart:data-source-has-labels="row" svg:x="0.32cm" svg:y="0.18cm" svg:width="10.285cm" svg:height="8.64cm">
          <chart:coordinate-region svg:x="1.682cm" svg:y="0.379cm" svg:width="8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H38:MinmaxSort.H73" chart:label-cell-address="MinmaxSort.H1:MinmaxSort.H1" chart:class="chart:scatter">
            <chart:domain table:cell-range-address="MinmaxSort.C38:MinmaxSort.C73"/>
            <chart:regression-curve chart:style-name="ch8">
              <chart:equation chart:display-equation="true" chart:display-r-square="true" svg:x="2.424cm" svg:y="0.577cm"/>
            </chart:regression-curve>
            <chart:error-indicator chart:style-name="ch9" chart:dimension="y"/>
            <chart:data-point chart:repeated="31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MinmaxSort.H1:Minmax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38:MinmaxSort.C73</svg:desc>
                </draw:g>
              </table:table-cell>
              <table:table-cell office:value-type="float" office:value="20">
                <text:p>20</text:p>
                <draw:g>
                  <svg:desc>MinmaxSort.H38:MinmaxSort.H73</svg:desc>
                </draw:g>
              </table:table-cell>
              <table:table-cell office:value-type="float" office:value="0">
                <text:p>0</text:p>
                <draw:g>
                  <svg:desc>MinmaxSort.I38:MinmaxSort.I73</svg:desc>
                </draw:g>
              </table:table-cell>
              <table:table-cell office:value-type="float" office:value="0">
                <text:p>0</text:p>
                <draw:g>
                  <svg:desc>MinmaxSort.I38:MinmaxSort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1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E74:MinmaxSort.E109" chart:error-lower-range="MinmaxSort.E74:MinmaxSort.E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E74:MinmaxSort.E109" chart:error-lower-range="MinmaxSort.E74:MinmaxSort.E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E74:MinmaxSort.E109" chart:error-lower-range="MinmaxSort.E74:MinmaxSort.E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MinmaxSort.C74:MinmaxSort.D109 MinmaxSort.D1:MinmaxSort.D1" chart:data-source-has-labels="row" svg:x="0.32cm" svg:y="0.18cm" svg:width="10.603cm" svg:height="8.64cm">
          <chart:coordinate-region svg:x="1.497cm" svg:y="0.379cm" svg:width="8.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D74:MinmaxSort.D109" chart:label-cell-address="MinmaxSort.D1:MinmaxSort.D1" chart:class="chart:scatter">
            <chart:domain table:cell-range-address="MinmaxSort.C74:MinmaxSort.C109"/>
            <chart:regression-curve chart:style-name="ch8">
              <chart:equation chart:display-equation="true" chart:display-r-square="true" svg:x="1.797cm" svg:y="0.707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MinmaxSort.D1:Minmax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74:MinmaxSort.C109</svg:desc>
                </draw:g>
              </table:table-cell>
              <table:table-cell office:value-type="float" office:value="0">
                <text:p>0</text:p>
                <draw:g>
                  <svg:desc>MinmaxSort.D74:MinmaxSort.D109</svg:desc>
                </draw:g>
              </table:table-cell>
              <table:table-cell office:value-type="float" office:value="0">
                <text:p>0</text:p>
                <draw:g>
                  <svg:desc>MinmaxSort.E74:MinmaxSort.E109</svg:desc>
                </draw:g>
              </table:table-cell>
              <table:table-cell office:value-type="float" office:value="0">
                <text:p>0</text:p>
                <draw:g>
                  <svg:desc>MinmaxSort.E74:MinmaxSort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7.2">
                <text:p>7.2</text:p>
              </table:table-cell>
              <table:table-cell office:value-type="float" office:value="0.509901951359">
                <text:p>0.509901951359</text:p>
              </table:table-cell>
              <table:table-cell office:value-type="float" office:value="0.509901951359">
                <text:p>0.5099019513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12.15">
                <text:p>12.1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9.75">
                <text:p>19.7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8.8">
                <text:p>28.8</text:p>
              </table:table-cell>
              <table:table-cell office:value-type="float" office:value="0.812403840464">
                <text:p>0.812403840464</text:p>
              </table:table-cell>
              <table:table-cell office:value-type="float" office:value="0.812403840464">
                <text:p>0.8124038404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40">
                <text:p>40</text:p>
              </table:table-cell>
              <table:table-cell office:value-type="float" office:value="0.94868329805">
                <text:p>0.94868329805</text:p>
              </table:table-cell>
              <table:table-cell office:value-type="float" office:value="0.94868329805">
                <text:p>0.948683298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54">
                <text:p>54</text:p>
              </table:table-cell>
              <table:table-cell office:value-type="float" office:value="1.048808848169">
                <text:p>1.048808848169</text:p>
              </table:table-cell>
              <table:table-cell office:value-type="float" office:value="1.048808848169">
                <text:p>1.04880884816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69.9">
                <text:p>69.9</text:p>
              </table:table-cell>
              <table:table-cell office:value-type="float" office:value="0.943398113205">
                <text:p>0.943398113205</text:p>
              </table:table-cell>
              <table:table-cell office:value-type="float" office:value="0.943398113205">
                <text:p>0.943398113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87.45">
                <text:p>87.45</text:p>
              </table:table-cell>
              <table:table-cell office:value-type="float" office:value="1.465435088975">
                <text:p>1.465435088975</text:p>
              </table:table-cell>
              <table:table-cell office:value-type="float" office:value="1.465435088975">
                <text:p>1.4654350889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411.2">
                <text:p>411.2</text:p>
              </table:table-cell>
              <table:table-cell office:value-type="float" office:value="2.357965224504">
                <text:p>2.357965224504</text:p>
              </table:table-cell>
              <table:table-cell office:value-type="float" office:value="2.357965224504">
                <text:p>2.35796522450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999">
                <text:p>999</text:p>
              </table:table-cell>
              <table:table-cell office:value-type="float" office:value="10.48808848169">
                <text:p>10.48808848169</text:p>
              </table:table-cell>
              <table:table-cell office:value-type="float" office:value="10.48808848169">
                <text:p>10.488088481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842">
                <text:p>1842</text:p>
              </table:table-cell>
              <table:table-cell office:value-type="float" office:value="4.878524367137">
                <text:p>4.878524367137</text:p>
              </table:table-cell>
              <table:table-cell office:value-type="float" office:value="4.878524367137">
                <text:p>4.8785243671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2960.3">
                <text:p>2960.3</text:p>
              </table:table-cell>
              <table:table-cell office:value-type="float" office:value="30.762152070339">
                <text:p>30.762152070339</text:p>
              </table:table-cell>
              <table:table-cell office:value-type="float" office:value="30.762152070339">
                <text:p>30.762152070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4377.1">
                <text:p>4377.1</text:p>
              </table:table-cell>
              <table:table-cell office:value-type="float" office:value="16.920106382618">
                <text:p>16.920106382618</text:p>
              </table:table-cell>
              <table:table-cell office:value-type="float" office:value="16.920106382618">
                <text:p>16.9201063826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6075.5">
                <text:p>6075.5</text:p>
              </table:table-cell>
              <table:table-cell office:value-type="float" office:value="232.290658443259">
                <text:p>232.290658443259</text:p>
              </table:table-cell>
              <table:table-cell office:value-type="float" office:value="232.290658443259">
                <text:p>232.2906584432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8436.15">
                <text:p>8436.15</text:p>
              </table:table-cell>
              <table:table-cell office:value-type="float" office:value="85.803423591495">
                <text:p>85.803423591495</text:p>
              </table:table-cell>
              <table:table-cell office:value-type="float" office:value="85.803423591495">
                <text:p>85.8034235914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1091.65">
                <text:p>11091.65</text:p>
              </table:table-cell>
              <table:table-cell office:value-type="float" office:value="775.260361104576">
                <text:p>775.260361104576</text:p>
              </table:table-cell>
              <table:table-cell office:value-type="float" office:value="775.260361104576">
                <text:p>775.2603611045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3582.9">
                <text:p>13582.9</text:p>
              </table:table-cell>
              <table:table-cell office:value-type="float" office:value="211.366246122761">
                <text:p>211.366246122761</text:p>
              </table:table-cell>
              <table:table-cell office:value-type="float" office:value="211.366246122761">
                <text:p>211.366246122761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1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G2:BinaryInsertionSort.G37" chart:error-lower-range="BinaryInsertionSort.G2:BinaryInsertionSort.G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G2:BinaryInsertionSort.G37" chart:error-lower-range="BinaryInsertionSort.G2:BinaryInsertionSort.G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G2:BinaryInsertionSort.G37" chart:error-lower-range="BinaryInsertionSort.G2:BinaryInsertionSort.G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BinaryInsertionSort.C2:BinaryInsertionSort.C37 BinaryInsertionSort.F1:BinaryInsertionSort.F37" chart:data-source-has-labels="row" svg:x="0.32cm" svg:y="0.18cm" svg:width="10.074cm" svg:height="8.64cm">
          <chart:coordinate-region svg:x="1.867cm" svg:y="0.379cm" svg:width="7.9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F2:BinaryInsertionSort.F37" chart:label-cell-address="BinaryInsertionSort.F1:BinaryInsertionSort.F1" chart:class="chart:scatter">
            <chart:domain table:cell-range-address="BinaryInsertionSort.C2:BinaryInsertionSort.C37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BinaryInsertionSort.F1:BinaryInsertion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2:BinaryInsertionSort.C37</svg:desc>
                </draw:g>
              </table:table-cell>
              <table:table-cell office:value-type="float" office:value="69">
                <text:p>69</text:p>
                <draw:g>
                  <svg:desc>BinaryInsertionSort.F2:BinaryInsertionSort.F37</svg:desc>
                </draw:g>
              </table:table-cell>
              <table:table-cell office:value-type="float" office:value="0">
                <text:p>0</text:p>
                <draw:g>
                  <svg:desc>BinaryInsertionSort.G2:BinaryInsertionSort.G37</svg:desc>
                </draw:g>
              </table:table-cell>
              <table:table-cell office:value-type="float" office:value="0">
                <text:p>0</text:p>
                <draw:g>
                  <svg:desc>BinaryInsertionSort.G2:BinaryInsertionSort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37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97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63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33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503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73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345">
                <text:p>1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189">
                <text:p>21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3089">
                <text:p>30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989">
                <text:p>39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977">
                <text:p>4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977">
                <text:p>5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977">
                <text:p>6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977">
                <text:p>7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977">
                <text:p>89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53">
                <text:p>199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1905">
                <text:p>31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3905">
                <text:p>439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6809">
                <text:p>56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9809">
                <text:p>69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82809">
                <text:p>82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5809">
                <text:p>958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9617">
                <text:p>109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23617">
                <text:p>123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67233">
                <text:p>267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17233">
                <text:p>417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74465">
                <text:p>574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34465">
                <text:p>734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94465">
                <text:p>894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58929">
                <text:p>1058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228929">
                <text:p>1228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98929">
                <text:p>1398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68929">
                <text:p>15689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G74:MinmaxSort.G109" chart:error-lower-range="MinmaxSort.G74:MinmaxSort.G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G74:MinmaxSort.G109" chart:error-lower-range="MinmaxSort.G74:MinmaxSort.G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G74:MinmaxSort.G109" chart:error-lower-range="MinmaxSort.G74:MinmaxSort.G109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MinmaxSort.C74:MinmaxSort.C109 MinmaxSort.F1:MinmaxSort.F1 MinmaxSort.F74:MinmaxSort.F109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F74:MinmaxSort.F109" chart:label-cell-address="MinmaxSort.F1:MinmaxSort.F1" chart:class="chart:scatter">
            <chart:domain table:cell-range-address="MinmaxSort.C74:MinmaxSort.C109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0"/>
            <chart:data-point chart:style-name="ch10"/>
            <chart:data-point/>
            <chart:data-point chart:style-name="ch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MinmaxSort.F1:Minmax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74:MinmaxSort.C109</svg:desc>
                </draw:g>
              </table:table-cell>
              <table:table-cell office:value-type="float" office:value="202.55">
                <text:p>202.55</text:p>
                <draw:g>
                  <svg:desc>MinmaxSort.F74:MinmaxSort.F109</svg:desc>
                </draw:g>
              </table:table-cell>
              <table:table-cell office:value-type="float" office:value="3.612132334231">
                <text:p>3.612132334231</text:p>
                <draw:g>
                  <svg:desc>MinmaxSort.G74:MinmaxSort.G109</svg:desc>
                </draw:g>
              </table:table-cell>
              <table:table-cell office:value-type="float" office:value="3.612132334231">
                <text:p>3.612132334231</text:p>
                <draw:g>
                  <svg:desc>MinmaxSort.G74:MinmaxSort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48.9">
                <text:p>448.9</text:p>
              </table:table-cell>
              <table:table-cell office:value-type="float" office:value="5.761076288336">
                <text:p>5.761076288336</text:p>
              </table:table-cell>
              <table:table-cell office:value-type="float" office:value="5.761076288336">
                <text:p>5.7610762883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91.2">
                <text:p>791.2</text:p>
              </table:table-cell>
              <table:table-cell office:value-type="float" office:value="8.51234397801">
                <text:p>8.51234397801</text:p>
              </table:table-cell>
              <table:table-cell office:value-type="float" office:value="8.51234397801">
                <text:p>8.512343978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32.35">
                <text:p>1232.35</text:p>
              </table:table-cell>
              <table:table-cell office:value-type="float" office:value="9.477737071692">
                <text:p>9.477737071692</text:p>
              </table:table-cell>
              <table:table-cell office:value-type="float" office:value="9.477737071692">
                <text:p>9.477737071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776.45">
                <text:p>1776.45</text:p>
              </table:table-cell>
              <table:table-cell office:value-type="float" office:value="11.052036011479">
                <text:p>11.052036011479</text:p>
              </table:table-cell>
              <table:table-cell office:value-type="float" office:value="11.052036011479">
                <text:p>11.0520360114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19.8">
                <text:p>2419.8</text:p>
              </table:table-cell>
              <table:table-cell office:value-type="float" office:value="10.966312050994">
                <text:p>10.966312050994</text:p>
              </table:table-cell>
              <table:table-cell office:value-type="float" office:value="10.966312050994">
                <text:p>10.966312050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160.7">
                <text:p>3160.7</text:p>
              </table:table-cell>
              <table:table-cell office:value-type="float" office:value="10.62591172542">
                <text:p>10.62591172542</text:p>
              </table:table-cell>
              <table:table-cell office:value-type="float" office:value="10.62591172542">
                <text:p>10.62591172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997.5">
                <text:p>3997.5</text:p>
              </table:table-cell>
              <table:table-cell office:value-type="float" office:value="12.936382802062">
                <text:p>12.936382802062</text:p>
              </table:table-cell>
              <table:table-cell office:value-type="float" office:value="12.936382802062">
                <text:p>12.9363828020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938.85">
                <text:p>4938.85</text:p>
              </table:table-cell>
              <table:table-cell office:value-type="float" office:value="16.359324558339">
                <text:p>16.359324558339</text:p>
              </table:table-cell>
              <table:table-cell office:value-type="float" office:value="16.359324558339">
                <text:p>16.3593245583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796.45">
                <text:p>19796.45</text:p>
              </table:table-cell>
              <table:table-cell office:value-type="float" office:value="30.409661292799">
                <text:p>30.409661292799</text:p>
              </table:table-cell>
              <table:table-cell office:value-type="float" office:value="30.409661292799">
                <text:p>30.4096612927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44654.85">
                <text:p>44654.85</text:p>
              </table:table-cell>
              <table:table-cell office:value-type="float" office:value="44.125134565132">
                <text:p>44.125134565132</text:p>
              </table:table-cell>
              <table:table-cell office:value-type="float" office:value="44.125134565132">
                <text:p>44.1251345651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79451.95">
                <text:p>79451.95</text:p>
              </table:table-cell>
              <table:table-cell office:value-type="float" office:value="55.486462333861">
                <text:p>55.486462333861</text:p>
              </table:table-cell>
              <table:table-cell office:value-type="float" office:value="55.486462333861">
                <text:p>55.4864623338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24289.95">
                <text:p>124289.95</text:p>
              </table:table-cell>
              <table:table-cell office:value-type="float" office:value="63.973021662341">
                <text:p>63.973021662341</text:p>
              </table:table-cell>
              <table:table-cell office:value-type="float" office:value="63.973021662341">
                <text:p>63.9730216623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79120.2">
                <text:p>179120.2</text:p>
              </table:table-cell>
              <table:table-cell office:value-type="float" office:value="58.717629333164">
                <text:p>58.717629333164</text:p>
              </table:table-cell>
              <table:table-cell office:value-type="float" office:value="58.717629333164">
                <text:p>58.7176293331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43897.2">
                <text:p>243897.2</text:p>
              </table:table-cell>
              <table:table-cell office:value-type="float" office:value="71.322226660902">
                <text:p>71.322226660902</text:p>
              </table:table-cell>
              <table:table-cell office:value-type="float" office:value="71.322226660902">
                <text:p>71.322226660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318695.9">
                <text:p>318695.9</text:p>
              </table:table-cell>
              <table:table-cell office:value-type="float" office:value="81.541952463727">
                <text:p>81.541952463727</text:p>
              </table:table-cell>
              <table:table-cell office:value-type="float" office:value="81.541952463727">
                <text:p>81.5419524637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03458.6">
                <text:p>403458.6</text:p>
              </table:table-cell>
              <table:table-cell office:value-type="float" office:value="97.71970126156">
                <text:p>97.71970126156</text:p>
              </table:table-cell>
              <table:table-cell office:value-type="float" office:value="97.71970126156">
                <text:p>97.719701261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98232.1">
                <text:p>498232.1</text:p>
              </table:table-cell>
              <table:table-cell office:value-type="float" office:value="104.178164388238">
                <text:p>104.178164388238</text:p>
              </table:table-cell>
              <table:table-cell office:value-type="float" office:value="104.178164388238">
                <text:p>104.1781643882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5745.85">
                <text:p>1995745.85</text:p>
              </table:table-cell>
              <table:table-cell office:value-type="float" office:value="217.225521626934">
                <text:p>217.225521626934</text:p>
              </table:table-cell>
              <table:table-cell office:value-type="float" office:value="217.225521626934">
                <text:p>217.225521626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493091.35">
                <text:p>4493091.35</text:p>
              </table:table-cell>
              <table:table-cell office:value-type="float" office:value="241.214893818769">
                <text:p>241.214893818769</text:p>
              </table:table-cell>
              <table:table-cell office:value-type="float" office:value="241.214893818769">
                <text:p>241.2148938187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7990301.85">
                <text:p>7990301.85</text:p>
              </table:table-cell>
              <table:table-cell office:value-type="float" office:value="268.16695475953">
                <text:p>268.16695475953</text:p>
              </table:table-cell>
              <table:table-cell office:value-type="float" office:value="268.16695475953">
                <text:p>268.166954759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487159.2">
                <text:p>12487159.2</text:p>
              </table:table-cell>
              <table:table-cell office:value-type="float" office:value="409.31028114378">
                <text:p>409.31028114378</text:p>
              </table:table-cell>
              <table:table-cell office:value-type="float" office:value="409.31028114378">
                <text:p>409.3102811437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7984131.4">
                <text:p>17984131.4</text:p>
              </table:table-cell>
              <table:table-cell office:value-type="float" office:value="456.666043186922">
                <text:p>456.666043186922</text:p>
              </table:table-cell>
              <table:table-cell office:value-type="float" office:value="456.666043186922">
                <text:p>456.666043186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4480838.4">
                <text:p>24480838.4</text:p>
              </table:table-cell>
              <table:table-cell office:value-type="float" office:value="567.321778182365">
                <text:p>567.321778182365</text:p>
              </table:table-cell>
              <table:table-cell office:value-type="float" office:value="567.321778182365">
                <text:p>567.3217781823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1977569.2">
                <text:p>31977569.2</text:p>
              </table:table-cell>
              <table:table-cell office:value-type="float" office:value="495.305839860586">
                <text:p>495.305839860586</text:p>
              </table:table-cell>
              <table:table-cell office:value-type="float" office:value="495.305839860586">
                <text:p>495.3058398605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0474457.7">
                <text:p>40474457.7</text:p>
              </table:table-cell>
              <table:table-cell office:value-type="float" office:value="326.101211282632">
                <text:p>326.101211282632</text:p>
              </table:table-cell>
              <table:table-cell office:value-type="float" office:value="326.101211282632">
                <text:p>326.1012112826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9970904.85">
                <text:p>49970904.85</text:p>
              </table:table-cell>
              <table:table-cell office:value-type="float" office:value="680.98678401273">
                <text:p>680.98678401273</text:p>
              </table:table-cell>
              <table:table-cell office:value-type="float" office:value="680.98678401273">
                <text:p>680.986784012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99934892.35">
                <text:p>199934892.35</text:p>
              </table:table-cell>
              <table:table-cell office:value-type="float" office:value="1145.32440819185">
                <text:p>1145.32440819185</text:p>
              </table:table-cell>
              <table:table-cell office:value-type="float" office:value="1145.32440819185">
                <text:p>1145.32440819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49896631.4">
                <text:p>449896631.4</text:p>
              </table:table-cell>
              <table:table-cell office:value-type="float" office:value="1667.39077603302">
                <text:p>1667.39077603302</text:p>
              </table:table-cell>
              <table:table-cell office:value-type="float" office:value="1667.39077603302">
                <text:p>1667.39077603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799856847.4">
                <text:p>799856847.4</text:p>
              </table:table-cell>
              <table:table-cell office:value-type="float" office:value="1772.32051277414">
                <text:p>1772.32051277414</text:p>
              </table:table-cell>
              <table:table-cell office:value-type="float" office:value="1772.32051277414">
                <text:p>1772.32051277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249815403.85">
                <text:p>1249815403.85</text:p>
              </table:table-cell>
              <table:table-cell office:value-type="float" office:value="1886.30432327342">
                <text:p>1886.30432327342</text:p>
              </table:table-cell>
              <table:table-cell office:value-type="float" office:value="1886.30432327342">
                <text:p>1886.304323273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799773228.9">
                <text:p>1799773228.9</text:p>
              </table:table-cell>
              <table:table-cell office:value-type="float" office:value="2468.7745948142">
                <text:p>2468.7745948142</text:p>
              </table:table-cell>
              <table:table-cell office:value-type="float" office:value="2468.7745948142">
                <text:p>2468.77459481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449728526.85">
                <text:p>2449728526.85</text:p>
              </table:table-cell>
              <table:table-cell office:value-type="float" office:value="2874.12734582168">
                <text:p>2874.12734582168</text:p>
              </table:table-cell>
              <table:table-cell office:value-type="float" office:value="2874.12734582168">
                <text:p>2874.127345821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199685784.55">
                <text:p>3199685784.55</text:p>
              </table:table-cell>
              <table:table-cell office:value-type="float" office:value="3494.89227301787">
                <text:p>3494.89227301787</text:p>
              </table:table-cell>
              <table:table-cell office:value-type="float" office:value="3494.89227301787">
                <text:p>3494.892273017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4049640831.5">
                <text:p>4049640831.5</text:p>
              </table:table-cell>
              <table:table-cell office:value-type="float" office:value="3419.66080189249">
                <text:p>3419.66080189249</text:p>
              </table:table-cell>
              <table:table-cell office:value-type="float" office:value="3419.66080189249">
                <text:p>3419.6608018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999595611.3">
                <text:p>4999595611.3</text:p>
              </table:table-cell>
              <table:table-cell office:value-type="float" office:value="3322.45692221886">
                <text:p>3322.45692221886</text:p>
              </table:table-cell>
              <table:table-cell office:value-type="float" office:value="3322.45692221886">
                <text:p>3322.45692221886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I74:MinmaxSort.I109" chart:error-lower-range="MinmaxSort.I74:MinmaxSort.I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I74:MinmaxSort.I109" chart:error-lower-range="MinmaxSort.I74:MinmaxSort.I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I74:MinmaxSort.I109" chart:error-lower-range="MinmaxSort.I74:MinmaxSort.I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MinmaxSort.C74:MinmaxSort.C109 MinmaxSort.H1:MinmaxSort.H1 MinmaxSort.H74:MinmaxSort.H109" chart:data-source-has-labels="row" svg:x="0.32cm" svg:y="0.18cm" svg:width="10.285cm" svg:height="8.64cm">
          <chart:coordinate-region svg:x="1.682cm" svg:y="0.379cm" svg:width="8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H74:MinmaxSort.H109" chart:label-cell-address="MinmaxSort.H1:MinmaxSort.H1" chart:class="chart:scatter">
            <chart:domain table:cell-range-address="MinmaxSort.C74:MinmaxSort.C109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MinmaxSort.H1:Minmax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74:MinmaxSort.C109</svg:desc>
                </draw:g>
              </table:table-cell>
              <table:table-cell office:value-type="float" office:value="20">
                <text:p>20</text:p>
                <draw:g>
                  <svg:desc>MinmaxSort.H74:MinmaxSort.H109</svg:desc>
                </draw:g>
              </table:table-cell>
              <table:table-cell office:value-type="float" office:value="0">
                <text:p>0</text:p>
                <draw:g>
                  <svg:desc>MinmaxSort.I74:MinmaxSort.I109</svg:desc>
                </draw:g>
              </table:table-cell>
              <table:table-cell office:value-type="float" office:value="0">
                <text:p>0</text:p>
                <draw:g>
                  <svg:desc>MinmaxSort.I74:MinmaxSort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E110:MinmaxSort.E145" chart:error-lower-range="MinmaxSort.E110:MinmaxSort.E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E110:MinmaxSort.E145" chart:error-lower-range="MinmaxSort.E110:MinmaxSort.E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E110:MinmaxSort.E145" chart:error-lower-range="MinmaxSort.E110:MinmaxSort.E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MinmaxSort.C110:MinmaxSort.D145 MinmaxSort.D1:MinmaxSort.D1" chart:data-source-has-labels="row" svg:x="0.32cm" svg:y="0.18cm" svg:width="10.603cm" svg:height="8.64cm">
          <chart:coordinate-region svg:x="1.497cm" svg:y="0.379cm" svg:width="8.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D110:MinmaxSort.D145" chart:label-cell-address="MinmaxSort.D1:MinmaxSort.D1" chart:class="chart:scatter">
            <chart:domain table:cell-range-address="MinmaxSort.C110:Minmax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MinmaxSort.D1:Minmax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110:MinmaxSort.C145</svg:desc>
                </draw:g>
              </table:table-cell>
              <table:table-cell office:value-type="float" office:value="0">
                <text:p>0</text:p>
                <draw:g>
                  <svg:desc>MinmaxSort.D110:MinmaxSort.D145</svg:desc>
                </draw:g>
              </table:table-cell>
              <table:table-cell office:value-type="float" office:value="0">
                <text:p>0</text:p>
                <draw:g>
                  <svg:desc>MinmaxSort.E110:MinmaxSort.E145</svg:desc>
                </draw:g>
              </table:table-cell>
              <table:table-cell office:value-type="float" office:value="0">
                <text:p>0</text:p>
                <draw:g>
                  <svg:desc>MinmaxSort.E110:MinmaxSort.E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6.95">
                <text:p>6.9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11.85">
                <text:p>11.8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8.05">
                <text:p>18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6.8">
                <text:p>26.8</text:p>
              </table:table-cell>
              <table:table-cell office:value-type="float" office:value="0.509901951359">
                <text:p>0.509901951359</text:p>
              </table:table-cell>
              <table:table-cell office:value-type="float" office:value="0.509901951359">
                <text:p>0.50990195135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36.35">
                <text:p>36.35</text:p>
              </table:table-cell>
              <table:table-cell office:value-type="float" office:value="0.653834841532">
                <text:p>0.653834841532</text:p>
              </table:table-cell>
              <table:table-cell office:value-type="float" office:value="0.653834841532">
                <text:p>0.6538348415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47.5">
                <text:p>47.5</text:p>
              </table:table-cell>
              <table:table-cell office:value-type="float" office:value="0.670820393249">
                <text:p>0.670820393249</text:p>
              </table:table-cell>
              <table:table-cell office:value-type="float" office:value="0.670820393249">
                <text:p>0.6708203932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60.05">
                <text:p>60.05</text:p>
              </table:table-cell>
              <table:table-cell office:value-type="float" office:value="0.384057287393">
                <text:p>0.384057287393</text:p>
              </table:table-cell>
              <table:table-cell office:value-type="float" office:value="0.384057287393">
                <text:p>0.3840572873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74.3">
                <text:p>74.3</text:p>
              </table:table-cell>
              <table:table-cell office:value-type="float" office:value="0.781024967589">
                <text:p>0.781024967589</text:p>
              </table:table-cell>
              <table:table-cell office:value-type="float" office:value="0.781024967589">
                <text:p>0.7810249675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341.65">
                <text:p>341.65</text:p>
              </table:table-cell>
              <table:table-cell office:value-type="float" office:value="1.458595214577">
                <text:p>1.458595214577</text:p>
              </table:table-cell>
              <table:table-cell office:value-type="float" office:value="1.458595214577">
                <text:p>1.4585952145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822.75">
                <text:p>822.75</text:p>
              </table:table-cell>
              <table:table-cell office:value-type="float" office:value="5.097793640383">
                <text:p>5.097793640383</text:p>
              </table:table-cell>
              <table:table-cell office:value-type="float" office:value="5.097793640383">
                <text:p>5.09779364038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502.5">
                <text:p>1502.5</text:p>
              </table:table-cell>
              <table:table-cell office:value-type="float" office:value="5.740209055483">
                <text:p>5.740209055483</text:p>
              </table:table-cell>
              <table:table-cell office:value-type="float" office:value="5.740209055483">
                <text:p>5.74020905548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2384.6">
                <text:p>2384.6</text:p>
              </table:table-cell>
              <table:table-cell office:value-type="float" office:value="6.967065379476">
                <text:p>6.967065379476</text:p>
              </table:table-cell>
              <table:table-cell office:value-type="float" office:value="6.967065379476">
                <text:p>6.9670653794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3441.95">
                <text:p>3441.95</text:p>
              </table:table-cell>
              <table:table-cell office:value-type="float" office:value="56.919658291299">
                <text:p>56.919658291299</text:p>
              </table:table-cell>
              <table:table-cell office:value-type="float" office:value="56.919658291299">
                <text:p>56.91965829129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4651.95">
                <text:p>4651.95</text:p>
              </table:table-cell>
              <table:table-cell office:value-type="float" office:value="15.386601314087">
                <text:p>15.386601314087</text:p>
              </table:table-cell>
              <table:table-cell office:value-type="float" office:value="15.386601314087">
                <text:p>15.3866013140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6101.95">
                <text:p>6101.95</text:p>
              </table:table-cell>
              <table:table-cell office:value-type="float" office:value="10.739995344686">
                <text:p>10.739995344686</text:p>
              </table:table-cell>
              <table:table-cell office:value-type="float" office:value="10.739995344686">
                <text:p>10.7399953446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7751.9">
                <text:p>7751.9</text:p>
              </table:table-cell>
              <table:table-cell office:value-type="float" office:value="26.916351907522">
                <text:p>26.916351907522</text:p>
              </table:table-cell>
              <table:table-cell office:value-type="float" office:value="26.916351907522">
                <text:p>26.9163519075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9631.25">
                <text:p>9631.25</text:p>
              </table:table-cell>
              <table:table-cell office:value-type="float" office:value="400.633482749508">
                <text:p>400.633482749508</text:p>
              </table:table-cell>
              <table:table-cell office:value-type="float" office:value="400.633482749508">
                <text:p>400.633482749508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G110:MinmaxSort.G145" chart:error-lower-range="MinmaxSort.G110:MinmaxSort.G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G110:MinmaxSort.G145" chart:error-lower-range="MinmaxSort.G110:MinmaxSort.G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G110:MinmaxSort.G145" chart:error-lower-range="MinmaxSort.G110:MinmaxSort.G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MinmaxSort.C110:MinmaxSort.C145 MinmaxSort.F1:MinmaxSort.F1 MinmaxSort.F110:MinmaxSort.F145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F110:MinmaxSort.F145" chart:label-cell-address="MinmaxSort.F1:MinmaxSort.F1" chart:class="chart:scatter">
            <chart:domain table:cell-range-address="MinmaxSort.C110:Minmax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MinmaxSort.F1:Minmax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110:MinmaxSort.C145</svg:desc>
                </draw:g>
              </table:table-cell>
              <table:table-cell office:value-type="float" office:value="201.5">
                <text:p>201.5</text:p>
                <draw:g>
                  <svg:desc>MinmaxSort.F110:MinmaxSort.F145</svg:desc>
                </draw:g>
              </table:table-cell>
              <table:table-cell office:value-type="float" office:value="4.994997497497">
                <text:p>4.994997497497</text:p>
                <draw:g>
                  <svg:desc>MinmaxSort.G110:MinmaxSort.G145</svg:desc>
                </draw:g>
              </table:table-cell>
              <table:table-cell office:value-type="float" office:value="4.994997497497">
                <text:p>4.994997497497</text:p>
                <draw:g>
                  <svg:desc>MinmaxSort.G110:MinmaxSort.G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47.45">
                <text:p>447.45</text:p>
              </table:table-cell>
              <table:table-cell office:value-type="float" office:value="4.030818775385">
                <text:p>4.030818775385</text:p>
              </table:table-cell>
              <table:table-cell office:value-type="float" office:value="4.030818775385">
                <text:p>4.0308187753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90.3">
                <text:p>790.3</text:p>
              </table:table-cell>
              <table:table-cell office:value-type="float" office:value="8.124653838773">
                <text:p>8.124653838773</text:p>
              </table:table-cell>
              <table:table-cell office:value-type="float" office:value="8.124653838773">
                <text:p>8.1246538387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34.35">
                <text:p>1234.35</text:p>
              </table:table-cell>
              <table:table-cell office:value-type="float" office:value="11.433612727364">
                <text:p>11.433612727364</text:p>
              </table:table-cell>
              <table:table-cell office:value-type="float" office:value="11.433612727364">
                <text:p>11.433612727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776">
                <text:p>1776</text:p>
              </table:table-cell>
              <table:table-cell office:value-type="float" office:value="9.602083107312">
                <text:p>9.602083107312</text:p>
              </table:table-cell>
              <table:table-cell office:value-type="float" office:value="9.602083107312">
                <text:p>9.602083107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21.9">
                <text:p>2421.9</text:p>
              </table:table-cell>
              <table:table-cell office:value-type="float" office:value="10.857716150176">
                <text:p>10.857716150176</text:p>
              </table:table-cell>
              <table:table-cell office:value-type="float" office:value="10.857716150176">
                <text:p>10.857716150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159.35">
                <text:p>3159.35</text:p>
              </table:table-cell>
              <table:table-cell office:value-type="float" office:value="13.528765649322">
                <text:p>13.528765649322</text:p>
              </table:table-cell>
              <table:table-cell office:value-type="float" office:value="13.528765649322">
                <text:p>13.5287656493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989.85">
                <text:p>3989.85</text:p>
              </table:table-cell>
              <table:table-cell office:value-type="float" office:value="12.562941534627">
                <text:p>12.562941534627</text:p>
              </table:table-cell>
              <table:table-cell office:value-type="float" office:value="12.562941534627">
                <text:p>12.5629415346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936.1">
                <text:p>4936.1</text:p>
              </table:table-cell>
              <table:table-cell office:value-type="float" office:value="14.497930887157">
                <text:p>14.497930887157</text:p>
              </table:table-cell>
              <table:table-cell office:value-type="float" office:value="14.497930887157">
                <text:p>14.4979308871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818.05">
                <text:p>19818.05</text:p>
              </table:table-cell>
              <table:table-cell office:value-type="float" office:value="25.020941230775">
                <text:p>25.020941230775</text:p>
              </table:table-cell>
              <table:table-cell office:value-type="float" office:value="25.020941230775">
                <text:p>25.0209412307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44664.6">
                <text:p>44664.6</text:p>
              </table:table-cell>
              <table:table-cell office:value-type="float" office:value="49.084009611407">
                <text:p>49.084009611407</text:p>
              </table:table-cell>
              <table:table-cell office:value-type="float" office:value="49.084009611407">
                <text:p>49.0840096114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79511.65">
                <text:p>79511.65</text:p>
              </table:table-cell>
              <table:table-cell office:value-type="float" office:value="44.301551908344">
                <text:p>44.301551908344</text:p>
              </table:table-cell>
              <table:table-cell office:value-type="float" office:value="44.301551908344">
                <text:p>44.3015519083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24350.2">
                <text:p>124350.2</text:p>
              </table:table-cell>
              <table:table-cell office:value-type="float" office:value="41.509757882526">
                <text:p>41.509757882526</text:p>
              </table:table-cell>
              <table:table-cell office:value-type="float" office:value="41.509757882526">
                <text:p>41.5097578825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79125.65">
                <text:p>179125.65</text:p>
              </table:table-cell>
              <table:table-cell office:value-type="float" office:value="63.206229945847">
                <text:p>63.206229945847</text:p>
              </table:table-cell>
              <table:table-cell office:value-type="float" office:value="63.206229945847">
                <text:p>63.2062299458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43955.35">
                <text:p>243955.35</text:p>
              </table:table-cell>
              <table:table-cell office:value-type="float" office:value="95.420791732264">
                <text:p>95.420791732264</text:p>
              </table:table-cell>
              <table:table-cell office:value-type="float" office:value="95.420791732264">
                <text:p>95.4207917322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318779.9">
                <text:p>318779.9</text:p>
              </table:table-cell>
              <table:table-cell office:value-type="float" office:value="81.365778668642">
                <text:p>81.365778668642</text:p>
              </table:table-cell>
              <table:table-cell office:value-type="float" office:value="81.365778668642">
                <text:p>81.3657786686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03562.8">
                <text:p>403562.8</text:p>
              </table:table-cell>
              <table:table-cell office:value-type="float" office:value="83.735058536292">
                <text:p>83.735058536292</text:p>
              </table:table-cell>
              <table:table-cell office:value-type="float" office:value="83.735058536292">
                <text:p>83.7350585362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98388.45">
                <text:p>498388.45</text:p>
              </table:table-cell>
              <table:table-cell office:value-type="float" office:value="114.684120964144">
                <text:p>114.684120964144</text:p>
              </table:table-cell>
              <table:table-cell office:value-type="float" office:value="114.684120964144">
                <text:p>114.684120964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6238.1">
                <text:p>1996238.1</text:p>
              </table:table-cell>
              <table:table-cell office:value-type="float" office:value="165.010879435361">
                <text:p>165.010879435361</text:p>
              </table:table-cell>
              <table:table-cell office:value-type="float" office:value="165.010879435361">
                <text:p>165.01087943536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494058.65">
                <text:p>4494058.65</text:p>
              </table:table-cell>
              <table:table-cell office:value-type="float" office:value="237.48880730205">
                <text:p>237.48880730205</text:p>
              </table:table-cell>
              <table:table-cell office:value-type="float" office:value="237.48880730205">
                <text:p>237.48880730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7991886.85">
                <text:p>7991886.85</text:p>
              </table:table-cell>
              <table:table-cell office:value-type="float" office:value="274.563872919399">
                <text:p>274.563872919399</text:p>
              </table:table-cell>
              <table:table-cell office:value-type="float" office:value="274.563872919399">
                <text:p>274.5638729193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489575.5">
                <text:p>12489575.5</text:p>
              </table:table-cell>
              <table:table-cell office:value-type="float" office:value="298.832153976107">
                <text:p>298.832153976107</text:p>
              </table:table-cell>
              <table:table-cell office:value-type="float" office:value="298.832153976107">
                <text:p>298.8321539761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7987338.9">
                <text:p>17987338.9</text:p>
              </table:table-cell>
              <table:table-cell office:value-type="float" office:value="457.50553275343">
                <text:p>457.50553275343</text:p>
              </table:table-cell>
              <table:table-cell office:value-type="float" office:value="457.50553275343">
                <text:p>457.505532753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4485150.85">
                <text:p>24485150.85</text:p>
              </table:table-cell>
              <table:table-cell office:value-type="float" office:value="470.243819736102">
                <text:p>470.243819736102</text:p>
              </table:table-cell>
              <table:table-cell office:value-type="float" office:value="470.243819736102">
                <text:p>470.2438197361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1982864.7">
                <text:p>31982864.7</text:p>
              </table:table-cell>
              <table:table-cell office:value-type="float" office:value="547.554677635029">
                <text:p>547.554677635029</text:p>
              </table:table-cell>
              <table:table-cell office:value-type="float" office:value="547.554677635029">
                <text:p>547.55467763502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0480664.35">
                <text:p>40480664.35</text:p>
              </table:table-cell>
              <table:table-cell office:value-type="float" office:value="401.249299064808">
                <text:p>401.249299064808</text:p>
              </table:table-cell>
              <table:table-cell office:value-type="float" office:value="401.249299064808">
                <text:p>401.2492990648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9978637.35">
                <text:p>49978637.35</text:p>
              </table:table-cell>
              <table:table-cell office:value-type="float" office:value="617.814292486019">
                <text:p>617.814292486019</text:p>
              </table:table-cell>
              <table:table-cell office:value-type="float" office:value="617.814292486019">
                <text:p>617.8142924860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99955561">
                <text:p>199955561</text:p>
              </table:table-cell>
              <table:table-cell office:value-type="float" office:value="1238.82524998484">
                <text:p>1238.82524998484</text:p>
              </table:table-cell>
              <table:table-cell office:value-type="float" office:value="1238.82524998484">
                <text:p>1238.825249984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49933798">
                <text:p>449933798</text:p>
              </table:table-cell>
              <table:table-cell office:value-type="float" office:value="1213.44468353527">
                <text:p>1213.44468353527</text:p>
              </table:table-cell>
              <table:table-cell office:value-type="float" office:value="1213.44468353527">
                <text:p>1213.444683535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799910944.25">
                <text:p>799910944.25</text:p>
              </table:table-cell>
              <table:table-cell office:value-type="float" office:value="1743.55957741627">
                <text:p>1743.55957741627</text:p>
              </table:table-cell>
              <table:table-cell office:value-type="float" office:value="1743.55957741627">
                <text:p>1743.559577416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249888562.8">
                <text:p>1249888562.8</text:p>
              </table:table-cell>
              <table:table-cell office:value-type="float" office:value="1905.5455911628">
                <text:p>1905.5455911628</text:p>
              </table:table-cell>
              <table:table-cell office:value-type="float" office:value="1905.5455911628">
                <text:p>1905.54559116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799865904.25">
                <text:p>1799865904.25</text:p>
              </table:table-cell>
              <table:table-cell office:value-type="float" office:value="2700.82654015396">
                <text:p>2700.82654015396</text:p>
              </table:table-cell>
              <table:table-cell office:value-type="float" office:value="2700.82654015396">
                <text:p>2700.826540153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449844898.9">
                <text:p>2449844898.9</text:p>
              </table:table-cell>
              <table:table-cell office:value-type="float" office:value="2654.65025945039">
                <text:p>2654.65025945039</text:p>
              </table:table-cell>
              <table:table-cell office:value-type="float" office:value="2654.65025945039">
                <text:p>2654.650259450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199820815.4">
                <text:p>3199820815.4</text:p>
              </table:table-cell>
              <table:table-cell office:value-type="float" office:value="2365.40398240977">
                <text:p>2365.40398240977</text:p>
              </table:table-cell>
              <table:table-cell office:value-type="float" office:value="2365.40398240977">
                <text:p>2365.403982409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4049800041.6">
                <text:p>4049800041.6</text:p>
              </table:table-cell>
              <table:table-cell office:value-type="float" office:value="2546.36368180195">
                <text:p>2546.36368180195</text:p>
              </table:table-cell>
              <table:table-cell office:value-type="float" office:value="2546.36368180195">
                <text:p>2546.363681801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999776157.75">
                <text:p>4999776157.75</text:p>
              </table:table-cell>
              <table:table-cell office:value-type="float" office:value="3224.8634079601">
                <text:p>3224.8634079601</text:p>
              </table:table-cell>
              <table:table-cell office:value-type="float" office:value="3224.8634079601">
                <text:p>3224.863407960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MinmaxSort.I110:MinmaxSort.I145" chart:error-lower-range="MinmaxSort.I110:MinmaxSort.I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MinmaxSort.I110:MinmaxSort.I145" chart:error-lower-range="MinmaxSort.I110:MinmaxSort.I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MinmaxSort.I110:MinmaxSort.I145" chart:error-lower-range="MinmaxSort.I110:MinmaxSort.I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MinmaxSort.C110:MinmaxSort.C145 MinmaxSort.H1:MinmaxSort.H1 MinmaxSort.H110:MinmaxSort.H145" chart:data-source-has-labels="row" svg:x="0.32cm" svg:y="0.18cm" svg:width="10.285cm" svg:height="8.64cm">
          <chart:coordinate-region svg:x="1.682cm" svg:y="0.379cm" svg:width="8.36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inmaxSort.H110:MinmaxSort.H145" chart:label-cell-address="MinmaxSort.H1:MinmaxSort.H1" chart:class="chart:scatter">
            <chart:domain table:cell-range-address="MinmaxSort.C110:Minmax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MinmaxSort.H1:Minmax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inmaxSort.C110:MinmaxSort.C145</svg:desc>
                </draw:g>
              </table:table-cell>
              <table:table-cell office:value-type="float" office:value="20">
                <text:p>20</text:p>
                <draw:g>
                  <svg:desc>MinmaxSort.H110:MinmaxSort.H145</svg:desc>
                </draw:g>
              </table:table-cell>
              <table:table-cell office:value-type="float" office:value="0">
                <text:p>0</text:p>
                <draw:g>
                  <svg:desc>MinmaxSort.I110:MinmaxSort.I145</svg:desc>
                </draw:g>
              </table:table-cell>
              <table:table-cell office:value-type="float" office:value="0">
                <text:p>0</text:p>
                <draw:g>
                  <svg:desc>MinmaxSort.I110:MinmaxSort.I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E2:ShakerSort.E37" chart:error-lower-range="ShakerSort.E2:ShakerSort.E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E2:ShakerSort.E37" chart:error-lower-range="ShakerSort.E2:ShakerSort.E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E2:ShakerSort.E37" chart:error-lower-range="ShakerSort.E2:ShakerSort.E37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1cm" svg:y="3.952cm" style:legend-expansion="high" chart:style-name="ch2"/>
        <chart:plot-area chart:style-name="ch3" table:cell-range-address="ShakerSort.C2:ShakerSort.D37 ShakerSort.D1:ShakerSort.D1" chart:data-source-has-labels="row" svg:x="0.32cm" svg:y="0.18cm" svg:width="11.37cm" svg:height="8.64cm">
          <chart:coordinate-region svg:x="1.047cm" svg:y="0.379cm" svg:width="10.08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D2:ShakerSort.D37" chart:label-cell-address="ShakerSort.D1:ShakerSort.D1" chart:class="chart:scatter">
            <chart:domain table:cell-range-address="ShakerSort.C2:ShakerSort.C37"/>
            <chart:regression-curve chart:style-name="ch8">
              <chart:equation chart:display-equation="true" chart:display-r-square="true" svg:x="1.25cm" svg:y="0.817cm"/>
            </chart:regression-curve>
            <chart:error-indicator chart:style-name="ch9" chart:dimension="y"/>
            <chart:data-point chart:repeated="34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ShakerSort.D1:Shaker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2:ShakerSort.C37</svg:desc>
                </draw:g>
              </table:table-cell>
              <table:table-cell office:value-type="float" office:value="0">
                <text:p>0</text:p>
                <draw:g>
                  <svg:desc>ShakerSort.D2:ShakerSort.D37</svg:desc>
                </draw:g>
              </table:table-cell>
              <table:table-cell office:value-type="float" office:value="0">
                <text:p>0</text:p>
                <draw:g>
                  <svg:desc>ShakerSort.E2:ShakerSort.E37</svg:desc>
                </draw:g>
              </table:table-cell>
              <table:table-cell office:value-type="float" office:value="0">
                <text:p>0</text:p>
                <draw:g>
                  <svg:desc>ShakerSort.E2:ShakerSort.E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G2:ShakerSort.G37" chart:error-lower-range="ShakerSort.G2:ShakerSort.G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G2:ShakerSort.G37" chart:error-lower-range="ShakerSort.G2:ShakerSort.G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G2:ShakerSort.G37" chart:error-lower-range="ShakerSort.G2:ShakerSort.G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ShakerSort.C2:ShakerSort.C37 ShakerSort.F1:ShakerSort.F37" chart:data-source-has-labels="row" svg:x="0.32cm" svg:y="0.18cm" svg:width="10.074cm" svg:height="8.64cm">
          <chart:coordinate-region svg:x="1.682cm" svg:y="0.379cm" svg:width="8.15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F2:ShakerSort.F37" chart:label-cell-address="ShakerSort.F1:ShakerSort.F1" chart:class="chart:scatter">
            <chart:domain table:cell-range-address="ShakerSort.C2:ShakerSort.C37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ShakerSort.F1:Shaker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2:ShakerSort.C37</svg:desc>
                </draw:g>
              </table:table-cell>
              <table:table-cell office:value-type="float" office:value="19">
                <text:p>19</text:p>
                <draw:g>
                  <svg:desc>ShakerSort.F2:ShakerSort.F37</svg:desc>
                </draw:g>
              </table:table-cell>
              <table:table-cell office:value-type="float" office:value="0">
                <text:p>0</text:p>
                <draw:g>
                  <svg:desc>ShakerSort.G2:ShakerSort.G37</svg:desc>
                </draw:g>
              </table:table-cell>
              <table:table-cell office:value-type="float" office:value="0">
                <text:p>0</text:p>
                <draw:g>
                  <svg:desc>ShakerSort.G2:ShakerSort.G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599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699">
                <text:p>6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799">
                <text:p>7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899">
                <text:p>8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9">
                <text:p>1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999">
                <text:p>2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999">
                <text:p>3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4999">
                <text:p>4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5999">
                <text:p>5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6999">
                <text:p>6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7999">
                <text:p>7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8999">
                <text:p>8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9999">
                <text:p>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9999">
                <text:p>1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9999">
                <text:p>2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9999">
                <text:p>3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49999">
                <text:p>4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59999">
                <text:p>5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69999">
                <text:p>6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79999">
                <text:p>7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89999">
                <text:p>8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99999">
                <text:p>99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I2:ShakerSort.I37" chart:error-lower-range="ShakerSort.I2:ShakerSort.I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I2:ShakerSort.I37" chart:error-lower-range="ShakerSort.I2:ShakerSort.I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I2:ShakerSort.I37" chart:error-lower-range="ShakerSort.I2:ShakerSort.I37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ShakerSort.C2:ShakerSort.C37 ShakerSort.H1:ShakerSort.H37" chart:data-source-has-labels="row" svg:x="0.32cm" svg:y="0.18cm" svg:width="11.053cm" svg:height="8.64cm">
          <chart:coordinate-region svg:x="1.047cm" svg:y="0.379cm" svg:width="9.76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H2:ShakerSort.H37" chart:label-cell-address="ShakerSort.H1:ShakerSort.H1" chart:class="chart:scatter">
            <chart:domain table:cell-range-address="ShakerSort.C2:ShakerSort.C37"/>
            <chart:regression-curve chart:style-name="ch8">
              <chart:equation chart:display-equation="true" chart:display-r-square="true" svg:x="1.26cm" svg:y="0.714cm"/>
            </chart:regression-curve>
            <chart:error-indicator chart:style-name="ch9" chart:dimension="y"/>
            <chart:data-point chart:repeated="27"/>
            <chart:data-point chart:style-name="ch10"/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ShakerSort.H1:Shaker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2:ShakerSort.C37</svg:desc>
                </draw:g>
              </table:table-cell>
              <table:table-cell office:value-type="float" office:value="0">
                <text:p>0</text:p>
                <draw:g>
                  <svg:desc>ShakerSort.H2:ShakerSort.H37</svg:desc>
                </draw:g>
              </table:table-cell>
              <table:table-cell office:value-type="float" office:value="0">
                <text:p>0</text:p>
                <draw:g>
                  <svg:desc>ShakerSort.I2:ShakerSort.I37</svg:desc>
                </draw:g>
              </table:table-cell>
              <table:table-cell office:value-type="float" office:value="0">
                <text:p>0</text:p>
                <draw:g>
                  <svg:desc>ShakerSort.I2:ShakerSort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E38:ShakerSort.E73" chart:error-lower-range="ShakerSort.E38:ShakerSort.E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E38:ShakerSort.E73" chart:error-lower-range="ShakerSort.E38:ShakerSort.E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E38:ShakerSort.E73" chart:error-lower-range="ShakerSort.E38:ShakerSort.E7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ShakerSort.C38:ShakerSort.D73 ShakerSort.D1:ShakerSort.D1" chart:data-source-has-labels="row" svg:x="0.32cm" svg:y="0.18cm" svg:width="10.603cm" svg:height="8.64cm">
          <chart:coordinate-region svg:x="1.682cm" svg:y="0.379cm" svg:width="8.6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D38:ShakerSort.D73" chart:label-cell-address="ShakerSort.D1:ShakerSort.D1" chart:class="chart:scatter">
            <chart:domain table:cell-range-address="ShakerSort.C38:ShakerSort.C73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ShakerSort.D1:Shaker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38:ShakerSort.C73</svg:desc>
                </draw:g>
              </table:table-cell>
              <table:table-cell office:value-type="float" office:value="0">
                <text:p>0</text:p>
                <draw:g>
                  <svg:desc>ShakerSort.D38:ShakerSort.D73</svg:desc>
                </draw:g>
              </table:table-cell>
              <table:table-cell office:value-type="float" office:value="0">
                <text:p>0</text:p>
                <draw:g>
                  <svg:desc>ShakerSort.E38:ShakerSort.E73</svg:desc>
                </draw:g>
              </table:table-cell>
              <table:table-cell office:value-type="float" office:value="0">
                <text:p>0</text:p>
                <draw:g>
                  <svg:desc>ShakerSort.E38:ShakerSort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05">
                <text:p>0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.3">
                <text:p>0.3</text:p>
              </table:table-cell>
              <table:table-cell office:value-type="float" office:value="0.953939201417">
                <text:p>0.953939201417</text:p>
              </table:table-cell>
              <table:table-cell office:value-type="float" office:value="0.953939201417">
                <text:p>0.953939201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.1">
                <text:p>0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1.05">
                <text:p>1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2.75">
                <text:p>2.75</text:p>
              </table:table-cell>
              <table:table-cell office:value-type="float" office:value="0.433012701892">
                <text:p>0.433012701892</text:p>
              </table:table-cell>
              <table:table-cell office:value-type="float" office:value="0.433012701892">
                <text:p>0.433012701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.85">
                <text:p>3.85</text:p>
              </table:table-cell>
              <table:table-cell office:value-type="float" office:value="0.357071421427">
                <text:p>0.357071421427</text:p>
              </table:table-cell>
              <table:table-cell office:value-type="float" office:value="0.357071421427">
                <text:p>0.3570714214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4.85">
                <text:p>4.85</text:p>
              </table:table-cell>
              <table:table-cell office:value-type="float" office:value="0.653834841531">
                <text:p>0.653834841531</text:p>
              </table:table-cell>
              <table:table-cell office:value-type="float" office:value="0.653834841531">
                <text:p>0.6538348415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5.1">
                <text:p>5.1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7.1">
                <text:p>7.1</text:p>
              </table:table-cell>
              <table:table-cell office:value-type="float" office:value="0.830662386292">
                <text:p>0.830662386292</text:p>
              </table:table-cell>
              <table:table-cell office:value-type="float" office:value="0.830662386292">
                <text:p>0.8306623862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30.55">
                <text:p>30.55</text:p>
              </table:table-cell>
              <table:table-cell office:value-type="float" office:value="2.923610781209">
                <text:p>2.923610781209</text:p>
              </table:table-cell>
              <table:table-cell office:value-type="float" office:value="2.923610781209">
                <text:p>2.9236107812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62.1">
                <text:p>62.1</text:p>
              </table:table-cell>
              <table:table-cell office:value-type="float" office:value="2.3">
                <text:p>2.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118.95">
                <text:p>118.95</text:p>
              </table:table-cell>
              <table:table-cell office:value-type="float" office:value="4.984726672547">
                <text:p>4.984726672547</text:p>
              </table:table-cell>
              <table:table-cell office:value-type="float" office:value="4.984726672547">
                <text:p>4.9847266725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78.85">
                <text:p>178.85</text:p>
              </table:table-cell>
              <table:table-cell office:value-type="float" office:value="3.691544392255">
                <text:p>3.691544392255</text:p>
              </table:table-cell>
              <table:table-cell office:value-type="float" office:value="3.691544392255">
                <text:p>3.691544392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54.3">
                <text:p>254.3</text:p>
              </table:table-cell>
              <table:table-cell office:value-type="float" office:value="10.39759587597">
                <text:p>10.39759587597</text:p>
              </table:table-cell>
              <table:table-cell office:value-type="float" office:value="10.39759587597">
                <text:p>10.397595875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344.05">
                <text:p>344.05</text:p>
              </table:table-cell>
              <table:table-cell office:value-type="float" office:value="15.474091249571">
                <text:p>15.474091249571</text:p>
              </table:table-cell>
              <table:table-cell office:value-type="float" office:value="15.474091249571">
                <text:p>15.47409124957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451.6">
                <text:p>451.6</text:p>
              </table:table-cell>
              <table:table-cell office:value-type="float" office:value="18.524038436582">
                <text:p>18.524038436582</text:p>
              </table:table-cell>
              <table:table-cell office:value-type="float" office:value="18.524038436582">
                <text:p>18.5240384365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565.8">
                <text:p>565.8</text:p>
              </table:table-cell>
              <table:table-cell office:value-type="float" office:value="5.73236425918">
                <text:p>5.73236425918</text:p>
              </table:table-cell>
              <table:table-cell office:value-type="float" office:value="5.73236425918">
                <text:p>5.732364259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683.55">
                <text:p>683.55</text:p>
              </table:table-cell>
              <table:table-cell office:value-type="float" office:value="10.604126555267">
                <text:p>10.604126555267</text:p>
              </table:table-cell>
              <table:table-cell office:value-type="float" office:value="10.604126555267">
                <text:p>10.6041265552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693.55">
                <text:p>2693.55</text:p>
              </table:table-cell>
              <table:table-cell office:value-type="float" office:value="39.393495655999">
                <text:p>39.393495655999</text:p>
              </table:table-cell>
              <table:table-cell office:value-type="float" office:value="39.393495655999">
                <text:p>39.393495655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6919.05">
                <text:p>6919.05</text:p>
              </table:table-cell>
              <table:table-cell office:value-type="float" office:value="233.422679917801">
                <text:p>233.422679917801</text:p>
              </table:table-cell>
              <table:table-cell office:value-type="float" office:value="233.422679917801">
                <text:p>233.422679917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5854.65">
                <text:p>15854.65</text:p>
              </table:table-cell>
              <table:table-cell office:value-type="float" office:value="721.83372565985">
                <text:p>721.83372565985</text:p>
              </table:table-cell>
              <table:table-cell office:value-type="float" office:value="721.83372565985">
                <text:p>721.833725659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23041.2">
                <text:p>23041.2</text:p>
              </table:table-cell>
              <table:table-cell office:value-type="float" office:value="3159.77273866336">
                <text:p>3159.77273866336</text:p>
              </table:table-cell>
              <table:table-cell office:value-type="float" office:value="3159.77273866336">
                <text:p>3159.77273866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31429.8">
                <text:p>31429.8</text:p>
              </table:table-cell>
              <table:table-cell office:value-type="float" office:value="3765.0922511939">
                <text:p>3765.0922511939</text:p>
              </table:table-cell>
              <table:table-cell office:value-type="float" office:value="3765.0922511939">
                <text:p>3765.09225119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43473.4">
                <text:p>43473.4</text:p>
              </table:table-cell>
              <table:table-cell office:value-type="float" office:value="4265.44661670975">
                <text:p>4265.44661670975</text:p>
              </table:table-cell>
              <table:table-cell office:value-type="float" office:value="4265.44661670975">
                <text:p>4265.446616709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58158.75">
                <text:p>58158.75</text:p>
              </table:table-cell>
              <table:table-cell office:value-type="float" office:value="3706.49949244576">
                <text:p>3706.49949244576</text:p>
              </table:table-cell>
              <table:table-cell office:value-type="float" office:value="3706.49949244576">
                <text:p>3706.499492445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80646.75">
                <text:p>80646.75</text:p>
              </table:table-cell>
              <table:table-cell office:value-type="float" office:value="2542.34999311664">
                <text:p>2542.34999311664</text:p>
              </table:table-cell>
              <table:table-cell office:value-type="float" office:value="2542.34999311664">
                <text:p>2542.349993116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29032.25">
                <text:p>129032.25</text:p>
              </table:table-cell>
              <table:table-cell office:value-type="float" office:value="15142.1677572106">
                <text:p>15142.1677572106</text:p>
              </table:table-cell>
              <table:table-cell office:value-type="float" office:value="15142.1677572106">
                <text:p>15142.1677572106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G38:ShakerSort.G73" chart:error-lower-range="ShakerSort.G38:ShakerSort.G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G38:ShakerSort.G73" chart:error-lower-range="ShakerSort.G38:ShakerSort.G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G38:ShakerSort.G73" chart:error-lower-range="ShakerSort.G38:ShakerSort.G7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ShakerSort.C38:ShakerSort.C73 ShakerSort.F1:ShakerSort.F1 ShakerSort.F38:ShakerSort.F73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F38:ShakerSort.F73" chart:label-cell-address="ShakerSort.F1:ShakerSort.F1" chart:class="chart:scatter">
            <chart:domain table:cell-range-address="ShakerSort.C38:ShakerSort.C73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1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ShakerSort.F1:Shaker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38:ShakerSort.C73</svg:desc>
                </draw:g>
              </table:table-cell>
              <table:table-cell office:value-type="float" office:value="245">
                <text:p>245</text:p>
                <draw:g>
                  <svg:desc>ShakerSort.F38:ShakerSort.F73</svg:desc>
                </draw:g>
              </table:table-cell>
              <table:table-cell office:value-type="float" office:value="0">
                <text:p>0</text:p>
                <draw:g>
                  <svg:desc>ShakerSort.G38:ShakerSort.G73</svg:desc>
                </draw:g>
              </table:table-cell>
              <table:table-cell office:value-type="float" office:value="0">
                <text:p>0</text:p>
                <draw:g>
                  <svg:desc>ShakerSort.G38:ShakerSort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555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990">
                <text:p>9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550">
                <text:p>1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235">
                <text:p>22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45">
                <text:p>3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980">
                <text:p>39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5040">
                <text:p>50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6225">
                <text:p>6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24950">
                <text:p>24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56175">
                <text:p>561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99900">
                <text:p>99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56125">
                <text:p>156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224850">
                <text:p>224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306075">
                <text:p>3060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399800">
                <text:p>399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506025">
                <text:p>5060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624750">
                <text:p>6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2499500">
                <text:p>249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5624250">
                <text:p>5624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9999000">
                <text:p>999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5623750">
                <text:p>15623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22498500">
                <text:p>2249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30623250">
                <text:p>306232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9998000">
                <text:p>3999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50622750">
                <text:p>50622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62497500">
                <text:p>6249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49995000">
                <text:p>24999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62492500">
                <text:p>56249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999990000">
                <text:p>9999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562487500">
                <text:p>156248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249985000">
                <text:p>224998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3062482500">
                <text:p>3062482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999980000">
                <text:p>39999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5062477500">
                <text:p>506247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6249975000">
                <text:p>624997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2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I2:BinaryInsertionSort.I37" chart:error-lower-range="BinaryInsertionSort.I2:BinaryInsertionSort.I37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I2:BinaryInsertionSort.I37" chart:error-lower-range="BinaryInsertionSort.I2:BinaryInsertionSort.I37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I2:BinaryInsertionSort.I37" chart:error-lower-range="BinaryInsertionSort.I2:BinaryInsertionSort.I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93cm" svg:y="3.952cm" style:legend-expansion="high" chart:style-name="ch2"/>
        <chart:plot-area chart:style-name="ch3" table:cell-range-address="BinaryInsertionSort.C2:BinaryInsertionSort.C37 BinaryInsertionSort.H1:BinaryInsertionSort.H37" chart:data-source-has-labels="row" svg:x="0.32cm" svg:y="0.18cm" svg:width="11.053cm" svg:height="8.64cm">
          <chart:coordinate-region svg:x="1.047cm" svg:y="0.379cm" svg:width="9.76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H2:BinaryInsertionSort.H37" chart:label-cell-address="BinaryInsertionSort.H1:BinaryInsertionSort.H1" chart:class="chart:scatter">
            <chart:domain table:cell-range-address="BinaryInsertionSort.C2:BinaryInsertionSort.C37"/>
            <chart:regression-curve chart:style-name="ch8">
              <chart:equation chart:display-equation="true" chart:display-r-square="true" svg:x="1.26cm" svg:y="0.714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BinaryInsertionSort.H1:BinaryInsertion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2:BinaryInsertionSort.C37</svg:desc>
                </draw:g>
              </table:table-cell>
              <table:table-cell office:value-type="float" office:value="0">
                <text:p>0</text:p>
                <draw:g>
                  <svg:desc>BinaryInsertionSort.H2:BinaryInsertionSort.H37</svg:desc>
                </draw:g>
              </table:table-cell>
              <table:table-cell office:value-type="float" office:value="0">
                <text:p>0</text:p>
                <draw:g>
                  <svg:desc>BinaryInsertionSort.I2:BinaryInsertionSort.I37</svg:desc>
                </draw:g>
              </table:table-cell>
              <table:table-cell office:value-type="float" office:value="0">
                <text:p>0</text:p>
                <draw:g>
                  <svg:desc>BinaryInsertionSort.I2:BinaryInsertionSort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0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I38:ShakerSort.I73" chart:error-lower-range="ShakerSort.I38:ShakerSort.I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I38:ShakerSort.I73" chart:error-lower-range="ShakerSort.I38:ShakerSort.I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I38:ShakerSort.I73" chart:error-lower-range="ShakerSort.I38:ShakerSort.I7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ShakerSort.C38:ShakerSort.C73 ShakerSort.H1:ShakerSort.H1 ShakerSort.H38:ShakerSort.H73" chart:data-source-has-labels="row" svg:x="0.32cm" svg:y="0.18cm" svg:width="10.285cm" svg:height="8.64cm">
          <chart:coordinate-region svg:x="2.423cm" svg:y="0.379cm" svg:width="7.6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H38:ShakerSort.H73" chart:label-cell-address="ShakerSort.H1:ShakerSort.H1" chart:class="chart:scatter">
            <chart:domain table:cell-range-address="ShakerSort.C38:ShakerSort.C73"/>
            <chart:regression-curve chart:style-name="ch8">
              <chart:equation chart:display-equation="true" chart:display-r-square="true" svg:x="2.424cm" svg:y="0.577cm"/>
            </chart:regression-curve>
            <chart:error-indicator chart:style-name="ch9" chart:dimension="y"/>
            <chart:data-point chart:repeated="31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ShakerSort.H1:Shaker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38:ShakerSort.C73</svg:desc>
                </draw:g>
              </table:table-cell>
              <table:table-cell office:value-type="float" office:value="190">
                <text:p>190</text:p>
                <draw:g>
                  <svg:desc>ShakerSort.H38:ShakerSort.H73</svg:desc>
                </draw:g>
              </table:table-cell>
              <table:table-cell office:value-type="float" office:value="0">
                <text:p>0</text:p>
                <draw:g>
                  <svg:desc>ShakerSort.I38:ShakerSort.I73</svg:desc>
                </draw:g>
              </table:table-cell>
              <table:table-cell office:value-type="float" office:value="0">
                <text:p>0</text:p>
                <draw:g>
                  <svg:desc>ShakerSort.I38:ShakerSort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005">
                <text:p>4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4496500">
                <text:p>2449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0495500">
                <text:p>4049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49985000">
                <text:p>44998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799980000">
                <text:p>7999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799970000">
                <text:p>17999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449965000">
                <text:p>244996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199960000">
                <text:p>31999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4049955000">
                <text:p>404995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0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E74:ShakerSort.E109" chart:error-lower-range="ShakerSort.E74:ShakerSort.E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E74:ShakerSort.E109" chart:error-lower-range="ShakerSort.E74:ShakerSort.E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E74:ShakerSort.E109" chart:error-lower-range="ShakerSort.E74:ShakerSort.E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ShakerSort.C74:ShakerSort.D109 ShakerSort.D1:ShakerSort.D1" chart:data-source-has-labels="row" svg:x="0.32cm" svg:y="0.18cm" svg:width="10.603cm" svg:height="8.64cm">
          <chart:coordinate-region svg:x="1.497cm" svg:y="0.379cm" svg:width="8.86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D74:ShakerSort.D109" chart:label-cell-address="ShakerSort.D1:ShakerSort.D1" chart:class="chart:scatter">
            <chart:domain table:cell-range-address="ShakerSort.C74:ShakerSort.C109"/>
            <chart:regression-curve chart:style-name="ch8">
              <chart:equation chart:display-equation="true" chart:display-r-square="true" svg:x="1.797cm" svg:y="0.707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ShakerSort.D1:Shaker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74:ShakerSort.C109</svg:desc>
                </draw:g>
              </table:table-cell>
              <table:table-cell office:value-type="float" office:value="0">
                <text:p>0</text:p>
                <draw:g>
                  <svg:desc>ShakerSort.D74:ShakerSort.D109</svg:desc>
                </draw:g>
              </table:table-cell>
              <table:table-cell office:value-type="float" office:value="0">
                <text:p>0</text:p>
                <draw:g>
                  <svg:desc>ShakerSort.E74:ShakerSort.E109</svg:desc>
                </draw:g>
              </table:table-cell>
              <table:table-cell office:value-type="float" office:value="0">
                <text:p>0</text:p>
                <draw:g>
                  <svg:desc>ShakerSort.E74:ShakerSort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.95">
                <text:p>0.9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.2">
                <text:p>2.2</text:p>
              </table:table-cell>
              <table:table-cell office:value-type="float" office:value="0.4">
                <text:p>0.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3.05">
                <text:p>3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.05">
                <text:p>4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7.75">
                <text:p>17.75</text:p>
              </table:table-cell>
              <table:table-cell office:value-type="float" office:value="0.829156197589">
                <text:p>0.829156197589</text:p>
              </table:table-cell>
              <table:table-cell office:value-type="float" office:value="0.829156197589">
                <text:p>0.829156197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.95">
                <text:p>40.95</text:p>
              </table:table-cell>
              <table:table-cell office:value-type="float" office:value="3.247691487811">
                <text:p>3.247691487811</text:p>
              </table:table-cell>
              <table:table-cell office:value-type="float" office:value="3.247691487811">
                <text:p>3.2476914878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75">
                <text:p>75</text:p>
              </table:table-cell>
              <table:table-cell office:value-type="float" office:value="5.57673739744">
                <text:p>5.57673739744</text:p>
              </table:table-cell>
              <table:table-cell office:value-type="float" office:value="5.57673739744">
                <text:p>5.57673739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14.45">
                <text:p>114.45</text:p>
              </table:table-cell>
              <table:table-cell office:value-type="float" office:value="8.868342573446">
                <text:p>8.868342573446</text:p>
              </table:table-cell>
              <table:table-cell office:value-type="float" office:value="8.868342573446">
                <text:p>8.86834257344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66.2">
                <text:p>166.2</text:p>
              </table:table-cell>
              <table:table-cell office:value-type="float" office:value="9.173875952944">
                <text:p>9.173875952944</text:p>
              </table:table-cell>
              <table:table-cell office:value-type="float" office:value="9.173875952944">
                <text:p>9.1738759529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29.15">
                <text:p>229.15</text:p>
              </table:table-cell>
              <table:table-cell office:value-type="float" office:value="8.632931136062">
                <text:p>8.632931136062</text:p>
              </table:table-cell>
              <table:table-cell office:value-type="float" office:value="8.632931136062">
                <text:p>8.6329311360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287">
                <text:p>287</text:p>
              </table:table-cell>
              <table:table-cell office:value-type="float" office:value="8.966604708584">
                <text:p>8.966604708584</text:p>
              </table:table-cell>
              <table:table-cell office:value-type="float" office:value="8.966604708584">
                <text:p>8.96660470858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368.3">
                <text:p>368.3</text:p>
              </table:table-cell>
              <table:table-cell office:value-type="float" office:value="7.057619995435">
                <text:p>7.057619995435</text:p>
              </table:table-cell>
              <table:table-cell office:value-type="float" office:value="7.057619995435">
                <text:p>7.0576199954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64.75">
                <text:p>464.75</text:p>
              </table:table-cell>
              <table:table-cell office:value-type="float" office:value="9.77177056628">
                <text:p>9.77177056628</text:p>
              </table:table-cell>
              <table:table-cell office:value-type="float" office:value="9.77177056628">
                <text:p>9.771770566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080.5">
                <text:p>2080.5</text:p>
              </table:table-cell>
              <table:table-cell office:value-type="float" office:value="33.065843403739">
                <text:p>33.065843403739</text:p>
              </table:table-cell>
              <table:table-cell office:value-type="float" office:value="33.065843403739">
                <text:p>33.0658434037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5664.3">
                <text:p>5664.3</text:p>
              </table:table-cell>
              <table:table-cell office:value-type="float" office:value="120.078349422423">
                <text:p>120.078349422423</text:p>
              </table:table-cell>
              <table:table-cell office:value-type="float" office:value="120.078349422423">
                <text:p>120.078349422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11242.2">
                <text:p>11242.2</text:p>
              </table:table-cell>
              <table:table-cell office:value-type="float" office:value="508.686799514176">
                <text:p>508.686799514176</text:p>
              </table:table-cell>
              <table:table-cell office:value-type="float" office:value="508.686799514176">
                <text:p>508.68679951417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8824.7">
                <text:p>18824.7</text:p>
              </table:table-cell>
              <table:table-cell office:value-type="float" office:value="988.637248944139">
                <text:p>988.637248944139</text:p>
              </table:table-cell>
              <table:table-cell office:value-type="float" office:value="988.637248944139">
                <text:p>988.6372489441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6170.1">
                <text:p>26170.1</text:p>
              </table:table-cell>
              <table:table-cell office:value-type="float" office:value="1584.96895553187">
                <text:p>1584.96895553187</text:p>
              </table:table-cell>
              <table:table-cell office:value-type="float" office:value="1584.96895553187">
                <text:p>1584.9689555318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35577.85">
                <text:p>35577.85</text:p>
              </table:table-cell>
              <table:table-cell office:value-type="float" office:value="1124.2698641784">
                <text:p>1124.2698641784</text:p>
              </table:table-cell>
              <table:table-cell office:value-type="float" office:value="1124.2698641784">
                <text:p>1124.26986417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47617.9">
                <text:p>47617.9</text:p>
              </table:table-cell>
              <table:table-cell office:value-type="float" office:value="984.988015155205">
                <text:p>984.988015155205</text:p>
              </table:table-cell>
              <table:table-cell office:value-type="float" office:value="984.988015155205">
                <text:p>984.988015155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64889.1">
                <text:p>64889.1</text:p>
              </table:table-cell>
              <table:table-cell office:value-type="float" office:value="1337.00661554087">
                <text:p>1337.00661554087</text:p>
              </table:table-cell>
              <table:table-cell office:value-type="float" office:value="1337.00661554087">
                <text:p>1337.0066155408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80149.85">
                <text:p>80149.85</text:p>
              </table:table-cell>
              <table:table-cell office:value-type="float" office:value="1734.6753089563">
                <text:p>1734.6753089563</text:p>
              </table:table-cell>
              <table:table-cell office:value-type="float" office:value="1734.6753089563">
                <text:p>1734.6753089563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G74:ShakerSort.G109" chart:error-lower-range="ShakerSort.G74:ShakerSort.G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G74:ShakerSort.G109" chart:error-lower-range="ShakerSort.G74:ShakerSort.G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G74:ShakerSort.G109" chart:error-lower-range="ShakerSort.G74:ShakerSort.G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ShakerSort.C74:ShakerSort.C109 ShakerSort.F1:ShakerSort.F1 ShakerSort.F74:ShakerSort.F109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F74:ShakerSort.F109" chart:label-cell-address="ShakerSort.F1:ShakerSort.F1" chart:class="chart:scatter">
            <chart:domain table:cell-range-address="ShakerSort.C74:ShakerSort.C109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ShakerSort.F1:Shaker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74:ShakerSort.C109</svg:desc>
                </draw:g>
              </table:table-cell>
              <table:table-cell office:value-type="float" office:value="171.1">
                <text:p>171.1</text:p>
                <draw:g>
                  <svg:desc>ShakerSort.F74:ShakerSort.F109</svg:desc>
                </draw:g>
              </table:table-cell>
              <table:table-cell office:value-type="float" office:value="20.767522721788">
                <text:p>20.767522721788</text:p>
                <draw:g>
                  <svg:desc>ShakerSort.G74:ShakerSort.G109</svg:desc>
                </draw:g>
              </table:table-cell>
              <table:table-cell office:value-type="float" office:value="20.767522721788">
                <text:p>20.767522721788</text:p>
                <draw:g>
                  <svg:desc>ShakerSort.G74:ShakerSort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87.55">
                <text:p>387.55</text:p>
              </table:table-cell>
              <table:table-cell office:value-type="float" office:value="43.315672683221">
                <text:p>43.315672683221</text:p>
              </table:table-cell>
              <table:table-cell office:value-type="float" office:value="43.315672683221">
                <text:p>43.3156726832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92.8">
                <text:p>692.8</text:p>
              </table:table-cell>
              <table:table-cell office:value-type="float" office:value="70.960270574457">
                <text:p>70.960270574457</text:p>
              </table:table-cell>
              <table:table-cell office:value-type="float" office:value="70.960270574457">
                <text:p>70.960270574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96.75">
                <text:p>1096.75</text:p>
              </table:table-cell>
              <table:table-cell office:value-type="float" office:value="94.405442110083">
                <text:p>94.405442110083</text:p>
              </table:table-cell>
              <table:table-cell office:value-type="float" office:value="94.405442110083">
                <text:p>94.405442110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542.75">
                <text:p>1542.75</text:p>
              </table:table-cell>
              <table:table-cell office:value-type="float" office:value="111.684320743781">
                <text:p>111.684320743781</text:p>
              </table:table-cell>
              <table:table-cell office:value-type="float" office:value="111.684320743781">
                <text:p>111.68432074378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081.7">
                <text:p>2081.7</text:p>
              </table:table-cell>
              <table:table-cell office:value-type="float" office:value="161.937364434522">
                <text:p>161.937364434522</text:p>
              </table:table-cell>
              <table:table-cell office:value-type="float" office:value="161.937364434522">
                <text:p>161.937364434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730.5">
                <text:p>2730.5</text:p>
              </table:table-cell>
              <table:table-cell office:value-type="float" office:value="170.538118906009">
                <text:p>170.538118906009</text:p>
              </table:table-cell>
              <table:table-cell office:value-type="float" office:value="170.538118906009">
                <text:p>170.5381189060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408.75">
                <text:p>3408.75</text:p>
              </table:table-cell>
              <table:table-cell office:value-type="float" office:value="188.163459523896">
                <text:p>188.163459523896</text:p>
              </table:table-cell>
              <table:table-cell office:value-type="float" office:value="188.163459523896">
                <text:p>188.1634595238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201.05">
                <text:p>4201.05</text:p>
              </table:table-cell>
              <table:table-cell office:value-type="float" office:value="270.230175036031">
                <text:p>270.230175036031</text:p>
              </table:table-cell>
              <table:table-cell office:value-type="float" office:value="270.230175036031">
                <text:p>270.2301750360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7159.85">
                <text:p>17159.85</text:p>
              </table:table-cell>
              <table:table-cell office:value-type="float" office:value="952.449435665689">
                <text:p>952.449435665689</text:p>
              </table:table-cell>
              <table:table-cell office:value-type="float" office:value="952.449435665689">
                <text:p>952.4494356656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7421.6">
                <text:p>37421.6</text:p>
              </table:table-cell>
              <table:table-cell office:value-type="float" office:value="1602.7333028298">
                <text:p>1602.7333028298</text:p>
              </table:table-cell>
              <table:table-cell office:value-type="float" office:value="1602.7333028298">
                <text:p>1602.73330282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66898.2">
                <text:p>66898.2</text:p>
              </table:table-cell>
              <table:table-cell office:value-type="float" office:value="1947.30055718118">
                <text:p>1947.30055718118</text:p>
              </table:table-cell>
              <table:table-cell office:value-type="float" office:value="1947.30055718118">
                <text:p>1947.30055718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02768.4">
                <text:p>102768.4</text:p>
              </table:table-cell>
              <table:table-cell office:value-type="float" office:value="3729.44739070041">
                <text:p>3729.44739070041</text:p>
              </table:table-cell>
              <table:table-cell office:value-type="float" office:value="3729.44739070041">
                <text:p>3729.447390700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48887.5">
                <text:p>148887.5</text:p>
              </table:table-cell>
              <table:table-cell office:value-type="float" office:value="4122.99909653146">
                <text:p>4122.99909653146</text:p>
              </table:table-cell>
              <table:table-cell office:value-type="float" office:value="4122.99909653146">
                <text:p>4122.999096531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02826.65">
                <text:p>202826.65</text:p>
              </table:table-cell>
              <table:table-cell office:value-type="float" office:value="3601.41317089441">
                <text:p>3601.41317089441</text:p>
              </table:table-cell>
              <table:table-cell office:value-type="float" office:value="3601.41317089441">
                <text:p>3601.413170894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63541.4">
                <text:p>263541.4</text:p>
              </table:table-cell>
              <table:table-cell office:value-type="float" office:value="7858.08268854584">
                <text:p>7858.08268854584</text:p>
              </table:table-cell>
              <table:table-cell office:value-type="float" office:value="7858.08268854584">
                <text:p>7858.082688545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331187.6">
                <text:p>331187.6</text:p>
              </table:table-cell>
              <table:table-cell office:value-type="float" office:value="5709.53055338707">
                <text:p>5709.53055338707</text:p>
              </table:table-cell>
              <table:table-cell office:value-type="float" office:value="5709.53055338707">
                <text:p>5709.530553387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08115.9">
                <text:p>408115.9</text:p>
              </table:table-cell>
              <table:table-cell office:value-type="float" office:value="10311.7079569759">
                <text:p>10311.7079569759</text:p>
              </table:table-cell>
              <table:table-cell office:value-type="float" office:value="10311.7079569759">
                <text:p>10311.70795697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636949.9">
                <text:p>1636949.9</text:p>
              </table:table-cell>
              <table:table-cell office:value-type="float" office:value="15706.0645895188">
                <text:p>15706.0645895188</text:p>
              </table:table-cell>
              <table:table-cell office:value-type="float" office:value="15706.0645895188">
                <text:p>15706.064589518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666447.75">
                <text:p>3666447.75</text:p>
              </table:table-cell>
              <table:table-cell office:value-type="float" office:value="35786.6568413817">
                <text:p>35786.6568413817</text:p>
              </table:table-cell>
              <table:table-cell office:value-type="float" office:value="35786.6568413817">
                <text:p>35786.6568413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6516940.15">
                <text:p>6516940.15</text:p>
              </table:table-cell>
              <table:table-cell office:value-type="float" office:value="74784.9099513899">
                <text:p>74784.9099513899</text:p>
              </table:table-cell>
              <table:table-cell office:value-type="float" office:value="74784.9099513899">
                <text:p>74784.90995138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151803.75">
                <text:p>10151803.75</text:p>
              </table:table-cell>
              <table:table-cell office:value-type="float" office:value="82228.8209090569">
                <text:p>82228.8209090569</text:p>
              </table:table-cell>
              <table:table-cell office:value-type="float" office:value="82228.8209090569">
                <text:p>82228.82090905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4698025.5">
                <text:p>14698025.5</text:p>
              </table:table-cell>
              <table:table-cell office:value-type="float" office:value="132469.423404044">
                <text:p>132469.423404044</text:p>
              </table:table-cell>
              <table:table-cell office:value-type="float" office:value="132469.423404044">
                <text:p>132469.423404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0019823.3">
                <text:p>20019823.3</text:p>
              </table:table-cell>
              <table:table-cell office:value-type="float" office:value="174654.612211859">
                <text:p>174654.612211859</text:p>
              </table:table-cell>
              <table:table-cell office:value-type="float" office:value="174654.612211859">
                <text:p>174654.6122118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26091169.8">
                <text:p>26091169.8</text:p>
              </table:table-cell>
              <table:table-cell office:value-type="float" office:value="229030.199736847">
                <text:p>229030.199736847</text:p>
              </table:table-cell>
              <table:table-cell office:value-type="float" office:value="229030.199736847">
                <text:p>229030.1997368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33073960.45">
                <text:p>33073960.45</text:p>
              </table:table-cell>
              <table:table-cell office:value-type="float" office:value="276825.787453274">
                <text:p>276825.787453274</text:p>
              </table:table-cell>
              <table:table-cell office:value-type="float" office:value="276825.787453274">
                <text:p>276825.7874532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0736367.35">
                <text:p>40736367.35</text:p>
              </table:table-cell>
              <table:table-cell office:value-type="float" office:value="255741.890114819">
                <text:p>255741.890114819</text:p>
              </table:table-cell>
              <table:table-cell office:value-type="float" office:value="255741.890114819">
                <text:p>255741.8901148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62747584.8">
                <text:p>162747584.8</text:p>
              </table:table-cell>
              <table:table-cell office:value-type="float" office:value="912567.576338323">
                <text:p>912567.576338323</text:p>
              </table:table-cell>
              <table:table-cell office:value-type="float" office:value="912567.576338323">
                <text:p>912567.5763383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66346432.55">
                <text:p>366346432.55</text:p>
              </table:table-cell>
              <table:table-cell office:value-type="float" office:value="1736480.9365196">
                <text:p>1736480.9365196</text:p>
              </table:table-cell>
              <table:table-cell office:value-type="float" office:value="1736480.9365196">
                <text:p>1736480.93651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51223006.7">
                <text:p>651223006.7</text:p>
              </table:table-cell>
              <table:table-cell office:value-type="float" office:value="2596978.52877378">
                <text:p>2596978.52877378</text:p>
              </table:table-cell>
              <table:table-cell office:value-type="float" office:value="2596978.52877378">
                <text:p>2596978.52877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016522471.2">
                <text:p>1016522471.2</text:p>
              </table:table-cell>
              <table:table-cell office:value-type="float" office:value="3498688.98007925">
                <text:p>3498688.98007925</text:p>
              </table:table-cell>
              <table:table-cell office:value-type="float" office:value="3498688.98007925">
                <text:p>3498688.980079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465277333.5">
                <text:p>1465277333.5</text:p>
              </table:table-cell>
              <table:table-cell office:value-type="float" office:value="4121530.88438944">
                <text:p>4121530.88438944</text:p>
              </table:table-cell>
              <table:table-cell office:value-type="float" office:value="4121530.88438944">
                <text:p>4121530.884389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991543179.15">
                <text:p>1991543179.15</text:p>
              </table:table-cell>
              <table:table-cell office:value-type="float" office:value="6493121.90929941">
                <text:p>6493121.90929941</text:p>
              </table:table-cell>
              <table:table-cell office:value-type="float" office:value="6493121.90929941">
                <text:p>6493121.90929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2601470068.5">
                <text:p>2601470068.5</text:p>
              </table:table-cell>
              <table:table-cell office:value-type="float" office:value="7101410.06806958">
                <text:p>7101410.06806958</text:p>
              </table:table-cell>
              <table:table-cell office:value-type="float" office:value="7101410.06806958">
                <text:p>7101410.068069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3292659604.65">
                <text:p>3292659604.65</text:p>
              </table:table-cell>
              <table:table-cell office:value-type="float" office:value="8707243.45438624">
                <text:p>8707243.45438624</text:p>
              </table:table-cell>
              <table:table-cell office:value-type="float" office:value="8707243.45438624">
                <text:p>8707243.454386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067040593.35">
                <text:p>4067040593.35</text:p>
              </table:table-cell>
              <table:table-cell office:value-type="float" office:value="8751588.48027031">
                <text:p>8751588.48027031</text:p>
              </table:table-cell>
              <table:table-cell office:value-type="float" office:value="8751588.48027031">
                <text:p>8751588.48027031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I74:ShakerSort.I109" chart:error-lower-range="ShakerSort.I74:ShakerSort.I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I74:ShakerSort.I109" chart:error-lower-range="ShakerSort.I74:ShakerSort.I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I74:ShakerSort.I109" chart:error-lower-range="ShakerSort.I74:ShakerSort.I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ShakerSort.C74:ShakerSort.C109 ShakerSort.H1:ShakerSort.H1 ShakerSort.H74:ShakerSort.H109" chart:data-source-has-labels="row" svg:x="0.32cm" svg:y="0.18cm" svg:width="10.285cm" svg:height="8.64cm">
          <chart:coordinate-region svg:x="2.423cm" svg:y="0.379cm" svg:width="7.6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H74:ShakerSort.H109" chart:label-cell-address="ShakerSort.H1:ShakerSort.H1" chart:class="chart:scatter">
            <chart:domain table:cell-range-address="ShakerSort.C74:ShakerSort.C109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ShakerSort.H1:Shaker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74:ShakerSort.C109</svg:desc>
                </draw:g>
              </table:table-cell>
              <table:table-cell office:value-type="float" office:value="88.9">
                <text:p>88.9</text:p>
                <draw:g>
                  <svg:desc>ShakerSort.H74:ShakerSort.H109</svg:desc>
                </draw:g>
              </table:table-cell>
              <table:table-cell office:value-type="float" office:value="16.804463692722">
                <text:p>16.804463692722</text:p>
                <draw:g>
                  <svg:desc>ShakerSort.I74:ShakerSort.I109</svg:desc>
                </draw:g>
              </table:table-cell>
              <table:table-cell office:value-type="float" office:value="16.804463692722">
                <text:p>16.804463692722</text:p>
                <draw:g>
                  <svg:desc>ShakerSort.I74:ShakerSort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11.5">
                <text:p>211.5</text:p>
              </table:table-cell>
              <table:table-cell office:value-type="float" office:value="29.071463671442">
                <text:p>29.071463671442</text:p>
              </table:table-cell>
              <table:table-cell office:value-type="float" office:value="29.071463671442">
                <text:p>29.071463671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79.7">
                <text:p>379.7</text:p>
              </table:table-cell>
              <table:table-cell office:value-type="float" office:value="45.562155348491">
                <text:p>45.562155348491</text:p>
              </table:table-cell>
              <table:table-cell office:value-type="float" office:value="45.562155348491">
                <text:p>45.562155348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604.05">
                <text:p>604.05</text:p>
              </table:table-cell>
              <table:table-cell office:value-type="float" office:value="63.433015851369">
                <text:p>63.433015851369</text:p>
              </table:table-cell>
              <table:table-cell office:value-type="float" office:value="63.433015851369">
                <text:p>63.4330158513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74.5">
                <text:p>874.5</text:p>
              </table:table-cell>
              <table:table-cell office:value-type="float" office:value="66.603678577088">
                <text:p>66.603678577088</text:p>
              </table:table-cell>
              <table:table-cell office:value-type="float" office:value="66.603678577088">
                <text:p>66.603678577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184">
                <text:p>1184</text:p>
              </table:table-cell>
              <table:table-cell office:value-type="float" office:value="82.904161536078">
                <text:p>82.904161536078</text:p>
              </table:table-cell>
              <table:table-cell office:value-type="float" office:value="82.904161536078">
                <text:p>82.9041615360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83.15">
                <text:p>1583.15</text:p>
              </table:table-cell>
              <table:table-cell office:value-type="float" office:value="124.874847347254">
                <text:p>124.874847347254</text:p>
              </table:table-cell>
              <table:table-cell office:value-type="float" office:value="124.874847347254">
                <text:p>124.8748473472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1966.1">
                <text:p>1966.1</text:p>
              </table:table-cell>
              <table:table-cell office:value-type="float" office:value="144.924428582622">
                <text:p>144.924428582622</text:p>
              </table:table-cell>
              <table:table-cell office:value-type="float" office:value="144.924428582622">
                <text:p>144.9244285826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454.1">
                <text:p>2454.1</text:p>
              </table:table-cell>
              <table:table-cell office:value-type="float" office:value="152.90483968795">
                <text:p>152.90483968795</text:p>
              </table:table-cell>
              <table:table-cell office:value-type="float" office:value="152.90483968795">
                <text:p>152.904839687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122.5">
                <text:p>10122.5</text:p>
              </table:table-cell>
              <table:table-cell office:value-type="float" office:value="521.674371615111">
                <text:p>521.674371615111</text:p>
              </table:table-cell>
              <table:table-cell office:value-type="float" office:value="521.674371615111">
                <text:p>521.6743716151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368.75">
                <text:p>22368.75</text:p>
              </table:table-cell>
              <table:table-cell office:value-type="float" office:value="892.601583854832">
                <text:p>892.601583854832</text:p>
              </table:table-cell>
              <table:table-cell office:value-type="float" office:value="892.601583854832">
                <text:p>892.6015838548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107.3">
                <text:p>40107.3</text:p>
              </table:table-cell>
              <table:table-cell office:value-type="float" office:value="1184.63843007046">
                <text:p>1184.63843007046</text:p>
              </table:table-cell>
              <table:table-cell office:value-type="float" office:value="1184.63843007046">
                <text:p>1184.63843007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62161.3">
                <text:p>62161.3</text:p>
              </table:table-cell>
              <table:table-cell office:value-type="float" office:value="2199.27622412462">
                <text:p>2199.27622412462</text:p>
              </table:table-cell>
              <table:table-cell office:value-type="float" office:value="2199.27622412462">
                <text:p>2199.276224124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89534.45">
                <text:p>89534.45</text:p>
              </table:table-cell>
              <table:table-cell office:value-type="float" office:value="2462.91590345622">
                <text:p>2462.91590345622</text:p>
              </table:table-cell>
              <table:table-cell office:value-type="float" office:value="2462.91590345622">
                <text:p>2462.915903456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22835.7">
                <text:p>122835.7</text:p>
              </table:table-cell>
              <table:table-cell office:value-type="float" office:value="2200.67962457087">
                <text:p>2200.67962457087</text:p>
              </table:table-cell>
              <table:table-cell office:value-type="float" office:value="2200.67962457087">
                <text:p>2200.679624570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59727.2">
                <text:p>159727.2</text:p>
              </table:table-cell>
              <table:table-cell office:value-type="float" office:value="3878.57620268015">
                <text:p>3878.57620268015</text:p>
              </table:table-cell>
              <table:table-cell office:value-type="float" office:value="3878.57620268015">
                <text:p>3878.57620268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200555.65">
                <text:p>200555.65</text:p>
              </table:table-cell>
              <table:table-cell office:value-type="float" office:value="4013.71314713516">
                <text:p>4013.71314713516</text:p>
              </table:table-cell>
              <table:table-cell office:value-type="float" office:value="4013.71314713516">
                <text:p>4013.713147135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47210.4">
                <text:p>247210.4</text:p>
              </table:table-cell>
              <table:table-cell office:value-type="float" office:value="5468.00642282113">
                <text:p>5468.00642282113</text:p>
              </table:table-cell>
              <table:table-cell office:value-type="float" office:value="5468.00642282113">
                <text:p>5468.006422821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999498.25">
                <text:p>999498.25</text:p>
              </table:table-cell>
              <table:table-cell office:value-type="float" office:value="10984.3949030981">
                <text:p>10984.3949030981</text:p>
              </table:table-cell>
              <table:table-cell office:value-type="float" office:value="10984.3949030981">
                <text:p>10984.394903098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247459.2">
                <text:p>2247459.2</text:p>
              </table:table-cell>
              <table:table-cell office:value-type="float" office:value="22548.9402225722">
                <text:p>22548.9402225722</text:p>
              </table:table-cell>
              <table:table-cell office:value-type="float" office:value="22548.9402225722">
                <text:p>22548.94022257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991918.05">
                <text:p>3991918.05</text:p>
              </table:table-cell>
              <table:table-cell office:value-type="float" office:value="39544.6902851698">
                <text:p>39544.6902851698</text:p>
              </table:table-cell>
              <table:table-cell office:value-type="float" office:value="39544.6902851698">
                <text:p>39544.69028516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230658.9">
                <text:p>6230658.9</text:p>
              </table:table-cell>
              <table:table-cell office:value-type="float" office:value="44742.0418744356">
                <text:p>44742.0418744356</text:p>
              </table:table-cell>
              <table:table-cell office:value-type="float" office:value="44742.0418744356">
                <text:p>44742.04187443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9009596">
                <text:p>9009596</text:p>
              </table:table-cell>
              <table:table-cell office:value-type="float" office:value="68556.2716480502">
                <text:p>68556.2716480502</text:p>
              </table:table-cell>
              <table:table-cell office:value-type="float" office:value="68556.2716480502">
                <text:p>68556.27164805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2237856.4">
                <text:p>12237856.4</text:p>
              </table:table-cell>
              <table:table-cell office:value-type="float" office:value="86568.4721151052">
                <text:p>86568.4721151052</text:p>
              </table:table-cell>
              <table:table-cell office:value-type="float" office:value="86568.4721151052">
                <text:p>86568.47211510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5998316.25">
                <text:p>15998316.25</text:p>
              </table:table-cell>
              <table:table-cell office:value-type="float" office:value="127720.724604873">
                <text:p>127720.724604873</text:p>
              </table:table-cell>
              <table:table-cell office:value-type="float" office:value="127720.724604873">
                <text:p>127720.7246048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20253689.15">
                <text:p>20253689.15</text:p>
              </table:table-cell>
              <table:table-cell office:value-type="float" office:value="133708.430663048">
                <text:p>133708.430663048</text:p>
              </table:table-cell>
              <table:table-cell office:value-type="float" office:value="133708.430663048">
                <text:p>133708.4306630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4996626.85">
                <text:p>24996626.85</text:p>
              </table:table-cell>
              <table:table-cell office:value-type="float" office:value="167669.801022352">
                <text:p>167669.801022352</text:p>
              </table:table-cell>
              <table:table-cell office:value-type="float" office:value="167669.801022352">
                <text:p>167669.8010223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00003665.85">
                <text:p>100003665.85</text:p>
              </table:table-cell>
              <table:table-cell office:value-type="float" office:value="548004.715899416">
                <text:p>548004.715899416</text:p>
              </table:table-cell>
              <table:table-cell office:value-type="float" office:value="548004.715899416">
                <text:p>548004.715899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25074680.75">
                <text:p>225074680.75</text:p>
              </table:table-cell>
              <table:table-cell office:value-type="float" office:value="951765.283233214">
                <text:p>951765.283233214</text:p>
              </table:table-cell>
              <table:table-cell office:value-type="float" office:value="951765.283233214">
                <text:p>951765.2832332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462105.3">
                <text:p>400462105.3</text:p>
              </table:table-cell>
              <table:table-cell office:value-type="float" office:value="1418352.14623168">
                <text:p>1418352.14623168</text:p>
              </table:table-cell>
              <table:table-cell office:value-type="float" office:value="1418352.14623168">
                <text:p>1418352.146231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24933825.65">
                <text:p>624933825.65</text:p>
              </table:table-cell>
              <table:table-cell office:value-type="float" office:value="1806990.04544021">
                <text:p>1806990.04544021</text:p>
              </table:table-cell>
              <table:table-cell office:value-type="float" office:value="1806990.04544021">
                <text:p>1806990.045440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99651557.3">
                <text:p>899651557.3</text:p>
              </table:table-cell>
              <table:table-cell office:value-type="float" office:value="2162364.1713051">
                <text:p>2162364.1713051</text:p>
              </table:table-cell>
              <table:table-cell office:value-type="float" office:value="2162364.1713051">
                <text:p>2162364.17130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24654180.35">
                <text:p>1224654180.35</text:p>
              </table:table-cell>
              <table:table-cell office:value-type="float" office:value="3762606.44676214">
                <text:p>3762606.44676214</text:p>
              </table:table-cell>
              <table:table-cell office:value-type="float" office:value="3762606.44676214">
                <text:p>3762606.446762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599856088.35">
                <text:p>1599856088.35</text:p>
              </table:table-cell>
              <table:table-cell office:value-type="float" office:value="3743166.4689928">
                <text:p>3743166.4689928</text:p>
              </table:table-cell>
              <table:table-cell office:value-type="float" office:value="3743166.4689928">
                <text:p>3743166.46899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026246076.05">
                <text:p>2026246076.05</text:p>
              </table:table-cell>
              <table:table-cell office:value-type="float" office:value="5147521.02200661">
                <text:p>5147521.02200661</text:p>
              </table:table-cell>
              <table:table-cell office:value-type="float" office:value="5147521.02200661">
                <text:p>5147521.0220066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501357487.35">
                <text:p>2501357487.35</text:p>
              </table:table-cell>
              <table:table-cell office:value-type="float" office:value="5613385.9819086">
                <text:p>5613385.9819086</text:p>
              </table:table-cell>
              <table:table-cell office:value-type="float" office:value="5613385.9819086">
                <text:p>5613385.9819086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E110:ShakerSort.E145" chart:error-lower-range="ShakerSort.E110:ShakerSort.E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E110:ShakerSort.E145" chart:error-lower-range="ShakerSort.E110:ShakerSort.E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E110:ShakerSort.E145" chart:error-lower-range="ShakerSort.E110:ShakerSort.E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ShakerSort.C110:ShakerSort.D145 ShakerSort.D1:ShakerSort.D1" chart:data-source-has-labels="row" svg:x="0.32cm" svg:y="0.18cm" svg:width="10.603cm" svg:height="8.64cm">
          <chart:coordinate-region svg:x="1.497cm" svg:y="0.379cm" svg:width="8.86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D110:ShakerSort.D145" chart:label-cell-address="ShakerSort.D1:ShakerSort.D1" chart:class="chart:scatter">
            <chart:domain table:cell-range-address="ShakerSort.C110:ShakerSort.C145"/>
            <chart:regression-curve chart:style-name="ch8">
              <chart:equation chart:display-equation="true" chart:display-r-square="true" svg:x="1.448cm" svg:y="0.245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ShakerSort.D1:Shaker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110:ShakerSort.C145</svg:desc>
                </draw:g>
              </table:table-cell>
              <table:table-cell office:value-type="float" office:value="0">
                <text:p>0</text:p>
                <draw:g>
                  <svg:desc>ShakerSort.D110:ShakerSort.D145</svg:desc>
                </draw:g>
              </table:table-cell>
              <table:table-cell office:value-type="float" office:value="0">
                <text:p>0</text:p>
                <draw:g>
                  <svg:desc>ShakerSort.E110:ShakerSort.E145</svg:desc>
                </draw:g>
              </table:table-cell>
              <table:table-cell office:value-type="float" office:value="0">
                <text:p>0</text:p>
                <draw:g>
                  <svg:desc>ShakerSort.E110:ShakerSort.E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.1">
                <text:p>2.1</text:p>
              </table:table-cell>
              <table:table-cell office:value-type="float" office:value="0.435889894354">
                <text:p>0.435889894354</text:p>
              </table:table-cell>
              <table:table-cell office:value-type="float" office:value="0.435889894354">
                <text:p>0.435889894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3.05">
                <text:p>3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3.9">
                <text:p>3.9</text:p>
              </table:table-cell>
              <table:table-cell office:value-type="float" office:value="0.3">
                <text:p>0.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7.3">
                <text:p>17.3</text:p>
              </table:table-cell>
              <table:table-cell office:value-type="float" office:value="1.268857754045">
                <text:p>1.268857754045</text:p>
              </table:table-cell>
              <table:table-cell office:value-type="float" office:value="1.268857754045">
                <text:p>1.2688577540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0.4">
                <text:p>40.4</text:p>
              </table:table-cell>
              <table:table-cell office:value-type="float" office:value="3.136877428272">
                <text:p>3.136877428272</text:p>
              </table:table-cell>
              <table:table-cell office:value-type="float" office:value="3.136877428272">
                <text:p>3.136877428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71.85">
                <text:p>71.85</text:p>
              </table:table-cell>
              <table:table-cell office:value-type="float" office:value="2.885740806101">
                <text:p>2.885740806101</text:p>
              </table:table-cell>
              <table:table-cell office:value-type="float" office:value="2.885740806101">
                <text:p>2.8857408061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10.25">
                <text:p>110.25</text:p>
              </table:table-cell>
              <table:table-cell office:value-type="float" office:value="6.55648533896">
                <text:p>6.55648533896</text:p>
              </table:table-cell>
              <table:table-cell office:value-type="float" office:value="6.55648533896">
                <text:p>6.556485338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57.4">
                <text:p>157.4</text:p>
              </table:table-cell>
              <table:table-cell office:value-type="float" office:value="8.714355971614">
                <text:p>8.714355971614</text:p>
              </table:table-cell>
              <table:table-cell office:value-type="float" office:value="8.714355971614">
                <text:p>8.7143559716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18.25">
                <text:p>218.25</text:p>
              </table:table-cell>
              <table:table-cell office:value-type="float" office:value="11.540688887583">
                <text:p>11.540688887583</text:p>
              </table:table-cell>
              <table:table-cell office:value-type="float" office:value="11.540688887583">
                <text:p>11.5406888875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287.6">
                <text:p>287.6</text:p>
              </table:table-cell>
              <table:table-cell office:value-type="float" office:value="10.136074190728">
                <text:p>10.136074190728</text:p>
              </table:table-cell>
              <table:table-cell office:value-type="float" office:value="10.136074190728">
                <text:p>10.1360741907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364.4">
                <text:p>364.4</text:p>
              </table:table-cell>
              <table:table-cell office:value-type="float" office:value="7.123201527403">
                <text:p>7.123201527403</text:p>
              </table:table-cell>
              <table:table-cell office:value-type="float" office:value="7.123201527403">
                <text:p>7.123201527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55.85">
                <text:p>455.85</text:p>
              </table:table-cell>
              <table:table-cell office:value-type="float" office:value="13.513974248902">
                <text:p>13.513974248902</text:p>
              </table:table-cell>
              <table:table-cell office:value-type="float" office:value="13.513974248902">
                <text:p>13.5139742489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980.55">
                <text:p>1980.55</text:p>
              </table:table-cell>
              <table:table-cell office:value-type="float" office:value="28.824425406236">
                <text:p>28.824425406236</text:p>
              </table:table-cell>
              <table:table-cell office:value-type="float" office:value="28.824425406236">
                <text:p>28.824425406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692.95">
                <text:p>4692.95</text:p>
              </table:table-cell>
              <table:table-cell office:value-type="float" office:value="92.914732416365">
                <text:p>92.914732416365</text:p>
              </table:table-cell>
              <table:table-cell office:value-type="float" office:value="92.914732416365">
                <text:p>92.914732416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9234.15">
                <text:p>9234.15</text:p>
              </table:table-cell>
              <table:table-cell office:value-type="float" office:value="459.978833752167">
                <text:p>459.978833752167</text:p>
              </table:table-cell>
              <table:table-cell office:value-type="float" office:value="459.978833752167">
                <text:p>459.9788337521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5436.4">
                <text:p>15436.4</text:p>
              </table:table-cell>
              <table:table-cell office:value-type="float" office:value="694.665127957253">
                <text:p>694.665127957253</text:p>
              </table:table-cell>
              <table:table-cell office:value-type="float" office:value="694.665127957253">
                <text:p>694.665127957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23672.3">
                <text:p>23672.3</text:p>
              </table:table-cell>
              <table:table-cell office:value-type="float" office:value="1137.30902133064">
                <text:p>1137.30902133064</text:p>
              </table:table-cell>
              <table:table-cell office:value-type="float" office:value="1137.30902133064">
                <text:p>1137.309021330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33016.85">
                <text:p>33016.85</text:p>
              </table:table-cell>
              <table:table-cell office:value-type="float" office:value="1331.45102332">
                <text:p>1331.45102332</text:p>
              </table:table-cell>
              <table:table-cell office:value-type="float" office:value="1331.45102332">
                <text:p>1331.4510233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44584.8">
                <text:p>44584.8</text:p>
              </table:table-cell>
              <table:table-cell office:value-type="float" office:value="1695.12184222837">
                <text:p>1695.12184222837</text:p>
              </table:table-cell>
              <table:table-cell office:value-type="float" office:value="1695.12184222837">
                <text:p>1695.121842228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54964.35">
                <text:p>54964.35</text:p>
              </table:table-cell>
              <table:table-cell office:value-type="float" office:value="931.777777960144">
                <text:p>931.777777960144</text:p>
              </table:table-cell>
              <table:table-cell office:value-type="float" office:value="931.777777960144">
                <text:p>931.7777779601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71460.3">
                <text:p>71460.3</text:p>
              </table:table-cell>
              <table:table-cell office:value-type="float" office:value="2808.40768229971">
                <text:p>2808.40768229971</text:p>
              </table:table-cell>
              <table:table-cell office:value-type="float" office:value="2808.40768229971">
                <text:p>2808.40768229971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G110:ShakerSort.G145" chart:error-lower-range="ShakerSort.G110:ShakerSort.G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G110:ShakerSort.G145" chart:error-lower-range="ShakerSort.G110:ShakerSort.G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G110:ShakerSort.G145" chart:error-lower-range="ShakerSort.G110:ShakerSort.G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9.946cm" svg:y="3.952cm" style:legend-expansion="high" chart:style-name="ch2"/>
        <chart:plot-area chart:style-name="ch3" table:cell-range-address="ShakerSort.C110:ShakerSort.C145 ShakerSort.F1:ShakerSort.F1 ShakerSort.F110:ShakerSort.F145" chart:data-source-has-labels="row" svg:x="0.32cm" svg:y="0.18cm" svg:width="9.306cm" svg:height="8.64cm">
          <chart:coordinate-region svg:x="2.423cm" svg:y="0.379cm" svg:width="7.063cm" svg:height="7.12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F110:ShakerSort.F145" chart:label-cell-address="ShakerSort.F1:ShakerSort.F1" chart:class="chart:scatter">
            <chart:domain table:cell-range-address="ShakerSort.C110:Shaker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ShakerSort.F1:Shaker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110:ShakerSort.C145</svg:desc>
                </draw:g>
              </table:table-cell>
              <table:table-cell office:value-type="float" office:value="175.95">
                <text:p>175.95</text:p>
                <draw:g>
                  <svg:desc>ShakerSort.F110:ShakerSort.F145</svg:desc>
                </draw:g>
              </table:table-cell>
              <table:table-cell office:value-type="float" office:value="22.139275055882">
                <text:p>22.139275055882</text:p>
                <draw:g>
                  <svg:desc>ShakerSort.G110:ShakerSort.G145</svg:desc>
                </draw:g>
              </table:table-cell>
              <table:table-cell office:value-type="float" office:value="22.139275055882">
                <text:p>22.139275055882</text:p>
                <draw:g>
                  <svg:desc>ShakerSort.G110:ShakerSort.G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385.65">
                <text:p>385.65</text:p>
              </table:table-cell>
              <table:table-cell office:value-type="float" office:value="35.432012361704">
                <text:p>35.432012361704</text:p>
              </table:table-cell>
              <table:table-cell office:value-type="float" office:value="35.432012361704">
                <text:p>35.432012361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692.25">
                <text:p>692.25</text:p>
              </table:table-cell>
              <table:table-cell office:value-type="float" office:value="58.08947839325">
                <text:p>58.08947839325</text:p>
              </table:table-cell>
              <table:table-cell office:value-type="float" office:value="58.08947839325">
                <text:p>58.08947839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080.65">
                <text:p>1080.65</text:p>
              </table:table-cell>
              <table:table-cell office:value-type="float" office:value="78.297685150966">
                <text:p>78.297685150966</text:p>
              </table:table-cell>
              <table:table-cell office:value-type="float" office:value="78.297685150966">
                <text:p>78.297685150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536.55">
                <text:p>1536.55</text:p>
              </table:table-cell>
              <table:table-cell office:value-type="float" office:value="116.320021922284">
                <text:p>116.320021922284</text:p>
              </table:table-cell>
              <table:table-cell office:value-type="float" office:value="116.320021922284">
                <text:p>116.320021922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128.15">
                <text:p>2128.15</text:p>
              </table:table-cell>
              <table:table-cell office:value-type="float" office:value="190.905284107066">
                <text:p>190.905284107066</text:p>
              </table:table-cell>
              <table:table-cell office:value-type="float" office:value="190.905284107066">
                <text:p>190.9052841070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669.1">
                <text:p>2669.1</text:p>
              </table:table-cell>
              <table:table-cell office:value-type="float" office:value="150.951283532138">
                <text:p>150.951283532138</text:p>
              </table:table-cell>
              <table:table-cell office:value-type="float" office:value="150.951283532138">
                <text:p>150.9512835321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3517.6">
                <text:p>3517.6</text:p>
              </table:table-cell>
              <table:table-cell office:value-type="float" office:value="179.753831669874">
                <text:p>179.753831669874</text:p>
              </table:table-cell>
              <table:table-cell office:value-type="float" office:value="179.753831669874">
                <text:p>179.7538316698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149.3">
                <text:p>4149.3</text:p>
              </table:table-cell>
              <table:table-cell office:value-type="float" office:value="321.975946306561">
                <text:p>321.975946306561</text:p>
              </table:table-cell>
              <table:table-cell office:value-type="float" office:value="321.975946306561">
                <text:p>321.9759463065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6734">
                <text:p>16734</text:p>
              </table:table-cell>
              <table:table-cell office:value-type="float" office:value="693.256157563728">
                <text:p>693.256157563728</text:p>
              </table:table-cell>
              <table:table-cell office:value-type="float" office:value="693.256157563728">
                <text:p>693.256157563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37401.85">
                <text:p>37401.85</text:p>
              </table:table-cell>
              <table:table-cell office:value-type="float" office:value="1442.45468819678">
                <text:p>1442.45468819678</text:p>
              </table:table-cell>
              <table:table-cell office:value-type="float" office:value="1442.45468819678">
                <text:p>1442.454688196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66380.5">
                <text:p>66380.5</text:p>
              </table:table-cell>
              <table:table-cell office:value-type="float" office:value="2326.12782322829">
                <text:p>2326.12782322829</text:p>
              </table:table-cell>
              <table:table-cell office:value-type="float" office:value="2326.12782322829">
                <text:p>2326.127823228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03794.7">
                <text:p>103794.7</text:p>
              </table:table-cell>
              <table:table-cell office:value-type="float" office:value="3004.1092373613">
                <text:p>3004.1092373613</text:p>
              </table:table-cell>
              <table:table-cell office:value-type="float" office:value="3004.1092373613">
                <text:p>3004.10923736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46826.6">
                <text:p>146826.6</text:p>
              </table:table-cell>
              <table:table-cell office:value-type="float" office:value="4985.64063486453">
                <text:p>4985.64063486453</text:p>
              </table:table-cell>
              <table:table-cell office:value-type="float" office:value="4985.64063486453">
                <text:p>4985.640634864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01215.35">
                <text:p>201215.35</text:p>
              </table:table-cell>
              <table:table-cell office:value-type="float" office:value="6467.24413699595">
                <text:p>6467.24413699595</text:p>
              </table:table-cell>
              <table:table-cell office:value-type="float" office:value="6467.24413699595">
                <text:p>6467.24413699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262461.1">
                <text:p>262461.1</text:p>
              </table:table-cell>
              <table:table-cell office:value-type="float" office:value="8347.82768688935">
                <text:p>8347.82768688935</text:p>
              </table:table-cell>
              <table:table-cell office:value-type="float" office:value="8347.82768688935">
                <text:p>8347.827686889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331676.7">
                <text:p>331676.7</text:p>
              </table:table-cell>
              <table:table-cell office:value-type="float" office:value="8431.22223701629">
                <text:p>8431.22223701629</text:p>
              </table:table-cell>
              <table:table-cell office:value-type="float" office:value="8431.22223701629">
                <text:p>8431.222237016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05273.3">
                <text:p>405273.3</text:p>
              </table:table-cell>
              <table:table-cell office:value-type="float" office:value="11967.6583762242">
                <text:p>11967.6583762242</text:p>
              </table:table-cell>
              <table:table-cell office:value-type="float" office:value="11967.6583762242">
                <text:p>11967.65837622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629060.8">
                <text:p>1629060.8</text:p>
              </table:table-cell>
              <table:table-cell office:value-type="float" office:value="27666.8594578293">
                <text:p>27666.8594578293</text:p>
              </table:table-cell>
              <table:table-cell office:value-type="float" office:value="27666.8594578293">
                <text:p>27666.85945782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658291.7">
                <text:p>3658291.7</text:p>
              </table:table-cell>
              <table:table-cell office:value-type="float" office:value="54640.0613644435">
                <text:p>54640.0613644435</text:p>
              </table:table-cell>
              <table:table-cell office:value-type="float" office:value="54640.0613644435">
                <text:p>54640.061364443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6540749.8">
                <text:p>6540749.8</text:p>
              </table:table-cell>
              <table:table-cell office:value-type="float" office:value="74358.7453986269">
                <text:p>74358.7453986269</text:p>
              </table:table-cell>
              <table:table-cell office:value-type="float" office:value="74358.7453986269">
                <text:p>74358.74539862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0180771.45">
                <text:p>10180771.45</text:p>
              </table:table-cell>
              <table:table-cell office:value-type="float" office:value="59600.6901492393">
                <text:p>59600.6901492393</text:p>
              </table:table-cell>
              <table:table-cell office:value-type="float" office:value="59600.6901492393">
                <text:p>59600.6901492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4718698.6">
                <text:p>14718698.6</text:p>
              </table:table-cell>
              <table:table-cell office:value-type="float" office:value="122181.877841883">
                <text:p>122181.877841883</text:p>
              </table:table-cell>
              <table:table-cell office:value-type="float" office:value="122181.877841883">
                <text:p>122181.87784188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9965133.25">
                <text:p>19965133.25</text:p>
              </table:table-cell>
              <table:table-cell office:value-type="float" office:value="178261.140250056">
                <text:p>178261.140250056</text:p>
              </table:table-cell>
              <table:table-cell office:value-type="float" office:value="178261.140250056">
                <text:p>178261.140250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26114053.9">
                <text:p>26114053.9</text:p>
              </table:table-cell>
              <table:table-cell office:value-type="float" office:value="169525.515539697">
                <text:p>169525.515539697</text:p>
              </table:table-cell>
              <table:table-cell office:value-type="float" office:value="169525.515539697">
                <text:p>169525.5155396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32897996.45">
                <text:p>32897996.45</text:p>
              </table:table-cell>
              <table:table-cell office:value-type="float" office:value="225877.984673418">
                <text:p>225877.984673418</text:p>
              </table:table-cell>
              <table:table-cell office:value-type="float" office:value="225877.984673418">
                <text:p>225877.9846734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0736036.55">
                <text:p>40736036.55</text:p>
              </table:table-cell>
              <table:table-cell office:value-type="float" office:value="245020.214941543">
                <text:p>245020.214941543</text:p>
              </table:table-cell>
              <table:table-cell office:value-type="float" office:value="245020.214941543">
                <text:p>245020.2149415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62880092.35">
                <text:p>162880092.35</text:p>
              </table:table-cell>
              <table:table-cell office:value-type="float" office:value="862540.13058176">
                <text:p>862540.13058176</text:p>
              </table:table-cell>
              <table:table-cell office:value-type="float" office:value="862540.13058176">
                <text:p>862540.1305817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65999340.95">
                <text:p>365999340.95</text:p>
              </table:table-cell>
              <table:table-cell office:value-type="float" office:value="1810129.96363466">
                <text:p>1810129.96363466</text:p>
              </table:table-cell>
              <table:table-cell office:value-type="float" office:value="1810129.96363466">
                <text:p>1810129.963634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651019190.7">
                <text:p>651019190.7</text:p>
              </table:table-cell>
              <table:table-cell office:value-type="float" office:value="2292056.53115625">
                <text:p>2292056.53115625</text:p>
              </table:table-cell>
              <table:table-cell office:value-type="float" office:value="2292056.53115625">
                <text:p>2292056.531156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015939468.7">
                <text:p>1015939468.7</text:p>
              </table:table-cell>
              <table:table-cell office:value-type="float" office:value="3559316.80664253">
                <text:p>3559316.80664253</text:p>
              </table:table-cell>
              <table:table-cell office:value-type="float" office:value="3559316.80664253">
                <text:p>3559316.80664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463677309.85">
                <text:p>1463677309.85</text:p>
              </table:table-cell>
              <table:table-cell office:value-type="float" office:value="4352276.68026379">
                <text:p>4352276.68026379</text:p>
              </table:table-cell>
              <table:table-cell office:value-type="float" office:value="4352276.68026379">
                <text:p>4352276.680263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991947093.2">
                <text:p>1991947093.2</text:p>
              </table:table-cell>
              <table:table-cell office:value-type="float" office:value="5007583.3406225">
                <text:p>5007583.3406225</text:p>
              </table:table-cell>
              <table:table-cell office:value-type="float" office:value="5007583.3406225">
                <text:p>5007583.34062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2602261594.15">
                <text:p>2602261594.15</text:p>
              </table:table-cell>
              <table:table-cell office:value-type="float" office:value="6121785.33197759">
                <text:p>6121785.33197759</text:p>
              </table:table-cell>
              <table:table-cell office:value-type="float" office:value="6121785.33197759">
                <text:p>6121785.33197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3291820251.9">
                <text:p>3291820251.9</text:p>
              </table:table-cell>
              <table:table-cell office:value-type="float" office:value="8375220.34114255">
                <text:p>8375220.34114255</text:p>
              </table:table-cell>
              <table:table-cell office:value-type="float" office:value="8375220.34114255">
                <text:p>8375220.341142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063874435.65">
                <text:p>4063874435.65</text:p>
              </table:table-cell>
              <table:table-cell office:value-type="float" office:value="7471691.21705441">
                <text:p>7471691.21705441</text:p>
              </table:table-cell>
              <table:table-cell office:value-type="float" office:value="7471691.21705441">
                <text:p>7471691.21705441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ShakerSort.I110:ShakerSort.I145" chart:error-lower-range="ShakerSort.I110:ShakerSort.I145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ShakerSort.I110:ShakerSort.I145" chart:error-lower-range="ShakerSort.I110:ShakerSort.I145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ShakerSort.I110:ShakerSort.I145" chart:error-lower-range="ShakerSort.I110:ShakerSort.I14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ShakerSort.C110:ShakerSort.C145 ShakerSort.H1:ShakerSort.H1 ShakerSort.H110:ShakerSort.H145" chart:data-source-has-labels="row" svg:x="0.32cm" svg:y="0.18cm" svg:width="10.285cm" svg:height="8.64cm">
          <chart:coordinate-region svg:x="2.423cm" svg:y="0.379cm" svg:width="7.6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akerSort.H110:ShakerSort.H145" chart:label-cell-address="ShakerSort.H1:ShakerSort.H1" chart:class="chart:scatter">
            <chart:domain table:cell-range-address="ShakerSort.C110:ShakerSort.C145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ShakerSort.H1:Shaker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akerSort.C110:ShakerSort.C145</svg:desc>
                </draw:g>
              </table:table-cell>
              <table:table-cell office:value-type="float" office:value="95.25">
                <text:p>95.25</text:p>
                <draw:g>
                  <svg:desc>ShakerSort.H110:ShakerSort.H145</svg:desc>
                </draw:g>
              </table:table-cell>
              <table:table-cell office:value-type="float" office:value="17.5096402019">
                <text:p>17.5096402019</text:p>
                <draw:g>
                  <svg:desc>ShakerSort.I110:ShakerSort.I145</svg:desc>
                </draw:g>
              </table:table-cell>
              <table:table-cell office:value-type="float" office:value="17.5096402019">
                <text:p>17.5096402019</text:p>
                <draw:g>
                  <svg:desc>ShakerSort.I110:ShakerSort.I1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08.15">
                <text:p>208.15</text:p>
              </table:table-cell>
              <table:table-cell office:value-type="float" office:value="26.086922010847">
                <text:p>26.086922010847</text:p>
              </table:table-cell>
              <table:table-cell office:value-type="float" office:value="26.086922010847">
                <text:p>26.08692201084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88.15">
                <text:p>388.15</text:p>
              </table:table-cell>
              <table:table-cell office:value-type="float" office:value="36.700510895627">
                <text:p>36.700510895627</text:p>
              </table:table-cell>
              <table:table-cell office:value-type="float" office:value="36.700510895627">
                <text:p>36.700510895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610.2">
                <text:p>610.2</text:p>
              </table:table-cell>
              <table:table-cell office:value-type="float" office:value="39.954474092398">
                <text:p>39.954474092398</text:p>
              </table:table-cell>
              <table:table-cell office:value-type="float" office:value="39.954474092398">
                <text:p>39.9544740923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67.55">
                <text:p>867.55</text:p>
              </table:table-cell>
              <table:table-cell office:value-type="float" office:value="63.122480147726">
                <text:p>63.122480147726</text:p>
              </table:table-cell>
              <table:table-cell office:value-type="float" office:value="63.122480147726">
                <text:p>63.122480147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237.3">
                <text:p>1237.3</text:p>
              </table:table-cell>
              <table:table-cell office:value-type="float" office:value="121.456617769473">
                <text:p>121.456617769473</text:p>
              </table:table-cell>
              <table:table-cell office:value-type="float" office:value="121.456617769473">
                <text:p>121.4566177694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37.8">
                <text:p>1537.8</text:p>
              </table:table-cell>
              <table:table-cell office:value-type="float" office:value="121.502921775563">
                <text:p>121.502921775563</text:p>
              </table:table-cell>
              <table:table-cell office:value-type="float" office:value="121.502921775563">
                <text:p>121.502921775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069.95">
                <text:p>2069.95</text:p>
              </table:table-cell>
              <table:table-cell office:value-type="float" office:value="130.172376101838">
                <text:p>130.172376101838</text:p>
              </table:table-cell>
              <table:table-cell office:value-type="float" office:value="130.172376101838">
                <text:p>130.1723761018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402.05">
                <text:p>2402.05</text:p>
              </table:table-cell>
              <table:table-cell office:value-type="float" office:value="212.454106808976">
                <text:p>212.454106808976</text:p>
              </table:table-cell>
              <table:table-cell office:value-type="float" office:value="212.454106808976">
                <text:p>212.4541068089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9972.8">
                <text:p>9972.8</text:p>
              </table:table-cell>
              <table:table-cell office:value-type="float" office:value="503.894790606084">
                <text:p>503.894790606084</text:p>
              </table:table-cell>
              <table:table-cell office:value-type="float" office:value="503.894790606084">
                <text:p>503.894790606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493.3">
                <text:p>22493.3</text:p>
              </table:table-cell>
              <table:table-cell office:value-type="float" office:value="981.142859118957">
                <text:p>981.142859118957</text:p>
              </table:table-cell>
              <table:table-cell office:value-type="float" office:value="981.142859118957">
                <text:p>981.142859118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40451.4">
                <text:p>40451.4</text:p>
              </table:table-cell>
              <table:table-cell office:value-type="float" office:value="1541.59606901429">
                <text:p>1541.59606901429</text:p>
              </table:table-cell>
              <table:table-cell office:value-type="float" office:value="1541.59606901429">
                <text:p>1541.5960690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62525.1">
                <text:p>62525.1</text:p>
              </table:table-cell>
              <table:table-cell office:value-type="float" office:value="1919.06049670146">
                <text:p>1919.06049670146</text:p>
              </table:table-cell>
              <table:table-cell office:value-type="float" office:value="1919.06049670146">
                <text:p>1919.06049670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89891.25">
                <text:p>89891.25</text:p>
              </table:table-cell>
              <table:table-cell office:value-type="float" office:value="2964.28223816508">
                <text:p>2964.28223816508</text:p>
              </table:table-cell>
              <table:table-cell office:value-type="float" office:value="2964.28223816508">
                <text:p>2964.282238165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22127.1">
                <text:p>122127.1</text:p>
              </table:table-cell>
              <table:table-cell office:value-type="float" office:value="4242.03388600347">
                <text:p>4242.03388600347</text:p>
              </table:table-cell>
              <table:table-cell office:value-type="float" office:value="4242.03388600347">
                <text:p>4242.033886003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59156.5">
                <text:p>159156.5</text:p>
              </table:table-cell>
              <table:table-cell office:value-type="float" office:value="4866.70772185911">
                <text:p>4866.70772185911</text:p>
              </table:table-cell>
              <table:table-cell office:value-type="float" office:value="4866.70772185911">
                <text:p>4866.707721859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202340.1">
                <text:p>202340.1</text:p>
              </table:table-cell>
              <table:table-cell office:value-type="float" office:value="4229.4745642924">
                <text:p>4229.4745642924</text:p>
              </table:table-cell>
              <table:table-cell office:value-type="float" office:value="4229.4745642924">
                <text:p>4229.474564292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46140.45">
                <text:p>246140.45</text:p>
              </table:table-cell>
              <table:table-cell office:value-type="float" office:value="4651.23122920099">
                <text:p>4651.23122920099</text:p>
              </table:table-cell>
              <table:table-cell office:value-type="float" office:value="4651.23122920099">
                <text:p>4651.231229200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994236.5">
                <text:p>994236.5</text:p>
              </table:table-cell>
              <table:table-cell office:value-type="float" office:value="18935.7638491276">
                <text:p>18935.7638491276</text:p>
              </table:table-cell>
              <table:table-cell office:value-type="float" office:value="18935.7638491276">
                <text:p>18935.76384912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230134.85">
                <text:p>2230134.85</text:p>
              </table:table-cell>
              <table:table-cell office:value-type="float" office:value="31018.8710018198">
                <text:p>31018.8710018198</text:p>
              </table:table-cell>
              <table:table-cell office:value-type="float" office:value="31018.8710018198">
                <text:p>31018.87100181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998038.05">
                <text:p>3998038.05</text:p>
              </table:table-cell>
              <table:table-cell office:value-type="float" office:value="42115.9910739451">
                <text:p>42115.9910739451</text:p>
              </table:table-cell>
              <table:table-cell office:value-type="float" office:value="42115.9910739451">
                <text:p>42115.99107394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250416.7">
                <text:p>6250416.7</text:p>
              </table:table-cell>
              <table:table-cell office:value-type="float" office:value="48118.151572214">
                <text:p>48118.151572214</text:p>
              </table:table-cell>
              <table:table-cell office:value-type="float" office:value="48118.151572214">
                <text:p>48118.1515722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9020175.45">
                <text:p>9020175.45</text:p>
              </table:table-cell>
              <table:table-cell office:value-type="float" office:value="76209.0155528285">
                <text:p>76209.0155528285</text:p>
              </table:table-cell>
              <table:table-cell office:value-type="float" office:value="76209.0155528285">
                <text:p>76209.01555282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2222347.6">
                <text:p>12222347.6</text:p>
              </table:table-cell>
              <table:table-cell office:value-type="float" office:value="95121.3473281957">
                <text:p>95121.3473281957</text:p>
              </table:table-cell>
              <table:table-cell office:value-type="float" office:value="95121.3473281957">
                <text:p>95121.34732819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6015849.05">
                <text:p>16015849.05</text:p>
              </table:table-cell>
              <table:table-cell office:value-type="float" office:value="133648.35553176">
                <text:p>133648.35553176</text:p>
              </table:table-cell>
              <table:table-cell office:value-type="float" office:value="133648.35553176">
                <text:p>133648.355531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20206386.3">
                <text:p>20206386.3</text:p>
              </table:table-cell>
              <table:table-cell office:value-type="float" office:value="143450.90393951">
                <text:p>143450.90393951</text:p>
              </table:table-cell>
              <table:table-cell office:value-type="float" office:value="143450.90393951">
                <text:p>143450.903939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4961632.6">
                <text:p>24961632.6</text:p>
              </table:table-cell>
              <table:table-cell office:value-type="float" office:value="127003.355023598">
                <text:p>127003.355023598</text:p>
              </table:table-cell>
              <table:table-cell office:value-type="float" office:value="127003.355023598">
                <text:p>127003.3550235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99921820.35">
                <text:p>99921820.35</text:p>
              </table:table-cell>
              <table:table-cell office:value-type="float" office:value="473823.276878627">
                <text:p>473823.276878627</text:p>
              </table:table-cell>
              <table:table-cell office:value-type="float" office:value="473823.276878627">
                <text:p>473823.2768786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24800867.75">
                <text:p>224800867.75</text:p>
              </table:table-cell>
              <table:table-cell office:value-type="float" office:value="911295.513339114">
                <text:p>911295.513339114</text:p>
              </table:table-cell>
              <table:table-cell office:value-type="float" office:value="911295.513339114">
                <text:p>911295.5133391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99825866.65">
                <text:p>399825866.65</text:p>
              </table:table-cell>
              <table:table-cell office:value-type="float" office:value="1128880.09286372">
                <text:p>1128880.09286372</text:p>
              </table:table-cell>
              <table:table-cell office:value-type="float" office:value="1128880.09286372">
                <text:p>1128880.0928637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23925711.95">
                <text:p>623925711.95</text:p>
              </table:table-cell>
              <table:table-cell office:value-type="float" office:value="2024763.81053396">
                <text:p>2024763.81053396</text:p>
              </table:table-cell>
              <table:table-cell office:value-type="float" office:value="2024763.81053396">
                <text:p>2024763.810533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99710082.7">
                <text:p>899710082.7</text:p>
              </table:table-cell>
              <table:table-cell office:value-type="float" office:value="2632996.21059203">
                <text:p>2632996.21059203</text:p>
              </table:table-cell>
              <table:table-cell office:value-type="float" office:value="2632996.21059203">
                <text:p>2632996.21059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22966035.6">
                <text:p>1222966035.6</text:p>
              </table:table-cell>
              <table:table-cell office:value-type="float" office:value="3668414.8368253">
                <text:p>3668414.8368253</text:p>
              </table:table-cell>
              <table:table-cell office:value-type="float" office:value="3668414.8368253">
                <text:p>3668414.83682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599371804.9">
                <text:p>1599371804.9</text:p>
              </table:table-cell>
              <table:table-cell office:value-type="float" office:value="2442013.13411701">
                <text:p>2442013.13411701</text:p>
              </table:table-cell>
              <table:table-cell office:value-type="float" office:value="2442013.13411701">
                <text:p>2442013.134117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022818503.1">
                <text:p>2022818503.1</text:p>
              </table:table-cell>
              <table:table-cell office:value-type="float" office:value="4347478.63433876">
                <text:p>4347478.63433876</text:p>
              </table:table-cell>
              <table:table-cell office:value-type="float" office:value="4347478.63433876">
                <text:p>4347478.634338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494984677.05">
                <text:p>2494984677.05</text:p>
              </table:table-cell>
              <table:table-cell office:value-type="float" office:value="4415007.88159659">
                <text:p>4415007.88159659</text:p>
              </table:table-cell>
              <table:table-cell office:value-type="float" office:value="4415007.88159659">
                <text:p>4415007.8815965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3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E38:BinaryInsertionSort.E73" chart:error-lower-range="BinaryInsertionSort.E38:BinaryInsertionSort.E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E38:BinaryInsertionSort.E73" chart:error-lower-range="BinaryInsertionSort.E38:BinaryInsertionSort.E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E38:BinaryInsertionSort.E73" chart:error-lower-range="BinaryInsertionSort.E38:BinaryInsertionSort.E7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BinaryInsertionSort.C1:BinaryInsertionSort.D1 BinaryInsertionSort.C38:BinaryInsertionSort.D73" chart:data-source-has-labels="row" svg:x="0.32cm" svg:y="0.18cm" svg:width="10.603cm" svg:height="8.64cm">
          <chart:coordinate-region svg:x="1.497cm" svg:y="0.379cm" svg:width="8.869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D38:BinaryInsertionSort.D73" chart:label-cell-address="BinaryInsertionSort.D1:BinaryInsertionSort.D1" chart:class="chart:scatter">
            <chart:domain table:cell-range-address="BinaryInsertionSort.C38:BinaryInsertionSort.C73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BinaryInsertionSort.D1:BinaryInsertion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38:BinaryInsertionSort.C73</svg:desc>
                </draw:g>
              </table:table-cell>
              <table:table-cell office:value-type="float" office:value="0">
                <text:p>0</text:p>
                <draw:g>
                  <svg:desc>BinaryInsertionSort.D38:BinaryInsertionSort.D73</svg:desc>
                </draw:g>
              </table:table-cell>
              <table:table-cell office:value-type="float" office:value="0">
                <text:p>0</text:p>
                <draw:g>
                  <svg:desc>BinaryInsertionSort.E38:BinaryInsertionSort.E73</svg:desc>
                </draw:g>
              </table:table-cell>
              <table:table-cell office:value-type="float" office:value="0">
                <text:p>0</text:p>
                <draw:g>
                  <svg:desc>BinaryInsertionSort.E38:BinaryInsertionSort.E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.05">
                <text:p>0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2.15">
                <text:p>2.15</text:p>
              </table:table-cell>
              <table:table-cell office:value-type="float" office:value="0.476969600708">
                <text:p>0.476969600708</text:p>
              </table:table-cell>
              <table:table-cell office:value-type="float" office:value="0.476969600708">
                <text:p>0.4769696007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2.4">
                <text:p>12.4</text:p>
              </table:table-cell>
              <table:table-cell office:value-type="float" office:value="0.916515138991">
                <text:p>0.916515138991</text:p>
              </table:table-cell>
              <table:table-cell office:value-type="float" office:value="0.916515138991">
                <text:p>0.9165151389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7.5">
                <text:p>27.5</text:p>
              </table:table-cell>
              <table:table-cell office:value-type="float" office:value="0.921954445729">
                <text:p>0.921954445729</text:p>
              </table:table-cell>
              <table:table-cell office:value-type="float" office:value="0.921954445729">
                <text:p>0.921954445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9.7">
                <text:p>49.7</text:p>
              </table:table-cell>
              <table:table-cell office:value-type="float" office:value="1.486606874732">
                <text:p>1.486606874732</text:p>
              </table:table-cell>
              <table:table-cell office:value-type="float" office:value="1.486606874732">
                <text:p>1.4866068747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78.3">
                <text:p>78.3</text:p>
              </table:table-cell>
              <table:table-cell office:value-type="float" office:value="3.494281041931">
                <text:p>3.494281041931</text:p>
              </table:table-cell>
              <table:table-cell office:value-type="float" office:value="3.494281041931">
                <text:p>3.4942810419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21.2">
                <text:p>121.2</text:p>
              </table:table-cell>
              <table:table-cell office:value-type="float" office:value="7.691553809211">
                <text:p>7.691553809211</text:p>
              </table:table-cell>
              <table:table-cell office:value-type="float" office:value="7.691553809211">
                <text:p>7.691553809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64.15">
                <text:p>164.15</text:p>
              </table:table-cell>
              <table:table-cell office:value-type="float" office:value="12.658100173407">
                <text:p>12.658100173407</text:p>
              </table:table-cell>
              <table:table-cell office:value-type="float" office:value="12.658100173407">
                <text:p>12.6581001734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200.85">
                <text:p>200.85</text:p>
              </table:table-cell>
              <table:table-cell office:value-type="float" office:value="7.329904501423">
                <text:p>7.329904501423</text:p>
              </table:table-cell>
              <table:table-cell office:value-type="float" office:value="7.329904501423">
                <text:p>7.3299045014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256.4">
                <text:p>256.4</text:p>
              </table:table-cell>
              <table:table-cell office:value-type="float" office:value="9.906563480844">
                <text:p>9.906563480844</text:p>
              </table:table-cell>
              <table:table-cell office:value-type="float" office:value="9.906563480844">
                <text:p>9.9065634808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316.15">
                <text:p>316.15</text:p>
              </table:table-cell>
              <table:table-cell office:value-type="float" office:value="11.407344125605">
                <text:p>11.407344125605</text:p>
              </table:table-cell>
              <table:table-cell office:value-type="float" office:value="11.407344125605">
                <text:p>11.4073441256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286.9">
                <text:p>1286.9</text:p>
              </table:table-cell>
              <table:table-cell office:value-type="float" office:value="47.083861353968">
                <text:p>47.083861353968</text:p>
              </table:table-cell>
              <table:table-cell office:value-type="float" office:value="47.083861353968">
                <text:p>47.083861353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963.5">
                <text:p>2963.5</text:p>
              </table:table-cell>
              <table:table-cell office:value-type="float" office:value="76.508496260236">
                <text:p>76.508496260236</text:p>
              </table:table-cell>
              <table:table-cell office:value-type="float" office:value="76.508496260236">
                <text:p>76.5084962602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414.95">
                <text:p>5414.95</text:p>
              </table:table-cell>
              <table:table-cell office:value-type="float" office:value="227.414703790213">
                <text:p>227.414703790213</text:p>
              </table:table-cell>
              <table:table-cell office:value-type="float" office:value="227.414703790213">
                <text:p>227.4147037902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8376.7">
                <text:p>8376.7</text:p>
              </table:table-cell>
              <table:table-cell office:value-type="float" office:value="65.675794627758">
                <text:p>65.675794627758</text:p>
              </table:table-cell>
              <table:table-cell office:value-type="float" office:value="65.675794627758">
                <text:p>65.675794627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2087.35">
                <text:p>12087.35</text:p>
              </table:table-cell>
              <table:table-cell office:value-type="float" office:value="73.232694201046">
                <text:p>73.232694201046</text:p>
              </table:table-cell>
              <table:table-cell office:value-type="float" office:value="73.232694201046">
                <text:p>73.232694201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6627.45">
                <text:p>16627.45</text:p>
              </table:table-cell>
              <table:table-cell office:value-type="float" office:value="188.344226086529">
                <text:p>188.344226086529</text:p>
              </table:table-cell>
              <table:table-cell office:value-type="float" office:value="188.344226086529">
                <text:p>188.3442260865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21640.25">
                <text:p>21640.25</text:p>
              </table:table-cell>
              <table:table-cell office:value-type="float" office:value="52.542244908264">
                <text:p>52.542244908264</text:p>
              </table:table-cell>
              <table:table-cell office:value-type="float" office:value="52.542244908264">
                <text:p>52.5422449082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7357.1">
                <text:p>27357.1</text:p>
              </table:table-cell>
              <table:table-cell office:value-type="float" office:value="424.278198826868">
                <text:p>424.278198826868</text:p>
              </table:table-cell>
              <table:table-cell office:value-type="float" office:value="424.278198826868">
                <text:p>424.2781988268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33471.25">
                <text:p>33471.25</text:p>
              </table:table-cell>
              <table:table-cell office:value-type="float" office:value="33.954197083289">
                <text:p>33.954197083289</text:p>
              </table:table-cell>
              <table:table-cell office:value-type="float" office:value="33.954197083289">
                <text:p>33.95419708328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G38:BinaryInsertionSort.G73" chart:error-lower-range="BinaryInsertionSort.G38:BinaryInsertionSort.G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G38:BinaryInsertionSort.G73" chart:error-lower-range="BinaryInsertionSort.G38:BinaryInsertionSort.G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G38:BinaryInsertionSort.G73" chart:error-lower-range="BinaryInsertionSort.G38:BinaryInsertionSort.G7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BinaryInsertionSort.C1:BinaryInsertionSort.C1 BinaryInsertionSort.C38:BinaryInsertionSort.C73 BinaryInsertionSort.F1:BinaryInsertionSort.F1 BinaryInsertionSort.F38:BinaryInsertionSort.F73" chart:data-source-has-labels="row" svg:x="0.32cm" svg:y="0.18cm" svg:width="10.074cm" svg:height="8.64cm">
          <chart:coordinate-region svg:x="1.867cm" svg:y="0.38cm" svg:width="7.9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F38:BinaryInsertionSort.F73" chart:label-cell-address="BinaryInsertionSort.F1:BinaryInsertionSort.F1" chart:class="chart:scatter">
            <chart:domain table:cell-range-address="BinaryInsertionSort.C38:BinaryInsertionSort.C73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1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BinaryInsertionSort.F1:BinaryInsertion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38:BinaryInsertionSort.C73</svg:desc>
                </draw:g>
              </table:table-cell>
              <table:table-cell office:value-type="float" office:value="54">
                <text:p>54</text:p>
                <draw:g>
                  <svg:desc>BinaryInsertionSort.F38:BinaryInsertionSort.F73</svg:desc>
                </draw:g>
              </table:table-cell>
              <table:table-cell office:value-type="float" office:value="0">
                <text:p>0</text:p>
                <draw:g>
                  <svg:desc>BinaryInsertionSort.G38:BinaryInsertionSort.G73</svg:desc>
                </draw:g>
              </table:table-cell>
              <table:table-cell office:value-type="float" office:value="0">
                <text:p>0</text:p>
                <draw:g>
                  <svg:desc>BinaryInsertionSort.G38:BinaryInsertionSort.G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93">
                <text:p>1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60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20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80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153">
                <text:p>1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1898">
                <text:p>18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698">
                <text:p>26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498">
                <text:p>3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387">
                <text:p>4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287">
                <text:p>52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187">
                <text:p>61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087">
                <text:p>70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7987">
                <text:p>79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7964">
                <text:p>179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8917">
                <text:p>28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39917">
                <text:p>399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1822">
                <text:p>51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3822">
                <text:p>63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5822">
                <text:p>75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87822">
                <text:p>878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0631">
                <text:p>100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13631">
                <text:p>113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47248">
                <text:p>247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387248">
                <text:p>387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34481">
                <text:p>534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84481">
                <text:p>684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34481">
                <text:p>834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988946">
                <text:p>988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148946">
                <text:p>1148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08946">
                <text:p>1308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468946">
                <text:p>14689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I38:BinaryInsertionSort.I73" chart:error-lower-range="BinaryInsertionSort.I38:BinaryInsertionSort.I73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I38:BinaryInsertionSort.I73" chart:error-lower-range="BinaryInsertionSort.I38:BinaryInsertionSort.I7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I38:BinaryInsertionSort.I73" chart:error-lower-range="BinaryInsertionSort.I38:BinaryInsertionSort.I73" loext:std-weight="1"/>
      <style:graphic-properties draw:stroke="solid" svg:stroke-width="0cm" svg:stroke-color="#000000" svg:stroke-opacity="100%" draw:stroke-linejoin="round"/>
    </style:style>
    <style:style style:name="ch10" style:family="chart">
      <style:chart-properties chart:solid-type="cuboid" chart:symbol-type="named-symbol" chart:symbol-name="square" chart:symbol-width="0.25cm" chart:symbol-height="0.25cm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BinaryInsertionSort.C1:BinaryInsertionSort.C1 BinaryInsertionSort.C38:BinaryInsertionSort.C73 BinaryInsertionSort.H1:BinaryInsertionSort.H1 BinaryInsertionSort.H38:BinaryInsertionSort.H73" chart:data-source-has-labels="row" svg:x="0.32cm" svg:y="0.18cm" svg:width="10.285cm" svg:height="8.64cm">
          <chart:coordinate-region svg:x="2.423cm" svg:y="0.379cm" svg:width="7.6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H38:BinaryInsertionSort.H73" chart:label-cell-address="BinaryInsertionSort.H1:BinaryInsertionSort.H1" chart:class="chart:scatter">
            <chart:domain table:cell-range-address="BinaryInsertionSort.C38:BinaryInsertionSort.C73"/>
            <chart:regression-curve chart:style-name="ch8">
              <chart:equation chart:display-equation="true" chart:display-r-square="true" svg:x="2.424cm" svg:y="0.577cm"/>
            </chart:regression-curve>
            <chart:error-indicator chart:style-name="ch9" chart:dimension="y"/>
            <chart:data-point chart:repeated="31"/>
            <chart:data-point chart:style-name="ch10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BinaryInsertionSort.H1:BinaryInsertion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38:BinaryInsertionSort.C73</svg:desc>
                </draw:g>
              </table:table-cell>
              <table:table-cell office:value-type="float" office:value="190">
                <text:p>190</text:p>
                <draw:g>
                  <svg:desc>BinaryInsertionSort.H38:BinaryInsertionSort.H73</svg:desc>
                </draw:g>
              </table:table-cell>
              <table:table-cell office:value-type="float" office:value="0">
                <text:p>0</text:p>
                <draw:g>
                  <svg:desc>BinaryInsertionSort.I38:BinaryInsertionSort.I73</svg:desc>
                </draw:g>
              </table:table-cell>
              <table:table-cell office:value-type="float" office:value="0">
                <text:p>0</text:p>
                <draw:g>
                  <svg:desc>BinaryInsertionSort.I38:BinaryInsertionSort.I7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435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225">
                <text:p>12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770">
                <text:p>17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2415">
                <text:p>2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3160">
                <text:p>3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005">
                <text:p>40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4950">
                <text:p>49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9900">
                <text:p>199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44850">
                <text:p>448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79800">
                <text:p>798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124750">
                <text:p>1247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179700">
                <text:p>179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44650">
                <text:p>2446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319600">
                <text:p>319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404550">
                <text:p>404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499500">
                <text:p>499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99000">
                <text:p>1999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4498500">
                <text:p>4498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7998000">
                <text:p>7998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12497500">
                <text:p>12497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17997000">
                <text:p>17997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24496500">
                <text:p>24496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31996000">
                <text:p>31996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40495500">
                <text:p>40495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49995000">
                <text:p>4999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199990000">
                <text:p>19999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49985000">
                <text:p>44998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799980000">
                <text:p>79998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1249975000">
                <text:p>124997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1799970000">
                <text:p>179997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2449965000">
                <text:p>244996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3199960000">
                <text:p>319996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4049955000">
                <text:p>4049955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4999950000">
                <text:p>499995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E74:BinaryInsertionSort.E109" chart:error-lower-range="BinaryInsertionSort.E74:BinaryInsertionSort.E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E74:BinaryInsertionSort.E109" chart:error-lower-range="BinaryInsertionSort.E74:BinaryInsertionSort.E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E74:BinaryInsertionSort.E109" chart:error-lower-range="BinaryInsertionSort.E74:BinaryInsertionSort.E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243cm" svg:y="3.952cm" style:legend-expansion="high" chart:style-name="ch2"/>
        <chart:plot-area chart:style-name="ch3" table:cell-range-address="BinaryInsertionSort.C1:BinaryInsertionSort.D1 BinaryInsertionSort.C74:BinaryInsertionSort.D109" chart:data-source-has-labels="row" svg:x="0.32cm" svg:y="0.18cm" svg:width="10.603cm" svg:height="8.64cm">
          <chart:coordinate-region svg:x="1.497cm" svg:y="0.38cm" svg:width="8.869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D74:BinaryInsertionSort.D109" chart:label-cell-address="BinaryInsertionSort.D1:BinaryInsertionSort.D1" chart:class="chart:scatter">
            <chart:domain table:cell-range-address="BinaryInsertionSort.C74:BinaryInsertionSort.C109"/>
            <chart:regression-curve chart:style-name="ch8">
              <chart:equation chart:display-equation="true" chart:display-r-square="true" svg:x="1.797cm" svg:y="0.707cm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time</text:p>
                <draw:g>
                  <svg:desc>BinaryInsertionSort.D1:BinaryInsertionSort.D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74:BinaryInsertionSort.C109</svg:desc>
                </draw:g>
              </table:table-cell>
              <table:table-cell office:value-type="float" office:value="0">
                <text:p>0</text:p>
                <draw:g>
                  <svg:desc>BinaryInsertionSort.D74:BinaryInsertionSort.D109</svg:desc>
                </draw:g>
              </table:table-cell>
              <table:table-cell office:value-type="float" office:value="0">
                <text:p>0</text:p>
                <draw:g>
                  <svg:desc>BinaryInsertionSort.E74:BinaryInsertionSort.E109</svg:desc>
                </draw:g>
              </table:table-cell>
              <table:table-cell office:value-type="float" office:value="0">
                <text:p>0</text:p>
                <draw:g>
                  <svg:desc>BinaryInsertionSort.E74:BinaryInsertionSort.E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6.05">
                <text:p>6.05</text:p>
              </table:table-cell>
              <table:table-cell office:value-type="float" office:value="0.217944947177">
                <text:p>0.217944947177</text:p>
              </table:table-cell>
              <table:table-cell office:value-type="float" office:value="0.217944947177">
                <text:p>0.2179449471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13.95">
                <text:p>13.95</text:p>
              </table:table-cell>
              <table:table-cell office:value-type="float" office:value="1.359227721907">
                <text:p>1.359227721907</text:p>
              </table:table-cell>
              <table:table-cell office:value-type="float" office:value="1.359227721907">
                <text:p>1.359227721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25.45">
                <text:p>25.45</text:p>
              </table:table-cell>
              <table:table-cell office:value-type="float" office:value="0.973396116697">
                <text:p>0.973396116697</text:p>
              </table:table-cell>
              <table:table-cell office:value-type="float" office:value="0.973396116697">
                <text:p>0.9733961166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39.7">
                <text:p>39.7</text:p>
              </table:table-cell>
              <table:table-cell office:value-type="float" office:value="1.307669683062">
                <text:p>1.307669683062</text:p>
              </table:table-cell>
              <table:table-cell office:value-type="float" office:value="1.307669683062">
                <text:p>1.3076696830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57.4">
                <text:p>57.4</text:p>
              </table:table-cell>
              <table:table-cell office:value-type="float" office:value="2.2">
                <text:p>2.2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8.75">
                <text:p>78.75</text:p>
              </table:table-cell>
              <table:table-cell office:value-type="float" office:value="2.913331426391">
                <text:p>2.913331426391</text:p>
              </table:table-cell>
              <table:table-cell office:value-type="float" office:value="2.913331426391">
                <text:p>2.9133314263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02.35">
                <text:p>102.35</text:p>
              </table:table-cell>
              <table:table-cell office:value-type="float" office:value="3.609362824655">
                <text:p>3.609362824655</text:p>
              </table:table-cell>
              <table:table-cell office:value-type="float" office:value="3.609362824655">
                <text:p>3.609362824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31.7">
                <text:p>131.7</text:p>
              </table:table-cell>
              <table:table-cell office:value-type="float" office:value="8.983874442577">
                <text:p>8.983874442577</text:p>
              </table:table-cell>
              <table:table-cell office:value-type="float" office:value="8.983874442577">
                <text:p>8.9838744425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62.4">
                <text:p>162.4</text:p>
              </table:table-cell>
              <table:table-cell office:value-type="float" office:value="6.028266749241">
                <text:p>6.028266749241</text:p>
              </table:table-cell>
              <table:table-cell office:value-type="float" office:value="6.028266749241">
                <text:p>6.02826674924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730.85">
                <text:p>730.85</text:p>
              </table:table-cell>
              <table:table-cell office:value-type="float" office:value="57.828431588622">
                <text:p>57.828431588622</text:p>
              </table:table-cell>
              <table:table-cell office:value-type="float" office:value="57.828431588622">
                <text:p>57.828431588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1777.45">
                <text:p>1777.45</text:p>
              </table:table-cell>
              <table:table-cell office:value-type="float" office:value="153.131471291828">
                <text:p>153.131471291828</text:p>
              </table:table-cell>
              <table:table-cell office:value-type="float" office:value="153.131471291828">
                <text:p>153.1314712918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3301.35">
                <text:p>3301.35</text:p>
              </table:table-cell>
              <table:table-cell office:value-type="float" office:value="278.507499899012">
                <text:p>278.507499899012</text:p>
              </table:table-cell>
              <table:table-cell office:value-type="float" office:value="278.507499899012">
                <text:p>278.5074998990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5293.1">
                <text:p>5293.1</text:p>
              </table:table-cell>
              <table:table-cell office:value-type="float" office:value="512.575643198159">
                <text:p>512.575643198159</text:p>
              </table:table-cell>
              <table:table-cell office:value-type="float" office:value="512.575643198159">
                <text:p>512.57564319815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7370.15">
                <text:p>7370.15</text:p>
              </table:table-cell>
              <table:table-cell office:value-type="float" office:value="630.448671582381">
                <text:p>630.448671582381</text:p>
              </table:table-cell>
              <table:table-cell office:value-type="float" office:value="630.448671582381">
                <text:p>630.4486715823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9761.6">
                <text:p>9761.6</text:p>
              </table:table-cell>
              <table:table-cell office:value-type="float" office:value="693.282943681733">
                <text:p>693.282943681733</text:p>
              </table:table-cell>
              <table:table-cell office:value-type="float" office:value="693.282943681733">
                <text:p>693.2829436817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2424.6">
                <text:p>12424.6</text:p>
              </table:table-cell>
              <table:table-cell office:value-type="float" office:value="444.727826878388">
                <text:p>444.727826878388</text:p>
              </table:table-cell>
              <table:table-cell office:value-type="float" office:value="444.727826878388">
                <text:p>444.727826878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5512.65">
                <text:p>15512.65</text:p>
              </table:table-cell>
              <table:table-cell office:value-type="float" office:value="189.901099259456">
                <text:p>189.901099259456</text:p>
              </table:table-cell>
              <table:table-cell office:value-type="float" office:value="189.901099259456">
                <text:p>189.90109925945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9073.9">
                <text:p>19073.9</text:p>
              </table:table-cell>
              <table:table-cell office:value-type="float" office:value="65.019920025732">
                <text:p>65.019920025732</text:p>
              </table:table-cell>
              <table:table-cell office:value-type="float" office:value="65.019920025732">
                <text:p>65.01992002573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G74:BinaryInsertionSort.G109" chart:error-lower-range="BinaryInsertionSort.G74:BinaryInsertionSort.G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G74:BinaryInsertionSort.G109" chart:error-lower-range="BinaryInsertionSort.G74:BinaryInsertionSort.G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G74:BinaryInsertionSort.G109" chart:error-lower-range="BinaryInsertionSort.G74:BinaryInsertionSort.G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3.952cm" style:legend-expansion="high" chart:style-name="ch2"/>
        <chart:plot-area chart:style-name="ch3" table:cell-range-address="BinaryInsertionSort.C1:BinaryInsertionSort.C1 BinaryInsertionSort.C74:BinaryInsertionSort.C109 BinaryInsertionSort.F1:BinaryInsertionSort.F1 BinaryInsertionSort.F74:BinaryInsertionSort.F109" chart:data-source-has-labels="row" svg:x="0.32cm" svg:y="0.18cm" svg:width="10.074cm" svg:height="8.64cm">
          <chart:coordinate-region svg:x="1.867cm" svg:y="0.38cm" svg:width="7.97cm" svg:height="7.7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F74:BinaryInsertionSort.F109" chart:label-cell-address="BinaryInsertionSort.F1:BinaryInsertionSort.F1" chart:class="chart:scatter">
            <chart:domain table:cell-range-address="BinaryInsertionSort.C74:BinaryInsertionSort.C109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comparisons</text:p>
                <draw:g>
                  <svg:desc>BinaryInsertionSort.F1:BinaryInsertionSort.F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74:BinaryInsertionSort.C109</svg:desc>
                </draw:g>
              </table:table-cell>
              <table:table-cell office:value-type="float" office:value="61.1">
                <text:p>61.1</text:p>
                <draw:g>
                  <svg:desc>BinaryInsertionSort.F74:BinaryInsertionSort.F109</svg:desc>
                </draw:g>
              </table:table-cell>
              <table:table-cell office:value-type="float" office:value="1.374772708487">
                <text:p>1.374772708487</text:p>
                <draw:g>
                  <svg:desc>BinaryInsertionSort.G74:BinaryInsertionSort.G109</svg:desc>
                </draw:g>
              </table:table-cell>
              <table:table-cell office:value-type="float" office:value="1.374772708487">
                <text:p>1.374772708487</text:p>
                <draw:g>
                  <svg:desc>BinaryInsertionSort.G74:BinaryInsertionSort.G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109.6">
                <text:p>109.6</text:p>
              </table:table-cell>
              <table:table-cell office:value-type="float" office:value="2.353720459189">
                <text:p>2.353720459189</text:p>
              </table:table-cell>
              <table:table-cell office:value-type="float" office:value="2.353720459189">
                <text:p>2.3537204591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61.3">
                <text:p>161.3</text:p>
              </table:table-cell>
              <table:table-cell office:value-type="float" office:value="2.551470164434">
                <text:p>2.551470164434</text:p>
              </table:table-cell>
              <table:table-cell office:value-type="float" office:value="2.551470164434">
                <text:p>2.5514701644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17">
                <text:p>217</text:p>
              </table:table-cell>
              <table:table-cell office:value-type="float" office:value="2.569046515728">
                <text:p>2.569046515728</text:p>
              </table:table-cell>
              <table:table-cell office:value-type="float" office:value="2.569046515728">
                <text:p>2.569046515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275.05">
                <text:p>275.05</text:p>
              </table:table-cell>
              <table:table-cell office:value-type="float" office:value="3.185514087243">
                <text:p>3.185514087243</text:p>
              </table:table-cell>
              <table:table-cell office:value-type="float" office:value="3.185514087243">
                <text:p>3.185514087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336.35">
                <text:p>336.35</text:p>
              </table:table-cell>
              <table:table-cell office:value-type="float" office:value="3.275286247029">
                <text:p>3.275286247029</text:p>
              </table:table-cell>
              <table:table-cell office:value-type="float" office:value="3.275286247029">
                <text:p>3.275286247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400.1">
                <text:p>400.1</text:p>
              </table:table-cell>
              <table:table-cell office:value-type="float" office:value="3.360059523288">
                <text:p>3.360059523288</text:p>
              </table:table-cell>
              <table:table-cell office:value-type="float" office:value="3.360059523288">
                <text:p>3.360059523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465.45">
                <text:p>465.45</text:p>
              </table:table-cell>
              <table:table-cell office:value-type="float" office:value="4.116734142495">
                <text:p>4.116734142495</text:p>
              </table:table-cell>
              <table:table-cell office:value-type="float" office:value="4.116734142495">
                <text:p>4.116734142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531.05">
                <text:p>531.05</text:p>
              </table:table-cell>
              <table:table-cell office:value-type="float" office:value="4.674130935262">
                <text:p>4.674130935262</text:p>
              </table:table-cell>
              <table:table-cell office:value-type="float" office:value="4.674130935262">
                <text:p>4.674130935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257.1">
                <text:p>1257.1</text:p>
              </table:table-cell>
              <table:table-cell office:value-type="float" office:value="4.482186966238">
                <text:p>4.482186966238</text:p>
              </table:table-cell>
              <table:table-cell office:value-type="float" office:value="4.482186966238">
                <text:p>4.4821869662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057.4">
                <text:p>2057.4</text:p>
              </table:table-cell>
              <table:table-cell office:value-type="float" office:value="6.74091981871">
                <text:p>6.74091981871</text:p>
              </table:table-cell>
              <table:table-cell office:value-type="float" office:value="6.74091981871">
                <text:p>6.740919818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2909.35">
                <text:p>2909.35</text:p>
              </table:table-cell>
              <table:table-cell office:value-type="float" office:value="7.157338891024">
                <text:p>7.157338891024</text:p>
              </table:table-cell>
              <table:table-cell office:value-type="float" office:value="7.157338891024">
                <text:p>7.1573388910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3793.6">
                <text:p>3793.6</text:p>
              </table:table-cell>
              <table:table-cell office:value-type="float" office:value="10.933434958836">
                <text:p>10.933434958836</text:p>
              </table:table-cell>
              <table:table-cell office:value-type="float" office:value="10.933434958836">
                <text:p>10.9334349588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4705.65">
                <text:p>4705.65</text:p>
              </table:table-cell>
              <table:table-cell office:value-type="float" office:value="6.99481951096">
                <text:p>6.99481951096</text:p>
              </table:table-cell>
              <table:table-cell office:value-type="float" office:value="6.99481951096">
                <text:p>6.994819510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5649.65">
                <text:p>5649.65</text:p>
              </table:table-cell>
              <table:table-cell office:value-type="float" office:value="12.362342011299">
                <text:p>12.362342011299</text:p>
              </table:table-cell>
              <table:table-cell office:value-type="float" office:value="12.362342011299">
                <text:p>12.3623420112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6613.55">
                <text:p>6613.55</text:p>
              </table:table-cell>
              <table:table-cell office:value-type="float" office:value="11.160085123761">
                <text:p>11.160085123761</text:p>
              </table:table-cell>
              <table:table-cell office:value-type="float" office:value="11.160085123761">
                <text:p>11.160085123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7600.9">
                <text:p>7600.9</text:p>
              </table:table-cell>
              <table:table-cell office:value-type="float" office:value="13.71823603785">
                <text:p>13.71823603785</text:p>
              </table:table-cell>
              <table:table-cell office:value-type="float" office:value="13.71823603785">
                <text:p>13.71823603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8590.5">
                <text:p>8590.5</text:p>
              </table:table-cell>
              <table:table-cell office:value-type="float" office:value="16.918924316129">
                <text:p>16.918924316129</text:p>
              </table:table-cell>
              <table:table-cell office:value-type="float" office:value="16.918924316129">
                <text:p>16.9189243161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19165.25">
                <text:p>19165.25</text:p>
              </table:table-cell>
              <table:table-cell office:value-type="float" office:value="12.910751331367">
                <text:p>12.910751331367</text:p>
              </table:table-cell>
              <table:table-cell office:value-type="float" office:value="12.910751331367">
                <text:p>12.9107513313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30510.45">
                <text:p>30510.45</text:p>
              </table:table-cell>
              <table:table-cell office:value-type="float" office:value="17.881484839408">
                <text:p>17.881484839408</text:p>
              </table:table-cell>
              <table:table-cell office:value-type="float" office:value="17.881484839408">
                <text:p>17.88148483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2317.9">
                <text:p>42317.9</text:p>
              </table:table-cell>
              <table:table-cell office:value-type="float" office:value="22.320170256869">
                <text:p>22.320170256869</text:p>
              </table:table-cell>
              <table:table-cell office:value-type="float" office:value="22.320170256869">
                <text:p>22.3201702568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54499.7">
                <text:p>54499.7</text:p>
              </table:table-cell>
              <table:table-cell office:value-type="float" office:value="24.493060248247">
                <text:p>24.493060248247</text:p>
              </table:table-cell>
              <table:table-cell office:value-type="float" office:value="24.493060248247">
                <text:p>24.493060248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67010.1">
                <text:p>67010.1</text:p>
              </table:table-cell>
              <table:table-cell office:value-type="float" office:value="25.380898339776">
                <text:p>25.380898339776</text:p>
              </table:table-cell>
              <table:table-cell office:value-type="float" office:value="25.380898339776">
                <text:p>25.3808983397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79743.1">
                <text:p>79743.1</text:p>
              </table:table-cell>
              <table:table-cell office:value-type="float" office:value="31.960757198865">
                <text:p>31.960757198865</text:p>
              </table:table-cell>
              <table:table-cell office:value-type="float" office:value="31.960757198865">
                <text:p>31.9607571988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92634.8">
                <text:p>92634.8</text:p>
              </table:table-cell>
              <table:table-cell office:value-type="float" office:value="30.774339998235">
                <text:p>30.774339998235</text:p>
              </table:table-cell>
              <table:table-cell office:value-type="float" office:value="30.774339998235">
                <text:p>30.77433999823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105736.55">
                <text:p>105736.55</text:p>
              </table:table-cell>
              <table:table-cell office:value-type="float" office:value="28.111341220013">
                <text:p>28.111341220013</text:p>
              </table:table-cell>
              <table:table-cell office:value-type="float" office:value="28.111341220013">
                <text:p>28.111341220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118998.85">
                <text:p>118998.85</text:p>
              </table:table-cell>
              <table:table-cell office:value-type="float" office:value="41.312558611253">
                <text:p>41.312558611253</text:p>
              </table:table-cell>
              <table:table-cell office:value-type="float" office:value="41.312558611253">
                <text:p>41.312558611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258019.8">
                <text:p>258019.8</text:p>
              </table:table-cell>
              <table:table-cell office:value-type="float" office:value="44.528193511471">
                <text:p>44.528193511471</text:p>
              </table:table-cell>
              <table:table-cell office:value-type="float" office:value="44.528193511471">
                <text:p>44.52819351147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404728.65">
                <text:p>404728.65</text:p>
              </table:table-cell>
              <table:table-cell office:value-type="float" office:value="77.647456509801">
                <text:p>77.647456509801</text:p>
              </table:table-cell>
              <table:table-cell office:value-type="float" office:value="77.647456509801">
                <text:p>77.6474565098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555990.4">
                <text:p>555990.4</text:p>
              </table:table-cell>
              <table:table-cell office:value-type="float" office:value="84.159016458544">
                <text:p>84.159016458544</text:p>
              </table:table-cell>
              <table:table-cell office:value-type="float" office:value="84.159016458544">
                <text:p>84.1590164585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711376.5">
                <text:p>711376.5</text:p>
              </table:table-cell>
              <table:table-cell office:value-type="float" office:value="101.505911218052">
                <text:p>101.505911218052</text:p>
              </table:table-cell>
              <table:table-cell office:value-type="float" office:value="101.505911218052">
                <text:p>101.5059112180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869439.2">
                <text:p>869439.2</text:p>
              </table:table-cell>
              <table:table-cell office:value-type="float" office:value="107.453060246091">
                <text:p>107.453060246091</text:p>
              </table:table-cell>
              <table:table-cell office:value-type="float" office:value="107.453060246091">
                <text:p>107.4530602460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029452.5">
                <text:p>1029452.5</text:p>
              </table:table-cell>
              <table:table-cell office:value-type="float" office:value="91.821837696322">
                <text:p>91.821837696322</text:p>
              </table:table-cell>
              <table:table-cell office:value-type="float" office:value="91.821837696322">
                <text:p>91.8218376963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191980.75">
                <text:p>1191980.75</text:p>
              </table:table-cell>
              <table:table-cell office:value-type="float" office:value="122.306529699077">
                <text:p>122.306529699077</text:p>
              </table:table-cell>
              <table:table-cell office:value-type="float" office:value="122.306529699077">
                <text:p>122.3065296990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1356538.6">
                <text:p>1356538.6</text:p>
              </table:table-cell>
              <table:table-cell office:value-type="float" office:value="123.126518867535">
                <text:p>123.126518867535</text:p>
              </table:table-cell>
              <table:table-cell office:value-type="float" office:value="123.126518867535">
                <text:p>123.1265188675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1522730">
                <text:p>1522730</text:p>
              </table:table-cell>
              <table:table-cell office:value-type="float" office:value="88.130017033606">
                <text:p>88.130017033606</text:p>
              </table:table-cell>
              <table:table-cell office:value-type="float" office:value="88.130017033606">
                <text:p>88.13001703360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8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9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error-category="cell-range" chart:error-upper-range="BinaryInsertionSort.I74:BinaryInsertionSort.I109" chart:error-lower-range="BinaryInsertionSort.I74:BinaryInsertionSort.I109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BinaryInsertionSort.I74:BinaryInsertionSort.I109" chart:error-lower-range="BinaryInsertionSort.I74:BinaryInsertionSort.I109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9" style:family="chart">
      <style:chart-properties chart:error-upper-indicator="true" chart:error-lower-indicator="true" chart:error-category="cell-range" chart:error-upper-range="BinaryInsertionSort.I74:BinaryInsertionSort.I109" chart:error-lower-range="BinaryInsertionSort.I74:BinaryInsertionSort.I109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925cm" svg:y="3.952cm" style:legend-expansion="high" chart:style-name="ch2"/>
        <chart:plot-area chart:style-name="ch3" table:cell-range-address="BinaryInsertionSort.C1:BinaryInsertionSort.C1 BinaryInsertionSort.C74:BinaryInsertionSort.C109 BinaryInsertionSort.H1:BinaryInsertionSort.H1 BinaryInsertionSort.H74:BinaryInsertionSort.H109" chart:data-source-has-labels="row" svg:x="0.32cm" svg:y="0.18cm" svg:width="10.285cm" svg:height="8.64cm">
          <chart:coordinate-region svg:x="2.423cm" svg:y="0.379cm" svg:width="7.62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inaryInsertionSort.H74:BinaryInsertionSort.H109" chart:label-cell-address="BinaryInsertionSort.H1:BinaryInsertionSort.H1" chart:class="chart:scatter">
            <chart:domain table:cell-range-address="BinaryInsertionSort.C74:BinaryInsertionSort.C109"/>
            <chart:regression-curve chart:style-name="ch8">
              <chart:equation chart:display-equation="true" chart:display-r-square="true"/>
            </chart:regression-curve>
            <chart:error-indicator chart:style-name="ch9" chart:dimension="y"/>
            <chart:data-point chart:repeated="3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avg_swaps</text:p>
                <draw:g>
                  <svg:desc>BinaryInsertionSort.H1:BinaryInsertionSort.H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inaryInsertionSort.C74:BinaryInsertionSort.C109</svg:desc>
                </draw:g>
              </table:table-cell>
              <table:table-cell office:value-type="float" office:value="95.35">
                <text:p>95.35</text:p>
                <draw:g>
                  <svg:desc>BinaryInsertionSort.H74:BinaryInsertionSort.H109</svg:desc>
                </draw:g>
              </table:table-cell>
              <table:table-cell office:value-type="float" office:value="19.706026996835">
                <text:p>19.706026996835</text:p>
                <draw:g>
                  <svg:desc>BinaryInsertionSort.I74:BinaryInsertionSort.I109</svg:desc>
                </draw:g>
              </table:table-cell>
              <table:table-cell office:value-type="float" office:value="19.706026996835">
                <text:p>19.706026996835</text:p>
                <draw:g>
                  <svg:desc>BinaryInsertionSort.I74:BinaryInsertionSort.I10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">
                <text:p>30</text:p>
              </table:table-cell>
              <table:table-cell office:value-type="float" office:value="222.2">
                <text:p>222.2</text:p>
              </table:table-cell>
              <table:table-cell office:value-type="float" office:value="21.749942528659">
                <text:p>21.749942528659</text:p>
              </table:table-cell>
              <table:table-cell office:value-type="float" office:value="21.749942528659">
                <text:p>21.7499425286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393.05">
                <text:p>393.05</text:p>
              </table:table-cell>
              <table:table-cell office:value-type="float" office:value="26.65609686357">
                <text:p>26.65609686357</text:p>
              </table:table-cell>
              <table:table-cell office:value-type="float" office:value="26.65609686357">
                <text:p>26.65609686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598.35">
                <text:p>598.35</text:p>
              </table:table-cell>
              <table:table-cell office:value-type="float" office:value="55.248778267034">
                <text:p>55.248778267034</text:p>
              </table:table-cell>
              <table:table-cell office:value-type="float" office:value="55.248778267034">
                <text:p>55.248778267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899.3">
                <text:p>899.3</text:p>
              </table:table-cell>
              <table:table-cell office:value-type="float" office:value="64.815198834843">
                <text:p>64.815198834843</text:p>
              </table:table-cell>
              <table:table-cell office:value-type="float" office:value="64.815198834843">
                <text:p>64.8151988348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194.85">
                <text:p>1194.85</text:p>
              </table:table-cell>
              <table:table-cell office:value-type="float" office:value="92.894173660136">
                <text:p>92.894173660136</text:p>
              </table:table-cell>
              <table:table-cell office:value-type="float" office:value="92.894173660136">
                <text:p>92.8941736601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1567.05">
                <text:p>1567.05</text:p>
              </table:table-cell>
              <table:table-cell office:value-type="float" office:value="103.004113995506">
                <text:p>103.004113995506</text:p>
              </table:table-cell>
              <table:table-cell office:value-type="float" office:value="103.004113995506">
                <text:p>103.004113995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2022.9">
                <text:p>2022.9</text:p>
              </table:table-cell>
              <table:table-cell office:value-type="float" office:value="137.299635833462">
                <text:p>137.299635833462</text:p>
              </table:table-cell>
              <table:table-cell office:value-type="float" office:value="137.299635833462">
                <text:p>137.2996358334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507.55">
                <text:p>2507.55</text:p>
              </table:table-cell>
              <table:table-cell office:value-type="float" office:value="147.861244077012">
                <text:p>147.861244077012</text:p>
              </table:table-cell>
              <table:table-cell office:value-type="float" office:value="147.861244077012">
                <text:p>147.861244077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0034.3">
                <text:p>10034.3</text:p>
              </table:table-cell>
              <table:table-cell office:value-type="float" office:value="474.817554435425">
                <text:p>474.817554435425</text:p>
              </table:table-cell>
              <table:table-cell office:value-type="float" office:value="474.817554435425">
                <text:p>474.817554435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">
                <text:p>300</text:p>
              </table:table-cell>
              <table:table-cell office:value-type="float" office:value="22506.2">
                <text:p>22506.2</text:p>
              </table:table-cell>
              <table:table-cell office:value-type="float" office:value="903.61416544895">
                <text:p>903.61416544895</text:p>
              </table:table-cell>
              <table:table-cell office:value-type="float" office:value="903.61416544895">
                <text:p>903.61416544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00">
                <text:p>400</text:p>
              </table:table-cell>
              <table:table-cell office:value-type="float" office:value="39409.2">
                <text:p>39409.2</text:p>
              </table:table-cell>
              <table:table-cell office:value-type="float" office:value="1241.28351314284">
                <text:p>1241.28351314284</text:p>
              </table:table-cell>
              <table:table-cell office:value-type="float" office:value="1241.28351314284">
                <text:p>1241.283513142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00">
                <text:p>500</text:p>
              </table:table-cell>
              <table:table-cell office:value-type="float" office:value="62776.8">
                <text:p>62776.8</text:p>
              </table:table-cell>
              <table:table-cell office:value-type="float" office:value="1464.12091713763">
                <text:p>1464.12091713763</text:p>
              </table:table-cell>
              <table:table-cell office:value-type="float" office:value="1464.12091713763">
                <text:p>1464.120917137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">
                <text:p>600</text:p>
              </table:table-cell>
              <table:table-cell office:value-type="float" office:value="89936">
                <text:p>89936</text:p>
              </table:table-cell>
              <table:table-cell office:value-type="float" office:value="1948.95836281914">
                <text:p>1948.95836281914</text:p>
              </table:table-cell>
              <table:table-cell office:value-type="float" office:value="1948.95836281914">
                <text:p>1948.958362819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121634.4">
                <text:p>121634.4</text:p>
              </table:table-cell>
              <table:table-cell office:value-type="float" office:value="2634.25481683161">
                <text:p>2634.25481683161</text:p>
              </table:table-cell>
              <table:table-cell office:value-type="float" office:value="2634.25481683161">
                <text:p>2634.2548168316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">
                <text:p>800</text:p>
              </table:table-cell>
              <table:table-cell office:value-type="float" office:value="160318.35">
                <text:p>160318.35</text:p>
              </table:table-cell>
              <table:table-cell office:value-type="float" office:value="2520.67259426836">
                <text:p>2520.67259426836</text:p>
              </table:table-cell>
              <table:table-cell office:value-type="float" office:value="2520.67259426836">
                <text:p>2520.672594268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201842.2">
                <text:p>201842.2</text:p>
              </table:table-cell>
              <table:table-cell office:value-type="float" office:value="3496.3986557596">
                <text:p>3496.3986557596</text:p>
              </table:table-cell>
              <table:table-cell office:value-type="float" office:value="3496.3986557596">
                <text:p>3496.39865575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00">
                <text:p>1000</text:p>
              </table:table-cell>
              <table:table-cell office:value-type="float" office:value="249878.7">
                <text:p>249878.7</text:p>
              </table:table-cell>
              <table:table-cell office:value-type="float" office:value="4755.93852041915">
                <text:p>4755.93852041915</text:p>
              </table:table-cell>
              <table:table-cell office:value-type="float" office:value="4755.93852041915">
                <text:p>4755.93852041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00">
                <text:p>2000</text:p>
              </table:table-cell>
              <table:table-cell office:value-type="float" office:value="996742.35">
                <text:p>996742.35</text:p>
              </table:table-cell>
              <table:table-cell office:value-type="float" office:value="19155.5382338297">
                <text:p>19155.5382338297</text:p>
              </table:table-cell>
              <table:table-cell office:value-type="float" office:value="19155.5382338297">
                <text:p>19155.5382338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0">
                <text:p>3000</text:p>
              </table:table-cell>
              <table:table-cell office:value-type="float" office:value="2243206.25">
                <text:p>2243206.25</text:p>
              </table:table-cell>
              <table:table-cell office:value-type="float" office:value="19150.7581726139">
                <text:p>19150.7581726139</text:p>
              </table:table-cell>
              <table:table-cell office:value-type="float" office:value="19150.7581726139">
                <text:p>19150.75817261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0">
                <text:p>4000</text:p>
              </table:table-cell>
              <table:table-cell office:value-type="float" office:value="4002988.3">
                <text:p>4002988.3</text:p>
              </table:table-cell>
              <table:table-cell office:value-type="float" office:value="51041.0169511944">
                <text:p>51041.0169511944</text:p>
              </table:table-cell>
              <table:table-cell office:value-type="float" office:value="51041.0169511944">
                <text:p>51041.01695119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258240.45">
                <text:p>6258240.45</text:p>
              </table:table-cell>
              <table:table-cell office:value-type="float" office:value="69040.9924229801">
                <text:p>69040.9924229801</text:p>
              </table:table-cell>
              <table:table-cell office:value-type="float" office:value="69040.9924229801">
                <text:p>69040.99242298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">
                <text:p>6000</text:p>
              </table:table-cell>
              <table:table-cell office:value-type="float" office:value="9021863.5">
                <text:p>9021863.5</text:p>
              </table:table-cell>
              <table:table-cell office:value-type="float" office:value="58669.0908916005">
                <text:p>58669.0908916005</text:p>
              </table:table-cell>
              <table:table-cell office:value-type="float" office:value="58669.0908916005">
                <text:p>58669.09089160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000">
                <text:p>7000</text:p>
              </table:table-cell>
              <table:table-cell office:value-type="float" office:value="12283542">
                <text:p>12283542</text:p>
              </table:table-cell>
              <table:table-cell office:value-type="float" office:value="138113.25913279">
                <text:p>138113.25913279</text:p>
              </table:table-cell>
              <table:table-cell office:value-type="float" office:value="138113.25913279">
                <text:p>138113.259132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000">
                <text:p>8000</text:p>
              </table:table-cell>
              <table:table-cell office:value-type="float" office:value="15989550.35">
                <text:p>15989550.35</text:p>
              </table:table-cell>
              <table:table-cell office:value-type="float" office:value="135431.998759179">
                <text:p>135431.998759179</text:p>
              </table:table-cell>
              <table:table-cell office:value-type="float" office:value="135431.998759179">
                <text:p>135431.9987591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00">
                <text:p>9000</text:p>
              </table:table-cell>
              <table:table-cell office:value-type="float" office:value="20225176.95">
                <text:p>20225176.95</text:p>
              </table:table-cell>
              <table:table-cell office:value-type="float" office:value="170047.733216846">
                <text:p>170047.733216846</text:p>
              </table:table-cell>
              <table:table-cell office:value-type="float" office:value="170047.733216846">
                <text:p>170047.73321684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000">
                <text:p>10000</text:p>
              </table:table-cell>
              <table:table-cell office:value-type="float" office:value="24996745.05">
                <text:p>24996745.05</text:p>
              </table:table-cell>
              <table:table-cell office:value-type="float" office:value="157348.619144322">
                <text:p>157348.619144322</text:p>
              </table:table-cell>
              <table:table-cell office:value-type="float" office:value="157348.619144322">
                <text:p>157348.6191443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000">
                <text:p>20000</text:p>
              </table:table-cell>
              <table:table-cell office:value-type="float" office:value="99854928.2">
                <text:p>99854928.2</text:p>
              </table:table-cell>
              <table:table-cell office:value-type="float" office:value="474314.40952811">
                <text:p>474314.40952811</text:p>
              </table:table-cell>
              <table:table-cell office:value-type="float" office:value="474314.40952811">
                <text:p>474314.409528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000">
                <text:p>30000</text:p>
              </table:table-cell>
              <table:table-cell office:value-type="float" office:value="225022606.1">
                <text:p>225022606.1</text:p>
              </table:table-cell>
              <table:table-cell office:value-type="float" office:value="736412.378266417">
                <text:p>736412.378266417</text:p>
              </table:table-cell>
              <table:table-cell office:value-type="float" office:value="736412.378266417">
                <text:p>736412.37826641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000">
                <text:p>40000</text:p>
              </table:table-cell>
              <table:table-cell office:value-type="float" office:value="400181293.35">
                <text:p>400181293.35</text:p>
              </table:table-cell>
              <table:table-cell office:value-type="float" office:value="1378257.30845877">
                <text:p>1378257.30845877</text:p>
              </table:table-cell>
              <table:table-cell office:value-type="float" office:value="1378257.30845877">
                <text:p>1378257.308458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000">
                <text:p>50000</text:p>
              </table:table-cell>
              <table:table-cell office:value-type="float" office:value="625052049.8">
                <text:p>625052049.8</text:p>
              </table:table-cell>
              <table:table-cell office:value-type="float" office:value="2018407.34253123">
                <text:p>2018407.34253123</text:p>
              </table:table-cell>
              <table:table-cell office:value-type="float" office:value="2018407.34253123">
                <text:p>2018407.34253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0">
                <text:p>60000</text:p>
              </table:table-cell>
              <table:table-cell office:value-type="float" office:value="900014529.05">
                <text:p>900014529.05</text:p>
              </table:table-cell>
              <table:table-cell office:value-type="float" office:value="1973449.19167634">
                <text:p>1973449.19167634</text:p>
              </table:table-cell>
              <table:table-cell office:value-type="float" office:value="1973449.19167634">
                <text:p>1973449.191676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0000">
                <text:p>70000</text:p>
              </table:table-cell>
              <table:table-cell office:value-type="float" office:value="1225203701.2">
                <text:p>1225203701.2</text:p>
              </table:table-cell>
              <table:table-cell office:value-type="float" office:value="3418062.05438345">
                <text:p>3418062.05438345</text:p>
              </table:table-cell>
              <table:table-cell office:value-type="float" office:value="3418062.05438345">
                <text:p>3418062.05438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0000">
                <text:p>80000</text:p>
              </table:table-cell>
              <table:table-cell office:value-type="float" office:value="1601548376.3">
                <text:p>1601548376.3</text:p>
              </table:table-cell>
              <table:table-cell office:value-type="float" office:value="3668379.94190133">
                <text:p>3668379.94190133</text:p>
              </table:table-cell>
              <table:table-cell office:value-type="float" office:value="3668379.94190133">
                <text:p>3668379.941901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000">
                <text:p>90000</text:p>
              </table:table-cell>
              <table:table-cell office:value-type="float" office:value="2024820356.25">
                <text:p>2024820356.25</text:p>
              </table:table-cell>
              <table:table-cell office:value-type="float" office:value="4034273.7809643">
                <text:p>4034273.7809643</text:p>
              </table:table-cell>
              <table:table-cell office:value-type="float" office:value="4034273.7809643">
                <text:p>4034273.78096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0000">
                <text:p>100000</text:p>
              </table:table-cell>
              <table:table-cell office:value-type="float" office:value="2500235115.3">
                <text:p>2500235115.3</text:p>
              </table:table-cell>
              <table:table-cell office:value-type="float" office:value="6669510.21254665">
                <text:p>6669510.21254665</text:p>
              </table:table-cell>
              <table:table-cell office:value-type="float" office:value="6669510.21254665">
                <text:p>6669510.21254665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</office:meta>
</office:document-meta>
</file>

<file path=Object 9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